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717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7654in"/>
    </style:style>
    <style:style style:name="co6" style:family="table-column">
      <style:table-column-properties fo:break-before="auto" style:column-width="1.5634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9291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DejaVu Sans Mono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number-columns-repeated="1001" table:default-cell-style-name="Default"/>
        <table:table-row table:style-name="ro1">
          <table:table-cell table:style-name="ce1" office:value-type="string" calcext:value-type="string">
            <text:p>OpenParEM2D</text:p>
          </table:table-cell>
          <table:table-cell table:style-name="ce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#frequency</text:p>
          </table:table-cell>
          <table:table-cell table:style-name="Default" office:value-type="string" calcext:value-type="string">
            <text:p>f, GHz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converged</text:p>
          </table:table-cell>
          <table:table-cell office:value-type="string" calcext:value-type="string">
            <text:p>final error</text:p>
          </table:table-cell>
          <table:table-cell office:value-type="string" calcext:value-type="string">
            <text:p>elapsed time (s)</text:p>
          </table:table-cell>
          <table:table-cell office:value-type="string" calcext:value-type="string">
            <text:p>modal impedance calculation</text:p>
          </table:table-cell>
          <table:table-cell office:value-type="string" calcext:value-type="string">
            <text:p>mode count</text:p>
          </table:table-cell>
          <table:table-cell office:value-type="string" calcext:value-type="string">
            <text:p>alpha[1] db/m</text:p>
          </table:table-cell>
          <table:table-cell office:value-type="string" calcext:value-type="string">
            <text:p>beta[1]/ko</text:p>
          </table:table-cell>
          <table:table-cell office:value-type="string" calcext:value-type="string">
            <text:p>alpha[2] db/m</text:p>
          </table:table-cell>
          <table:table-cell office:value-type="string" calcext:value-type="string">
            <text:p>beta[2]/ko</text:p>
          </table:table-cell>
          <table:table-cell office:value-type="string" calcext:value-type="string">
            <text:p>alpha[3] db/m</text:p>
          </table:table-cell>
          <table:table-cell office:value-type="string" calcext:value-type="string">
            <text:p>beta[3]/ko</text:p>
          </table:table-cell>
          <table:table-cell office:value-type="string" calcext:value-type="string">
            <text:p>alpha[4] db/m</text:p>
          </table:table-cell>
          <table:table-cell office:value-type="string" calcext:value-type="string">
            <text:p>beta[4]/ko</text:p>
          </table:table-cell>
          <table:table-cell office:value-type="string" calcext:value-type="string">
            <text:p>alpha[5] db/m</text:p>
          </table:table-cell>
          <table:table-cell office:value-type="string" calcext:value-type="string">
            <text:p>beta[5]/ko</text:p>
          </table:table-cell>
          <table:table-cell table:number-columns-repeated="1003"/>
        </table:table-row>
        <table:table-row table:style-name="ro1">
          <table:table-cell office:value-type="float" office:value="6000000000" calcext:value-type="float">
            <text:p>6000000000</text:p>
          </table:table-cell>
          <table:table-cell table:style-name="Default" table:formula="of:=[.A4]*0.000000001" office:value-type="float" office:value="6" calcext:value-type="float">
            <text:p>6</text:p>
          </table:table-cell>
          <table:table-cell table:formula="of:=2*4*ATAN(1)*[.A4]*SQRT(0.0000004*4*ATAN(1)*0.0000000000088541878176)" office:value-type="float" office:value="125.750701316956" calcext:value-type="float">
            <text:p>125.750701316956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17597669819347" calcext:value-type="float">
            <text:p>1.17597669819347E-11</text:p>
          </table:table-cell>
          <table:table-cell office:value-type="float" office:value="34.985707998" calcext:value-type="float">
            <text:p>34.985707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8.166483305099" calcext:value-type="float">
            <text:p>328.166483305099</text:p>
          </table:table-cell>
          <table:table-cell office:value-type="float" office:value="1.97468756109726E-015" calcext:value-type="float">
            <text:p>1.97468756109726E-15</text:p>
          </table:table-cell>
          <table:table-cell office:value-type="float" office:value="2385.84612779895" calcext:value-type="float">
            <text:p>2385.84612779895</text:p>
          </table:table-cell>
          <table:table-cell office:value-type="float" office:value="0.0000000000000100574407987123" calcext:value-type="float">
            <text:p>1.00574407987123E-14</text:p>
          </table:table-cell>
          <table:table-cell office:value-type="float" office:value="2667.28421555674" calcext:value-type="float">
            <text:p>2667.28421555674</text:p>
          </table:table-cell>
          <table:table-cell office:value-type="float" office:value="-1.48914089423289E-015" calcext:value-type="float">
            <text:p>-1.48914089423289E-15</text:p>
          </table:table-cell>
          <table:table-cell office:value-type="float" office:value="2947.43286426537" calcext:value-type="float">
            <text:p>2947.43286426537</text:p>
          </table:table-cell>
          <table:table-cell office:value-type="float" office:value="7.64693298548787E-015" calcext:value-type="float">
            <text:p>7.64693298548787E-15</text:p>
          </table:table-cell>
          <table:table-cell office:value-type="float" office:value="2995.98530061139" calcext:value-type="float">
            <text:p>2995.98530061139</text:p>
          </table:table-cell>
          <table:table-cell office:value-type="float" office:value="0.0000000000000122523870058925" calcext:value-type="float">
            <text:p>1.22523870058925E-14</text:p>
          </table:table-cell>
          <table:table-cell table:number-columns-repeated="1003"/>
        </table:table-row>
        <table:table-row table:style-name="ro1">
          <table:table-cell table:style-name="ce1" office:value-type="float" office:value="6250000000" calcext:value-type="float">
            <text:p>6250000000</text:p>
          </table:table-cell>
          <table:table-cell table:style-name="ce1" table:formula="of:=[.A5]*0.000000001" office:value-type="float" office:value="6.25" calcext:value-type="float">
            <text:p>6.25</text:p>
          </table:table-cell>
          <table:table-cell table:style-name="ce1" table:formula="of:=2*4*ATAN(1)*[.A5]*SQRT(0.0000004*4*ATAN(1)*0.0000000000088541878176)" office:value-type="float" office:value="130.990313871829" calcext:value-type="float">
            <text:p>130.990313871829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7521" calcext:value-type="float">
            <text:p>1752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17245124226004" calcext:value-type="float">
            <text:p>1.17245124226004E-11</text:p>
          </table:table-cell>
          <table:table-cell office:value-type="float" office:value="42.901987268" calcext:value-type="float">
            <text:p>42.9019872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93647004905823" calcext:value-type="float">
            <text:p>1.93647004905823E-11</text:p>
          </table:table-cell>
          <table:table-cell office:value-type="float" office:value="0.191362907190867" calcext:value-type="float">
            <text:p>0.191362907190867</text:p>
          </table:table-cell>
          <table:table-cell office:value-type="float" office:value="2353.1178646618" calcext:value-type="float">
            <text:p>2353.1178646618</text:p>
          </table:table-cell>
          <table:table-cell office:value-type="float" office:value="-0.0000000000000110185891891695" calcext:value-type="float">
            <text:p>-1.10185891891695E-14</text:p>
          </table:table-cell>
          <table:table-cell office:value-type="float" office:value="2633.57762893214" calcext:value-type="float">
            <text:p>2633.57762893214</text:p>
          </table:table-cell>
          <table:table-cell office:value-type="float" office:value="1.49823283580824E-015" calcext:value-type="float">
            <text:p>1.49823283580824E-15</text:p>
          </table:table-cell>
          <table:table-cell office:value-type="float" office:value="2914.01480765632" calcext:value-type="float">
            <text:p>2914.01480765632</text:p>
          </table:table-cell>
          <table:table-cell office:value-type="float" office:value="-0.000000000000105228739213893" calcext:value-type="float">
            <text:p>-1.05228739213893E-13</text:p>
          </table:table-cell>
          <table:table-cell office:value-type="float" office:value="2966.01651420426" calcext:value-type="float">
            <text:p>2966.01651420426</text:p>
          </table:table-cell>
          <table:table-cell office:value-type="float" office:value="2.79347333351233E-015" calcext:value-type="float">
            <text:p>2.79347333351233E-15</text:p>
          </table:table-cell>
          <table:table-cell table:number-columns-repeated="2"/>
          <table:table-cell table:style-name="ce1" table:number-columns-repeated="13"/>
          <table:table-cell table:number-columns-repeated="988"/>
        </table:table-row>
        <table:table-row table:style-name="ro1">
          <table:table-cell office:value-type="float" office:value="6500000000" calcext:value-type="float">
            <text:p>6500000000</text:p>
          </table:table-cell>
          <table:table-cell table:style-name="Default" table:formula="of:=[.A6]*0.000000001" office:value-type="float" office:value="6.5" calcext:value-type="float">
            <text:p>6.5</text:p>
          </table:table-cell>
          <table:table-cell table:formula="of:=2*4*ATAN(1)*[.A6]*SQRT(0.0000004*4*ATAN(1)*0.0000000000088541878176)" office:value-type="float" office:value="136.229926426702" calcext:value-type="float">
            <text:p>136.229926426702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87680405081442" calcext:value-type="float">
            <text:p>2.87680405081442E-12</text:p>
          </table:table-cell>
          <table:table-cell office:value-type="float" office:value="32.214808224" calcext:value-type="float">
            <text:p>32.214808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214492658535981" calcext:value-type="float">
            <text:p>-2.14492658535981E-11</text:p>
          </table:table-cell>
          <table:table-cell office:value-type="float" office:value="0.387174704803966" calcext:value-type="float">
            <text:p>0.387174704803966</text:p>
          </table:table-cell>
          <table:table-cell office:value-type="float" office:value="2318.33571866792" calcext:value-type="float">
            <text:p>2318.33571866792</text:p>
          </table:table-cell>
          <table:table-cell office:value-type="float" office:value="-3.70727598275709E-016" calcext:value-type="float">
            <text:p>-3.70727598275709E-16</text:p>
          </table:table-cell>
          <table:table-cell office:value-type="float" office:value="2597.97094301562" calcext:value-type="float">
            <text:p>2597.97094301562</text:p>
          </table:table-cell>
          <table:table-cell office:value-type="float" office:value="-2.2059614177711E-016" calcext:value-type="float">
            <text:p>-2.2059614177711E-16</text:p>
          </table:table-cell>
          <table:table-cell office:value-type="float" office:value="2878.99172867355" calcext:value-type="float">
            <text:p>2878.99172867355</text:p>
          </table:table-cell>
          <table:table-cell office:value-type="float" office:value="0.000000000000117299658353583" calcext:value-type="float">
            <text:p>1.17299658353583E-13</text:p>
          </table:table-cell>
          <table:table-cell office:value-type="float" office:value="2934.44643087493" calcext:value-type="float">
            <text:p>2934.44643087493</text:p>
          </table:table-cell>
          <table:table-cell office:value-type="float" office:value="-8.05534144748075E-015" calcext:value-type="float">
            <text:p>-8.05534144748075E-15</text:p>
          </table:table-cell>
          <table:table-cell table:number-columns-repeated="1003"/>
        </table:table-row>
        <table:table-row table:style-name="ro1">
          <table:table-cell office:value-type="float" office:value="6750000000" calcext:value-type="float">
            <text:p>6750000000</text:p>
          </table:table-cell>
          <table:table-cell table:style-name="Default" table:formula="of:=[.A7]*0.000000001" office:value-type="float" office:value="6.75" calcext:value-type="float">
            <text:p>6.75</text:p>
          </table:table-cell>
          <table:table-cell table:formula="of:=2*4*ATAN(1)*[.A7]*SQRT(0.0000004*4*ATAN(1)*0.0000000000088541878176)" office:value-type="float" office:value="141.469538981576" calcext:value-type="float">
            <text:p>141.469538981576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41007600798091" calcext:value-type="float">
            <text:p>3.41007600798091E-12</text:p>
          </table:table-cell>
          <table:table-cell office:value-type="float" office:value="38.981262029" calcext:value-type="float">
            <text:p>38.9812620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220914147399635" calcext:value-type="float">
            <text:p>-2.20914147399635E-12</text:p>
          </table:table-cell>
          <table:table-cell office:value-type="float" office:value="0.5015992096351" calcext:value-type="float">
            <text:p>0.5015992096351</text:p>
          </table:table-cell>
          <table:table-cell office:value-type="float" office:value="2281.37447190604" calcext:value-type="float">
            <text:p>2281.37447190604</text:p>
          </table:table-cell>
          <table:table-cell office:value-type="float" office:value="-0.0000000000000207992348209434" calcext:value-type="float">
            <text:p>-2.07992348209434E-14</text:p>
          </table:table-cell>
          <table:table-cell office:value-type="float" office:value="2560.37764097047" calcext:value-type="float">
            <text:p>2560.37764097047</text:p>
          </table:table-cell>
          <table:table-cell office:value-type="float" office:value="-2.1585772739766E-015" calcext:value-type="float">
            <text:p>-2.1585772739766E-15</text:p>
          </table:table-cell>
          <table:table-cell office:value-type="float" office:value="2842.32797613854" calcext:value-type="float">
            <text:p>2842.32797613854</text:p>
          </table:table-cell>
          <table:table-cell office:value-type="float" office:value="0.000000000000113574488669202" calcext:value-type="float">
            <text:p>1.13574488669202E-13</text:p>
          </table:table-cell>
          <table:table-cell office:value-type="float" office:value="2901.21638270956" calcext:value-type="float">
            <text:p>2901.21638270956</text:p>
          </table:table-cell>
          <table:table-cell office:value-type="float" office:value="-0.000000000000012272803335017" calcext:value-type="float">
            <text:p>-1.2272803335017E-14</text:p>
          </table:table-cell>
          <table:table-cell table:number-columns-repeated="1003"/>
        </table:table-row>
        <table:table-row table:style-name="ro1">
          <table:table-cell office:value-type="float" office:value="7000000000" calcext:value-type="float">
            <text:p>7000000000</text:p>
          </table:table-cell>
          <table:table-cell table:style-name="Default" table:formula="of:=[.A8]*0.000000001" office:value-type="float" office:value="7" calcext:value-type="float">
            <text:p>7</text:p>
          </table:table-cell>
          <table:table-cell table:formula="of:=2*4*ATAN(1)*[.A8]*SQRT(0.0000004*4*ATAN(1)*0.0000000000088541878176)" office:value-type="float" office:value="146.709151536449" calcext:value-type="float">
            <text:p>146.709151536449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32452147775584" calcext:value-type="float">
            <text:p>7.32452147775584E-13</text:p>
          </table:table-cell>
          <table:table-cell office:value-type="float" office:value="34.877620592" calcext:value-type="float">
            <text:p>34.8776205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188151321522099" calcext:value-type="float">
            <text:p>-1.88151321522099E-11</text:p>
          </table:table-cell>
          <table:table-cell office:value-type="float" office:value="0.585983634657604" calcext:value-type="float">
            <text:p>0.585983634657604</text:p>
          </table:table-cell>
          <table:table-cell office:value-type="float" office:value="2242.09271871231" calcext:value-type="float">
            <text:p>2242.09271871231</text:p>
          </table:table-cell>
          <table:table-cell office:value-type="float" office:value="-8.63744177143332E-016" calcext:value-type="float">
            <text:p>-8.63744177143332E-16</text:p>
          </table:table-cell>
          <table:table-cell office:value-type="float" office:value="2520.70120705622" calcext:value-type="float">
            <text:p>2520.70120705622</text:p>
          </table:table-cell>
          <table:table-cell office:value-type="float" office:value="-7.71018024742306E-016" calcext:value-type="float">
            <text:p>-7.71018024742306E-16</text:p>
          </table:table-cell>
          <table:table-cell office:value-type="float" office:value="2803.98459857085" calcext:value-type="float">
            <text:p>2803.98459857085</text:p>
          </table:table-cell>
          <table:table-cell office:value-type="float" office:value="0.000000000000194814186890348" calcext:value-type="float">
            <text:p>1.94814186890348E-13</text:p>
          </table:table-cell>
          <table:table-cell office:value-type="float" office:value="2866.26192281451" calcext:value-type="float">
            <text:p>2866.26192281451</text:p>
          </table:table-cell>
          <table:table-cell office:value-type="float" office:value="-7.04507071405998E-015" calcext:value-type="float">
            <text:p>-7.04507071405998E-15</text:p>
          </table:table-cell>
          <table:table-cell table:number-columns-repeated="1003"/>
        </table:table-row>
        <table:table-row table:style-name="ro1">
          <table:table-cell office:value-type="float" office:value="7250000000" calcext:value-type="float">
            <text:p>7250000000</text:p>
          </table:table-cell>
          <table:table-cell table:style-name="Default" table:formula="of:=[.A9]*0.000000001" office:value-type="float" office:value="7.25" calcext:value-type="float">
            <text:p>7.25</text:p>
          </table:table-cell>
          <table:table-cell table:formula="of:=2*4*ATAN(1)*[.A9]*SQRT(0.0000004*4*ATAN(1)*0.0000000000088541878176)" office:value-type="float" office:value="151.948764091322" calcext:value-type="float">
            <text:p>151.948764091322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2236118511691" calcext:value-type="float">
            <text:p>1.02236118511691E-12</text:p>
          </table:table-cell>
          <table:table-cell office:value-type="float" office:value="39.776123586" calcext:value-type="float">
            <text:p>39.7761235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5460955808841" calcext:value-type="float">
            <text:p>1.5460955808841E-12</text:p>
          </table:table-cell>
          <table:table-cell office:value-type="float" office:value="0.653155948549253" calcext:value-type="float">
            <text:p>0.653155948549253</text:p>
          </table:table-cell>
          <table:table-cell office:value-type="float" office:value="2200.33004378889" calcext:value-type="float">
            <text:p>2200.33004378889</text:p>
          </table:table-cell>
          <table:table-cell office:value-type="float" office:value="4.58135534504643E-015" calcext:value-type="float">
            <text:p>4.58135534504643E-15</text:p>
          </table:table-cell>
          <table:table-cell office:value-type="float" office:value="2478.8335770947" calcext:value-type="float">
            <text:p>2478.8335770947</text:p>
          </table:table-cell>
          <table:table-cell office:value-type="float" office:value="-7.00272104242117E-017" calcext:value-type="float">
            <text:p>-7.00272104242117E-17</text:p>
          </table:table-cell>
          <table:table-cell office:value-type="float" office:value="2763.91890070517" calcext:value-type="float">
            <text:p>2763.91890070517</text:p>
          </table:table-cell>
          <table:table-cell office:value-type="float" office:value="-0.000000000000178059134035351" calcext:value-type="float">
            <text:p>-1.78059134035351E-13</text:p>
          </table:table-cell>
          <table:table-cell office:value-type="float" office:value="2829.5121024398" calcext:value-type="float">
            <text:p>2829.5121024398</text:p>
          </table:table-cell>
          <table:table-cell office:value-type="float" office:value="0.0000000000000228215836478637" calcext:value-type="float">
            <text:p>2.28215836478637E-14</text:p>
          </table:table-cell>
          <table:table-cell table:number-columns-repeated="1003"/>
        </table:table-row>
        <table:table-row table:style-name="ro1">
          <table:table-cell office:value-type="float" office:value="7500000000" calcext:value-type="float">
            <text:p>7500000000</text:p>
          </table:table-cell>
          <table:table-cell table:style-name="Default" table:formula="of:=[.A10]*0.000000001" office:value-type="float" office:value="7.5" calcext:value-type="float">
            <text:p>7.5</text:p>
          </table:table-cell>
          <table:table-cell table:formula="of:=2*4*ATAN(1)*[.A10]*SQRT(0.0000004*4*ATAN(1)*0.0000000000088541878176)" office:value-type="float" office:value="157.188376646195" calcext:value-type="float">
            <text:p>157.188376646195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20971620382602" calcext:value-type="float">
            <text:p>1.20971620382602E-12</text:p>
          </table:table-cell>
          <table:table-cell office:value-type="float" office:value="47.471660823" calcext:value-type="float">
            <text:p>47.4716608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735401118388199" calcext:value-type="float">
            <text:p>-7.35401118388199E-12</text:p>
          </table:table-cell>
          <table:table-cell office:value-type="float" office:value="0.708848799067486" calcext:value-type="float">
            <text:p>0.708848799067486</text:p>
          </table:table-cell>
          <table:table-cell office:value-type="float" office:value="2155.9035012622" calcext:value-type="float">
            <text:p>2155.9035012622</text:p>
          </table:table-cell>
          <table:table-cell office:value-type="float" office:value="6.67579219000748E-015" calcext:value-type="float">
            <text:p>6.67579219000748E-15</text:p>
          </table:table-cell>
          <table:table-cell office:value-type="float" office:value="2434.6532496099" calcext:value-type="float">
            <text:p>2434.6532496099</text:p>
          </table:table-cell>
          <table:table-cell office:value-type="float" office:value="-9.56781023943516E-015" calcext:value-type="float">
            <text:p>-9.56781023943516E-15</text:p>
          </table:table-cell>
          <table:table-cell office:value-type="float" office:value="2722.08390998201" calcext:value-type="float">
            <text:p>2722.08390998201</text:p>
          </table:table-cell>
          <table:table-cell office:value-type="float" office:value="-0.0000000000000554344347523626" calcext:value-type="float">
            <text:p>-5.54344347523626E-14</text:p>
          </table:table-cell>
          <table:table-cell office:value-type="float" office:value="2790.88861847919" calcext:value-type="float">
            <text:p>2790.88861847919</text:p>
          </table:table-cell>
          <table:table-cell office:value-type="float" office:value="0.000000000000031512039729485" calcext:value-type="float">
            <text:p>3.1512039729485E-14</text:p>
          </table:table-cell>
          <table:table-cell table:number-columns-repeated="1003"/>
        </table:table-row>
        <table:table-row table:style-name="ro1">
          <table:table-cell office:value-type="float" office:value="7750000000" calcext:value-type="float">
            <text:p>7750000000</text:p>
          </table:table-cell>
          <table:table-cell table:style-name="Default" table:formula="of:=[.A11]*0.000000001" office:value-type="float" office:value="7.75" calcext:value-type="float">
            <text:p>7.75</text:p>
          </table:table-cell>
          <table:table-cell table:formula="of:=2*4*ATAN(1)*[.A11]*SQRT(0.0000004*4*ATAN(1)*0.0000000000088541878176)" office:value-type="float" office:value="162.427989201068" calcext:value-type="float">
            <text:p>162.42798920106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36560049530182" calcext:value-type="float">
            <text:p>1.36560049530182E-12</text:p>
          </table:table-cell>
          <table:table-cell office:value-type="float" office:value="43.567826541" calcext:value-type="float">
            <text:p>43.5678265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1398790591929" calcext:value-type="float">
            <text:p>3.01398790591929E-11</text:p>
          </table:table-cell>
          <table:table-cell office:value-type="float" office:value="0.75624909287806" calcext:value-type="float">
            <text:p>0.75624909287806</text:p>
          </table:table-cell>
          <table:table-cell office:value-type="float" office:value="2108.60316532762" calcext:value-type="float">
            <text:p>2108.60316532762</text:p>
          </table:table-cell>
          <table:table-cell office:value-type="float" office:value="-7.07021098482037E-015" calcext:value-type="float">
            <text:p>-7.07021098482037E-15</text:p>
          </table:table-cell>
          <table:table-cell office:value-type="float" office:value="2388.02296241927" calcext:value-type="float">
            <text:p>2388.02296241927</text:p>
          </table:table-cell>
          <table:table-cell office:value-type="float" office:value="-4.43214419407602E-017" calcext:value-type="float">
            <text:p>-4.43214419407602E-17</text:p>
          </table:table-cell>
          <table:table-cell office:value-type="float" office:value="2678.42773220696" calcext:value-type="float">
            <text:p>2678.42773220696</text:p>
          </table:table-cell>
          <table:table-cell office:value-type="float" office:value="-0.000000000000332673541170819" calcext:value-type="float">
            <text:p>-3.32673541170819E-13</text:p>
          </table:table-cell>
          <table:table-cell office:value-type="float" office:value="2750.30480201079" calcext:value-type="float">
            <text:p>2750.30480201079</text:p>
          </table:table-cell>
          <table:table-cell office:value-type="float" office:value="0.0000000000000298109727354219" calcext:value-type="float">
            <text:p>2.98109727354219E-14</text:p>
          </table:table-cell>
          <table:table-cell table:number-columns-repeated="1003"/>
        </table:table-row>
        <table:table-row table:style-name="ro1">
          <table:table-cell office:value-type="float" office:value="8000000000" calcext:value-type="float">
            <text:p>8000000000</text:p>
          </table:table-cell>
          <table:table-cell table:style-name="Default" table:formula="of:=[.A12]*0.000000001" office:value-type="float" office:value="8" calcext:value-type="float">
            <text:p>8</text:p>
          </table:table-cell>
          <table:table-cell table:formula="of:=2*4*ATAN(1)*[.A12]*SQRT(0.0000004*4*ATAN(1)*0.0000000000088541878176)" office:value-type="float" office:value="167.667601755942" calcext:value-type="float">
            <text:p>167.667601755942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13249826197615" calcext:value-type="float">
            <text:p>7.13249826197615E-13</text:p>
          </table:table-cell>
          <table:table-cell office:value-type="float" office:value="42.350933393" calcext:value-type="float">
            <text:p>42.3509333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94038866371059" calcext:value-type="float">
            <text:p>3.94038866371059E-11</text:p>
          </table:table-cell>
          <table:table-cell office:value-type="float" office:value="0.797355313558813" calcext:value-type="float">
            <text:p>0.797355313558813</text:p>
          </table:table-cell>
          <table:table-cell office:value-type="float" office:value="2058.18642735826" calcext:value-type="float">
            <text:p>2058.18642735826</text:p>
          </table:table-cell>
          <table:table-cell office:value-type="float" office:value="0.000000000000026144243071869" calcext:value-type="float">
            <text:p>2.6144243071869E-14</text:p>
          </table:table-cell>
          <table:table-cell office:value-type="float" office:value="2338.78680599579" calcext:value-type="float">
            <text:p>2338.78680599579</text:p>
          </table:table-cell>
          <table:table-cell office:value-type="float" office:value="1.78356752703951E-015" calcext:value-type="float">
            <text:p>1.78356752703951E-15</text:p>
          </table:table-cell>
          <table:table-cell office:value-type="float" office:value="2632.89277017079" calcext:value-type="float">
            <text:p>2632.89277017079</text:p>
          </table:table-cell>
          <table:table-cell office:value-type="float" office:value="-0.000000000000400694267020169" calcext:value-type="float">
            <text:p>-4.00694267020169E-13</text:p>
          </table:table-cell>
          <table:table-cell office:value-type="float" office:value="2707.66441030285" calcext:value-type="float">
            <text:p>2707.66441030285</text:p>
          </table:table-cell>
          <table:table-cell office:value-type="float" office:value="0.0000000000000376978044529047" calcext:value-type="float">
            <text:p>3.76978044529047E-14</text:p>
          </table:table-cell>
          <table:table-cell table:number-columns-repeated="1003"/>
        </table:table-row>
        <table:table-row table:style-name="ro1">
          <table:table-cell office:value-type="float" office:value="8250000000" calcext:value-type="float">
            <text:p>8250000000</text:p>
          </table:table-cell>
          <table:table-cell table:style-name="Default" table:formula="of:=[.A13]*0.000000001" office:value-type="float" office:value="8.25" calcext:value-type="float">
            <text:p>8.25</text:p>
          </table:table-cell>
          <table:table-cell table:formula="of:=2*4*ATAN(1)*[.A13]*SQRT(0.0000004*4*ATAN(1)*0.0000000000088541878176)" office:value-type="float" office:value="172.907214310815" calcext:value-type="float">
            <text:p>172.907214310815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67198060592834" calcext:value-type="float">
            <text:p>3.67198060592834E-13</text:p>
          </table:table-cell>
          <table:table-cell office:value-type="float" office:value="41.043577013" calcext:value-type="float">
            <text:p>41.043577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958607178746" calcext:value-type="float">
            <text:p>2.91958607178746E-11</text:p>
          </table:table-cell>
          <table:table-cell office:value-type="float" office:value="0.833520679443995" calcext:value-type="float">
            <text:p>0.833520679443995</text:p>
          </table:table-cell>
          <table:table-cell office:value-type="float" office:value="2004.37056931021" calcext:value-type="float">
            <text:p>2004.37056931021</text:p>
          </table:table-cell>
          <table:table-cell office:value-type="float" office:value="0.0000000000000149903620480147" calcext:value-type="float">
            <text:p>1.49903620480147E-14</text:p>
          </table:table-cell>
          <table:table-cell office:value-type="float" office:value="2286.76659709253" calcext:value-type="float">
            <text:p>2286.76659709253</text:p>
          </table:table-cell>
          <table:table-cell office:value-type="float" office:value="-3.78855083041689E-015" calcext:value-type="float">
            <text:p>-3.78855083041689E-15</text:p>
          </table:table-cell>
          <table:table-cell office:value-type="float" office:value="2585.41477186204" calcext:value-type="float">
            <text:p>2585.41477186204</text:p>
          </table:table-cell>
          <table:table-cell office:value-type="float" office:value="0.000000000000144552148373939" calcext:value-type="float">
            <text:p>1.44552148373939E-13</text:p>
          </table:table-cell>
          <table:table-cell office:value-type="float" office:value="2662.86017366651" calcext:value-type="float">
            <text:p>2662.86017366651</text:p>
          </table:table-cell>
          <table:table-cell office:value-type="float" office:value="-0.0000000000000229722542155352" calcext:value-type="float">
            <text:p>-2.29722542155352E-14</text:p>
          </table:table-cell>
          <table:table-cell table:number-columns-repeated="1003"/>
        </table:table-row>
        <table:table-row table:style-name="ro1">
          <table:table-cell office:value-type="float" office:value="8500000000" calcext:value-type="float">
            <text:p>8500000000</text:p>
          </table:table-cell>
          <table:table-cell table:style-name="Default" table:formula="of:=[.A14]*0.000000001" office:value-type="float" office:value="8.5" calcext:value-type="float">
            <text:p>8.5</text:p>
          </table:table-cell>
          <table:table-cell table:formula="of:=2*4*ATAN(1)*[.A14]*SQRT(0.0000004*4*ATAN(1)*0.0000000000088541878176)" office:value-type="float" office:value="178.146826865688" calcext:value-type="float">
            <text:p>178.14682686568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60928448807972" calcext:value-type="float">
            <text:p>7.60928448807972E-13</text:p>
          </table:table-cell>
          <table:table-cell office:value-type="float" office:value="36.918645292" calcext:value-type="float">
            <text:p>36.9186452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754604058577977" calcext:value-type="float">
            <text:p>-7.54604058577977E-11</text:p>
          </table:table-cell>
          <table:table-cell office:value-type="float" office:value="0.865711457791928" calcext:value-type="float">
            <text:p>0.865711457791928</text:p>
          </table:table-cell>
          <table:table-cell office:value-type="float" office:value="1946.82291800008" calcext:value-type="float">
            <text:p>1946.82291800008</text:p>
          </table:table-cell>
          <table:table-cell office:value-type="float" office:value="-0.000000000000160846313021136" calcext:value-type="float">
            <text:p>-1.60846313021136E-13</text:p>
          </table:table-cell>
          <table:table-cell office:value-type="float" office:value="2231.75726651385" calcext:value-type="float">
            <text:p>2231.75726651385</text:p>
          </table:table-cell>
          <table:table-cell office:value-type="float" office:value="-0.0000000000000143478991658437" calcext:value-type="float">
            <text:p>-1.43478991658437E-14</text:p>
          </table:table-cell>
          <table:table-cell office:value-type="float" office:value="2535.92166557732" calcext:value-type="float">
            <text:p>2535.92166557732</text:p>
          </table:table-cell>
          <table:table-cell office:value-type="float" office:value="-0.000000000000491648785124024" calcext:value-type="float">
            <text:p>-4.91648785124024E-13</text:p>
          </table:table-cell>
          <table:table-cell office:value-type="float" office:value="2615.77203356103" calcext:value-type="float">
            <text:p>2615.77203356103</text:p>
          </table:table-cell>
          <table:table-cell office:value-type="float" office:value="0.0000000000000553060295337144" calcext:value-type="float">
            <text:p>5.53060295337144E-14</text:p>
          </table:table-cell>
          <table:table-cell table:number-columns-repeated="1003"/>
        </table:table-row>
        <table:table-row table:style-name="ro1">
          <table:table-cell office:value-type="float" office:value="8750000000" calcext:value-type="float">
            <text:p>8750000000</text:p>
          </table:table-cell>
          <table:table-cell table:style-name="Default" table:formula="of:=[.A15]*0.000000001" office:value-type="float" office:value="8.75" calcext:value-type="float">
            <text:p>8.75</text:p>
          </table:table-cell>
          <table:table-cell table:formula="of:=2*4*ATAN(1)*[.A15]*SQRT(0.0000004*4*ATAN(1)*0.0000000000088541878176)" office:value-type="float" office:value="183.386439420561" calcext:value-type="float">
            <text:p>183.38643942056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94150754836742" calcext:value-type="float">
            <text:p>2.94150754836742E-13</text:p>
          </table:table-cell>
          <table:table-cell office:value-type="float" office:value="43.525429269" calcext:value-type="float">
            <text:p>43.5254292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750178622354523" calcext:value-type="float">
            <text:p>7.50178622354523E-12</text:p>
          </table:table-cell>
          <table:table-cell office:value-type="float" office:value="0.8946449099748" calcext:value-type="float">
            <text:p>0.8946449099748</text:p>
          </table:table-cell>
          <table:table-cell office:value-type="float" office:value="1885.14752514798" calcext:value-type="float">
            <text:p>1885.14752514798</text:p>
          </table:table-cell>
          <table:table-cell office:value-type="float" office:value="1.97104047005473E-015" calcext:value-type="float">
            <text:p>1.97104047005473E-15</text:p>
          </table:table-cell>
          <table:table-cell office:value-type="float" office:value="2173.5209115011" calcext:value-type="float">
            <text:p>2173.5209115011</text:p>
          </table:table-cell>
          <table:table-cell office:value-type="float" office:value="-7.78419742944875E-016" calcext:value-type="float">
            <text:p>-7.78419742944875E-16</text:p>
          </table:table-cell>
          <table:table-cell office:value-type="float" office:value="2484.33212658193" calcext:value-type="float">
            <text:p>2484.33212658193</text:p>
          </table:table-cell>
          <table:table-cell office:value-type="float" office:value="4.88715184717565E-015" calcext:value-type="float">
            <text:p>4.88715184717565E-15</text:p>
          </table:table-cell>
          <table:table-cell office:value-type="float" office:value="2566.26498780862" calcext:value-type="float">
            <text:p>2566.26498780862</text:p>
          </table:table-cell>
          <table:table-cell office:value-type="float" office:value="-5.94876372248055E-015" calcext:value-type="float">
            <text:p>-5.94876372248055E-15</text:p>
          </table:table-cell>
          <table:table-cell table:number-columns-repeated="1003"/>
        </table:table-row>
        <table:table-row table:style-name="ro1">
          <table:table-cell office:value-type="float" office:value="9000000000" calcext:value-type="float">
            <text:p>9000000000</text:p>
          </table:table-cell>
          <table:table-cell table:style-name="Default" table:formula="of:=[.A16]*0.000000001" office:value-type="float" office:value="9" calcext:value-type="float">
            <text:p>9</text:p>
          </table:table-cell>
          <table:table-cell table:formula="of:=2*4*ATAN(1)*[.A16]*SQRT(0.0000004*4*ATAN(1)*0.0000000000088541878176)" office:value-type="float" office:value="188.626051975434" calcext:value-type="float">
            <text:p>188.626051975434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70750018102244" calcext:value-type="float">
            <text:p>4.70750018102244E-13</text:p>
          </table:table-cell>
          <table:table-cell office:value-type="float" office:value="43.522652441" calcext:value-type="float">
            <text:p>43.5226524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20843410482582" calcext:value-type="float">
            <text:p>-2.0843410482582E-11</text:p>
          </table:table-cell>
          <table:table-cell office:value-type="float" office:value="0.920869389224134" calcext:value-type="float">
            <text:p>0.920869389224134</text:p>
          </table:table-cell>
          <table:table-cell office:value-type="float" office:value="1818.86672506252" calcext:value-type="float">
            <text:p>1818.86672506252</text:p>
          </table:table-cell>
          <table:table-cell office:value-type="float" office:value="-0.0000000000000614159816127098" calcext:value-type="float">
            <text:p>-6.14159816127098E-14</text:p>
          </table:table-cell>
          <table:table-cell office:value-type="float" office:value="2111.77900607838" calcext:value-type="float">
            <text:p>2111.77900607838</text:p>
          </table:table-cell>
          <table:table-cell office:value-type="float" office:value="4.86129849364033E-015" calcext:value-type="float">
            <text:p>4.86129849364033E-15</text:p>
          </table:table-cell>
          <table:table-cell office:value-type="float" office:value="2430.55380284119" calcext:value-type="float">
            <text:p>2430.55380284119</text:p>
          </table:table-cell>
          <table:table-cell office:value-type="float" office:value="0.000000000000170281110305113" calcext:value-type="float">
            <text:p>1.70281110305113E-13</text:p>
          </table:table-cell>
          <table:table-cell office:value-type="float" office:value="2514.18643012719" calcext:value-type="float">
            <text:p>2514.18643012719</text:p>
          </table:table-cell>
          <table:table-cell office:value-type="float" office:value="-0.0000000000000515792849050864" calcext:value-type="float">
            <text:p>-5.15792849050864E-14</text:p>
          </table:table-cell>
          <table:table-cell table:number-columns-repeated="1003"/>
        </table:table-row>
        <table:table-row table:style-name="ro1">
          <table:table-cell office:value-type="float" office:value="9250000000" calcext:value-type="float">
            <text:p>9250000000</text:p>
          </table:table-cell>
          <table:table-cell table:style-name="Default" table:formula="of:=[.A17]*0.000000001" office:value-type="float" office:value="9.25" calcext:value-type="float">
            <text:p>9.25</text:p>
          </table:table-cell>
          <table:table-cell table:formula="of:=2*4*ATAN(1)*[.A17]*SQRT(0.0000004*4*ATAN(1)*0.0000000000088541878176)" office:value-type="float" office:value="193.865664530307" calcext:value-type="float">
            <text:p>193.865664530307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12349696725205" calcext:value-type="float">
            <text:p>5.12349696725205E-13</text:p>
          </table:table-cell>
          <table:table-cell office:value-type="float" office:value="44.935346128" calcext:value-type="float">
            <text:p>44.9353461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712978435024376" calcext:value-type="float">
            <text:p>-7.12978435024376E-11</text:p>
          </table:table-cell>
          <table:table-cell office:value-type="float" office:value="0.944813893056929" calcext:value-type="float">
            <text:p>0.944813893056929</text:p>
          </table:table-cell>
          <table:table-cell office:value-type="float" office:value="1747.3949073623" calcext:value-type="float">
            <text:p>1747.3949073623</text:p>
          </table:table-cell>
          <table:table-cell office:value-type="float" office:value="-5.46557495380176E-015" calcext:value-type="float">
            <text:p>-5.46557495380176E-15</text:p>
          </table:table-cell>
          <table:table-cell office:value-type="float" office:value="2046.20201784716" calcext:value-type="float">
            <text:p>2046.20201784716</text:p>
          </table:table-cell>
          <table:table-cell office:value-type="float" office:value="-8.11365093272776E-015" calcext:value-type="float">
            <text:p>-8.11365093272776E-15</text:p>
          </table:table-cell>
          <table:table-cell office:value-type="float" office:value="2374.48110363027" calcext:value-type="float">
            <text:p>2374.48110363027</text:p>
          </table:table-cell>
          <table:table-cell office:value-type="float" office:value="0.000000000000358794853098144" calcext:value-type="float">
            <text:p>3.58794853098144E-13</text:p>
          </table:table-cell>
          <table:table-cell office:value-type="float" office:value="2459.36283064591" calcext:value-type="float">
            <text:p>2459.36283064591</text:p>
          </table:table-cell>
          <table:table-cell office:value-type="float" office:value="-0.0000000000000489369162840687" calcext:value-type="float">
            <text:p>-4.89369162840687E-14</text:p>
          </table:table-cell>
          <table:table-cell table:number-columns-repeated="1003"/>
        </table:table-row>
        <table:table-row table:style-name="ro1">
          <table:table-cell office:value-type="float" office:value="9500000000" calcext:value-type="float">
            <text:p>9500000000</text:p>
          </table:table-cell>
          <table:table-cell table:style-name="Default" table:formula="of:=[.A18]*0.000000001" office:value-type="float" office:value="9.5" calcext:value-type="float">
            <text:p>9.5</text:p>
          </table:table-cell>
          <table:table-cell table:formula="of:=2*4*ATAN(1)*[.A18]*SQRT(0.0000004*4*ATAN(1)*0.0000000000088541878176)" office:value-type="float" office:value="199.105277085181" calcext:value-type="float">
            <text:p>199.10527708518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87752019373355" calcext:value-type="float">
            <text:p>5.87752019373355E-13</text:p>
          </table:table-cell>
          <table:table-cell office:value-type="float" office:value="36.6922072" calcext:value-type="float">
            <text:p>36.69220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836889789082112" calcext:value-type="float">
            <text:p>8.36889789082112E-12</text:p>
          </table:table-cell>
          <table:table-cell office:value-type="float" office:value="0.966820279543458" calcext:value-type="float">
            <text:p>0.966820279543458</text:p>
          </table:table-cell>
          <table:table-cell office:value-type="float" office:value="1670.00003029421" calcext:value-type="float">
            <text:p>1670.00003029421</text:p>
          </table:table-cell>
          <table:table-cell office:value-type="float" office:value="-8.39312681725421E-015" calcext:value-type="float">
            <text:p>-8.39312681725421E-15</text:p>
          </table:table-cell>
          <table:table-cell office:value-type="float" office:value="1976.39528697885" calcext:value-type="float">
            <text:p>1976.39528697885</text:p>
          </table:table-cell>
          <table:table-cell office:value-type="float" office:value="-2.899498390795E-015" calcext:value-type="float">
            <text:p>-2.899498390795E-15</text:p>
          </table:table-cell>
          <table:table-cell office:value-type="float" office:value="2315.99242142708" calcext:value-type="float">
            <text:p>2315.99242142708</text:p>
          </table:table-cell>
          <table:table-cell office:value-type="float" office:value="-7.29697337084056E-015" calcext:value-type="float">
            <text:p>-7.29697337084056E-15</text:p>
          </table:table-cell>
          <table:table-cell office:value-type="float" office:value="2401.59554573891" calcext:value-type="float">
            <text:p>2401.59554573891</text:p>
          </table:table-cell>
          <table:table-cell office:value-type="float" office:value="-0.0000000000000106411940309062" calcext:value-type="float">
            <text:p>-1.06411940309062E-14</text:p>
          </table:table-cell>
          <table:table-cell table:number-columns-repeated="1003"/>
        </table:table-row>
        <table:table-row table:style-name="ro1">
          <table:table-cell office:value-type="float" office:value="9750000000" calcext:value-type="float">
            <text:p>9750000000</text:p>
          </table:table-cell>
          <table:table-cell table:style-name="Default" table:formula="of:=[.A19]*0.000000001" office:value-type="float" office:value="9.75" calcext:value-type="float">
            <text:p>9.75</text:p>
          </table:table-cell>
          <table:table-cell table:formula="of:=2*4*ATAN(1)*[.A19]*SQRT(0.0000004*4*ATAN(1)*0.0000000000088541878176)" office:value-type="float" office:value="204.344889640054" calcext:value-type="float">
            <text:p>204.344889640054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37938416319015" calcext:value-type="float">
            <text:p>5.37938416319015E-13</text:p>
          </table:table-cell>
          <table:table-cell office:value-type="float" office:value="37.756232833" calcext:value-type="float">
            <text:p>37.7562328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308740605842617" calcext:value-type="float">
            <text:p>-3.08740605842617E-12</text:p>
          </table:table-cell>
          <table:table-cell office:value-type="float" office:value="0.98716506579117" calcext:value-type="float">
            <text:p>0.98716506579117</text:p>
          </table:table-cell>
          <table:table-cell office:value-type="float" office:value="1585.74499540098" calcext:value-type="float">
            <text:p>1585.74499540098</text:p>
          </table:table-cell>
          <table:table-cell office:value-type="float" office:value="-9.75155196760099E-015" calcext:value-type="float">
            <text:p>-9.75155196760099E-15</text:p>
          </table:table-cell>
          <table:table-cell office:value-type="float" office:value="1901.87937227632" calcext:value-type="float">
            <text:p>1901.87937227632</text:p>
          </table:table-cell>
          <table:table-cell office:value-type="float" office:value="1.92731990814388E-015" calcext:value-type="float">
            <text:p>1.92731990814388E-15</text:p>
          </table:table-cell>
          <table:table-cell office:value-type="float" office:value="2254.94660960499" calcext:value-type="float">
            <text:p>2254.94660960499</text:p>
          </table:table-cell>
          <table:table-cell office:value-type="float" office:value="0.000000000000282944656683163" calcext:value-type="float">
            <text:p>2.82944656683163E-13</text:p>
          </table:table-cell>
          <table:table-cell office:value-type="float" office:value="2340.65545982546" calcext:value-type="float">
            <text:p>2340.65545982546</text:p>
          </table:table-cell>
          <table:table-cell office:value-type="float" office:value="-0.0000000000000510811089773708" calcext:value-type="float">
            <text:p>-5.10811089773708E-14</text:p>
          </table:table-cell>
          <table:table-cell table:number-columns-repeated="1003"/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table:style-name="Default" table:formula="of:=[.A20]*0.000000001" office:value-type="float" office:value="10" calcext:value-type="float">
            <text:p>10</text:p>
          </table:table-cell>
          <table:table-cell table:formula="of:=2*4*ATAN(1)*[.A20]*SQRT(0.0000004*4*ATAN(1)*0.0000000000088541878176)" office:value-type="float" office:value="209.584502194927" calcext:value-type="float">
            <text:p>209.584502194927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34141972329412" calcext:value-type="float">
            <text:p>5.34141972329412E-13</text:p>
          </table:table-cell>
          <table:table-cell office:value-type="float" office:value="37.676759669" calcext:value-type="float">
            <text:p>37.6767596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525247000324528" calcext:value-type="float">
            <text:p>5.25247000324528E-12</text:p>
          </table:table-cell>
          <table:table-cell office:value-type="float" office:value="1.0060746693908" calcext:value-type="float">
            <text:p>1.0060746693908</text:p>
          </table:table-cell>
          <table:table-cell office:value-type="float" office:value="1493.39420197282" calcext:value-type="float">
            <text:p>1493.39420197282</text:p>
          </table:table-cell>
          <table:table-cell office:value-type="float" office:value="-0.0000000000000182912848897814" calcext:value-type="float">
            <text:p>-1.82912848897814E-14</text:p>
          </table:table-cell>
          <table:table-cell office:value-type="float" office:value="1822.06194891831" calcext:value-type="float">
            <text:p>1822.06194891831</text:p>
          </table:table-cell>
          <table:table-cell office:value-type="float" office:value="-0.0000000000000150340657130816" calcext:value-type="float">
            <text:p>-1.50340657130816E-14</text:p>
          </table:table-cell>
          <table:table-cell office:value-type="float" office:value="2191.17846841674" calcext:value-type="float">
            <text:p>2191.17846841674</text:p>
          </table:table-cell>
          <table:table-cell office:value-type="float" office:value="0.000000000000200676723392445" calcext:value-type="float">
            <text:p>2.00676723392445E-13</text:p>
          </table:table-cell>
          <table:table-cell office:value-type="float" office:value="2276.27603348468" calcext:value-type="float">
            <text:p>2276.27603348468</text:p>
          </table:table-cell>
          <table:table-cell office:value-type="float" office:value="-0.000000000000141449494960363" calcext:value-type="float">
            <text:p>-1.41449494960363E-13</text:p>
          </table:table-cell>
          <table:table-cell table:number-columns-repeated="1003"/>
        </table:table-row>
        <table:table-row table:style-name="ro1">
          <table:table-cell office:value-type="float" office:value="10250000000" calcext:value-type="float">
            <text:p>10250000000</text:p>
          </table:table-cell>
          <table:table-cell table:style-name="Default" table:formula="of:=[.A21]*0.000000001" office:value-type="float" office:value="10.25" calcext:value-type="float">
            <text:p>10.25</text:p>
          </table:table-cell>
          <table:table-cell table:formula="of:=2*4*ATAN(1)*[.A21]*SQRT(0.0000004*4*ATAN(1)*0.0000000000088541878176)" office:value-type="float" office:value="214.8241147498" calcext:value-type="float">
            <text:p>214.824114749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77882172295734" calcext:value-type="float">
            <text:p>3.77882172295734E-13</text:p>
          </table:table-cell>
          <table:table-cell office:value-type="float" office:value="38.828152137" calcext:value-type="float">
            <text:p>38.8281521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119278580047247" calcext:value-type="float">
            <text:p>-1.19278580047247E-11</text:p>
          </table:table-cell>
          <table:table-cell office:value-type="float" office:value="1.02373636218506" calcext:value-type="float">
            <text:p>1.02373636218506</text:p>
          </table:table-cell>
          <table:table-cell office:value-type="float" office:value="1391.25594915132" calcext:value-type="float">
            <text:p>1391.25594915132</text:p>
          </table:table-cell>
          <table:table-cell office:value-type="float" office:value="0.0000000000000418887725649997" calcext:value-type="float">
            <text:p>4.18887725649997E-14</text:p>
          </table:table-cell>
          <table:table-cell office:value-type="float" office:value="1736.19632730365" calcext:value-type="float">
            <text:p>1736.19632730365</text:p>
          </table:table-cell>
          <table:table-cell office:value-type="float" office:value="-5.5766210957175E-016" calcext:value-type="float">
            <text:p>-5.5766210957175E-16</text:p>
          </table:table-cell>
          <table:table-cell office:value-type="float" office:value="2124.49288687639" calcext:value-type="float">
            <text:p>2124.49288687639</text:p>
          </table:table-cell>
          <table:table-cell office:value-type="float" office:value="-0.000000000000160828977525657" calcext:value-type="float">
            <text:p>-1.60828977525657E-13</text:p>
          </table:table-cell>
          <table:table-cell office:value-type="float" office:value="2208.14413521148" calcext:value-type="float">
            <text:p>2208.14413521148</text:p>
          </table:table-cell>
          <table:table-cell office:value-type="float" office:value="0.0000000000000192136675177039" calcext:value-type="float">
            <text:p>1.92136675177039E-14</text:p>
          </table:table-cell>
          <table:table-cell table:number-columns-repeated="1003"/>
        </table:table-row>
        <table:table-row table:style-name="ro1">
          <table:table-cell office:value-type="float" office:value="10500000000" calcext:value-type="float">
            <text:p>10500000000</text:p>
          </table:table-cell>
          <table:table-cell table:style-name="Default" table:formula="of:=[.A22]*0.000000001" office:value-type="float" office:value="10.5" calcext:value-type="float">
            <text:p>10.5</text:p>
          </table:table-cell>
          <table:table-cell table:formula="of:=2*4*ATAN(1)*[.A22]*SQRT(0.0000004*4*ATAN(1)*0.0000000000088541878176)" office:value-type="float" office:value="220.063727304673" calcext:value-type="float">
            <text:p>220.063727304673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51729686296322" calcext:value-type="float">
            <text:p>6.51729686296322E-13</text:p>
          </table:table-cell>
          <table:table-cell office:value-type="float" office:value="38.987503261" calcext:value-type="float">
            <text:p>38.9875032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322776071289672" calcext:value-type="float">
            <text:p>-3.22776071289672E-11</text:p>
          </table:table-cell>
          <table:table-cell office:value-type="float" office:value="1.04030632942277" calcext:value-type="float">
            <text:p>1.04030632942277</text:p>
          </table:table-cell>
          <table:table-cell office:value-type="float" office:value="1276.89666018668" calcext:value-type="float">
            <text:p>1276.89666018668</text:p>
          </table:table-cell>
          <table:table-cell office:value-type="float" office:value="-0.0000000000000370418077153118" calcext:value-type="float">
            <text:p>-3.70418077153118E-14</text:p>
          </table:table-cell>
          <table:table-cell office:value-type="float" office:value="1643.31784306431" calcext:value-type="float">
            <text:p>1643.31784306431</text:p>
          </table:table-cell>
          <table:table-cell office:value-type="float" office:value="-3.64963688121594E-015" calcext:value-type="float">
            <text:p>-3.64963688121594E-15</text:p>
          </table:table-cell>
          <table:table-cell office:value-type="float" office:value="2054.65712772601" calcext:value-type="float">
            <text:p>2054.65712772601</text:p>
          </table:table-cell>
          <table:table-cell office:value-type="float" office:value="0.0000000000000880008030640077" calcext:value-type="float">
            <text:p>8.80008030640077E-14</text:p>
          </table:table-cell>
          <table:table-cell office:value-type="float" office:value="2135.88772370056" calcext:value-type="float">
            <text:p>2135.88772370056</text:p>
          </table:table-cell>
          <table:table-cell office:value-type="float" office:value="0.0000000000000295649038360674" calcext:value-type="float">
            <text:p>2.95649038360674E-14</text:p>
          </table:table-cell>
          <table:table-cell table:number-columns-repeated="1003"/>
        </table:table-row>
        <table:table-row table:style-name="ro1">
          <table:table-cell office:value-type="float" office:value="10750000000" calcext:value-type="float">
            <text:p>10750000000</text:p>
          </table:table-cell>
          <table:table-cell table:style-name="Default" table:formula="of:=[.A23]*0.000000001" office:value-type="float" office:value="10.75" calcext:value-type="float">
            <text:p>10.75</text:p>
          </table:table-cell>
          <table:table-cell table:formula="of:=2*4*ATAN(1)*[.A23]*SQRT(0.0000004*4*ATAN(1)*0.0000000000088541878176)" office:value-type="float" office:value="225.303339859546" calcext:value-type="float">
            <text:p>225.303339859546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47963665158695" calcext:value-type="float">
            <text:p>5.47963665158695E-13</text:p>
          </table:table-cell>
          <table:table-cell office:value-type="float" office:value="40.948400469" calcext:value-type="float">
            <text:p>40.9484004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13811973835899" calcext:value-type="float">
            <text:p>1.13811973835899E-11</text:p>
          </table:table-cell>
          <table:table-cell office:value-type="float" office:value="1.05591572140176" calcext:value-type="float">
            <text:p>1.05591572140176</text:p>
          </table:table-cell>
          <table:table-cell office:value-type="float" office:value="1146.56987489644" calcext:value-type="float">
            <text:p>1146.56987489644</text:p>
          </table:table-cell>
          <table:table-cell office:value-type="float" office:value="0.0000000000000797663452219918" calcext:value-type="float">
            <text:p>7.97663452219918E-14</text:p>
          </table:table-cell>
          <table:table-cell office:value-type="float" office:value="1542.14165904692" calcext:value-type="float">
            <text:p>1542.14165904692</text:p>
          </table:table-cell>
          <table:table-cell office:value-type="float" office:value="2.0705005504924E-015" calcext:value-type="float">
            <text:p>2.0705005504924E-15</text:p>
          </table:table-cell>
          <table:table-cell office:value-type="float" office:value="1981.390490018" calcext:value-type="float">
            <text:p>1981.390490018</text:p>
          </table:table-cell>
          <table:table-cell office:value-type="float" office:value="0.000000000000251698075708889" calcext:value-type="float">
            <text:p>2.51698075708889E-13</text:p>
          </table:table-cell>
          <table:table-cell office:value-type="float" office:value="2059.05894317909" calcext:value-type="float">
            <text:p>2059.05894317909</text:p>
          </table:table-cell>
          <table:table-cell office:value-type="float" office:value="-0.000000000000108901537727003" calcext:value-type="float">
            <text:p>-1.08901537727003E-13</text:p>
          </table:table-cell>
          <table:table-cell table:number-columns-repeated="1003"/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table:style-name="Default" table:formula="of:=[.A24]*0.000000001" office:value-type="float" office:value="11" calcext:value-type="float">
            <text:p>11</text:p>
          </table:table-cell>
          <table:table-cell table:formula="of:=2*4*ATAN(1)*[.A24]*SQRT(0.0000004*4*ATAN(1)*0.0000000000088541878176)" office:value-type="float" office:value="230.54295241442" calcext:value-type="float">
            <text:p>230.54295241442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84818054797552" calcext:value-type="float">
            <text:p>2.84818054797552E-12</text:p>
          </table:table-cell>
          <table:table-cell office:value-type="float" office:value="44.94116649" calcext:value-type="float">
            <text:p>44.941166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5662135961049" calcext:value-type="float">
            <text:p>2.85662135961049E-11</text:p>
          </table:table-cell>
          <table:table-cell office:value-type="float" office:value="1.07067528056846" calcext:value-type="float">
            <text:p>1.07067528056846</text:p>
          </table:table-cell>
          <table:table-cell office:value-type="float" office:value="993.906658630479" calcext:value-type="float">
            <text:p>993.906658630479</text:p>
          </table:table-cell>
          <table:table-cell office:value-type="float" office:value="-4.58705668230111E-015" calcext:value-type="float">
            <text:p>-4.58705668230111E-15</text:p>
          </table:table-cell>
          <table:table-cell office:value-type="float" office:value="1430.88870471309" calcext:value-type="float">
            <text:p>1430.88870471309</text:p>
          </table:table-cell>
          <table:table-cell office:value-type="float" office:value="-5.09085977799035E-015" calcext:value-type="float">
            <text:p>-5.09085977799035E-15</text:p>
          </table:table-cell>
          <table:table-cell office:value-type="float" office:value="1904.35017484118" calcext:value-type="float">
            <text:p>1904.35017484118</text:p>
          </table:table-cell>
          <table:table-cell office:value-type="float" office:value="0.00000000000016049227882354" calcext:value-type="float">
            <text:p>1.6049227882354E-13</text:p>
          </table:table-cell>
          <table:table-cell office:value-type="float" office:value="1977.11034598369" calcext:value-type="float">
            <text:p>1977.11034598369</text:p>
          </table:table-cell>
          <table:table-cell office:value-type="float" office:value="-0.000000000000114492668883825" calcext:value-type="float">
            <text:p>-1.14492668883825E-13</text:p>
          </table:table-cell>
          <table:table-cell table:number-columns-repeated="1003"/>
        </table:table-row>
        <table:table-row table:style-name="ro1">
          <table:table-cell office:value-type="float" office:value="11250000000" calcext:value-type="float">
            <text:p>11250000000</text:p>
          </table:table-cell>
          <table:table-cell table:style-name="Default" table:formula="of:=[.A25]*0.000000001" office:value-type="float" office:value="11.25" calcext:value-type="float">
            <text:p>11.25</text:p>
          </table:table-cell>
          <table:table-cell table:formula="of:=2*4*ATAN(1)*[.A25]*SQRT(0.0000004*4*ATAN(1)*0.0000000000088541878176)" office:value-type="float" office:value="235.782564969293" calcext:value-type="float">
            <text:p>235.782564969293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561261600366201" calcext:value-type="float">
            <text:p>5.61261600366201E-12</text:p>
          </table:table-cell>
          <table:table-cell office:value-type="float" office:value="44.978770007" calcext:value-type="float">
            <text:p>44.9787700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727258785971" calcext:value-type="float">
            <text:p>3.09727258785971E-11</text:p>
          </table:table-cell>
          <table:table-cell office:value-type="float" office:value="1.08467893763008" calcext:value-type="float">
            <text:p>1.08467893763008</text:p>
          </table:table-cell>
          <table:table-cell office:value-type="float" office:value="806.188981183927" calcext:value-type="float">
            <text:p>806.188981183927</text:p>
          </table:table-cell>
          <table:table-cell office:value-type="float" office:value="0.000000000000030603639591484" calcext:value-type="float">
            <text:p>3.0603639591484E-14</text:p>
          </table:table-cell>
          <table:table-cell office:value-type="float" office:value="1306.96601173597" calcext:value-type="float">
            <text:p>1306.96601173597</text:p>
          </table:table-cell>
          <table:table-cell office:value-type="float" office:value="-2.82498354100103E-015" calcext:value-type="float">
            <text:p>-2.82498354100103E-15</text:p>
          </table:table-cell>
          <table:table-cell office:value-type="float" office:value="1823.1114935678" calcext:value-type="float">
            <text:p>1823.1114935678</text:p>
          </table:table-cell>
          <table:table-cell office:value-type="float" office:value="-0.000000000000774395801348001" calcext:value-type="float">
            <text:p>-7.74395801348001E-13</text:p>
          </table:table-cell>
          <table:table-cell office:value-type="float" office:value="1889.36047136011" calcext:value-type="float">
            <text:p>1889.36047136011</text:p>
          </table:table-cell>
          <table:table-cell office:value-type="float" office:value="0.000000000000350783480870764" calcext:value-type="float">
            <text:p>3.50783480870764E-13</text:p>
          </table:table-cell>
          <table:table-cell table:number-columns-repeated="1003"/>
        </table:table-row>
        <table:table-row table:style-name="ro1">
          <table:table-cell office:value-type="float" office:value="11500000000" calcext:value-type="float">
            <text:p>11500000000</text:p>
          </table:table-cell>
          <table:table-cell table:style-name="Default" table:formula="of:=[.A26]*0.000000001" office:value-type="float" office:value="11.5" calcext:value-type="float">
            <text:p>11.5</text:p>
          </table:table-cell>
          <table:table-cell table:formula="of:=2*4*ATAN(1)*[.A26]*SQRT(0.0000004*4*ATAN(1)*0.0000000000088541878176)" office:value-type="float" office:value="241.022177524166" calcext:value-type="float">
            <text:p>241.022177524166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43441350321794" calcext:value-type="float">
            <text:p>3.43441350321794E-12</text:p>
          </table:table-cell>
          <table:table-cell office:value-type="float" office:value="59.515253314" calcext:value-type="float">
            <text:p>59.5152533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291573657870557" calcext:value-type="float">
            <text:p>-2.91573657870557E-11</text:p>
          </table:table-cell>
          <table:table-cell office:value-type="float" office:value="1.09800664865082" calcext:value-type="float">
            <text:p>1.09800664865082</text:p>
          </table:table-cell>
          <table:table-cell office:value-type="float" office:value="548.354937270108" calcext:value-type="float">
            <text:p>548.354937270108</text:p>
          </table:table-cell>
          <table:table-cell office:value-type="float" office:value="0.0000000000000671978479765648" calcext:value-type="float">
            <text:p>6.71978479765648E-14</text:p>
          </table:table-cell>
          <table:table-cell office:value-type="float" office:value="1166.31683769235" calcext:value-type="float">
            <text:p>1166.31683769235</text:p>
          </table:table-cell>
          <table:table-cell office:value-type="float" office:value="-0.0000000000000298058217279586" calcext:value-type="float">
            <text:p>-2.98058217279586E-14</text:p>
          </table:table-cell>
          <table:table-cell office:value-type="float" office:value="1737.13936215411" calcext:value-type="float">
            <text:p>1737.13936215411</text:p>
          </table:table-cell>
          <table:table-cell office:value-type="float" office:value="-0.000000000000765568385073252" calcext:value-type="float">
            <text:p>-7.65568385073252E-13</text:p>
          </table:table-cell>
          <table:table-cell office:value-type="float" office:value="1794.94228341592" calcext:value-type="float">
            <text:p>1794.94228341592</text:p>
          </table:table-cell>
          <table:table-cell office:value-type="float" office:value="0.000000000000505910173750857" calcext:value-type="float">
            <text:p>5.05910173750857E-13</text:p>
          </table:table-cell>
          <table:table-cell table:number-columns-repeated="1003"/>
        </table:table-row>
        <table:table-row table:style-name="ro1">
          <table:table-cell office:value-type="float" office:value="11750000000" calcext:value-type="float">
            <text:p>11750000000</text:p>
          </table:table-cell>
          <table:table-cell table:style-name="Default" table:formula="of:=[.A27]*0.000000001" office:value-type="float" office:value="11.75" calcext:value-type="float">
            <text:p>11.75</text:p>
          </table:table-cell>
          <table:table-cell table:formula="of:=2*4*ATAN(1)*[.A27]*SQRT(0.0000004*4*ATAN(1)*0.0000000000088541878176)" office:value-type="float" office:value="246.261790079039" calcext:value-type="float">
            <text:p>246.261790079039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05250314625256" calcext:value-type="float">
            <text:p>1.05250314625256E-11</text:p>
          </table:table-cell>
          <table:table-cell office:value-type="float" office:value="42.484790055" calcext:value-type="float">
            <text:p>42.4847900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416213161626781" calcext:value-type="float">
            <text:p>4.16213161626781E-11</text:p>
          </table:table-cell>
          <table:table-cell office:value-type="float" office:value="1.11072666485102" calcext:value-type="float">
            <text:p>1.11072666485102</text:p>
          </table:table-cell>
          <table:table-cell office:value-type="float" office:value="-0.000000000112572084534574" calcext:value-type="float">
            <text:p>-1.12572084534574E-10</text:p>
          </table:table-cell>
          <table:table-cell office:value-type="float" office:value="0.114593935651298" calcext:value-type="float">
            <text:p>0.114593935651298</text:p>
          </table:table-cell>
          <table:table-cell office:value-type="float" office:value="1001.89182575093" calcext:value-type="float">
            <text:p>1001.89182575093</text:p>
          </table:table-cell>
          <table:table-cell office:value-type="float" office:value="0.0000000000000287638348617224" calcext:value-type="float">
            <text:p>2.87638348617224E-14</text:p>
          </table:table-cell>
          <table:table-cell office:value-type="float" office:value="1645.74584263384" calcext:value-type="float">
            <text:p>1645.74584263384</text:p>
          </table:table-cell>
          <table:table-cell office:value-type="float" office:value="-0.00000000000073129147062345" calcext:value-type="float">
            <text:p>-7.3129147062345E-13</text:p>
          </table:table-cell>
          <table:table-cell office:value-type="float" office:value="1692.72267824035" calcext:value-type="float">
            <text:p>1692.72267824035</text:p>
          </table:table-cell>
          <table:table-cell office:value-type="float" office:value="0.000000000000285530779987137" calcext:value-type="float">
            <text:p>2.85530779987137E-13</text:p>
          </table:table-cell>
          <table:table-cell table:number-columns-repeated="1003"/>
        </table:table-row>
        <table:table-row table:style-name="ro1">
          <table:table-cell table:style-name="ce2" office:value-type="float" office:value="12000000000" calcext:value-type="float">
            <text:p>12000000000</text:p>
          </table:table-cell>
          <table:table-cell table:style-name="ce2" table:formula="of:=[.A28]*0.000000001" office:value-type="float" office:value="12" calcext:value-type="float">
            <text:p>12</text:p>
          </table:table-cell>
          <table:table-cell table:style-name="ce2" table:formula="of:=2*4*ATAN(1)*[.A28]*SQRT(0.0000004*4*ATAN(1)*0.0000000000088541878176)" office:value-type="float" office:value="251.501402633912" calcext:value-type="float">
            <text:p>251.501402633912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54047208130825" calcext:value-type="float">
            <text:p>1.54047208130825E-12</text:p>
          </table:table-cell>
          <table:table-cell office:value-type="float" office:value="49.215703207" calcext:value-type="float">
            <text:p>49.2157032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647523118960359" calcext:value-type="float">
            <text:p>6.47523118960359E-11</text:p>
          </table:table-cell>
          <table:table-cell office:value-type="float" office:value="1.12289737254245" calcext:value-type="float">
            <text:p>1.12289737254245</text:p>
          </table:table-cell>
          <table:table-cell office:value-type="float" office:value="-0.000000000680994709982374" calcext:value-type="float">
            <text:p>-6.80994709982374E-10</text:p>
          </table:table-cell>
          <table:table-cell office:value-type="float" office:value="0.301072035034616" calcext:value-type="float">
            <text:p>0.301072035034616</text:p>
          </table:table-cell>
          <table:table-cell office:value-type="float" office:value="799.109867942795" calcext:value-type="float">
            <text:p>799.109867942795</text:p>
          </table:table-cell>
          <table:table-cell office:value-type="float" office:value="3.58243240371339E-015" calcext:value-type="float">
            <text:p>3.58243240371339E-15</text:p>
          </table:table-cell>
          <table:table-cell office:value-type="float" office:value="1548.02428474874" calcext:value-type="float">
            <text:p>1548.02428474874</text:p>
          </table:table-cell>
          <table:table-cell office:value-type="float" office:value="-0.00000000000358947308546757" calcext:value-type="float">
            <text:p>-3.58947308546757E-12</text:p>
          </table:table-cell>
          <table:table-cell office:value-type="float" office:value="1581.17026788068" calcext:value-type="float">
            <text:p>1581.17026788068</text:p>
          </table:table-cell>
          <table:table-cell office:value-type="float" office:value="0.00000000000279868379784511" calcext:value-type="float">
            <text:p>2.79868379784511E-12</text:p>
          </table:table-cell>
          <table:table-cell table:style-name="ce2" table:number-columns-repeated="1003"/>
        </table:table-row>
        <table:table-row table:style-name="ro1">
          <table:table-cell office:value-type="float" office:value="12250000000" calcext:value-type="float">
            <text:p>12250000000</text:p>
          </table:table-cell>
          <table:table-cell table:style-name="Default" table:formula="of:=[.A29]*0.000000001" office:value-type="float" office:value="12.25" calcext:value-type="float">
            <text:p>12.25</text:p>
          </table:table-cell>
          <table:table-cell table:formula="of:=2*4*ATAN(1)*[.A29]*SQRT(0.0000004*4*ATAN(1)*0.0000000000088541878176)" office:value-type="float" office:value="256.741015188785" calcext:value-type="float">
            <text:p>256.741015188785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46767590838143" calcext:value-type="float">
            <text:p>7.46767590838143E-11</text:p>
          </table:table-cell>
          <table:table-cell office:value-type="float" office:value="53.380102875" calcext:value-type="float">
            <text:p>53.3801028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591094375550076" calcext:value-type="float">
            <text:p>5.91094375550076E-11</text:p>
          </table:table-cell>
          <table:table-cell office:value-type="float" office:value="1.13456880312197" calcext:value-type="float">
            <text:p>1.13456880312197</text:p>
          </table:table-cell>
          <table:table-cell office:value-type="float" office:value="0.0000000000186131306424623" calcext:value-type="float">
            <text:p>1.86131306424623E-11</text:p>
          </table:table-cell>
          <table:table-cell office:value-type="float" office:value="0.40530272918962" calcext:value-type="float">
            <text:p>0.40530272918962</text:p>
          </table:table-cell>
          <table:table-cell office:value-type="float" office:value="514.394815769727" calcext:value-type="float">
            <text:p>514.394815769727</text:p>
          </table:table-cell>
          <table:table-cell office:value-type="float" office:value="0.0000000000000636597787397265" calcext:value-type="float">
            <text:p>6.36597787397265E-14</text:p>
          </table:table-cell>
          <table:table-cell office:value-type="float" office:value="1442.74195421698" calcext:value-type="float">
            <text:p>1442.74195421698</text:p>
          </table:table-cell>
          <table:table-cell office:value-type="float" office:value="-0.00000000000463482149813117" calcext:value-type="float">
            <text:p>-4.63482149813117E-12</text:p>
          </table:table-cell>
          <table:table-cell office:value-type="float" office:value="1458.12374690085" calcext:value-type="float">
            <text:p>1458.12374690085</text:p>
          </table:table-cell>
          <table:table-cell office:value-type="float" office:value="0.0000000000038267219561962" calcext:value-type="float">
            <text:p>3.8267219561962E-12</text:p>
          </table:table-cell>
          <table:table-cell table:number-columns-repeated="1003"/>
        </table:table-row>
        <table:table-row table:style-name="ro1">
          <table:table-cell office:value-type="float" office:value="12500000000" calcext:value-type="float">
            <text:p>12500000000</text:p>
          </table:table-cell>
          <table:table-cell table:style-name="Default" table:formula="of:=[.A30]*0.000000001" office:value-type="float" office:value="12.5" calcext:value-type="float">
            <text:p>12.5</text:p>
          </table:table-cell>
          <table:table-cell table:formula="of:=2*4*ATAN(1)*[.A30]*SQRT(0.0000004*4*ATAN(1)*0.0000000000088541878176)" office:value-type="float" office:value="261.980627743659" calcext:value-type="float">
            <text:p>261.980627743659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75585467922853" calcext:value-type="float">
            <text:p>1.75585467922853E-10</text:p>
          </table:table-cell>
          <table:table-cell office:value-type="float" office:value="35.857151833" calcext:value-type="float">
            <text:p>35.8571518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552432292599519" calcext:value-type="float">
            <text:p>5.52432292599519E-11</text:p>
          </table:table-cell>
          <table:table-cell office:value-type="float" office:value="1.14578388659094" calcext:value-type="float">
            <text:p>1.14578388659094</text:p>
          </table:table-cell>
          <table:table-cell office:value-type="float" office:value="-0.0000000000357231831503282" calcext:value-type="float">
            <text:p>-3.57231831503282E-11</text:p>
          </table:table-cell>
          <table:table-cell office:value-type="float" office:value="0.484060430405996" calcext:value-type="float">
            <text:p>0.484060430405996</text:p>
          </table:table-cell>
          <table:table-cell office:value-type="float" office:value="0.000000000402531468049291" calcext:value-type="float">
            <text:p>4.02531468049291E-10</text:p>
          </table:table-cell>
          <table:table-cell office:value-type="float" office:value="0.151085068787582" calcext:value-type="float">
            <text:p>0.151085068787582</text:p>
          </table:table-cell>
          <table:table-cell office:value-type="float" office:value="1320.35027641607" calcext:value-type="float">
            <text:p>1320.35027641607</text:p>
          </table:table-cell>
          <table:table-cell office:value-type="float" office:value="-0.0000000000280055599420976" calcext:value-type="float">
            <text:p>-2.80055599420976E-11</text:p>
          </table:table-cell>
          <table:table-cell office:value-type="float" office:value="1328.153647268" calcext:value-type="float">
            <text:p>1328.153647268</text:p>
          </table:table-cell>
          <table:table-cell office:value-type="float" office:value="0.0000000000259629706827651" calcext:value-type="float">
            <text:p>2.59629706827651E-11</text:p>
          </table:table-cell>
          <table:table-cell table:number-columns-repeated="1003"/>
        </table:table-row>
        <table:table-row table:style-name="ro1">
          <table:table-cell office:value-type="float" office:value="12750000000" calcext:value-type="float">
            <text:p>12750000000</text:p>
          </table:table-cell>
          <table:table-cell table:style-name="Default" table:formula="of:=[.A31]*0.000000001" office:value-type="float" office:value="12.75" calcext:value-type="float">
            <text:p>12.75</text:p>
          </table:table-cell>
          <table:table-cell table:formula="of:=2*4*ATAN(1)*[.A31]*SQRT(0.0000004*4*ATAN(1)*0.0000000000088541878176)" office:value-type="float" office:value="267.220240298532" calcext:value-type="float">
            <text:p>267.220240298532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26567712683967" calcext:value-type="float">
            <text:p>1.26567712683967E-10</text:p>
          </table:table-cell>
          <table:table-cell office:value-type="float" office:value="48.122082115" calcext:value-type="float">
            <text:p>48.1220821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309170873066803" calcext:value-type="float">
            <text:p>-3.09170873066803E-11</text:p>
          </table:table-cell>
          <table:table-cell office:value-type="float" office:value="1.1565795031115" calcext:value-type="float">
            <text:p>1.1565795031115</text:p>
          </table:table-cell>
          <table:table-cell office:value-type="float" office:value="-0.0000000000356528235882364" calcext:value-type="float">
            <text:p>-3.56528235882364E-11</text:p>
          </table:table-cell>
          <table:table-cell office:value-type="float" office:value="0.548679909675409" calcext:value-type="float">
            <text:p>0.548679909675409</text:p>
          </table:table-cell>
          <table:table-cell office:value-type="float" office:value="-0.0000000000467300277986199" calcext:value-type="float">
            <text:p>-4.67300277986199E-11</text:p>
          </table:table-cell>
          <table:table-cell office:value-type="float" office:value="0.307646988728104" calcext:value-type="float">
            <text:p>0.307646988728104</text:p>
          </table:table-cell>
          <table:table-cell office:value-type="float" office:value="1162.59939245705" calcext:value-type="float">
            <text:p>1162.59939245705</text:p>
          </table:table-cell>
          <table:table-cell office:value-type="float" office:value="0.00000000000167743416433853" calcext:value-type="float">
            <text:p>1.67743416433853E-12</text:p>
          </table:table-cell>
          <table:table-cell office:value-type="float" office:value="1201.65061705601" calcext:value-type="float">
            <text:p>1201.65061705601</text:p>
          </table:table-cell>
          <table:table-cell office:value-type="float" office:value="-0.000000000000994589153029275" calcext:value-type="float">
            <text:p>-9.94589153029275E-13</text:p>
          </table:table-cell>
          <table:table-cell table:number-columns-repeated="1003"/>
        </table:table-row>
        <table:table-row table:style-name="ro1">
          <table:table-cell office:value-type="float" office:value="13000000000" calcext:value-type="float">
            <text:p>13000000000</text:p>
          </table:table-cell>
          <table:table-cell table:style-name="Default" table:formula="of:=[.A32]*0.000000001" office:value-type="float" office:value="13" calcext:value-type="float">
            <text:p>13</text:p>
          </table:table-cell>
          <table:table-cell table:formula="of:=2*4*ATAN(1)*[.A32]*SQRT(0.0000004*4*ATAN(1)*0.0000000000088541878176)" office:value-type="float" office:value="272.459852853405" calcext:value-type="float">
            <text:p>272.459852853405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51759350041588" calcext:value-type="float">
            <text:p>2.51759350041588E-11</text:p>
          </table:table-cell>
          <table:table-cell office:value-type="float" office:value="40.232065428" calcext:value-type="float">
            <text:p>40.2320654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211539922600562" calcext:value-type="float">
            <text:p>-2.11539922600562E-11</text:p>
          </table:table-cell>
          <table:table-cell office:value-type="float" office:value="1.16698737333788" calcext:value-type="float">
            <text:p>1.16698737333788</text:p>
          </table:table-cell>
          <table:table-cell office:value-type="float" office:value="0.000000000107504996216015" calcext:value-type="float">
            <text:p>1.07504996216015E-10</text:p>
          </table:table-cell>
          <table:table-cell office:value-type="float" office:value="0.603920448525803" calcext:value-type="float">
            <text:p>0.603920448525803</text:p>
          </table:table-cell>
          <table:table-cell office:value-type="float" office:value="0.000000000109527250993227" calcext:value-type="float">
            <text:p>1.09527250993227E-10</text:p>
          </table:table-cell>
          <table:table-cell office:value-type="float" office:value="0.403207521300809" calcext:value-type="float">
            <text:p>0.403207521300809</text:p>
          </table:table-cell>
          <table:table-cell office:value-type="float" office:value="975.192227584197" calcext:value-type="float">
            <text:p>975.192227584197</text:p>
          </table:table-cell>
          <table:table-cell office:value-type="float" office:value="-0.000000000000155982819979816" calcext:value-type="float">
            <text:p>-1.55982819979816E-13</text:p>
          </table:table-cell>
          <table:table-cell office:value-type="float" office:value="1059.02127544835" calcext:value-type="float">
            <text:p>1059.02127544835</text:p>
          </table:table-cell>
          <table:table-cell office:value-type="float" office:value="0.000000000000747022088652866" calcext:value-type="float">
            <text:p>7.47022088652866E-13</text:p>
          </table:table-cell>
          <table:table-cell table:number-columns-repeated="1003"/>
        </table:table-row>
        <table:table-row table:style-name="ro1">
          <table:table-cell office:value-type="float" office:value="13250000000" calcext:value-type="float">
            <text:p>13250000000</text:p>
          </table:table-cell>
          <table:table-cell table:style-name="Default" table:formula="of:=[.A33]*0.000000001" office:value-type="float" office:value="13.25" calcext:value-type="float">
            <text:p>13.25</text:p>
          </table:table-cell>
          <table:table-cell table:formula="of:=2*4*ATAN(1)*[.A33]*SQRT(0.0000004*4*ATAN(1)*0.0000000000088541878176)" office:value-type="float" office:value="277.699465408278" calcext:value-type="float">
            <text:p>277.69946540827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70937174735199" calcext:value-type="float">
            <text:p>1.70937174735199E-10</text:p>
          </table:table-cell>
          <table:table-cell office:value-type="float" office:value="58.238323545" calcext:value-type="float">
            <text:p>58.2383235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35991397529399" calcext:value-type="float">
            <text:p>2.35991397529399E-11</text:p>
          </table:table-cell>
          <table:table-cell office:value-type="float" office:value="1.17703481815592" calcext:value-type="float">
            <text:p>1.17703481815592</text:p>
          </table:table-cell>
          <table:table-cell office:value-type="float" office:value="0.0000000000090430792014995" calcext:value-type="float">
            <text:p>9.0430792014995E-12</text:p>
          </table:table-cell>
          <table:table-cell office:value-type="float" office:value="0.652337544316798" calcext:value-type="float">
            <text:p>0.652337544316798</text:p>
          </table:table-cell>
          <table:table-cell office:value-type="float" office:value="0.000000000021097924208873" calcext:value-type="float">
            <text:p>2.1097924208873E-11</text:p>
          </table:table-cell>
          <table:table-cell office:value-type="float" office:value="0.476349929579411" calcext:value-type="float">
            <text:p>0.476349929579411</text:p>
          </table:table-cell>
          <table:table-cell office:value-type="float" office:value="735.764660126643" calcext:value-type="float">
            <text:p>735.764660126643</text:p>
          </table:table-cell>
          <table:table-cell office:value-type="float" office:value="-0.0000000000036370416188536" calcext:value-type="float">
            <text:p>-3.6370416188536E-12</text:p>
          </table:table-cell>
          <table:table-cell office:value-type="float" office:value="892.617676790183" calcext:value-type="float">
            <text:p>892.617676790183</text:p>
          </table:table-cell>
          <table:table-cell office:value-type="float" office:value="0.000000000000599610491773039" calcext:value-type="float">
            <text:p>5.99610491773039E-13</text:p>
          </table:table-cell>
          <table:table-cell table:number-columns-repeated="4"/>
          <table:table-cell table:style-name="ce1"/>
          <table:table-cell table:number-columns-repeated="998"/>
        </table:table-row>
        <table:table-row table:style-name="ro1">
          <table:table-cell office:value-type="float" office:value="13500000000" calcext:value-type="float">
            <text:p>13500000000</text:p>
          </table:table-cell>
          <table:table-cell table:style-name="Default" table:formula="of:=[.A34]*0.000000001" office:value-type="float" office:value="13.5" calcext:value-type="float">
            <text:p>13.5</text:p>
          </table:table-cell>
          <table:table-cell table:formula="of:=2*4*ATAN(1)*[.A34]*SQRT(0.0000004*4*ATAN(1)*0.0000000000088541878176)" office:value-type="float" office:value="282.939077963151" calcext:value-type="float">
            <text:p>282.939077963151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23107" calcext:value-type="float">
            <text:p>231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14313606163747" calcext:value-type="float">
            <text:p>1.14313606163747E-10</text:p>
          </table:table-cell>
          <table:table-cell office:value-type="float" office:value="69.428902388" calcext:value-type="float">
            <text:p>69.4289023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790799033258667" calcext:value-type="float">
            <text:p>7.90799033258667E-11</text:p>
          </table:table-cell>
          <table:table-cell office:value-type="float" office:value="1.186745411006" calcext:value-type="float">
            <text:p>1.186745411006</text:p>
          </table:table-cell>
          <table:table-cell office:value-type="float" office:value="-0.000000000207550275466896" calcext:value-type="float">
            <text:p>-2.07550275466896E-10</text:p>
          </table:table-cell>
          <table:table-cell office:value-type="float" office:value="0.69549940684887" calcext:value-type="float">
            <text:p>0.69549940684887</text:p>
          </table:table-cell>
          <table:table-cell office:value-type="float" office:value="0.0000000000298674691700739" calcext:value-type="float">
            <text:p>2.98674691700739E-11</text:p>
          </table:table-cell>
          <table:table-cell office:value-type="float" office:value="0.536574436472472" calcext:value-type="float">
            <text:p>0.536574436472472</text:p>
          </table:table-cell>
          <table:table-cell office:value-type="float" office:value="350.176403280135" calcext:value-type="float">
            <text:p>350.176403280135</text:p>
          </table:table-cell>
          <table:table-cell office:value-type="float" office:value="0.0000000000554979870048598" calcext:value-type="float">
            <text:p>5.54979870048598E-11</text:p>
          </table:table-cell>
          <table:table-cell office:value-type="float" office:value="685.387911698002" calcext:value-type="float">
            <text:p>685.387911698002</text:p>
          </table:table-cell>
          <table:table-cell office:value-type="float" office:value="-0.00000000000137515565960068" calcext:value-type="float">
            <text:p>-1.37515565960068E-12</text:p>
          </table:table-cell>
          <table:table-cell table:number-columns-repeated="1003"/>
        </table:table-row>
        <table:table-row table:style-name="ro1">
          <table:table-cell office:value-type="float" office:value="13750000000" calcext:value-type="float">
            <text:p>13750000000</text:p>
          </table:table-cell>
          <table:table-cell table:style-name="Default" table:formula="of:=[.A35]*0.000000001" office:value-type="float" office:value="13.75" calcext:value-type="float">
            <text:p>13.75</text:p>
          </table:table-cell>
          <table:table-cell table:formula="of:=2*4*ATAN(1)*[.A35]*SQRT(0.0000004*4*ATAN(1)*0.0000000000088541878176)" office:value-type="float" office:value="288.178690518024" calcext:value-type="float">
            <text:p>288.178690518024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10657386227336" calcext:value-type="float">
            <text:p>4.10657386227336E-10</text:p>
          </table:table-cell>
          <table:table-cell office:value-type="float" office:value="50.028994945" calcext:value-type="float">
            <text:p>50.0289949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1825431476165" calcext:value-type="float">
            <text:p>1.21825431476165E-10</text:p>
          </table:table-cell>
          <table:table-cell office:value-type="float" office:value="1.19613954044947" calcext:value-type="float">
            <text:p>1.19613954044947</text:p>
          </table:table-cell>
          <table:table-cell office:value-type="float" office:value="0.0000000000627775467285146" calcext:value-type="float">
            <text:p>6.27775467285146E-11</text:p>
          </table:table-cell>
          <table:table-cell office:value-type="float" office:value="0.734453776787527" calcext:value-type="float">
            <text:p>0.734453776787527</text:p>
          </table:table-cell>
          <table:table-cell office:value-type="float" office:value="0.00000000000687325113734217" calcext:value-type="float">
            <text:p>6.87325113734217E-12</text:p>
          </table:table-cell>
          <table:table-cell office:value-type="float" office:value="0.58807091104767" calcext:value-type="float">
            <text:p>0.58807091104767</text:p>
          </table:table-cell>
          <table:table-cell office:value-type="float" office:value="0.00000000654322921932304" calcext:value-type="float">
            <text:p>6.54322921932304E-09</text:p>
          </table:table-cell>
          <table:table-cell office:value-type="float" office:value="0.220722102291938" calcext:value-type="float">
            <text:p>0.220722102291938</text:p>
          </table:table-cell>
          <table:table-cell office:value-type="float" office:value="374.902023282722" calcext:value-type="float">
            <text:p>374.902023282722</text:p>
          </table:table-cell>
          <table:table-cell office:value-type="float" office:value="-0.000000000000418231766923269" calcext:value-type="float">
            <text:p>-4.18231766923269E-13</text:p>
          </table:table-cell>
          <table:table-cell table:number-columns-repeated="1003"/>
        </table:table-row>
        <table:table-row table:style-name="ro1">
          <table:table-cell office:value-type="float" office:value="14000000000" calcext:value-type="float">
            <text:p>14000000000</text:p>
          </table:table-cell>
          <table:table-cell table:style-name="Default" table:formula="of:=[.A36]*0.000000001" office:value-type="float" office:value="14" calcext:value-type="float">
            <text:p>14</text:p>
          </table:table-cell>
          <table:table-cell table:formula="of:=2*4*ATAN(1)*[.A36]*SQRT(0.0000004*4*ATAN(1)*0.0000000000088541878176)" office:value-type="float" office:value="293.418303072898" calcext:value-type="float">
            <text:p>293.41830307289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3744494096438" calcext:value-type="float">
            <text:p>3.3744494096438E-11</text:p>
          </table:table-cell>
          <table:table-cell office:value-type="float" office:value="47.765114179" calcext:value-type="float">
            <text:p>47.7651141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476267542366642" calcext:value-type="float">
            <text:p>4.76267542366642E-11</text:p>
          </table:table-cell>
          <table:table-cell office:value-type="float" office:value="1.20523489658321" calcext:value-type="float">
            <text:p>1.20523489658321</text:p>
          </table:table-cell>
          <table:table-cell office:value-type="float" office:value="-0.0000000000431495039692376" calcext:value-type="float">
            <text:p>-4.31495039692376E-11</text:p>
          </table:table-cell>
          <table:table-cell office:value-type="float" office:value="0.769943247812946" calcext:value-type="float">
            <text:p>0.769943247812946</text:p>
          </table:table-cell>
          <table:table-cell office:value-type="float" office:value="-0.0000000000695635355868981" calcext:value-type="float">
            <text:p>-6.95635355868981E-11</text:p>
          </table:table-cell>
          <table:table-cell office:value-type="float" office:value="0.633147675218146" calcext:value-type="float">
            <text:p>0.633147675218146</text:p>
          </table:table-cell>
          <table:table-cell office:value-type="float" office:value="0.0000000108063071364632" calcext:value-type="float">
            <text:p>1.08063071364632E-08</text:p>
          </table:table-cell>
          <table:table-cell office:value-type="float" office:value="0.338057877095471" calcext:value-type="float">
            <text:p>0.338057877095471</text:p>
          </table:table-cell>
          <table:table-cell office:value-type="float" office:value="0.00000000603701001138972" calcext:value-type="float">
            <text:p>6.03701001138972E-09</text:p>
          </table:table-cell>
          <table:table-cell office:value-type="float" office:value="0.171395758929052" calcext:value-type="float">
            <text:p>0.171395758929052</text:p>
          </table:table-cell>
          <table:table-cell table:number-columns-repeated="1003"/>
        </table:table-row>
        <table:table-row table:style-name="ro1">
          <table:table-cell office:value-type="float" office:value="14250000000" calcext:value-type="float">
            <text:p>14250000000</text:p>
          </table:table-cell>
          <table:table-cell table:style-name="Default" table:formula="of:=[.A37]*0.000000001" office:value-type="float" office:value="14.25" calcext:value-type="float">
            <text:p>14.25</text:p>
          </table:table-cell>
          <table:table-cell table:formula="of:=2*4*ATAN(1)*[.A37]*SQRT(0.0000004*4*ATAN(1)*0.0000000000088541878176)" office:value-type="float" office:value="298.657915627771" calcext:value-type="float">
            <text:p>298.65791562777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4641840948445" calcext:value-type="float">
            <text:p>3.4641840948445E-11</text:p>
          </table:table-cell>
          <table:table-cell office:value-type="float" office:value="48.213781436" calcext:value-type="float">
            <text:p>48.2137814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5171610816286" calcext:value-type="float">
            <text:p>2.5171610816286E-11</text:p>
          </table:table-cell>
          <table:table-cell office:value-type="float" office:value="1.21404689192075" calcext:value-type="float">
            <text:p>1.21404689192075</text:p>
          </table:table-cell>
          <table:table-cell office:value-type="float" office:value="0.0000000000926278765114097" calcext:value-type="float">
            <text:p>9.26278765114097E-11</text:p>
          </table:table-cell>
          <table:table-cell office:value-type="float" office:value="0.802517504159006" calcext:value-type="float">
            <text:p>0.802517504159006</text:p>
          </table:table-cell>
          <table:table-cell office:value-type="float" office:value="-0.00000000006331428417461" calcext:value-type="float">
            <text:p>-6.331428417461E-11</text:p>
          </table:table-cell>
          <table:table-cell office:value-type="float" office:value="0.673245469644907" calcext:value-type="float">
            <text:p>0.673245469644907</text:p>
          </table:table-cell>
          <table:table-cell office:value-type="float" office:value="0.00000000577248010838844" calcext:value-type="float">
            <text:p>5.77248010838844E-09</text:p>
          </table:table-cell>
          <table:table-cell office:value-type="float" office:value="0.420278826461033" calcext:value-type="float">
            <text:p>0.420278826461033</text:p>
          </table:table-cell>
          <table:table-cell office:value-type="float" office:value="0.00000000225285336812052" calcext:value-type="float">
            <text:p>2.25285336812052E-09</text:p>
          </table:table-cell>
          <table:table-cell office:value-type="float" office:value="0.279129181499137" calcext:value-type="float">
            <text:p>0.279129181499137</text:p>
          </table:table-cell>
          <table:table-cell table:number-columns-repeated="1003"/>
        </table:table-row>
        <table:table-row table:style-name="ro1">
          <table:table-cell office:value-type="float" office:value="14500000000" calcext:value-type="float">
            <text:p>14500000000</text:p>
          </table:table-cell>
          <table:table-cell table:style-name="Default" table:formula="of:=[.A38]*0.000000001" office:value-type="float" office:value="14.5" calcext:value-type="float">
            <text:p>14.5</text:p>
          </table:table-cell>
          <table:table-cell table:formula="of:=2*4*ATAN(1)*[.A38]*SQRT(0.0000004*4*ATAN(1)*0.0000000000088541878176)" office:value-type="float" office:value="303.897528182644" calcext:value-type="float">
            <text:p>303.897528182644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800732892246829" calcext:value-type="float">
            <text:p>8.00732892246829E-12</text:p>
          </table:table-cell>
          <table:table-cell office:value-type="float" office:value="50.146639794" calcext:value-type="float">
            <text:p>50.1466397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326465012993871" calcext:value-type="float">
            <text:p>-3.26465012993871E-12</text:p>
          </table:table-cell>
          <table:table-cell office:value-type="float" office:value="1.22258902519751" calcext:value-type="float">
            <text:p>1.22258902519751</text:p>
          </table:table-cell>
          <table:table-cell office:value-type="float" office:value="-0.0000000000178623361566937" calcext:value-type="float">
            <text:p>-1.78623361566937E-11</text:p>
          </table:table-cell>
          <table:table-cell office:value-type="float" office:value="0.832597211799974" calcext:value-type="float">
            <text:p>0.832597211799974</text:p>
          </table:table-cell>
          <table:table-cell office:value-type="float" office:value="-0.0000000000346678334111878" calcext:value-type="float">
            <text:p>-3.46678334111878E-11</text:p>
          </table:table-cell>
          <table:table-cell office:value-type="float" office:value="0.709339195135714" calcext:value-type="float">
            <text:p>0.709339195135714</text:p>
          </table:table-cell>
          <table:table-cell office:value-type="float" office:value="0.00000000100017792507293" calcext:value-type="float">
            <text:p>1.00017792507293E-09</text:p>
          </table:table-cell>
          <table:table-cell office:value-type="float" office:value="0.485791613012487" calcext:value-type="float">
            <text:p>0.485791613012487</text:p>
          </table:table-cell>
          <table:table-cell office:value-type="float" office:value="0.00000000151919008666623" calcext:value-type="float">
            <text:p>1.51919008666623E-09</text:p>
          </table:table-cell>
          <table:table-cell office:value-type="float" office:value="0.351310825965889" calcext:value-type="float">
            <text:p>0.351310825965889</text:p>
          </table:table-cell>
          <table:table-cell table:number-columns-repeated="1003"/>
        </table:table-row>
        <table:table-row table:style-name="ro1">
          <table:table-cell office:value-type="float" office:value="14750000000" calcext:value-type="float">
            <text:p>14750000000</text:p>
          </table:table-cell>
          <table:table-cell table:style-name="Default" table:formula="of:=[.A39]*0.000000001" office:value-type="float" office:value="14.75" calcext:value-type="float">
            <text:p>14.75</text:p>
          </table:table-cell>
          <table:table-cell table:formula="of:=2*4*ATAN(1)*[.A39]*SQRT(0.0000004*4*ATAN(1)*0.0000000000088541878176)" office:value-type="float" office:value="309.137140737517" calcext:value-type="float">
            <text:p>309.137140737517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13864731482309" calcext:value-type="float">
            <text:p>3.13864731482309E-12</text:p>
          </table:table-cell>
          <table:table-cell office:value-type="float" office:value="36.052732848" calcext:value-type="float">
            <text:p>36.0527328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70681094668724" calcext:value-type="float">
            <text:p>1.70681094668724E-11</text:p>
          </table:table-cell>
          <table:table-cell office:value-type="float" office:value="1.23087319502216" calcext:value-type="float">
            <text:p>1.23087319502216</text:p>
          </table:table-cell>
          <table:table-cell office:value-type="float" office:value="-0.0000000000509959450514277" calcext:value-type="float">
            <text:p>-5.09959450514277E-11</text:p>
          </table:table-cell>
          <table:table-cell office:value-type="float" office:value="0.860512900297482" calcext:value-type="float">
            <text:p>0.860512900297482</text:p>
          </table:table-cell>
          <table:table-cell office:value-type="float" office:value="-0.0000000000236242050695094" calcext:value-type="float">
            <text:p>-2.36242050695094E-11</text:p>
          </table:table-cell>
          <table:table-cell office:value-type="float" office:value="0.742127024374244" calcext:value-type="float">
            <text:p>0.742127024374244</text:p>
          </table:table-cell>
          <table:table-cell office:value-type="float" office:value="0.00000000148789276568325" calcext:value-type="float">
            <text:p>1.48789276568325E-09</text:p>
          </table:table-cell>
          <table:table-cell office:value-type="float" office:value="0.54089160660233" calcext:value-type="float">
            <text:p>0.54089160660233</text:p>
          </table:table-cell>
          <table:table-cell office:value-type="float" office:value="0.00000000173936328830401" calcext:value-type="float">
            <text:p>1.73936328830401E-09</text:p>
          </table:table-cell>
          <table:table-cell office:value-type="float" office:value="0.407575895088865" calcext:value-type="float">
            <text:p>0.407575895088865</text:p>
          </table:table-cell>
          <table:table-cell table:number-columns-repeated="1003"/>
        </table:table-row>
        <table:table-row table:style-name="ro1">
          <table:table-cell office:value-type="float" office:value="15000000000" calcext:value-type="float">
            <text:p>15000000000</text:p>
          </table:table-cell>
          <table:table-cell table:style-name="Default" table:formula="of:=[.A40]*0.000000001" office:value-type="float" office:value="15" calcext:value-type="float">
            <text:p>15</text:p>
          </table:table-cell>
          <table:table-cell table:formula="of:=2*4*ATAN(1)*[.A40]*SQRT(0.0000004*4*ATAN(1)*0.0000000000088541878176)" office:value-type="float" office:value="314.37675329239" calcext:value-type="float">
            <text:p>314.37675329239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557" calcext:value-type="float">
            <text:p>14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51325561712793" calcext:value-type="float">
            <text:p>2.51325561712793E-12</text:p>
          </table:table-cell>
          <table:table-cell office:value-type="float" office:value="43.442827057" calcext:value-type="float">
            <text:p>43.4428270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235447295612517" calcext:value-type="float">
            <text:p>-2.35447295612517E-11</text:p>
          </table:table-cell>
          <table:table-cell office:value-type="float" office:value="1.23890996916205" calcext:value-type="float">
            <text:p>1.23890996916205</text:p>
          </table:table-cell>
          <table:table-cell office:value-type="float" office:value="-0.0000000000172981553894082" calcext:value-type="float">
            <text:p>-1.72981553894082E-11</text:p>
          </table:table-cell>
          <table:table-cell office:value-type="float" office:value="0.886529899518289" calcext:value-type="float">
            <text:p>0.886529899518289</text:p>
          </table:table-cell>
          <table:table-cell office:value-type="float" office:value="0.00000000000481995294688155" calcext:value-type="float">
            <text:p>4.81995294688155E-12</text:p>
          </table:table-cell>
          <table:table-cell office:value-type="float" office:value="0.77213038720345" calcext:value-type="float">
            <text:p>0.77213038720345</text:p>
          </table:table-cell>
          <table:table-cell office:value-type="float" office:value="0.000000000106093945148337" calcext:value-type="float">
            <text:p>1.06093945148337E-10</text:p>
          </table:table-cell>
          <table:table-cell office:value-type="float" office:value="0.588668937968611" calcext:value-type="float">
            <text:p>0.588668937968611</text:p>
          </table:table-cell>
          <table:table-cell office:value-type="float" office:value="0.0000000000560314109441353" calcext:value-type="float">
            <text:p>5.60314109441353E-11</text:p>
          </table:table-cell>
          <table:table-cell office:value-type="float" office:value="0.454108984673851" calcext:value-type="float">
            <text:p>0.454108984673851</text:p>
          </table:table-cell>
          <table:table-cell table:number-columns-repeated="100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formula="of:=[.A4]" office:value-type="float" office:value="6000000000" calcext:value-type="float">
            <text:p>6000000000</text:p>
          </table:table-cell>
          <table:table-cell table:style-name="Default" table:formula="of:=[.A43]*0.000000001" office:value-type="float" office:value="6" calcext:value-type="float">
            <text:p>6</text:p>
          </table:table-cell>
          <table:table-cell table:number-columns-repeated="9"/>
          <table:table-cell table:formula="of:=-[.L4]/(20*LOG10(EXP(1)))/[.C4]" office:value-type="float" office:value="-0.300448126557172" calcext:value-type="float">
            <text:p>-0.300448126557172</text:p>
          </table:table-cell>
          <table:table-cell/>
          <table:table-cell table:formula="of:=-[.N4]/(20*LOG10(EXP(1)))/[.C4]" office:value-type="float" office:value="-2.18432727233891" calcext:value-type="float">
            <text:p>-2.18432727233891</text:p>
          </table:table-cell>
          <table:table-cell/>
          <table:table-cell table:formula="of:=-[.P4]/(20*LOG10(EXP(1)))/[.C4]" office:value-type="float" office:value="-2.44199388520274" calcext:value-type="float">
            <text:p>-2.44199388520274</text:p>
          </table:table-cell>
          <table:table-cell/>
          <table:table-cell table:formula="of:=-[.R4]/(20*LOG10(EXP(1)))/[.C4]" office:value-type="float" office:value="-2.69847997060159" calcext:value-type="float">
            <text:p>-2.69847997060159</text:p>
          </table:table-cell>
          <table:table-cell/>
          <table:table-cell table:formula="of:=-[.T4]/(20*LOG10(EXP(1)))/[.C4]" office:value-type="float" office:value="-2.74293145873966" calcext:value-type="float">
            <text:p>-2.74293145873966</text:p>
          </table:table-cell>
          <table:table-cell table:number-columns-repeated="1004"/>
        </table:table-row>
        <table:table-row table:style-name="ro1">
          <table:table-cell table:formula="of:=[.A5]" office:value-type="float" office:value="6250000000" calcext:value-type="float">
            <text:p>6250000000</text:p>
          </table:table-cell>
          <table:table-cell table:style-name="Default" table:formula="of:=[.A44]*0.000000001" office:value-type="float" office:value="6.25" calcext:value-type="float">
            <text:p>6.25</text:p>
          </table:table-cell>
          <table:table-cell table:number-columns-repeated="9"/>
          <table:table-cell table:formula="of:=[.M5]" office:value-type="float" office:value="0.191362907190867" calcext:value-type="float">
            <text:p>0.191362907190867</text:p>
          </table:table-cell>
          <table:table-cell/>
          <table:table-cell table:formula="of:=-[.N5]/(20*LOG10(EXP(1)))/[.C5]" office:value-type="float" office:value="-2.06818884430259" calcext:value-type="float">
            <text:p>-2.06818884430259</text:p>
          </table:table-cell>
          <table:table-cell/>
          <table:table-cell table:formula="of:=-[.P5]/(20*LOG10(EXP(1)))/[.C5]" office:value-type="float" office:value="-2.31468893018886" calcext:value-type="float">
            <text:p>-2.31468893018886</text:p>
          </table:table-cell>
          <table:table-cell/>
          <table:table-cell table:formula="of:=-[.R5]/(20*LOG10(EXP(1)))/[.C5]" office:value-type="float" office:value="-2.56116916531657" calcext:value-type="float">
            <text:p>-2.56116916531657</text:p>
          </table:table-cell>
          <table:table-cell/>
          <table:table-cell table:formula="of:=-[.T5]/(20*LOG10(EXP(1)))/[.C5]" office:value-type="float" office:value="-2.60687420669264" calcext:value-type="float">
            <text:p>-2.60687420669264</text:p>
          </table:table-cell>
          <table:table-cell table:number-columns-repeated="1004"/>
        </table:table-row>
        <table:table-row table:style-name="ro1">
          <table:table-cell table:formula="of:=[.A6]" office:value-type="float" office:value="6500000000" calcext:value-type="float">
            <text:p>6500000000</text:p>
          </table:table-cell>
          <table:table-cell table:style-name="Default" table:formula="of:=[.A45]*0.000000001" office:value-type="float" office:value="6.5" calcext:value-type="float">
            <text:p>6.5</text:p>
          </table:table-cell>
          <table:table-cell table:number-columns-repeated="9"/>
          <table:table-cell table:formula="of:=[.M6]" office:value-type="float" office:value="0.387174704803966" calcext:value-type="float">
            <text:p>0.387174704803966</text:p>
          </table:table-cell>
          <table:table-cell/>
          <table:table-cell table:formula="of:=-[.N6]/(20*LOG10(EXP(1)))/[.C6]" office:value-type="float" office:value="-1.95924838483729" calcext:value-type="float">
            <text:p>-1.95924838483729</text:p>
          </table:table-cell>
          <table:table-cell/>
          <table:table-cell table:formula="of:=-[.P6]/(20*LOG10(EXP(1)))/[.C6]" office:value-type="float" office:value="-2.19557087136726" calcext:value-type="float">
            <text:p>-2.19557087136726</text:p>
          </table:table-cell>
          <table:table-cell/>
          <table:table-cell table:formula="of:=-[.R6]/(20*LOG10(EXP(1)))/[.C6]" office:value-type="float" office:value="-2.43306430942823" calcext:value-type="float">
            <text:p>-2.43306430942823</text:p>
          </table:table-cell>
          <table:table-cell/>
          <table:table-cell table:formula="of:=-[.T6]/(20*LOG10(EXP(1)))/[.C6]" office:value-type="float" office:value="-2.47992962528599" calcext:value-type="float">
            <text:p>-2.47992962528599</text:p>
          </table:table-cell>
          <table:table-cell table:number-columns-repeated="1004"/>
        </table:table-row>
        <table:table-row table:style-name="ro1">
          <table:table-cell table:formula="of:=[.A7]" office:value-type="float" office:value="6750000000" calcext:value-type="float">
            <text:p>6750000000</text:p>
          </table:table-cell>
          <table:table-cell table:style-name="Default" table:formula="of:=[.A46]*0.000000001" office:value-type="float" office:value="6.75" calcext:value-type="float">
            <text:p>6.75</text:p>
          </table:table-cell>
          <table:table-cell table:number-columns-repeated="9"/>
          <table:table-cell table:formula="of:=[.M7]" office:value-type="float" office:value="0.5015992096351" calcext:value-type="float">
            <text:p>0.5015992096351</text:p>
          </table:table-cell>
          <table:table-cell/>
          <table:table-cell table:formula="of:=-[.N7]/(20*LOG10(EXP(1)))/[.C7]" office:value-type="float" office:value="-1.8566042161317" calcext:value-type="float">
            <text:p>-1.8566042161317</text:p>
          </table:table-cell>
          <table:table-cell/>
          <table:table-cell table:formula="of:=-[.P7]/(20*LOG10(EXP(1)))/[.C7]" office:value-type="float" office:value="-2.08365964538192" calcext:value-type="float">
            <text:p>-2.08365964538192</text:p>
          </table:table-cell>
          <table:table-cell/>
          <table:table-cell table:formula="of:=-[.R7]/(20*LOG10(EXP(1)))/[.C7]" office:value-type="float" office:value="-2.31311350640257" calcext:value-type="float">
            <text:p>-2.31311350640257</text:p>
          </table:table-cell>
          <table:table-cell/>
          <table:table-cell table:formula="of:=-[.T7]/(20*LOG10(EXP(1)))/[.C7]" office:value-type="float" office:value="-2.36103745105409" calcext:value-type="float">
            <text:p>-2.36103745105409</text:p>
          </table:table-cell>
          <table:table-cell table:number-columns-repeated="1004"/>
        </table:table-row>
        <table:table-row table:style-name="ro1">
          <table:table-cell table:formula="of:=[.A8]" office:value-type="float" office:value="7000000000" calcext:value-type="float">
            <text:p>7000000000</text:p>
          </table:table-cell>
          <table:table-cell table:style-name="Default" table:formula="of:=[.A47]*0.000000001" office:value-type="float" office:value="7" calcext:value-type="float">
            <text:p>7</text:p>
          </table:table-cell>
          <table:table-cell table:number-columns-repeated="9"/>
          <table:table-cell table:formula="of:=[.M8]" office:value-type="float" office:value="0.585983634657604" calcext:value-type="float">
            <text:p>0.585983634657604</text:p>
          </table:table-cell>
          <table:table-cell/>
          <table:table-cell table:formula="of:=-[.N8]/(20*LOG10(EXP(1)))/[.C8]" office:value-type="float" office:value="-1.75947076823454" calcext:value-type="float">
            <text:p>-1.75947076823454</text:p>
          </table:table-cell>
          <table:table-cell/>
          <table:table-cell table:formula="of:=-[.P8]/(20*LOG10(EXP(1)))/[.C8]" office:value-type="float" office:value="-1.97810735133921" calcext:value-type="float">
            <text:p>-1.97810735133921</text:p>
          </table:table-cell>
          <table:table-cell/>
          <table:table-cell table:formula="of:=-[.R8]/(20*LOG10(EXP(1)))/[.C8]" office:value-type="float" office:value="-2.20041254074395" calcext:value-type="float">
            <text:p>-2.20041254074395</text:p>
          </table:table-cell>
          <table:table-cell/>
          <table:table-cell table:formula="of:=-[.T8]/(20*LOG10(EXP(1)))/[.C8]" office:value-type="float" office:value="-2.24928435171594" calcext:value-type="float">
            <text:p>-2.24928435171594</text:p>
          </table:table-cell>
          <table:table-cell table:number-columns-repeated="1004"/>
        </table:table-row>
        <table:table-row table:style-name="ro1">
          <table:table-cell table:formula="of:=[.A9]" office:value-type="float" office:value="7250000000" calcext:value-type="float">
            <text:p>7250000000</text:p>
          </table:table-cell>
          <table:table-cell table:style-name="Default" table:formula="of:=[.A48]*0.000000001" office:value-type="float" office:value="7.25" calcext:value-type="float">
            <text:p>7.25</text:p>
          </table:table-cell>
          <table:table-cell table:number-columns-repeated="9"/>
          <table:table-cell table:formula="of:=[.M9]" office:value-type="float" office:value="0.653155948549253" calcext:value-type="float">
            <text:p>0.653155948549253</text:p>
          </table:table-cell>
          <table:table-cell/>
          <table:table-cell table:formula="of:=-[.N9]/(20*LOG10(EXP(1)))/[.C9]" office:value-type="float" office:value="-1.66715642236164" calcext:value-type="float">
            <text:p>-1.66715642236164</text:p>
          </table:table-cell>
          <table:table-cell/>
          <table:table-cell table:formula="of:=-[.P9]/(20*LOG10(EXP(1)))/[.C9]" office:value-type="float" office:value="-1.87817429011828" calcext:value-type="float">
            <text:p>-1.87817429011828</text:p>
          </table:table-cell>
          <table:table-cell/>
          <table:table-cell table:formula="of:=-[.R9]/(20*LOG10(EXP(1)))/[.C9]" office:value-type="float" office:value="-2.09417907972694" calcext:value-type="float">
            <text:p>-2.09417907972694</text:p>
          </table:table-cell>
          <table:table-cell/>
          <table:table-cell table:formula="of:=-[.T9]/(20*LOG10(EXP(1)))/[.C9]" office:value-type="float" office:value="-2.14387804549975" calcext:value-type="float">
            <text:p>-2.14387804549975</text:p>
          </table:table-cell>
          <table:table-cell table:number-columns-repeated="1004"/>
        </table:table-row>
        <table:table-row table:style-name="ro1">
          <table:table-cell table:formula="of:=[.A10]" office:value-type="float" office:value="7500000000" calcext:value-type="float">
            <text:p>7500000000</text:p>
          </table:table-cell>
          <table:table-cell table:style-name="Default" table:formula="of:=[.A49]*0.000000001" office:value-type="float" office:value="7.5" calcext:value-type="float">
            <text:p>7.5</text:p>
          </table:table-cell>
          <table:table-cell table:number-columns-repeated="9"/>
          <table:table-cell table:formula="of:=[.M10]" office:value-type="float" office:value="0.708848799067486" calcext:value-type="float">
            <text:p>0.708848799067486</text:p>
          </table:table-cell>
          <table:table-cell/>
          <table:table-cell table:formula="of:=-[.N10]/(20*LOG10(EXP(1)))/[.C10]" office:value-type="float" office:value="-1.57904527352983" calcext:value-type="float">
            <text:p>-1.57904527352983</text:p>
          </table:table-cell>
          <table:table-cell/>
          <table:table-cell table:formula="of:=-[.P10]/(20*LOG10(EXP(1)))/[.C10]" office:value-type="float" office:value="-1.78320954728715" calcext:value-type="float">
            <text:p>-1.78320954728715</text:p>
          </table:table-cell>
          <table:table-cell/>
          <table:table-cell table:formula="of:=-[.R10]/(20*LOG10(EXP(1)))/[.C10]" office:value-type="float" office:value="-1.99373196884378" calcext:value-type="float">
            <text:p>-1.99373196884378</text:p>
          </table:table-cell>
          <table:table-cell/>
          <table:table-cell table:formula="of:=-[.T10]/(20*LOG10(EXP(1)))/[.C10]" office:value-type="float" office:value="-2.04412650166283" calcext:value-type="float">
            <text:p>-2.04412650166283</text:p>
          </table:table-cell>
          <table:table-cell table:number-columns-repeated="1004"/>
        </table:table-row>
        <table:table-row table:style-name="ro1">
          <table:table-cell table:formula="of:=[.A11]" office:value-type="float" office:value="7750000000" calcext:value-type="float">
            <text:p>7750000000</text:p>
          </table:table-cell>
          <table:table-cell table:style-name="Default" table:formula="of:=[.A50]*0.000000001" office:value-type="float" office:value="7.75" calcext:value-type="float">
            <text:p>7.75</text:p>
          </table:table-cell>
          <table:table-cell table:number-columns-repeated="9"/>
          <table:table-cell table:formula="of:=[.M11]" office:value-type="float" office:value="0.75624909287806" calcext:value-type="float">
            <text:p>0.75624909287806</text:p>
          </table:table-cell>
          <table:table-cell/>
          <table:table-cell table:formula="of:=-[.N11]/(20*LOG10(EXP(1)))/[.C11]" office:value-type="float" office:value="-1.49458176494236" calcext:value-type="float">
            <text:p>-1.49458176494236</text:p>
          </table:table-cell>
          <table:table-cell/>
          <table:table-cell table:formula="of:=-[.P11]/(20*LOG10(EXP(1)))/[.C11]" office:value-type="float" office:value="-1.69263502615531" calcext:value-type="float">
            <text:p>-1.69263502615531</text:p>
          </table:table-cell>
          <table:table-cell/>
          <table:table-cell table:formula="of:=-[.R11]/(20*LOG10(EXP(1)))/[.C11]" office:value-type="float" office:value="-1.89847445602714" calcext:value-type="float">
            <text:p>-1.89847445602714</text:p>
          </table:table-cell>
          <table:table-cell/>
          <table:table-cell table:formula="of:=-[.T11]/(20*LOG10(EXP(1)))/[.C11]" office:value-type="float" office:value="-1.94942105404649" calcext:value-type="float">
            <text:p>-1.94942105404649</text:p>
          </table:table-cell>
          <table:table-cell table:number-columns-repeated="1004"/>
        </table:table-row>
        <table:table-row table:style-name="ro1">
          <table:table-cell table:formula="of:=[.A12]" office:value-type="float" office:value="8000000000" calcext:value-type="float">
            <text:p>8000000000</text:p>
          </table:table-cell>
          <table:table-cell table:style-name="Default" table:formula="of:=[.A51]*0.000000001" office:value-type="float" office:value="8" calcext:value-type="float">
            <text:p>8</text:p>
          </table:table-cell>
          <table:table-cell table:number-columns-repeated="9"/>
          <table:table-cell table:formula="of:=[.M12]" office:value-type="float" office:value="0.797355313558813" calcext:value-type="float">
            <text:p>0.797355313558813</text:p>
          </table:table-cell>
          <table:table-cell/>
          <table:table-cell table:formula="of:=-[.N12]/(20*LOG10(EXP(1)))/[.C12]" office:value-type="float" office:value="-1.41325734268453" calcext:value-type="float">
            <text:p>-1.41325734268453</text:p>
          </table:table-cell>
          <table:table-cell/>
          <table:table-cell table:formula="of:=-[.P12]/(20*LOG10(EXP(1)))/[.C12]" office:value-type="float" office:value="-1.60593208788657" calcext:value-type="float">
            <text:p>-1.60593208788657</text:p>
          </table:table-cell>
          <table:table-cell/>
          <table:table-cell table:formula="of:=-[.R12]/(20*LOG10(EXP(1)))/[.C12]" office:value-type="float" office:value="-1.80788046723291" calcext:value-type="float">
            <text:p>-1.80788046723291</text:p>
          </table:table-cell>
          <table:table-cell/>
          <table:table-cell table:formula="of:=-[.T12]/(20*LOG10(EXP(1)))/[.C12]" office:value-type="float" office:value="-1.85922254588845" calcext:value-type="float">
            <text:p>-1.85922254588845</text:p>
          </table:table-cell>
          <table:table-cell table:number-columns-repeated="1004"/>
        </table:table-row>
        <table:table-row table:style-name="ro1">
          <table:table-cell table:formula="of:=[.A13]" office:value-type="float" office:value="8250000000" calcext:value-type="float">
            <text:p>8250000000</text:p>
          </table:table-cell>
          <table:table-cell table:style-name="Default" table:formula="of:=[.A52]*0.000000001" office:value-type="float" office:value="8.25" calcext:value-type="float">
            <text:p>8.25</text:p>
          </table:table-cell>
          <table:table-cell table:number-columns-repeated="9"/>
          <table:table-cell table:formula="of:=[.M13]" office:value-type="float" office:value="0.833520679443995" calcext:value-type="float">
            <text:p>0.833520679443995</text:p>
          </table:table-cell>
          <table:table-cell/>
          <table:table-cell table:formula="of:=-[.N13]/(20*LOG10(EXP(1)))/[.C13]" office:value-type="float" office:value="-1.33459838912025" calcext:value-type="float">
            <text:p>-1.33459838912025</text:p>
          </table:table-cell>
          <table:table-cell/>
          <table:table-cell table:formula="of:=-[.P13]/(20*LOG10(EXP(1)))/[.C13]" office:value-type="float" office:value="-1.52263012813244" calcext:value-type="float">
            <text:p>-1.52263012813244</text:p>
          </table:table-cell>
          <table:table-cell/>
          <table:table-cell table:formula="of:=-[.R13]/(20*LOG10(EXP(1)))/[.C13]" office:value-type="float" office:value="-1.72148326390676" calcext:value-type="float">
            <text:p>-1.72148326390676</text:p>
          </table:table-cell>
          <table:table-cell/>
          <table:table-cell table:formula="of:=-[.T13]/(20*LOG10(EXP(1)))/[.C13]" office:value-type="float" office:value="-1.77304983052652" calcext:value-type="float">
            <text:p>-1.77304983052652</text:p>
          </table:table-cell>
          <table:table-cell table:number-columns-repeated="1004"/>
        </table:table-row>
        <table:table-row table:style-name="ro1">
          <table:table-cell table:formula="of:=[.A14]" office:value-type="float" office:value="8500000000" calcext:value-type="float">
            <text:p>8500000000</text:p>
          </table:table-cell>
          <table:table-cell table:style-name="Default" table:formula="of:=[.A53]*0.000000001" office:value-type="float" office:value="8.5" calcext:value-type="float">
            <text:p>8.5</text:p>
          </table:table-cell>
          <table:table-cell table:number-columns-repeated="9"/>
          <table:table-cell table:formula="of:=[.M14]" office:value-type="float" office:value="0.865711457791928" calcext:value-type="float">
            <text:p>0.865711457791928</text:p>
          </table:table-cell>
          <table:table-cell/>
          <table:table-cell table:formula="of:=-[.N14]/(20*LOG10(EXP(1)))/[.C14]" office:value-type="float" office:value="-1.25815472230271" calcext:value-type="float">
            <text:p>-1.25815472230271</text:p>
          </table:table-cell>
          <table:table-cell/>
          <table:table-cell table:formula="of:=-[.P14]/(20*LOG10(EXP(1)))/[.C14]" office:value-type="float" office:value="-1.44229653243565" calcext:value-type="float">
            <text:p>-1.44229653243565</text:p>
          </table:table-cell>
          <table:table-cell/>
          <table:table-cell table:formula="of:=-[.R14]/(20*LOG10(EXP(1)))/[.C14]" office:value-type="float" office:value="-1.63886596435461" calcext:value-type="float">
            <text:p>-1.63886596435461</text:p>
          </table:table-cell>
          <table:table-cell/>
          <table:table-cell table:formula="of:=-[.T14]/(20*LOG10(EXP(1)))/[.C14]" office:value-type="float" office:value="-1.69047010185855" calcext:value-type="float">
            <text:p>-1.69047010185855</text:p>
          </table:table-cell>
          <table:table-cell table:number-columns-repeated="1004"/>
        </table:table-row>
        <table:table-row table:style-name="ro1">
          <table:table-cell table:formula="of:=[.A15]" office:value-type="float" office:value="8750000000" calcext:value-type="float">
            <text:p>8750000000</text:p>
          </table:table-cell>
          <table:table-cell table:style-name="Default" table:formula="of:=[.A54]*0.000000001" office:value-type="float" office:value="8.75" calcext:value-type="float">
            <text:p>8.75</text:p>
          </table:table-cell>
          <table:table-cell table:number-columns-repeated="9"/>
          <table:table-cell table:formula="of:=[.M15]" office:value-type="float" office:value="0.8946449099748" calcext:value-type="float">
            <text:p>0.8946449099748</text:p>
          </table:table-cell>
          <table:table-cell/>
          <table:table-cell table:formula="of:=-[.N15]/(20*LOG10(EXP(1)))/[.C15]" office:value-type="float" office:value="-1.1834878858043" calcext:value-type="float">
            <text:p>-1.1834878858043</text:p>
          </table:table-cell>
          <table:table-cell/>
          <table:table-cell table:formula="of:=-[.P15]/(20*LOG10(EXP(1)))/[.C15]" office:value-type="float" office:value="-1.36452751521499" calcext:value-type="float">
            <text:p>-1.36452751521499</text:p>
          </table:table-cell>
          <table:table-cell/>
          <table:table-cell table:formula="of:=-[.R15]/(20*LOG10(EXP(1)))/[.C15]" office:value-type="float" office:value="-1.55965352148944" calcext:value-type="float">
            <text:p>-1.55965352148944</text:p>
          </table:table-cell>
          <table:table-cell/>
          <table:table-cell table:formula="of:=-[.T15]/(20*LOG10(EXP(1)))/[.C15]" office:value-type="float" office:value="-1.6110906357829" calcext:value-type="float">
            <text:p>-1.6110906357829</text:p>
          </table:table-cell>
          <table:table-cell table:number-columns-repeated="1004"/>
        </table:table-row>
        <table:table-row table:style-name="ro1">
          <table:table-cell table:formula="of:=[.A16]" office:value-type="float" office:value="9000000000" calcext:value-type="float">
            <text:p>9000000000</text:p>
          </table:table-cell>
          <table:table-cell table:style-name="Default" table:formula="of:=[.A55]*0.000000001" office:value-type="float" office:value="9" calcext:value-type="float">
            <text:p>9</text:p>
          </table:table-cell>
          <table:table-cell table:number-columns-repeated="9"/>
          <table:table-cell table:formula="of:=[.M16]" office:value-type="float" office:value="0.920869389224134" calcext:value-type="float">
            <text:p>0.920869389224134</text:p>
          </table:table-cell>
          <table:table-cell/>
          <table:table-cell table:formula="of:=-[.N16]/(20*LOG10(EXP(1)))/[.C16]" office:value-type="float" office:value="-1.110158263774" calcext:value-type="float">
            <text:p>-1.110158263774</text:p>
          </table:table-cell>
          <table:table-cell/>
          <table:table-cell table:formula="of:=-[.P16]/(20*LOG10(EXP(1)))/[.C16]" office:value-type="float" office:value="-1.28893936128376" calcext:value-type="float">
            <text:p>-1.28893936128376</text:p>
          </table:table-cell>
          <table:table-cell/>
          <table:table-cell table:formula="of:=-[.R16]/(20*LOG10(EXP(1)))/[.C16]" office:value-type="float" office:value="-1.4835058295317" calcext:value-type="float">
            <text:p>-1.4835058295317</text:p>
          </table:table-cell>
          <table:table-cell/>
          <table:table-cell table:formula="of:=-[.T16]/(20*LOG10(EXP(1)))/[.C16]" office:value-type="float" office:value="-1.53455159941871" calcext:value-type="float">
            <text:p>-1.53455159941871</text:p>
          </table:table-cell>
          <table:table-cell table:number-columns-repeated="1004"/>
        </table:table-row>
        <table:table-row table:style-name="ro1">
          <table:table-cell table:formula="of:=[.A17]" office:value-type="float" office:value="9250000000" calcext:value-type="float">
            <text:p>9250000000</text:p>
          </table:table-cell>
          <table:table-cell table:style-name="Default" table:formula="of:=[.A56]*0.000000001" office:value-type="float" office:value="9.25" calcext:value-type="float">
            <text:p>9.25</text:p>
          </table:table-cell>
          <table:table-cell table:number-columns-repeated="9"/>
          <table:table-cell table:formula="of:=[.M17]" office:value-type="float" office:value="0.944813893056929" calcext:value-type="float">
            <text:p>0.944813893056929</text:p>
          </table:table-cell>
          <table:table-cell/>
          <table:table-cell table:formula="of:=-[.N17]/(20*LOG10(EXP(1)))/[.C17]" office:value-type="float" office:value="-1.03770966225872" calcext:value-type="float">
            <text:p>-1.03770966225872</text:p>
          </table:table-cell>
          <table:table-cell/>
          <table:table-cell table:formula="of:=-[.P17]/(20*LOG10(EXP(1)))/[.C17]" office:value-type="float" office:value="-1.21515954745371" calcext:value-type="float">
            <text:p>-1.21515954745371</text:p>
          </table:table-cell>
          <table:table-cell/>
          <table:table-cell table:formula="of:=-[.R17]/(20*LOG10(EXP(1)))/[.C17]" office:value-type="float" office:value="-1.41011168895263" calcext:value-type="float">
            <text:p>-1.41011168895263</text:p>
          </table:table-cell>
          <table:table-cell/>
          <table:table-cell table:formula="of:=-[.T17]/(20*LOG10(EXP(1)))/[.C17]" office:value-type="float" office:value="-1.46051963503409" calcext:value-type="float">
            <text:p>-1.46051963503409</text:p>
          </table:table-cell>
          <table:table-cell/>
          <table:table-cell office:value-type="string" calcext:value-type="string">
            <text:p>Swap modes 4 and 5 starting at 12.5 GHz</text:p>
          </table:table-cell>
          <table:table-cell table:number-columns-repeated="1002"/>
        </table:table-row>
        <table:table-row table:style-name="ro1">
          <table:table-cell table:formula="of:=[.A18]" office:value-type="float" office:value="9500000000" calcext:value-type="float">
            <text:p>9500000000</text:p>
          </table:table-cell>
          <table:table-cell table:style-name="Default" table:formula="of:=[.A57]*0.000000001" office:value-type="float" office:value="9.5" calcext:value-type="float">
            <text:p>9.5</text:p>
          </table:table-cell>
          <table:table-cell table:number-columns-repeated="9"/>
          <table:table-cell table:formula="of:=[.M18]" office:value-type="float" office:value="0.966820279543458" calcext:value-type="float">
            <text:p>0.966820279543458</text:p>
          </table:table-cell>
          <table:table-cell/>
          <table:table-cell table:formula="of:=-[.N18]/(20*LOG10(EXP(1)))/[.C18]" office:value-type="float" office:value="-0.965649236260565" calcext:value-type="float">
            <text:p>-0.965649236260565</text:p>
          </table:table-cell>
          <table:table-cell/>
          <table:table-cell table:formula="of:=-[.P18]/(20*LOG10(EXP(1)))/[.C18]" office:value-type="float" office:value="-1.14281710467028" calcext:value-type="float">
            <text:p>-1.14281710467028</text:p>
          </table:table-cell>
          <table:table-cell/>
          <table:table-cell table:formula="of:=-[.R18]/(20*LOG10(EXP(1)))/[.C18]" office:value-type="float" office:value="-1.33918339662683" calcext:value-type="float">
            <text:p>-1.33918339662683</text:p>
          </table:table-cell>
          <table:table-cell/>
          <table:table-cell table:formula="of:=-[.T18]/(20*LOG10(EXP(1)))/[.C18]" office:value-type="float" office:value="-1.38868195358116" calcext:value-type="float">
            <text:p>-1.38868195358116</text:p>
          </table:table-cell>
          <table:table-cell table:number-columns-repeated="1004"/>
        </table:table-row>
        <table:table-row table:style-name="ro1">
          <table:table-cell table:formula="of:=[.A19]" office:value-type="float" office:value="9750000000" calcext:value-type="float">
            <text:p>9750000000</text:p>
          </table:table-cell>
          <table:table-cell table:style-name="Default" table:formula="of:=[.A58]*0.000000001" office:value-type="float" office:value="9.75" calcext:value-type="float">
            <text:p>9.75</text:p>
          </table:table-cell>
          <table:table-cell table:number-columns-repeated="9"/>
          <table:table-cell table:formula="of:=[.M19]" office:value-type="float" office:value="0.98716506579117" calcext:value-type="float">
            <text:p>0.98716506579117</text:p>
          </table:table-cell>
          <table:table-cell/>
          <table:table-cell table:formula="of:=-[.N19]/(20*LOG10(EXP(1)))/[.C19]" office:value-type="float" office:value="-0.893419158690943" calcext:value-type="float">
            <text:p>-0.893419158690943</text:p>
          </table:table-cell>
          <table:table-cell/>
          <table:table-cell table:formula="of:=-[.P19]/(20*LOG10(EXP(1)))/[.C19]" office:value-type="float" office:value="-1.07153134560649" calcext:value-type="float">
            <text:p>-1.07153134560649</text:p>
          </table:table-cell>
          <table:table-cell/>
          <table:table-cell table:formula="of:=-[.R19]/(20*LOG10(EXP(1)))/[.C19]" office:value-type="float" office:value="-1.27045174898178" calcext:value-type="float">
            <text:p>-1.27045174898178</text:p>
          </table:table-cell>
          <table:table-cell/>
          <table:table-cell table:formula="of:=-[.T19]/(20*LOG10(EXP(1)))/[.C19]" office:value-type="float" office:value="-1.31874067884026" calcext:value-type="float">
            <text:p>-1.31874067884026</text:p>
          </table:table-cell>
          <table:table-cell table:number-columns-repeated="1004"/>
        </table:table-row>
        <table:table-row table:style-name="ro1">
          <table:table-cell table:formula="of:=[.A20]" office:value-type="float" office:value="10000000000" calcext:value-type="float">
            <text:p>10000000000</text:p>
          </table:table-cell>
          <table:table-cell table:style-name="Default" table:formula="of:=[.A59]*0.000000001" office:value-type="float" office:value="10" calcext:value-type="float">
            <text:p>10</text:p>
          </table:table-cell>
          <table:table-cell table:number-columns-repeated="9"/>
          <table:table-cell table:formula="of:=[.M20]" office:value-type="float" office:value="1.0060746693908" calcext:value-type="float">
            <text:p>1.0060746693908</text:p>
          </table:table-cell>
          <table:table-cell/>
          <table:table-cell table:formula="of:=-[.N20]/(20*LOG10(EXP(1)))/[.C20]" office:value-type="float" office:value="-0.820353411491317" calcext:value-type="float">
            <text:p>-0.820353411491317</text:p>
          </table:table-cell>
          <table:table-cell/>
          <table:table-cell table:formula="of:=-[.P20]/(20*LOG10(EXP(1)))/[.C20]" office:value-type="float" office:value="-1.00089764227627" calcext:value-type="float">
            <text:p>-1.00089764227627</text:p>
          </table:table-cell>
          <table:table-cell/>
          <table:table-cell table:formula="of:=-[.R20]/(20*LOG10(EXP(1)))/[.C20]" office:value-type="float" office:value="-1.20366124990802" calcext:value-type="float">
            <text:p>-1.20366124990802</text:p>
          </table:table-cell>
          <table:table-cell/>
          <table:table-cell table:formula="of:=-[.T20]/(20*LOG10(EXP(1)))/[.C20]" office:value-type="float" office:value="-1.25040716449699" calcext:value-type="float">
            <text:p>-1.25040716449699</text:p>
          </table:table-cell>
          <table:table-cell table:number-columns-repeated="1004"/>
        </table:table-row>
        <table:table-row table:style-name="ro1">
          <table:table-cell table:formula="of:=[.A21]" office:value-type="float" office:value="10250000000" calcext:value-type="float">
            <text:p>10250000000</text:p>
          </table:table-cell>
          <table:table-cell table:style-name="Default" table:formula="of:=[.A60]*0.000000001" office:value-type="float" office:value="10.25" calcext:value-type="float">
            <text:p>10.25</text:p>
          </table:table-cell>
          <table:table-cell table:number-columns-repeated="9"/>
          <table:table-cell table:formula="of:=[.M21]" office:value-type="float" office:value="1.02373636218506" calcext:value-type="float">
            <text:p>1.02373636218506</text:p>
          </table:table-cell>
          <table:table-cell/>
          <table:table-cell table:formula="of:=-[.N21]/(20*LOG10(EXP(1)))/[.C21]" office:value-type="float" office:value="-0.745606519264871" calcext:value-type="float">
            <text:p>-0.745606519264871</text:p>
          </table:table-cell>
          <table:table-cell/>
          <table:table-cell table:formula="of:=-[.P21]/(20*LOG10(EXP(1)))/[.C21]" office:value-type="float" office:value="-0.93046811490797" calcext:value-type="float">
            <text:p>-0.93046811490797</text:p>
          </table:table-cell>
          <table:table-cell/>
          <table:table-cell table:formula="of:=-[.R21]/(20*LOG10(EXP(1)))/[.C21]" office:value-type="float" office:value="-1.13856529961519" calcext:value-type="float">
            <text:p>-1.13856529961519</text:p>
          </table:table-cell>
          <table:table-cell/>
          <table:table-cell table:formula="of:=-[.T21]/(20*LOG10(EXP(1)))/[.C21]" office:value-type="float" office:value="-1.18339595506815" calcext:value-type="float">
            <text:p>-1.18339595506815</text:p>
          </table:table-cell>
          <table:table-cell table:number-columns-repeated="1004"/>
        </table:table-row>
        <table:table-row table:style-name="ro1">
          <table:table-cell table:formula="of:=[.A22]" office:value-type="float" office:value="10500000000" calcext:value-type="float">
            <text:p>10500000000</text:p>
          </table:table-cell>
          <table:table-cell table:style-name="Default" table:formula="of:=[.A61]*0.000000001" office:value-type="float" office:value="10.5" calcext:value-type="float">
            <text:p>10.5</text:p>
          </table:table-cell>
          <table:table-cell table:number-columns-repeated="9"/>
          <table:table-cell table:formula="of:=[.M22]" office:value-type="float" office:value="1.04030632942277" calcext:value-type="float">
            <text:p>1.04030632942277</text:p>
          </table:table-cell>
          <table:table-cell/>
          <table:table-cell table:formula="of:=-[.N22]/(20*LOG10(EXP(1)))/[.C22]" office:value-type="float" office:value="-0.668025405879167" calcext:value-type="float">
            <text:p>-0.668025405879167</text:p>
          </table:table-cell>
          <table:table-cell/>
          <table:table-cell table:formula="of:=-[.P22]/(20*LOG10(EXP(1)))/[.C22]" office:value-type="float" office:value="-0.859723502558946" calcext:value-type="float">
            <text:p>-0.859723502558946</text:p>
          </table:table-cell>
          <table:table-cell/>
          <table:table-cell table:formula="of:=-[.R22]/(20*LOG10(EXP(1)))/[.C22]" office:value-type="float" office:value="-1.07492109932453" calcext:value-type="float">
            <text:p>-1.07492109932453</text:p>
          </table:table-cell>
          <table:table-cell/>
          <table:table-cell table:formula="of:=-[.T22]/(20*LOG10(EXP(1)))/[.C22]" office:value-type="float" office:value="-1.11741796186451" calcext:value-type="float">
            <text:p>-1.11741796186451</text:p>
          </table:table-cell>
          <table:table-cell table:number-columns-repeated="1004"/>
        </table:table-row>
        <table:table-row table:style-name="ro1">
          <table:table-cell table:formula="of:=[.A23]" office:value-type="float" office:value="10750000000" calcext:value-type="float">
            <text:p>10750000000</text:p>
          </table:table-cell>
          <table:table-cell table:style-name="Default" table:formula="of:=[.A62]*0.000000001" office:value-type="float" office:value="10.75" calcext:value-type="float">
            <text:p>10.75</text:p>
          </table:table-cell>
          <table:table-cell table:number-columns-repeated="9"/>
          <table:table-cell table:formula="of:=[.M23]" office:value-type="float" office:value="1.05591572140176" calcext:value-type="float">
            <text:p>1.05591572140176</text:p>
          </table:table-cell>
          <table:table-cell/>
          <table:table-cell table:formula="of:=-[.N23]/(20*LOG10(EXP(1)))/[.C23]" office:value-type="float" office:value="-0.585893379045869" calcext:value-type="float">
            <text:p>-0.585893379045869</text:p>
          </table:table-cell>
          <table:table-cell/>
          <table:table-cell table:formula="of:=-[.P23]/(20*LOG10(EXP(1)))/[.C23]" office:value-type="float" office:value="-0.788029240405441" calcext:value-type="float">
            <text:p>-0.788029240405441</text:p>
          </table:table-cell>
          <table:table-cell/>
          <table:table-cell table:formula="of:=-[.R23]/(20*LOG10(EXP(1)))/[.C23]" office:value-type="float" office:value="-1.01248392690489" calcext:value-type="float">
            <text:p>-1.01248392690489</text:p>
          </table:table-cell>
          <table:table-cell/>
          <table:table-cell table:formula="of:=-[.T23]/(20*LOG10(EXP(1)))/[.C23]" office:value-type="float" office:value="-1.05217224722809" calcext:value-type="float">
            <text:p>-1.05217224722809</text:p>
          </table:table-cell>
          <table:table-cell table:number-columns-repeated="1004"/>
        </table:table-row>
        <table:table-row table:style-name="ro1">
          <table:table-cell table:formula="of:=[.A24]" office:value-type="float" office:value="11000000000" calcext:value-type="float">
            <text:p>11000000000</text:p>
          </table:table-cell>
          <table:table-cell table:style-name="Default" table:formula="of:=[.A63]*0.000000001" office:value-type="float" office:value="11" calcext:value-type="float">
            <text:p>11</text:p>
          </table:table-cell>
          <table:table-cell table:number-columns-repeated="9"/>
          <table:table-cell table:formula="of:=[.M24]" office:value-type="float" office:value="1.07067528056846" calcext:value-type="float">
            <text:p>1.07067528056846</text:p>
          </table:table-cell>
          <table:table-cell/>
          <table:table-cell table:formula="of:=-[.N24]/(20*LOG10(EXP(1)))/[.C24]" office:value-type="float" office:value="-0.496340189978178" calcext:value-type="float">
            <text:p>-0.496340189978178</text:p>
          </table:table-cell>
          <table:table-cell/>
          <table:table-cell table:formula="of:=-[.P24]/(20*LOG10(EXP(1)))/[.C24]" office:value-type="float" office:value="-0.714561639534171" calcext:value-type="float">
            <text:p>-0.714561639534171</text:p>
          </table:table-cell>
          <table:table-cell/>
          <table:table-cell table:formula="of:=-[.R24]/(20*LOG10(EXP(1)))/[.C24]" office:value-type="float" office:value="-0.951000297017894" calcext:value-type="float">
            <text:p>-0.951000297017894</text:p>
          </table:table-cell>
          <table:table-cell/>
          <table:table-cell table:formula="of:=-[.T24]/(20*LOG10(EXP(1)))/[.C24]" office:value-type="float" office:value="-0.987335496962605" calcext:value-type="float">
            <text:p>-0.987335496962605</text:p>
          </table:table-cell>
          <table:table-cell table:number-columns-repeated="1004"/>
        </table:table-row>
        <table:table-row table:style-name="ro1">
          <table:table-cell table:formula="of:=[.A25]" office:value-type="float" office:value="11250000000" calcext:value-type="float">
            <text:p>11250000000</text:p>
          </table:table-cell>
          <table:table-cell table:style-name="Default" table:formula="of:=[.A64]*0.000000001" office:value-type="float" office:value="11.25" calcext:value-type="float">
            <text:p>11.25</text:p>
          </table:table-cell>
          <table:table-cell table:number-columns-repeated="9"/>
          <table:table-cell table:formula="of:=[.M25]" office:value-type="float" office:value="1.08467893763008" calcext:value-type="float">
            <text:p>1.08467893763008</text:p>
          </table:table-cell>
          <table:table-cell/>
          <table:table-cell table:formula="of:=-[.N25]/(20*LOG10(EXP(1)))/[.C25]" office:value-type="float" office:value="-0.393650550551082" calcext:value-type="float">
            <text:p>-0.393650550551082</text:p>
          </table:table-cell>
          <table:table-cell/>
          <table:table-cell table:formula="of:=-[.P25]/(20*LOG10(EXP(1)))/[.C25]" office:value-type="float" office:value="-0.638172813173242" calcext:value-type="float">
            <text:p>-0.638172813173242</text:p>
          </table:table-cell>
          <table:table-cell/>
          <table:table-cell table:formula="of:=-[.R25]/(20*LOG10(EXP(1)))/[.C25]" office:value-type="float" office:value="-0.890199270777726" calcext:value-type="float">
            <text:p>-0.890199270777726</text:p>
          </table:table-cell>
          <table:table-cell/>
          <table:table-cell table:formula="of:=-[.T25]/(20*LOG10(EXP(1)))/[.C25]" office:value-type="float" office:value="-0.922547699235644" calcext:value-type="float">
            <text:p>-0.922547699235644</text:p>
          </table:table-cell>
          <table:table-cell table:number-columns-repeated="1004"/>
        </table:table-row>
        <table:table-row table:style-name="ro1">
          <table:table-cell table:formula="of:=[.A26]" office:value-type="float" office:value="11500000000" calcext:value-type="float">
            <text:p>11500000000</text:p>
          </table:table-cell>
          <table:table-cell table:style-name="Default" table:formula="of:=[.A65]*0.000000001" office:value-type="float" office:value="11.5" calcext:value-type="float">
            <text:p>11.5</text:p>
          </table:table-cell>
          <table:table-cell table:number-columns-repeated="9"/>
          <table:table-cell table:formula="of:=[.M26]" office:value-type="float" office:value="1.09800664865082" calcext:value-type="float">
            <text:p>1.09800664865082</text:p>
          </table:table-cell>
          <table:table-cell/>
          <table:table-cell table:formula="of:=-[.N26]/(20*LOG10(EXP(1)))/[.C26]" office:value-type="float" office:value="-0.261933137688385" calcext:value-type="float">
            <text:p>-0.261933137688385</text:p>
          </table:table-cell>
          <table:table-cell/>
          <table:table-cell table:formula="of:=-[.P26]/(20*LOG10(EXP(1)))/[.C26]" office:value-type="float" office:value="-0.557115488658527" calcext:value-type="float">
            <text:p>-0.557115488658527</text:p>
          </table:table-cell>
          <table:table-cell/>
          <table:table-cell table:formula="of:=-[.R26]/(20*LOG10(EXP(1)))/[.C26]" office:value-type="float" office:value="-0.829780736535788" calcext:value-type="float">
            <text:p>-0.829780736535788</text:p>
          </table:table-cell>
          <table:table-cell/>
          <table:table-cell table:formula="of:=-[.T26]/(20*LOG10(EXP(1)))/[.C26]" office:value-type="float" office:value="-0.857391503768112" calcext:value-type="float">
            <text:p>-0.857391503768112</text:p>
          </table:table-cell>
          <table:table-cell table:number-columns-repeated="1004"/>
        </table:table-row>
        <table:table-row table:style-name="ro1">
          <table:table-cell table:formula="of:=[.A27]" office:value-type="float" office:value="11750000000" calcext:value-type="float">
            <text:p>11750000000</text:p>
          </table:table-cell>
          <table:table-cell table:style-name="Default" table:formula="of:=[.A66]*0.000000001" office:value-type="float" office:value="11.75" calcext:value-type="float">
            <text:p>11.75</text:p>
          </table:table-cell>
          <table:table-cell table:number-columns-repeated="9"/>
          <table:table-cell table:formula="of:=[.M27]" office:value-type="float" office:value="1.11072666485102" calcext:value-type="float">
            <text:p>1.11072666485102</text:p>
          </table:table-cell>
          <table:table-cell/>
          <table:table-cell table:formula="of:=[.O27]" office:value-type="float" office:value="0.114593935651298" calcext:value-type="float">
            <text:p>0.114593935651298</text:p>
          </table:table-cell>
          <table:table-cell/>
          <table:table-cell table:formula="of:=-[.P27]/(20*LOG10(EXP(1)))/[.C27]" office:value-type="float" office:value="-0.468392027448971" calcext:value-type="float">
            <text:p>-0.468392027448971</text:p>
          </table:table-cell>
          <table:table-cell/>
          <table:table-cell table:formula="of:=-[.R27]/(20*LOG10(EXP(1)))/[.C27]" office:value-type="float" office:value="-0.769398663692275" calcext:value-type="float">
            <text:p>-0.769398663692275</text:p>
          </table:table-cell>
          <table:table-cell/>
          <table:table-cell table:formula="of:=-[.T27]/(20*LOG10(EXP(1)))/[.C27]" office:value-type="float" office:value="-0.791360690637029" calcext:value-type="float">
            <text:p>-0.791360690637029</text:p>
          </table:table-cell>
          <table:table-cell table:number-columns-repeated="1004"/>
        </table:table-row>
        <table:table-row table:style-name="ro1">
          <table:table-cell table:style-name="ce2" table:formula="of:=[.A28]" office:value-type="float" office:value="12000000000" calcext:value-type="float">
            <text:p>12000000000</text:p>
          </table:table-cell>
          <table:table-cell table:style-name="ce2" table:formula="of:=[.A67]*0.000000001" office:value-type="float" office:value="12" calcext:value-type="float">
            <text:p>12</text:p>
          </table:table-cell>
          <table:table-cell table:style-name="ce2" table:number-columns-repeated="9"/>
          <table:table-cell table:style-name="ce2" table:formula="of:=[.M28]" office:value-type="float" office:value="1.12289737254245" calcext:value-type="float">
            <text:p>1.12289737254245</text:p>
          </table:table-cell>
          <table:table-cell table:style-name="ce2"/>
          <table:table-cell table:style-name="ce2" table:formula="of:=[.O28]" office:value-type="float" office:value="0.301072035034616" calcext:value-type="float">
            <text:p>0.301072035034616</text:p>
          </table:table-cell>
          <table:table-cell table:style-name="ce2"/>
          <table:table-cell table:style-name="ce2" table:formula="of:=-[.P28]/(20*LOG10(EXP(1)))/[.C28]" office:value-type="float" office:value="-0.36580680074136" calcext:value-type="float">
            <text:p>-0.36580680074136</text:p>
          </table:table-cell>
          <table:table-cell table:style-name="ce2"/>
          <table:table-cell table:style-name="ce2" table:formula="of:=-[.R28]/(20*LOG10(EXP(1)))/[.C28]" office:value-type="float" office:value="-0.708635738076515" calcext:value-type="float">
            <text:p>-0.708635738076515</text:p>
          </table:table-cell>
          <table:table-cell table:style-name="ce2"/>
          <table:table-cell table:style-name="ce2" table:formula="of:=-[.T28]/(20*LOG10(EXP(1)))/[.C28]" office:value-type="float" office:value="-0.72380890328612" calcext:value-type="float">
            <text:p>-0.72380890328612</text:p>
          </table:table-cell>
          <table:table-cell table:style-name="ce2" table:number-columns-repeated="1004"/>
        </table:table-row>
        <table:table-row table:style-name="ro1">
          <table:table-cell table:formula="of:=[.A29]" office:value-type="float" office:value="12250000000" calcext:value-type="float">
            <text:p>12250000000</text:p>
          </table:table-cell>
          <table:table-cell table:style-name="Default" table:formula="of:=[.A68]*0.000000001" office:value-type="float" office:value="12.25" calcext:value-type="float">
            <text:p>12.25</text:p>
          </table:table-cell>
          <table:table-cell table:number-columns-repeated="9"/>
          <table:table-cell table:formula="of:=[.M29]" office:value-type="float" office:value="1.13456880312197" calcext:value-type="float">
            <text:p>1.13456880312197</text:p>
          </table:table-cell>
          <table:table-cell/>
          <table:table-cell table:formula="of:=[.O29]" office:value-type="float" office:value="0.40530272918962" calcext:value-type="float">
            <text:p>0.40530272918962</text:p>
          </table:table-cell>
          <table:table-cell/>
          <table:table-cell table:formula="of:=-[.P29]/(20*LOG10(EXP(1)))/[.C29]" office:value-type="float" office:value="-0.230667825675196" calcext:value-type="float">
            <text:p>-0.230667825675196</text:p>
          </table:table-cell>
          <table:table-cell/>
          <table:table-cell table:formula="of:=-[.R29]/(20*LOG10(EXP(1)))/[.C29]" office:value-type="float" office:value="-0.646962487543016" calcext:value-type="float">
            <text:p>-0.646962487543016</text:p>
          </table:table-cell>
          <table:table-cell/>
          <table:table-cell table:formula="of:=-[.T29]/(20*LOG10(EXP(1)))/[.C29]" office:value-type="float" office:value="-0.65386007780754" calcext:value-type="float">
            <text:p>-0.65386007780754</text:p>
          </table:table-cell>
          <table:table-cell table:number-columns-repeated="1004"/>
        </table:table-row>
        <table:table-row table:style-name="ro1">
          <table:table-cell table:style-name="ce1" table:formula="of:=[.A30]" office:value-type="float" office:value="12500000000" calcext:value-type="float">
            <text:p>12500000000</text:p>
          </table:table-cell>
          <table:table-cell table:style-name="ce1" table:formula="of:=[.A69]*0.000000001" office:value-type="float" office:value="12.5" calcext:value-type="float">
            <text:p>12.5</text:p>
          </table:table-cell>
          <table:table-cell table:style-name="ce1" table:number-columns-repeated="9"/>
          <table:table-cell table:style-name="ce1" table:formula="of:=[.M30]" office:value-type="float" office:value="1.14578388659094" calcext:value-type="float">
            <text:p>1.14578388659094</text:p>
          </table:table-cell>
          <table:table-cell table:style-name="ce1"/>
          <table:table-cell table:style-name="ce1" table:formula="of:=[.O30]" office:value-type="float" office:value="0.484060430405996" calcext:value-type="float">
            <text:p>0.484060430405996</text:p>
          </table:table-cell>
          <table:table-cell table:style-name="ce1"/>
          <table:table-cell table:style-name="ce1" table:formula="of:=[.Q30]" office:value-type="float" office:value="0.151085068787582" calcext:value-type="float">
            <text:p>0.151085068787582</text:p>
          </table:table-cell>
          <table:table-cell table:style-name="ce1"/>
          <table:table-cell table:style-name="ce1" table:formula="of:=-[.T30]/(20*LOG10(EXP(1)))/[.C30]" office:value-type="float" office:value="-0.583666589347463" calcext:value-type="float">
            <text:p>-0.583666589347463</text:p>
          </table:table-cell>
          <table:table-cell table:style-name="ce1"/>
          <table:table-cell table:style-name="ce1" table:formula="of:=-[.R30]/(20*LOG10(EXP(1)))/[.C30]" office:value-type="float" office:value="-0.580237342392543" calcext:value-type="float">
            <text:p>-0.580237342392543</text:p>
          </table:table-cell>
          <table:table-cell table:style-name="ce1" table:number-columns-repeated="1004"/>
        </table:table-row>
        <table:table-row table:style-name="ro1">
          <table:table-cell table:formula="of:=[.A31]" office:value-type="float" office:value="12750000000" calcext:value-type="float">
            <text:p>12750000000</text:p>
          </table:table-cell>
          <table:table-cell table:style-name="Default" table:formula="of:=[.A70]*0.000000001" office:value-type="float" office:value="12.75" calcext:value-type="float">
            <text:p>12.75</text:p>
          </table:table-cell>
          <table:table-cell table:number-columns-repeated="9"/>
          <table:table-cell table:formula="of:=[.M31]" office:value-type="float" office:value="1.1565795031115" calcext:value-type="float">
            <text:p>1.1565795031115</text:p>
          </table:table-cell>
          <table:table-cell/>
          <table:table-cell table:formula="of:=[.O31]" office:value-type="float" office:value="0.548679909675409" calcext:value-type="float">
            <text:p>0.548679909675409</text:p>
          </table:table-cell>
          <table:table-cell/>
          <table:table-cell table:formula="of:=[.Q31]" office:value-type="float" office:value="0.307646988728104" calcext:value-type="float">
            <text:p>0.307646988728104</text:p>
          </table:table-cell>
          <table:table-cell/>
          <table:table-cell table:formula="of:=-[.T31]/(20*LOG10(EXP(1)))/[.C31]" office:value-type="float" office:value="-0.517719540018591" calcext:value-type="float">
            <text:p>-0.517719540018591</text:p>
          </table:table-cell>
          <table:table-cell/>
          <table:table-cell table:formula="of:=-[.R31]/(20*LOG10(EXP(1)))/[.C31]" office:value-type="float" office:value="-0.500894697797756" calcext:value-type="float">
            <text:p>-0.500894697797756</text:p>
          </table:table-cell>
          <table:table-cell table:number-columns-repeated="1004"/>
        </table:table-row>
        <table:table-row table:style-name="ro1">
          <table:table-cell table:formula="of:=[.A32]" office:value-type="float" office:value="13000000000" calcext:value-type="float">
            <text:p>13000000000</text:p>
          </table:table-cell>
          <table:table-cell table:style-name="Default" table:formula="of:=[.A71]*0.000000001" office:value-type="float" office:value="13" calcext:value-type="float">
            <text:p>13</text:p>
          </table:table-cell>
          <table:table-cell table:number-columns-repeated="9"/>
          <table:table-cell table:formula="of:=[.M32]" office:value-type="float" office:value="1.16698737333788" calcext:value-type="float">
            <text:p>1.16698737333788</text:p>
          </table:table-cell>
          <table:table-cell/>
          <table:table-cell table:formula="of:=[.O32]" office:value-type="float" office:value="0.603920448525803" calcext:value-type="float">
            <text:p>0.603920448525803</text:p>
          </table:table-cell>
          <table:table-cell/>
          <table:table-cell table:formula="of:=[.Q32]" office:value-type="float" office:value="0.403207521300809" calcext:value-type="float">
            <text:p>0.403207521300809</text:p>
          </table:table-cell>
          <table:table-cell/>
          <table:table-cell table:formula="of:=-[.T32]/(20*LOG10(EXP(1)))/[.C32]" office:value-type="float" office:value="-0.447494663245473" calcext:value-type="float">
            <text:p>-0.447494663245473</text:p>
          </table:table-cell>
          <table:table-cell/>
          <table:table-cell table:formula="of:=-[.R32]/(20*LOG10(EXP(1)))/[.C32]" office:value-type="float" office:value="-0.412072285608842" calcext:value-type="float">
            <text:p>-0.412072285608842</text:p>
          </table:table-cell>
          <table:table-cell table:number-columns-repeated="1004"/>
        </table:table-row>
        <table:table-row table:style-name="ro1">
          <table:table-cell table:formula="of:=[.A33]" office:value-type="float" office:value="13250000000" calcext:value-type="float">
            <text:p>13250000000</text:p>
          </table:table-cell>
          <table:table-cell table:style-name="Default" table:formula="of:=[.A72]*0.000000001" office:value-type="float" office:value="13.25" calcext:value-type="float">
            <text:p>13.25</text:p>
          </table:table-cell>
          <table:table-cell table:number-columns-repeated="9"/>
          <table:table-cell table:formula="of:=[.M33]" office:value-type="float" office:value="1.17703481815592" calcext:value-type="float">
            <text:p>1.17703481815592</text:p>
          </table:table-cell>
          <table:table-cell/>
          <table:table-cell table:formula="of:=[.O33]" office:value-type="float" office:value="0.652337544316798" calcext:value-type="float">
            <text:p>0.652337544316798</text:p>
          </table:table-cell>
          <table:table-cell/>
          <table:table-cell table:formula="of:=[.Q33]" office:value-type="float" office:value="0.476349929579411" calcext:value-type="float">
            <text:p>0.476349929579411</text:p>
          </table:table-cell>
          <table:table-cell/>
          <table:table-cell table:formula="of:=-[.T33]/(20*LOG10(EXP(1)))/[.C33]" office:value-type="float" office:value="-0.370063398087259" calcext:value-type="float">
            <text:p>-0.370063398087259</text:p>
          </table:table-cell>
          <table:table-cell/>
          <table:table-cell table:formula="of:=-[.R33]/(20*LOG10(EXP(1)))/[.C33]" office:value-type="float" office:value="-0.305034929733958" calcext:value-type="float">
            <text:p>-0.305034929733958</text:p>
          </table:table-cell>
          <table:table-cell table:number-columns-repeated="1004"/>
        </table:table-row>
        <table:table-row table:style-name="ro1">
          <table:table-cell table:formula="of:=[.A34]" office:value-type="float" office:value="13500000000" calcext:value-type="float">
            <text:p>13500000000</text:p>
          </table:table-cell>
          <table:table-cell table:style-name="Default" table:formula="of:=[.A73]*0.000000001" office:value-type="float" office:value="13.5" calcext:value-type="float">
            <text:p>13.5</text:p>
          </table:table-cell>
          <table:table-cell table:number-columns-repeated="9"/>
          <table:table-cell table:formula="of:=[.M34]" office:value-type="float" office:value="1.186745411006" calcext:value-type="float">
            <text:p>1.186745411006</text:p>
          </table:table-cell>
          <table:table-cell/>
          <table:table-cell table:formula="of:=[.O34]" office:value-type="float" office:value="0.69549940684887" calcext:value-type="float">
            <text:p>0.69549940684887</text:p>
          </table:table-cell>
          <table:table-cell/>
          <table:table-cell table:formula="of:=[.Q34]" office:value-type="float" office:value="0.536574436472472" calcext:value-type="float">
            <text:p>0.536574436472472</text:p>
          </table:table-cell>
          <table:table-cell/>
          <table:table-cell table:formula="of:=-[.T34]/(20*LOG10(EXP(1)))/[.C34]" office:value-type="float" office:value="-0.278887596537597" calcext:value-type="float">
            <text:p>-0.278887596537597</text:p>
          </table:table-cell>
          <table:table-cell/>
          <table:table-cell table:formula="of:=-[.R34]/(20*LOG10(EXP(1)))/[.C34]" office:value-type="float" office:value="-0.142488441666605" calcext:value-type="float">
            <text:p>-0.142488441666605</text:p>
          </table:table-cell>
          <table:table-cell table:number-columns-repeated="1004"/>
        </table:table-row>
        <table:table-row table:style-name="ro1">
          <table:table-cell table:formula="of:=[.A35]" office:value-type="float" office:value="13750000000" calcext:value-type="float">
            <text:p>13750000000</text:p>
          </table:table-cell>
          <table:table-cell table:style-name="Default" table:formula="of:=[.A74]*0.000000001" office:value-type="float" office:value="13.75" calcext:value-type="float">
            <text:p>13.75</text:p>
          </table:table-cell>
          <table:table-cell table:number-columns-repeated="9"/>
          <table:table-cell table:formula="of:=[.M35]" office:value-type="float" office:value="1.19613954044947" calcext:value-type="float">
            <text:p>1.19613954044947</text:p>
          </table:table-cell>
          <table:table-cell/>
          <table:table-cell table:formula="of:=[.O35]" office:value-type="float" office:value="0.734453776787527" calcext:value-type="float">
            <text:p>0.734453776787527</text:p>
          </table:table-cell>
          <table:table-cell/>
          <table:table-cell table:formula="of:=[.Q35]" office:value-type="float" office:value="0.58807091104767" calcext:value-type="float">
            <text:p>0.58807091104767</text:p>
          </table:table-cell>
          <table:table-cell/>
          <table:table-cell table:formula="of:=-[.T35]/(20*LOG10(EXP(1)))/[.C35]" office:value-type="float" office:value="-0.149775788173711" calcext:value-type="float">
            <text:p>-0.149775788173711</text:p>
          </table:table-cell>
          <table:table-cell/>
          <table:table-cell table:formula="of:=[.S35]" office:value-type="float" office:value="0.220722102291938" calcext:value-type="float">
            <text:p>0.220722102291938</text:p>
          </table:table-cell>
          <table:table-cell table:number-columns-repeated="1004"/>
        </table:table-row>
        <table:table-row table:style-name="ro1">
          <table:table-cell table:formula="of:=[.A36]" office:value-type="float" office:value="14000000000" calcext:value-type="float">
            <text:p>14000000000</text:p>
          </table:table-cell>
          <table:table-cell table:style-name="Default" table:formula="of:=[.A75]*0.000000001" office:value-type="float" office:value="14" calcext:value-type="float">
            <text:p>14</text:p>
          </table:table-cell>
          <table:table-cell table:number-columns-repeated="9"/>
          <table:table-cell table:formula="of:=[.M36]" office:value-type="float" office:value="1.20523489658321" calcext:value-type="float">
            <text:p>1.20523489658321</text:p>
          </table:table-cell>
          <table:table-cell/>
          <table:table-cell table:formula="of:=[.O36]" office:value-type="float" office:value="0.769943247812946" calcext:value-type="float">
            <text:p>0.769943247812946</text:p>
          </table:table-cell>
          <table:table-cell/>
          <table:table-cell table:formula="of:=[.Q36]" office:value-type="float" office:value="0.633147675218146" calcext:value-type="float">
            <text:p>0.633147675218146</text:p>
          </table:table-cell>
          <table:table-cell/>
          <table:table-cell table:formula="of:=[.U36]" office:value-type="float" office:value="0.171395758929052" calcext:value-type="float">
            <text:p>0.171395758929052</text:p>
          </table:table-cell>
          <table:table-cell/>
          <table:table-cell table:formula="of:=[.S36]" office:value-type="float" office:value="0.338057877095471" calcext:value-type="float">
            <text:p>0.338057877095471</text:p>
          </table:table-cell>
          <table:table-cell table:number-columns-repeated="1004"/>
        </table:table-row>
        <table:table-row table:style-name="ro1">
          <table:table-cell table:formula="of:=[.A37]" office:value-type="float" office:value="14250000000" calcext:value-type="float">
            <text:p>14250000000</text:p>
          </table:table-cell>
          <table:table-cell table:style-name="Default" table:formula="of:=[.A76]*0.000000001" office:value-type="float" office:value="14.25" calcext:value-type="float">
            <text:p>14.25</text:p>
          </table:table-cell>
          <table:table-cell table:number-columns-repeated="9"/>
          <table:table-cell table:formula="of:=[.M37]" office:value-type="float" office:value="1.21404689192075" calcext:value-type="float">
            <text:p>1.21404689192075</text:p>
          </table:table-cell>
          <table:table-cell/>
          <table:table-cell table:formula="of:=[.O37]" office:value-type="float" office:value="0.802517504159006" calcext:value-type="float">
            <text:p>0.802517504159006</text:p>
          </table:table-cell>
          <table:table-cell/>
          <table:table-cell table:formula="of:=[.Q37]" office:value-type="float" office:value="0.673245469644907" calcext:value-type="float">
            <text:p>0.673245469644907</text:p>
          </table:table-cell>
          <table:table-cell/>
          <table:table-cell table:formula="of:=[.U37]" office:value-type="float" office:value="0.279129181499137" calcext:value-type="float">
            <text:p>0.279129181499137</text:p>
          </table:table-cell>
          <table:table-cell/>
          <table:table-cell table:formula="of:=[.S37]" office:value-type="float" office:value="0.420278826461033" calcext:value-type="float">
            <text:p>0.420278826461033</text:p>
          </table:table-cell>
          <table:table-cell table:number-columns-repeated="1004"/>
        </table:table-row>
        <table:table-row table:style-name="ro1">
          <table:table-cell table:formula="of:=[.A38]" office:value-type="float" office:value="14500000000" calcext:value-type="float">
            <text:p>14500000000</text:p>
          </table:table-cell>
          <table:table-cell table:style-name="Default" table:formula="of:=[.A77]*0.000000001" office:value-type="float" office:value="14.5" calcext:value-type="float">
            <text:p>14.5</text:p>
          </table:table-cell>
          <table:table-cell table:number-columns-repeated="9"/>
          <table:table-cell table:formula="of:=[.M38]" office:value-type="float" office:value="1.22258902519751" calcext:value-type="float">
            <text:p>1.22258902519751</text:p>
          </table:table-cell>
          <table:table-cell/>
          <table:table-cell table:formula="of:=[.O38]" office:value-type="float" office:value="0.832597211799974" calcext:value-type="float">
            <text:p>0.832597211799974</text:p>
          </table:table-cell>
          <table:table-cell/>
          <table:table-cell table:formula="of:=[.Q38]" office:value-type="float" office:value="0.709339195135714" calcext:value-type="float">
            <text:p>0.709339195135714</text:p>
          </table:table-cell>
          <table:table-cell/>
          <table:table-cell table:formula="of:=[.U38]" office:value-type="float" office:value="0.351310825965889" calcext:value-type="float">
            <text:p>0.351310825965889</text:p>
          </table:table-cell>
          <table:table-cell/>
          <table:table-cell table:formula="of:=[.S38]" office:value-type="float" office:value="0.485791613012487" calcext:value-type="float">
            <text:p>0.485791613012487</text:p>
          </table:table-cell>
          <table:table-cell table:number-columns-repeated="1004"/>
        </table:table-row>
        <table:table-row table:style-name="ro1">
          <table:table-cell table:formula="of:=[.A39]" office:value-type="float" office:value="14750000000" calcext:value-type="float">
            <text:p>14750000000</text:p>
          </table:table-cell>
          <table:table-cell table:style-name="Default" table:formula="of:=[.A78]*0.000000001" office:value-type="float" office:value="14.75" calcext:value-type="float">
            <text:p>14.75</text:p>
          </table:table-cell>
          <table:table-cell table:number-columns-repeated="9"/>
          <table:table-cell table:formula="of:=[.M39]" office:value-type="float" office:value="1.23087319502216" calcext:value-type="float">
            <text:p>1.23087319502216</text:p>
          </table:table-cell>
          <table:table-cell/>
          <table:table-cell table:formula="of:=[.O39]" office:value-type="float" office:value="0.860512900297482" calcext:value-type="float">
            <text:p>0.860512900297482</text:p>
          </table:table-cell>
          <table:table-cell/>
          <table:table-cell table:formula="of:=[.Q39]" office:value-type="float" office:value="0.742127024374244" calcext:value-type="float">
            <text:p>0.742127024374244</text:p>
          </table:table-cell>
          <table:table-cell/>
          <table:table-cell table:formula="of:=[.U39]" office:value-type="float" office:value="0.407575895088865" calcext:value-type="float">
            <text:p>0.407575895088865</text:p>
          </table:table-cell>
          <table:table-cell/>
          <table:table-cell table:formula="of:=[.S39]" office:value-type="float" office:value="0.54089160660233" calcext:value-type="float">
            <text:p>0.54089160660233</text:p>
          </table:table-cell>
          <table:table-cell table:number-columns-repeated="1004"/>
        </table:table-row>
        <table:table-row table:style-name="ro1">
          <table:table-cell table:formula="of:=[.A40]" office:value-type="float" office:value="15000000000" calcext:value-type="float">
            <text:p>15000000000</text:p>
          </table:table-cell>
          <table:table-cell table:style-name="Default" table:formula="of:=[.A79]*0.000000001" office:value-type="float" office:value="15" calcext:value-type="float">
            <text:p>15</text:p>
          </table:table-cell>
          <table:table-cell table:number-columns-repeated="9"/>
          <table:table-cell table:formula="of:=[.M40]" office:value-type="float" office:value="1.23890996916205" calcext:value-type="float">
            <text:p>1.23890996916205</text:p>
          </table:table-cell>
          <table:table-cell/>
          <table:table-cell table:formula="of:=[.O40]" office:value-type="float" office:value="0.886529899518289" calcext:value-type="float">
            <text:p>0.886529899518289</text:p>
          </table:table-cell>
          <table:table-cell/>
          <table:table-cell table:formula="of:=[.Q40]" office:value-type="float" office:value="0.77213038720345" calcext:value-type="float">
            <text:p>0.77213038720345</text:p>
          </table:table-cell>
          <table:table-cell/>
          <table:table-cell table:formula="of:=[.U40]" office:value-type="float" office:value="0.454108984673851" calcext:value-type="float">
            <text:p>0.454108984673851</text:p>
          </table:table-cell>
          <table:table-cell/>
          <table:table-cell table:formula="of:=[.S40]" office:value-type="float" office:value="0.588668937968611" calcext:value-type="float">
            <text:p>0.588668937968611</text:p>
          </table:table-cell>
          <table:table-cell table:number-columns-repeated="1004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exact: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Zo</text:p>
          </table:table-cell>
          <table:table-cell table:number-columns-repeated="1016"/>
        </table:table-row>
        <table:table-row table:style-name="ro1">
          <table:table-cell table:style-name="ce5" office:value-type="float" office:value="6000000000" calcext:value-type="float">
            <text:p>6.00E+009</text:p>
          </table:table-cell>
          <table:table-cell table:formula="of:=[.A85]*0.000000001" office:value-type="float" office:value="6" calcext:value-type="float">
            <text:p>6</text:p>
          </table:table-cell>
          <table:table-cell table:formula="of:=2*4*ATAN(1)*[.A85]*SQRT(0.0000004*4*ATAN(1)*0.0000000000088541878176)" office:value-type="float" office:value="125.750701316956" calcext:value-type="float">
            <text:p>125.750701316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7.7815626232682" calcext:value-type="float">
            <text:p>-37.78156262326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74.680686402277" calcext:value-type="float">
            <text:p>-274.6806864022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07.082443675944" calcext:value-type="float">
            <text:p>-307.0824436759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39.335748793031" calcext:value-type="float">
            <text:p>-339.3357487930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44.925554600862" calcext:value-type="float">
            <text:p>-344.9255546008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6250000000" calcext:value-type="float">
            <text:p>6.25E+009</text:p>
          </table:table-cell>
          <table:table-cell table:formula="of:=[.A86]*0.000000001" office:value-type="float" office:value="6.25" calcext:value-type="float">
            <text:p>6.25</text:p>
          </table:table-cell>
          <table:table-cell table:formula="of:=2*4*ATAN(1)*[.A86]*SQRT(0.0000004*4*ATAN(1)*0.0000000000088541878176)" office:value-type="float" office:value="130.990313871829" calcext:value-type="float">
            <text:p>130.9903138718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5.0666872769721" calcext:value-type="float">
            <text:p>25.066687276972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70.912705861369" calcext:value-type="float">
            <text:p>-270.9127058613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03.201829481106" calcext:value-type="float">
            <text:p>-303.20182948110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35.488352843653" calcext:value-type="float">
            <text:p>-335.4883528436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41.475270559104" calcext:value-type="float">
            <text:p>-341.4752705591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6500000000" calcext:value-type="float">
            <text:p>6.50E+009</text:p>
          </table:table-cell>
          <table:table-cell table:formula="of:=[.A87]*0.000000001" office:value-type="float" office:value="6.5" calcext:value-type="float">
            <text:p>6.5</text:p>
          </table:table-cell>
          <table:table-cell table:formula="of:=2*4*ATAN(1)*[.A87]*SQRT(0.0000004*4*ATAN(1)*0.0000000000088541878176)" office:value-type="float" office:value="136.229926426702" calcext:value-type="float">
            <text:p>136.229926426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52.7447815501125" calcext:value-type="float">
            <text:p>52.744781550112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66.908263317944" calcext:value-type="float">
            <text:p>-266.9082633179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99.10245827097" calcext:value-type="float">
            <text:p>-299.1024582709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31.456171864929" calcext:value-type="float">
            <text:p>-331.4561718649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37.840630396139" calcext:value-type="float">
            <text:p>-337.8406303961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6750000000" calcext:value-type="float">
            <text:p>6.75E+009</text:p>
          </table:table-cell>
          <table:table-cell table:formula="of:=[.A88]*0.000000001" office:value-type="float" office:value="6.75" calcext:value-type="float">
            <text:p>6.75</text:p>
          </table:table-cell>
          <table:table-cell table:formula="of:=2*4*ATAN(1)*[.A88]*SQRT(0.0000004*4*ATAN(1)*0.0000000000088541878176)" office:value-type="float" office:value="141.469538981576" calcext:value-type="float">
            <text:p>141.4695389815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70.9610089408965" calcext:value-type="float">
            <text:p>70.961008940896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62.652942527321" calcext:value-type="float">
            <text:p>-262.6529425273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94.77436942668" calcext:value-type="float">
            <text:p>-294.774369426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27.235101362912" calcext:value-type="float">
            <text:p>-327.2351013629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34.014879718884" calcext:value-type="float">
            <text:p>-334.01487971888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000000000" calcext:value-type="float">
            <text:p>7.00E+009</text:p>
          </table:table-cell>
          <table:table-cell table:formula="of:=[.A89]*0.000000001" office:value-type="float" office:value="7" calcext:value-type="float">
            <text:p>7</text:p>
          </table:table-cell>
          <table:table-cell table:formula="of:=2*4*ATAN(1)*[.A89]*SQRT(0.0000004*4*ATAN(1)*0.0000000000088541878176)" office:value-type="float" office:value="146.709151536449" calcext:value-type="float">
            <text:p>146.709151536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85.9691618550379" calcext:value-type="float">
            <text:p>85.969161855037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58.130463560798" calcext:value-type="float">
            <text:p>-258.1304635607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90.20645116298" calcext:value-type="float">
            <text:p>-290.206451162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22.820656882751" calcext:value-type="float">
            <text:p>-322.8206568827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29.990598804473" calcext:value-type="float">
            <text:p>-329.9905988044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250000000" calcext:value-type="float">
            <text:p>7.25E+009</text:p>
          </table:table-cell>
          <table:table-cell table:formula="of:=[.A90]*0.000000001" office:value-type="float" office:value="7.25" calcext:value-type="float">
            <text:p>7.25</text:p>
          </table:table-cell>
          <table:table-cell table:formula="of:=2*4*ATAN(1)*[.A90]*SQRT(0.0000004*4*ATAN(1)*0.0000000000088541878176)" office:value-type="float" office:value="151.948764091322" calcext:value-type="float">
            <text:p>151.948764091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99.2462391411398" calcext:value-type="float">
            <text:p>99.246239141139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53.322357924661" calcext:value-type="float">
            <text:p>-253.3223579246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5.386262131562" calcext:value-type="float">
            <text:p>-285.3862621315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18.207922950482" calcext:value-type="float">
            <text:p>-318.2079229504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25.759619376233" calcext:value-type="float">
            <text:p>-325.7596193762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500000000" calcext:value-type="float">
            <text:p>7.50E+009</text:p>
          </table:table-cell>
          <table:table-cell table:formula="of:=[.A91]*0.000000001" office:value-type="float" office:value="7.5" calcext:value-type="float">
            <text:p>7.5</text:p>
          </table:table-cell>
          <table:table-cell table:formula="of:=2*4*ATAN(1)*[.A91]*SQRT(0.0000004*4*ATAN(1)*0.0000000000088541878176)" office:value-type="float" office:value="157.188376646195" calcext:value-type="float">
            <text:p>157.188376646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11.422792013204" calcext:value-type="float">
            <text:p>111.42279201320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48.207563196919" calcext:value-type="float">
            <text:p>-248.2075631969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0.299813958049" calcext:value-type="float">
            <text:p>-280.2998139580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13.391491650188" calcext:value-type="float">
            <text:p>-313.39149165018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21.312926455878" calcext:value-type="float">
            <text:p>-321.3129264558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750000000" calcext:value-type="float">
            <text:p>7.75E+009</text:p>
          </table:table-cell>
          <table:table-cell table:formula="of:=[.A92]*0.000000001" office:value-type="float" office:value="7.75" calcext:value-type="float">
            <text:p>7.75</text:p>
          </table:table-cell>
          <table:table-cell table:formula="of:=2*4*ATAN(1)*[.A92]*SQRT(0.0000004*4*ATAN(1)*0.0000000000088541878176)" office:value-type="float" office:value="162.427989201068" calcext:value-type="float">
            <text:p>162.427989201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22.836019491512" calcext:value-type="float">
            <text:p>122.8360194915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42.761910776075" calcext:value-type="float">
            <text:p>-242.7619107760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74.931303749702" calcext:value-type="float">
            <text:p>-274.9313037497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08.365388442218" calcext:value-type="float">
            <text:p>-308.3653884422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6.640541915015" calcext:value-type="float">
            <text:p>-316.6405419150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000000000" calcext:value-type="float">
            <text:p>8.00E+009</text:p>
          </table:table-cell>
          <table:table-cell table:formula="of:=[.A93]*0.000000001" office:value-type="float" office:value="8" calcext:value-type="float">
            <text:p>8</text:p>
          </table:table-cell>
          <table:table-cell table:formula="of:=2*4*ATAN(1)*[.A93]*SQRT(0.0000004*4*ATAN(1)*0.0000000000088541878176)" office:value-type="float" office:value="167.667601755942" calcext:value-type="float">
            <text:p>167.6676017559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33.690653171909" calcext:value-type="float">
            <text:p>133.69065317190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6.957469311771" calcext:value-type="float">
            <text:p>-236.9574693117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69.262781758841" calcext:value-type="float">
            <text:p>-269.2627817588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03.122982202426" calcext:value-type="float">
            <text:p>-303.1229822024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1.731385399726" calcext:value-type="float">
            <text:p>-311.7313853997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250000000" calcext:value-type="float">
            <text:p>8.25E+009</text:p>
          </table:table-cell>
          <table:table-cell table:formula="of:=[.A94]*0.000000001" office:value-type="float" office:value="8.25" calcext:value-type="float">
            <text:p>8.25</text:p>
          </table:table-cell>
          <table:table-cell table:formula="of:=2*4*ATAN(1)*[.A94]*SQRT(0.0000004*4*ATAN(1)*0.0000000000088541878176)" office:value-type="float" office:value="172.907214310815" calcext:value-type="float">
            <text:p>172.9072143108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44.121738753228" calcext:value-type="float">
            <text:p>144.12173875322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0.761689686387" calcext:value-type="float">
            <text:p>-230.7616896863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63.273733881089" calcext:value-type="float">
            <text:p>-263.27373388108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97.656875644777" calcext:value-type="float">
            <text:p>-297.6568756447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6.573107030629" calcext:value-type="float">
            <text:p>-306.5731070306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500000000" calcext:value-type="float">
            <text:p>8.50E+009</text:p>
          </table:table-cell>
          <table:table-cell table:formula="of:=[.A95]*0.000000001" office:value-type="float" office:value="8.5" calcext:value-type="float">
            <text:p>8.5</text:p>
          </table:table-cell>
          <table:table-cell table:formula="of:=2*4*ATAN(1)*[.A95]*SQRT(0.0000004*4*ATAN(1)*0.0000000000088541878176)" office:value-type="float" office:value="178.146826865688" calcext:value-type="float">
            <text:p>178.1468268656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54.223749187071" calcext:value-type="float">
            <text:p>154.22374918707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24.136271484233" calcext:value-type="float">
            <text:p>-224.1362714842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56.940550652816" calcext:value-type="float">
            <text:p>-256.9405506528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91.958771207909" calcext:value-type="float">
            <text:p>-291.95877120790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1.151884557437" calcext:value-type="float">
            <text:p>-301.1518845574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750000000" calcext:value-type="float">
            <text:p>8.75E+009</text:p>
          </table:table-cell>
          <table:table-cell table:formula="of:=[.A96]*0.000000001" office:value-type="float" office:value="8.75" calcext:value-type="float">
            <text:p>8.75</text:p>
          </table:table-cell>
          <table:table-cell table:formula="of:=2*4*ATAN(1)*[.A96]*SQRT(0.0000004*4*ATAN(1)*0.0000000000088541878176)" office:value-type="float" office:value="183.386439420561" calcext:value-type="float">
            <text:p>183.386439420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64.065744586109" calcext:value-type="float">
            <text:p>164.06574458610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17.035629474923" calcext:value-type="float">
            <text:p>-217.03562947492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50.235842506655" calcext:value-type="float">
            <text:p>-250.2358425066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86.019306035666" calcext:value-type="float">
            <text:p>-286.0193060356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5.452175280093" calcext:value-type="float">
            <text:p>-295.4521752800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000000000" calcext:value-type="float">
            <text:p>9.00E+009</text:p>
          </table:table-cell>
          <table:table-cell table:formula="of:=[.A97]*0.000000001" office:value-type="float" office:value="9" calcext:value-type="float">
            <text:p>9</text:p>
          </table:table-cell>
          <table:table-cell table:formula="of:=2*4*ATAN(1)*[.A97]*SQRT(0.0000004*4*ATAN(1)*0.0000000000088541878176)" office:value-type="float" office:value="188.626051975434" calcext:value-type="float">
            <text:p>188.626051975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73.69995727453" calcext:value-type="float">
            <text:p>173.6999572745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09.404770363516" calcext:value-type="float">
            <text:p>-209.4047703635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43.127542954656" calcext:value-type="float">
            <text:p>-243.1275429546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79.827847707168" calcext:value-type="float">
            <text:p>-279.8278477071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9.456409750919" calcext:value-type="float">
            <text:p>-289.4564097509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250000000" calcext:value-type="float">
            <text:p>9.25E+009</text:p>
          </table:table-cell>
          <table:table-cell table:formula="of:=[.A98]*0.000000001" office:value-type="float" office:value="9.25" calcext:value-type="float">
            <text:p>9.25</text:p>
          </table:table-cell>
          <table:table-cell table:formula="of:=2*4*ATAN(1)*[.A98]*SQRT(0.0000004*4*ATAN(1)*0.0000000000088541878176)" office:value-type="float" office:value="193.865664530307" calcext:value-type="float">
            <text:p>193.865664530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83.166973235066" calcext:value-type="float">
            <text:p>183.16697323506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01.176273263212" calcext:value-type="float">
            <text:p>-201.1762732632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35.577713177462" calcext:value-type="float">
            <text:p>-235.5777131774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73.372239640898" calcext:value-type="float">
            <text:p>-273.3722396408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3.144609605491" calcext:value-type="float">
            <text:p>-283.14460960549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500000000" calcext:value-type="float">
            <text:p>9.50E+009</text:p>
          </table:table-cell>
          <table:table-cell table:formula="of:=[.A99]*0.000000001" office:value-type="float" office:value="9.5" calcext:value-type="float">
            <text:p>9.5</text:p>
          </table:table-cell>
          <table:table-cell table:formula="of:=2*4*ATAN(1)*[.A99]*SQRT(0.0000004*4*ATAN(1)*0.0000000000088541878176)" office:value-type="float" office:value="199.105277085181" calcext:value-type="float">
            <text:p>199.105277085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92.499019650156" calcext:value-type="float">
            <text:p>192.49901965015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92.265858752664" calcext:value-type="float">
            <text:p>-192.2658587526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27.540916283062" calcext:value-type="float">
            <text:p>-227.5409162830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66.638481253201" calcext:value-type="float">
            <text:p>-266.6384812532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6.493905151016" calcext:value-type="float">
            <text:p>-276.4939051510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750000000" calcext:value-type="float">
            <text:p>9.75E+009</text:p>
          </table:table-cell>
          <table:table-cell table:formula="of:=[.A100]*0.000000001" office:value-type="float" office:value="9.75" calcext:value-type="float">
            <text:p>9.75</text:p>
          </table:table-cell>
          <table:table-cell table:formula="of:=2*4*ATAN(1)*[.A100]*SQRT(0.0000004*4*ATAN(1)*0.0000000000088541878176)" office:value-type="float" office:value="204.344889640054" calcext:value-type="float">
            <text:p>204.3448896400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01.722136425717" calcext:value-type="float">
            <text:p>201.72213642571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82.565639384892" calcext:value-type="float">
            <text:p>-182.5656393848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8.961954563838" calcext:value-type="float">
            <text:p>-218.9619545638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59.610322438729" calcext:value-type="float">
            <text:p>-259.6103224387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9.477918481533" calcext:value-type="float">
            <text:p>-269.4779184815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000000000" calcext:value-type="float">
            <text:p>1.00E+010</text:p>
          </table:table-cell>
          <table:table-cell table:formula="of:=[.A101]*0.000000001" office:value-type="float" office:value="10" calcext:value-type="float">
            <text:p>10</text:p>
          </table:table-cell>
          <table:table-cell table:formula="of:=2*4*ATAN(1)*[.A101]*SQRT(0.0000004*4*ATAN(1)*0.0000000000088541878176)" office:value-type="float" office:value="209.584502194927" calcext:value-type="float">
            <text:p>209.584502194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10.857658755283" calcext:value-type="float">
            <text:p>210.85765875528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71.933361371232" calcext:value-type="float">
            <text:p>-171.93336137123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9.772634104502" calcext:value-type="float">
            <text:p>-209.7726341045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52.268743873402" calcext:value-type="float">
            <text:p>-252.2687438734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2.065963112085" calcext:value-type="float">
            <text:p>-262.0659631120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250000000" calcext:value-type="float">
            <text:p>1.03E+010</text:p>
          </table:table-cell>
          <table:table-cell table:formula="of:=[.A102]*0.000000001" office:value-type="float" office:value="10.25" calcext:value-type="float">
            <text:p>10.25</text:p>
          </table:table-cell>
          <table:table-cell table:formula="of:=2*4*ATAN(1)*[.A102]*SQRT(0.0000004*4*ATAN(1)*0.0000000000088541878176)" office:value-type="float" office:value="214.8241147498" calcext:value-type="float">
            <text:p>214.82411474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19.923257743745" calcext:value-type="float">
            <text:p>219.92325774374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60.174260452634" calcext:value-type="float">
            <text:p>-160.1742604526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9.886989087995" calcext:value-type="float">
            <text:p>-199.8869890879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44.591282575164" calcext:value-type="float">
            <text:p>-244.5912825751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4.2219884459" calcext:value-type="float">
            <text:p>-254.22198844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500000000" calcext:value-type="float">
            <text:p>1.05E+010</text:p>
          </table:table-cell>
          <table:table-cell table:formula="of:=[.A103]*0.000000001" office:value-type="float" office:value="10.5" calcext:value-type="float">
            <text:p>10.5</text:p>
          </table:table-cell>
          <table:table-cell table:formula="of:=2*4*ATAN(1)*[.A103]*SQRT(0.0000004*4*ATAN(1)*0.0000000000088541878176)" office:value-type="float" office:value="220.063727304673" calcext:value-type="float">
            <text:p>220.0637273046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28.933688391473" calcext:value-type="float">
            <text:p>228.93368839147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7.008160751865" calcext:value-type="float">
            <text:p>-147.0081607518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9.193958424514" calcext:value-type="float">
            <text:p>-189.1939584245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36.551143675818" calcext:value-type="float">
            <text:p>-236.5511436758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5.903161645108" calcext:value-type="float">
            <text:p>-245.9031616451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750000000" calcext:value-type="float">
            <text:p>1.08E+010</text:p>
          </table:table-cell>
          <table:table-cell table:formula="of:=[.A104]*0.000000001" office:value-type="float" office:value="10.75" calcext:value-type="float">
            <text:p>10.75</text:p>
          </table:table-cell>
          <table:table-cell table:formula="of:=2*4*ATAN(1)*[.A104]*SQRT(0.0000004*4*ATAN(1)*0.0000000000088541878176)" office:value-type="float" office:value="225.303339859546" calcext:value-type="float">
            <text:p>225.303339859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37.901338642074" calcext:value-type="float">
            <text:p>237.90133864207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2.003735100486" calcext:value-type="float">
            <text:p>-132.00373510048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7.545619770298" calcext:value-type="float">
            <text:p>-177.5456197702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28.116010285587" calcext:value-type="float">
            <text:p>-228.1160102855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7.057921408129" calcext:value-type="float">
            <text:p>-237.0579214081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000000000" calcext:value-type="float">
            <text:p>1.10E+010</text:p>
          </table:table-cell>
          <table:table-cell table:formula="of:=[.A105]*0.000000001" office:value-type="float" office:value="11" calcext:value-type="float">
            <text:p>11</text:p>
          </table:table-cell>
          <table:table-cell table:formula="of:=2*4*ATAN(1)*[.A105]*SQRT(0.0000004*4*ATAN(1)*0.0000000000088541878176)" office:value-type="float" office:value="230.54295241442" calcext:value-type="float">
            <text:p>230.54295241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46.836640259482" calcext:value-type="float">
            <text:p>246.83664025948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4.427732799271" calcext:value-type="float">
            <text:p>-114.4277327992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4.737150060269" calcext:value-type="float">
            <text:p>-164.7371500602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19.246416221558" calcext:value-type="float">
            <text:p>-219.24641622155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7.623240493371" calcext:value-type="float">
            <text:p>-227.6232404933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250000000" calcext:value-type="float">
            <text:p>1.13E+010</text:p>
          </table:table-cell>
          <table:table-cell table:formula="of:=[.A106]*0.000000001" office:value-type="float" office:value="11.25" calcext:value-type="float">
            <text:p>11.25</text:p>
          </table:table-cell>
          <table:table-cell table:formula="of:=2*4*ATAN(1)*[.A106]*SQRT(0.0000004*4*ATAN(1)*0.0000000000088541878176)" office:value-type="float" office:value="235.782564969293" calcext:value-type="float">
            <text:p>235.782564969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55.748382082622" calcext:value-type="float">
            <text:p>255.74838208262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92.8159365103405" calcext:value-type="float">
            <text:p>-92.81593651034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0.470022783683" calcext:value-type="float">
            <text:p>-150.4700227836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09.893467396588" calcext:value-type="float">
            <text:p>-209.89346739658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7.520662832857" calcext:value-type="float">
            <text:p>-217.52066283285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500000000" calcext:value-type="float">
            <text:p>1.15E+010</text:p>
          </table:table-cell>
          <table:table-cell table:formula="of:=[.A107]*0.000000001" office:value-type="float" office:value="11.5" calcext:value-type="float">
            <text:p>11.5</text:p>
          </table:table-cell>
          <table:table-cell table:formula="of:=2*4*ATAN(1)*[.A107]*SQRT(0.0000004*4*ATAN(1)*0.0000000000088541878176)" office:value-type="float" office:value="241.022177524166" calcext:value-type="float">
            <text:p>241.022177524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64.643953393875" calcext:value-type="float">
            <text:p>264.64395339387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3.1316952111283" calcext:value-type="float">
            <text:p>-63.13169521112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4.27718820884" calcext:value-type="float">
            <text:p>-134.2771882088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99.995559986868" calcext:value-type="float">
            <text:p>-199.9955599868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6.650367229278" calcext:value-type="float">
            <text:p>-206.6503672292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750000000" calcext:value-type="float">
            <text:p>1.18E+010</text:p>
          </table:table-cell>
          <table:table-cell table:formula="of:=[.A108]*0.000000001" office:value-type="float" office:value="11.75" calcext:value-type="float">
            <text:p>11.75</text:p>
          </table:table-cell>
          <table:table-cell table:formula="of:=2*4*ATAN(1)*[.A108]*SQRT(0.0000004*4*ATAN(1)*0.0000000000088541878176)" office:value-type="float" office:value="246.261790079039" calcext:value-type="float">
            <text:p>246.261790079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73.529536774798" calcext:value-type="float">
            <text:p>273.52953677479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8.2201077259728" calcext:value-type="float">
            <text:p>28.22010772597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5.347059138303" calcext:value-type="float">
            <text:p>-115.3470591383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89.473492205406" calcext:value-type="float">
            <text:p>-189.47349220540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94.881900274444" calcext:value-type="float">
            <text:p>-194.8819002744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000000000" calcext:value-type="float">
            <text:p>1.20E+010</text:p>
          </table:table-cell>
          <table:table-cell table:formula="of:=[.A109]*0.000000001" office:value-type="float" office:value="12" calcext:value-type="float">
            <text:p>12</text:p>
          </table:table-cell>
          <table:table-cell table:formula="of:=2*4*ATAN(1)*[.A109]*SQRT(0.0000004*4*ATAN(1)*0.0000000000088541878176)" office:value-type="float" office:value="251.501402633912" calcext:value-type="float">
            <text:p>251.501402633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82.410264208439" calcext:value-type="float">
            <text:p>282.41026420843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75.720039105312" calcext:value-type="float">
            <text:p>75.7200391053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2.0009234794837" calcext:value-type="float">
            <text:p>-92.00092347948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78.222882086367" calcext:value-type="float">
            <text:p>-178.22288208636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2.038954413063" calcext:value-type="float">
            <text:p>-182.03895441306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250000000" calcext:value-type="float">
            <text:p>1.23E+010</text:p>
          </table:table-cell>
          <table:table-cell table:formula="of:=[.A110]*0.000000001" office:value-type="float" office:value="12.25" calcext:value-type="float">
            <text:p>12.25</text:p>
          </table:table-cell>
          <table:table-cell table:formula="of:=2*4*ATAN(1)*[.A110]*SQRT(0.0000004*4*ATAN(1)*0.0000000000088541878176)" office:value-type="float" office:value="256.741015188785" calcext:value-type="float">
            <text:p>256.7410151887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91.290346315133" calcext:value-type="float">
            <text:p>291.2903463151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04.057834151109" calcext:value-type="float">
            <text:p>104.05783415110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9.2218917352347" calcext:value-type="float">
            <text:p>-59.22189173523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66.101805834354" calcext:value-type="float">
            <text:p>-166.1018058343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7.872700173147" calcext:value-type="float">
            <text:p>-167.8727001731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500000000" calcext:value-type="float">
            <text:p>1.25E+010</text:p>
          </table:table-cell>
          <table:table-cell table:formula="of:=[.A111]*0.000000001" office:value-type="float" office:value="12.5" calcext:value-type="float">
            <text:p>12.5</text:p>
          </table:table-cell>
          <table:table-cell table:formula="of:=2*4*ATAN(1)*[.A111]*SQRT(0.0000004*4*ATAN(1)*0.0000000000088541878176)" office:value-type="float" office:value="261.980627743659" calcext:value-type="float">
            <text:p>261.980627743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00.173181867722" calcext:value-type="float">
            <text:p>300.17318186772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26.814455423751" calcext:value-type="float">
            <text:p>126.81445542375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9.5813611635918" calcext:value-type="float">
            <text:p>39.58136116359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52.909339474769" calcext:value-type="float">
            <text:p>-152.9093394747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2.010943195418" calcext:value-type="float">
            <text:p>-152.0109431954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750000000" calcext:value-type="float">
            <text:p>1.28E+010</text:p>
          </table:table-cell>
          <table:table-cell table:formula="of:=[.A112]*0.000000001" office:value-type="float" office:value="12.75" calcext:value-type="float">
            <text:p>12.75</text:p>
          </table:table-cell>
          <table:table-cell table:formula="of:=2*4*ATAN(1)*[.A112]*SQRT(0.0000004*4*ATAN(1)*0.0000000000088541878176)" office:value-type="float" office:value="267.220240298532" calcext:value-type="float">
            <text:p>267.220240298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09.061452745863" calcext:value-type="float">
            <text:p>309.06145274586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46.618377310667" calcext:value-type="float">
            <text:p>146.61837731066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82.2095022549238" calcext:value-type="float">
            <text:p>82.20950225492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38.345139898756" calcext:value-type="float">
            <text:p>-138.3451398987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3.849201498257" calcext:value-type="float">
            <text:p>-133.84920149825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000000000" calcext:value-type="float">
            <text:p>1.30E+010</text:p>
          </table:table-cell>
          <table:table-cell table:formula="of:=[.A113]*0.000000001" office:value-type="float" office:value="13" calcext:value-type="float">
            <text:p>13</text:p>
          </table:table-cell>
          <table:table-cell table:formula="of:=2*4*ATAN(1)*[.A113]*SQRT(0.0000004*4*ATAN(1)*0.0000000000088541878176)" office:value-type="float" office:value="272.459852853405" calcext:value-type="float">
            <text:p>272.459852853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17.957208021496" calcext:value-type="float">
            <text:p>317.95720802149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64.544076540769" calcext:value-type="float">
            <text:p>164.54407654076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09.857861923068" calcext:value-type="float">
            <text:p>109.8578619230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1.924330101544" calcext:value-type="float">
            <text:p>-121.9243301015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2.27315429975" calcext:value-type="float">
            <text:p>-112.273154299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250000000" calcext:value-type="float">
            <text:p>1.33E+010</text:p>
          </table:table-cell>
          <table:table-cell table:formula="of:=[.A114]*0.000000001" office:value-type="float" office:value="13.25" calcext:value-type="float">
            <text:p>13.25</text:p>
          </table:table-cell>
          <table:table-cell table:formula="of:=2*4*ATAN(1)*[.A114]*SQRT(0.0000004*4*ATAN(1)*0.0000000000088541878176)" office:value-type="float" office:value="277.699465408278" calcext:value-type="float">
            <text:p>277.699465408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26.861939768954" calcext:value-type="float">
            <text:p>326.86193976895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81.153787322687" calcext:value-type="float">
            <text:p>181.1537873226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32.282120791462" calcext:value-type="float">
            <text:p>132.2821207914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02.766407812508" calcext:value-type="float">
            <text:p>-102.7664078125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4.7080369365053" calcext:value-type="float">
            <text:p>-84.70803693650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500000000" calcext:value-type="float">
            <text:p>1.35E+010</text:p>
          </table:table-cell>
          <table:table-cell table:formula="of:=[.A115]*0.000000001" office:value-type="float" office:value="13.5" calcext:value-type="float">
            <text:p>13.5</text:p>
          </table:table-cell>
          <table:table-cell table:formula="of:=2*4*ATAN(1)*[.A115]*SQRT(0.0000004*4*ATAN(1)*0.0000000000088541878176)" office:value-type="float" office:value="282.939077963151" calcext:value-type="float">
            <text:p>282.939077963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35.776652367076" calcext:value-type="float">
            <text:p>335.77665236707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96.783960897909" calcext:value-type="float">
            <text:p>196.78396089790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51.817876314002" calcext:value-type="float">
            <text:p>151.8178763140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8.9081994204759" calcext:value-type="float">
            <text:p>-78.90819942047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.315548293801" calcext:value-type="float">
            <text:p>-40.3155482938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750000000" calcext:value-type="float">
            <text:p>1.38E+010</text:p>
          </table:table-cell>
          <table:table-cell table:formula="of:=[.A116]*0.000000001" office:value-type="float" office:value="13.75" calcext:value-type="float">
            <text:p>13.75</text:p>
          </table:table-cell>
          <table:table-cell table:formula="of:=2*4*ATAN(1)*[.A116]*SQRT(0.0000004*4*ATAN(1)*0.0000000000088541878176)" office:value-type="float" office:value="288.178690518024" calcext:value-type="float">
            <text:p>288.178690518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44.701926443559" calcext:value-type="float">
            <text:p>344.70192644355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11.65392764069" calcext:value-type="float">
            <text:p>211.6539276406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69.469505077419" calcext:value-type="float">
            <text:p>169.4695050774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3.1621905072713" calcext:value-type="float">
            <text:p>-43.16219050727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63.6074063962835" calcext:value-type="float">
            <text:p>63.6074063962835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000000000" calcext:value-type="float">
            <text:p>1.40E+010</text:p>
          </table:table-cell>
          <table:table-cell table:formula="of:=[.A117]*0.000000001" office:value-type="float" office:value="14" calcext:value-type="float">
            <text:p>14</text:p>
          </table:table-cell>
          <table:table-cell table:formula="of:=2*4*ATAN(1)*[.A117]*SQRT(0.0000004*4*ATAN(1)*0.0000000000088541878176)" office:value-type="float" office:value="293.418303072898" calcext:value-type="float">
            <text:p>293.418303072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53.637978159793" calcext:value-type="float">
            <text:p>353.63797815979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25.915441235822" calcext:value-type="float">
            <text:p>225.91544123582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85.777116457044" calcext:value-type="float">
            <text:p>185.7771164570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 office:value-type="float" office:value="50.2906527393984" calcext:value-type="float">
            <text:p>50.290652739398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99.1923686397833" calcext:value-type="float">
            <text:p>99.1923686397833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250000000" calcext:value-type="float">
            <text:p>1.43E+010</text:p>
          </table:table-cell>
          <table:table-cell table:formula="of:=[.A118]*0.000000001" office:value-type="float" office:value="14.25" calcext:value-type="float">
            <text:p>14.25</text:p>
          </table:table-cell>
          <table:table-cell table:formula="of:=2*4*ATAN(1)*[.A118]*SQRT(0.0000004*4*ATAN(1)*0.0000000000088541878176)" office:value-type="float" office:value="298.657915627771" calcext:value-type="float">
            <text:p>298.657915627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62.584714215451" calcext:value-type="float">
            <text:p>362.58471421545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39.678205046954" calcext:value-type="float">
            <text:p>239.6782050469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01.070088669933" calcext:value-type="float">
            <text:p>201.0700886699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 office:value-type="float" office:value="83.3641395350339" calcext:value-type="float">
            <text:p>83.36413953503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25.519598290511" calcext:value-type="float">
            <text:p>125.519598290511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500000000" calcext:value-type="float">
            <text:p>1.45E+010</text:p>
          </table:table-cell>
          <table:table-cell table:formula="of:=[.A119]*0.000000001" office:value-type="float" office:value="14.5" calcext:value-type="float">
            <text:p>14.5</text:p>
          </table:table-cell>
          <table:table-cell table:formula="of:=2*4*ATAN(1)*[.A119]*SQRT(0.0000004*4*ATAN(1)*0.0000000000088541878176)" office:value-type="float" office:value="303.897528182644" calcext:value-type="float">
            <text:p>303.8975281826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71.541782740824" calcext:value-type="float">
            <text:p>371.54178274082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53.02423463783" calcext:value-type="float">
            <text:p>253.024234637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15.566428044857" calcext:value-type="float">
            <text:p>215.5664280448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 office:value-type="float" office:value="106.762491635171" calcext:value-type="float">
            <text:p>106.76249163517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47.630870407564" calcext:value-type="float">
            <text:p>147.630870407564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750000000" calcext:value-type="float">
            <text:p>1.48E+010</text:p>
          </table:table-cell>
          <table:table-cell table:formula="of:=[.A120]*0.000000001" office:value-type="float" office:value="14.75" calcext:value-type="float">
            <text:p>14.75</text:p>
          </table:table-cell>
          <table:table-cell table:formula="of:=2*4*ATAN(1)*[.A120]*SQRT(0.0000004*4*ATAN(1)*0.0000000000088541878176)" office:value-type="float" office:value="309.137140737517" calcext:value-type="float">
            <text:p>309.137140737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80.508620119644" calcext:value-type="float">
            <text:p>380.50862011964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66.01649756582" calcext:value-type="float">
            <text:p>266.0164975658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29.419026379152" calcext:value-type="float">
            <text:p>229.41902637915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 office:value-type="float" office:value="125.996846841062" calcext:value-type="float">
            <text:p>125.99684684106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67.209684713639" calcext:value-type="float">
            <text:p>167.209684713639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5000000000" calcext:value-type="float">
            <text:p>1.50E+010</text:p>
          </table:table-cell>
          <table:table-cell table:formula="of:=[.A121]*0.000000001" office:value-type="float" office:value="15" calcext:value-type="float">
            <text:p>15</text:p>
          </table:table-cell>
          <table:table-cell table:formula="of:=2*4*ATAN(1)*[.A121]*SQRT(0.0000004*4*ATAN(1)*0.0000000000088541878176)" office:value-type="float" office:value="314.37675329239" calcext:value-type="float">
            <text:p>314.37675329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89.484493726753" calcext:value-type="float">
            <text:p>389.48449372675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78.70439150723" calcext:value-type="float">
            <text:p>278.7043915072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242.739844247428" calcext:value-type="float">
            <text:p>242.7398442474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 office:value-type="float" office:value="142.761308242282" calcext:value-type="float">
            <text:p>142.7613082422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85.063829481999" calcext:value-type="float">
            <text:p>185.063829481999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26"/>
          <table:table-cell>
            <draw:frame table:end-cell-address="Sheet1.AJ143" table:end-x="0.363in" table:end-y="0.1413in" draw:z-index="0" draw:style-name="gr1" draw:text-style-name="P1" svg:width="6in" svg:height="3.75in" svg:x="0.6098in" svg:y="0.1244in">
              <draw:object draw:notify-on-update-of-ranges="Sheet1.B125:Sheet1.B161 Sheet1.F124:Sheet1.F124 Sheet1.F125:Sheet1.F161 Sheet1.B125:Sheet1.B161 Sheet1.K124:Sheet1.K124 Sheet1.K125:Sheet1.K161 Sheet1.B125:Sheet1.B161 Sheet1.P124:Sheet1.P124 Sheet1.P125:Sheet1.P161 Sheet1.B125:Sheet1.B161 Sheet1.U124:Sheet1.U124 Sheet1.U125:Sheet1.U161 Sheet1.B125:Sheet1.B161 Sheet1.Z124:Sheet1.Z124 Sheet1.Z125:Sheet1.Z16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Frequency, GHz</text:p>
          </table:table-cell>
          <table:table-cell/>
          <table:table-cell office:value-type="string" calcext:value-type="string">
            <text:p>a/lambdao</text:p>
          </table:table-cell>
          <table:table-cell/>
          <table:table-cell office:value-type="string" calcext:value-type="string">
            <text:p>Mode 1</text:p>
          </table:table-cell>
          <table:table-cell table:number-columns-repeated="4"/>
          <table:table-cell office:value-type="string" calcext:value-type="string">
            <text:p>Mode 2</text:p>
          </table:table-cell>
          <table:table-cell table:number-columns-repeated="4"/>
          <table:table-cell office:value-type="string" calcext:value-type="string">
            <text:p>Mode 3</text:p>
          </table:table-cell>
          <table:table-cell table:number-columns-repeated="4"/>
          <table:table-cell office:value-type="string" calcext:value-type="string">
            <text:p>Mode 4</text:p>
          </table:table-cell>
          <table:table-cell table:number-columns-repeated="4"/>
          <table:table-cell office:value-type="string" calcext:value-type="string">
            <text:p>Mode 5</text:p>
          </table:table-cell>
          <table:table-cell table:number-columns-repeated="998"/>
        </table:table-row>
        <table:table-row table:style-name="ro1">
          <table:table-cell table:style-name="ce5" office:value-type="float" office:value="6000000000" calcext:value-type="float">
            <text:p>6.00E+009</text:p>
          </table:table-cell>
          <table:table-cell table:formula="of:=[.A125]*0.000000001" office:value-type="float" office:value="6" calcext:value-type="float">
            <text:p>6</text:p>
          </table:table-cell>
          <table:table-cell/>
          <table:table-cell table:formula="of:=0.009/(300000000/[.A125])" office:value-type="float" office:value="0.18" calcext:value-type="float">
            <text:p>0.18</text:p>
          </table:table-cell>
          <table:table-cell/>
          <table:table-cell table:formula="of:=[.F85]/[.C85]" office:value-type="float" office:value="-0.300448126551909" calcext:value-type="float">
            <text:p>-0.300448126551909</text:p>
          </table:table-cell>
          <table:table-cell table:number-columns-repeated="4"/>
          <table:table-cell table:formula="of:=[.K85]/[.C85]" office:value-type="float" office:value="-2.18432727233816" calcext:value-type="float">
            <text:p>-2.18432727233816</text:p>
          </table:table-cell>
          <table:table-cell table:number-columns-repeated="4"/>
          <table:table-cell table:formula="of:=[.P85]/[.C85]" office:value-type="float" office:value="-2.44199388520259" calcext:value-type="float">
            <text:p>-2.44199388520259</text:p>
          </table:table-cell>
          <table:table-cell table:number-columns-repeated="4"/>
          <table:table-cell table:formula="of:=[.U85]/[.C85]" office:value-type="float" office:value="-2.69847997060256" calcext:value-type="float">
            <text:p>-2.69847997060256</text:p>
          </table:table-cell>
          <table:table-cell table:number-columns-repeated="4"/>
          <table:table-cell table:formula="of:=[.Z85]/[.C85]" office:value-type="float" office:value="-2.74293145873973" calcext:value-type="float">
            <text:p>-2.74293145873973</text:p>
          </table:table-cell>
          <table:table-cell table:number-columns-repeated="998"/>
        </table:table-row>
        <table:table-row table:style-name="ro1">
          <table:table-cell table:style-name="ce5" office:value-type="float" office:value="6250000000" calcext:value-type="float">
            <text:p>6.25E+009</text:p>
          </table:table-cell>
          <table:table-cell table:formula="of:=[.A126]*0.000000001" office:value-type="float" office:value="6.25" calcext:value-type="float">
            <text:p>6.25</text:p>
          </table:table-cell>
          <table:table-cell/>
          <table:table-cell table:formula="of:=0.009/(300000000/[.A126])" office:value-type="float" office:value="0.1875" calcext:value-type="float">
            <text:p>0.1875</text:p>
          </table:table-cell>
          <table:table-cell/>
          <table:table-cell table:formula="of:=[.G86]/[.C86]" office:value-type="float" office:value="0.19136290719556" calcext:value-type="float">
            <text:p>0.19136290719556</text:p>
          </table:table-cell>
          <table:table-cell table:number-columns-repeated="4"/>
          <table:table-cell table:formula="of:=[.K86]/[.C86]" office:value-type="float" office:value="-2.06818884430226" calcext:value-type="float">
            <text:p>-2.06818884430226</text:p>
          </table:table-cell>
          <table:table-cell table:number-columns-repeated="4"/>
          <table:table-cell table:formula="of:=[.P86]/[.C86]" office:value-type="float" office:value="-2.314688930189" calcext:value-type="float">
            <text:p>-2.314688930189</text:p>
          </table:table-cell>
          <table:table-cell table:number-columns-repeated="4"/>
          <table:table-cell table:formula="of:=[.U86]/[.C86]" office:value-type="float" office:value="-2.56116916531645" calcext:value-type="float">
            <text:p>-2.56116916531645</text:p>
          </table:table-cell>
          <table:table-cell table:number-columns-repeated="4"/>
          <table:table-cell table:formula="of:=[.Z86]/[.C86]" office:value-type="float" office:value="-2.60687420669309" calcext:value-type="float">
            <text:p>-2.60687420669309</text:p>
          </table:table-cell>
          <table:table-cell table:number-columns-repeated="998"/>
        </table:table-row>
        <table:table-row table:style-name="ro1">
          <table:table-cell table:style-name="ce5" office:value-type="float" office:value="6500000000" calcext:value-type="float">
            <text:p>6.50E+009</text:p>
          </table:table-cell>
          <table:table-cell table:formula="of:=[.A127]*0.000000001" office:value-type="float" office:value="6.5" calcext:value-type="float">
            <text:p>6.5</text:p>
          </table:table-cell>
          <table:table-cell/>
          <table:table-cell table:formula="of:=0.009/(300000000/[.A127])" office:value-type="float" office:value="0.195" calcext:value-type="float">
            <text:p>0.195</text:p>
          </table:table-cell>
          <table:table-cell/>
          <table:table-cell table:formula="of:=[.G87]/[.C87]" office:value-type="float" office:value="0.387174704806814" calcext:value-type="float">
            <text:p>0.387174704806814</text:p>
          </table:table-cell>
          <table:table-cell table:number-columns-repeated="4"/>
          <table:table-cell table:formula="of:=[.K87]/[.C87]" office:value-type="float" office:value="-1.95924838483673" calcext:value-type="float">
            <text:p>-1.95924838483673</text:p>
          </table:table-cell>
          <table:table-cell table:number-columns-repeated="4"/>
          <table:table-cell table:formula="of:=[.P87]/[.C87]" office:value-type="float" office:value="-2.19557087136724" calcext:value-type="float">
            <text:p>-2.19557087136724</text:p>
          </table:table-cell>
          <table:table-cell table:number-columns-repeated="4"/>
          <table:table-cell table:formula="of:=[.U87]/[.C87]" office:value-type="float" office:value="-2.43306430942886" calcext:value-type="float">
            <text:p>-2.43306430942886</text:p>
          </table:table-cell>
          <table:table-cell table:number-columns-repeated="4"/>
          <table:table-cell table:formula="of:=[.Z87]/[.C87]" office:value-type="float" office:value="-2.4799296252862" calcext:value-type="float">
            <text:p>-2.4799296252862</text:p>
          </table:table-cell>
          <table:table-cell table:number-columns-repeated="998"/>
        </table:table-row>
        <table:table-row table:style-name="ro1">
          <table:table-cell table:style-name="ce5" office:value-type="float" office:value="6750000000" calcext:value-type="float">
            <text:p>6.75E+009</text:p>
          </table:table-cell>
          <table:table-cell table:formula="of:=[.A128]*0.000000001" office:value-type="float" office:value="6.75" calcext:value-type="float">
            <text:p>6.75</text:p>
          </table:table-cell>
          <table:table-cell/>
          <table:table-cell table:formula="of:=0.009/(300000000/[.A128])" office:value-type="float" office:value="0.2025" calcext:value-type="float">
            <text:p>0.2025</text:p>
          </table:table-cell>
          <table:table-cell/>
          <table:table-cell table:formula="of:=[.G88]/[.C88]" office:value-type="float" office:value="0.501599209637194" calcext:value-type="float">
            <text:p>0.501599209637194</text:p>
          </table:table-cell>
          <table:table-cell table:number-columns-repeated="4"/>
          <table:table-cell table:formula="of:=[.K88]/[.C88]" office:value-type="float" office:value="-1.85660421613113" calcext:value-type="float">
            <text:p>-1.85660421613113</text:p>
          </table:table-cell>
          <table:table-cell table:number-columns-repeated="4"/>
          <table:table-cell table:formula="of:=[.P88]/[.C88]" office:value-type="float" office:value="-2.08365964538182" calcext:value-type="float">
            <text:p>-2.08365964538182</text:p>
          </table:table-cell>
          <table:table-cell table:number-columns-repeated="4"/>
          <table:table-cell table:formula="of:=[.U88]/[.C88]" office:value-type="float" office:value="-2.31311350640317" calcext:value-type="float">
            <text:p>-2.31311350640317</text:p>
          </table:table-cell>
          <table:table-cell table:number-columns-repeated="4"/>
          <table:table-cell table:formula="of:=[.Z88]/[.C88]" office:value-type="float" office:value="-2.36103745105428" calcext:value-type="float">
            <text:p>-2.36103745105428</text:p>
          </table:table-cell>
          <table:table-cell table:number-columns-repeated="998"/>
        </table:table-row>
        <table:table-row table:style-name="ro1">
          <table:table-cell table:style-name="ce5" office:value-type="float" office:value="7000000000" calcext:value-type="float">
            <text:p>7.00E+009</text:p>
          </table:table-cell>
          <table:table-cell table:formula="of:=[.A129]*0.000000001" office:value-type="float" office:value="7" calcext:value-type="float">
            <text:p>7</text:p>
          </table:table-cell>
          <table:table-cell/>
          <table:table-cell table:formula="of:=0.009/(300000000/[.A129])" office:value-type="float" office:value="0.21" calcext:value-type="float">
            <text:p>0.21</text:p>
          </table:table-cell>
          <table:table-cell/>
          <table:table-cell table:formula="of:=[.G89]/[.C89]" office:value-type="float" office:value="0.585983634658807" calcext:value-type="float">
            <text:p>0.585983634658807</text:p>
          </table:table-cell>
          <table:table-cell table:number-columns-repeated="4"/>
          <table:table-cell table:formula="of:=[.K89]/[.C89]" office:value-type="float" office:value="-1.75947076823403" calcext:value-type="float">
            <text:p>-1.75947076823403</text:p>
          </table:table-cell>
          <table:table-cell table:number-columns-repeated="4"/>
          <table:table-cell table:formula="of:=[.P89]/[.C89]" office:value-type="float" office:value="-1.97810735133916" calcext:value-type="float">
            <text:p>-1.97810735133916</text:p>
          </table:table-cell>
          <table:table-cell table:number-columns-repeated="4"/>
          <table:table-cell table:formula="of:=[.U89]/[.C89]" office:value-type="float" office:value="-2.20041254074425" calcext:value-type="float">
            <text:p>-2.20041254074425</text:p>
          </table:table-cell>
          <table:table-cell table:number-columns-repeated="4"/>
          <table:table-cell table:formula="of:=[.Z89]/[.C89]" office:value-type="float" office:value="-2.24928435171605" calcext:value-type="float">
            <text:p>-2.24928435171605</text:p>
          </table:table-cell>
          <table:table-cell table:number-columns-repeated="998"/>
        </table:table-row>
        <table:table-row table:style-name="ro1">
          <table:table-cell table:style-name="ce5" office:value-type="float" office:value="7250000000" calcext:value-type="float">
            <text:p>7.25E+009</text:p>
          </table:table-cell>
          <table:table-cell table:formula="of:=[.A130]*0.000000001" office:value-type="float" office:value="7.25" calcext:value-type="float">
            <text:p>7.25</text:p>
          </table:table-cell>
          <table:table-cell/>
          <table:table-cell table:formula="of:=0.009/(300000000/[.A130])" office:value-type="float" office:value="0.2175" calcext:value-type="float">
            <text:p>0.2175</text:p>
          </table:table-cell>
          <table:table-cell/>
          <table:table-cell table:formula="of:=[.G90]/[.C90]" office:value-type="float" office:value="0.653155948550475" calcext:value-type="float">
            <text:p>0.653155948550475</text:p>
          </table:table-cell>
          <table:table-cell table:number-columns-repeated="4"/>
          <table:table-cell table:formula="of:=[.K90]/[.C90]" office:value-type="float" office:value="-1.66715642236098" calcext:value-type="float">
            <text:p>-1.66715642236098</text:p>
          </table:table-cell>
          <table:table-cell table:number-columns-repeated="4"/>
          <table:table-cell table:formula="of:=[.P90]/[.C90]" office:value-type="float" office:value="-1.87817429011824" calcext:value-type="float">
            <text:p>-1.87817429011824</text:p>
          </table:table-cell>
          <table:table-cell table:number-columns-repeated="4"/>
          <table:table-cell table:formula="of:=[.U90]/[.C90]" office:value-type="float" office:value="-2.09417907972741" calcext:value-type="float">
            <text:p>-2.09417907972741</text:p>
          </table:table-cell>
          <table:table-cell table:number-columns-repeated="4"/>
          <table:table-cell table:formula="of:=[.Z90]/[.C90]" office:value-type="float" office:value="-2.14387804549993" calcext:value-type="float">
            <text:p>-2.14387804549993</text:p>
          </table:table-cell>
          <table:table-cell table:number-columns-repeated="998"/>
        </table:table-row>
        <table:table-row table:style-name="ro1">
          <table:table-cell table:style-name="ce5" office:value-type="float" office:value="7500000000" calcext:value-type="float">
            <text:p>7.50E+009</text:p>
          </table:table-cell>
          <table:table-cell table:formula="of:=[.A131]*0.000000001" office:value-type="float" office:value="7.5" calcext:value-type="float">
            <text:p>7.5</text:p>
          </table:table-cell>
          <table:table-cell/>
          <table:table-cell table:formula="of:=0.009/(300000000/[.A131])" office:value-type="float" office:value="0.225" calcext:value-type="float">
            <text:p>0.225</text:p>
          </table:table-cell>
          <table:table-cell/>
          <table:table-cell table:formula="of:=[.G91]/[.C91]" office:value-type="float" office:value="0.708848799068637" calcext:value-type="float">
            <text:p>0.708848799068637</text:p>
          </table:table-cell>
          <table:table-cell table:number-columns-repeated="4"/>
          <table:table-cell table:formula="of:=[.K91]/[.C91]" office:value-type="float" office:value="-1.57904527352931" calcext:value-type="float">
            <text:p>-1.57904527352931</text:p>
          </table:table-cell>
          <table:table-cell table:number-columns-repeated="4"/>
          <table:table-cell table:formula="of:=[.P91]/[.C91]" office:value-type="float" office:value="-1.78320954728706" calcext:value-type="float">
            <text:p>-1.78320954728706</text:p>
          </table:table-cell>
          <table:table-cell table:number-columns-repeated="4"/>
          <table:table-cell table:formula="of:=[.U91]/[.C91]" office:value-type="float" office:value="-1.99373196884385" calcext:value-type="float">
            <text:p>-1.99373196884385</text:p>
          </table:table-cell>
          <table:table-cell table:number-columns-repeated="4"/>
          <table:table-cell table:formula="of:=[.Z91]/[.C91]" office:value-type="float" office:value="-2.04412650166303" calcext:value-type="float">
            <text:p>-2.04412650166303</text:p>
          </table:table-cell>
          <table:table-cell table:number-columns-repeated="998"/>
        </table:table-row>
        <table:table-row table:style-name="ro1">
          <table:table-cell table:style-name="ce5" office:value-type="float" office:value="7750000000" calcext:value-type="float">
            <text:p>7.75E+009</text:p>
          </table:table-cell>
          <table:table-cell table:formula="of:=[.A132]*0.000000001" office:value-type="float" office:value="7.75" calcext:value-type="float">
            <text:p>7.75</text:p>
          </table:table-cell>
          <table:table-cell/>
          <table:table-cell table:formula="of:=0.009/(300000000/[.A132])" office:value-type="float" office:value="0.2325" calcext:value-type="float">
            <text:p>0.2325</text:p>
          </table:table-cell>
          <table:table-cell/>
          <table:table-cell table:formula="of:=[.G92]/[.C92]" office:value-type="float" office:value="0.756249092879271" calcext:value-type="float">
            <text:p>0.756249092879271</text:p>
          </table:table-cell>
          <table:table-cell table:number-columns-repeated="4"/>
          <table:table-cell table:formula="of:=[.K92]/[.C92]" office:value-type="float" office:value="-1.49458176494177" calcext:value-type="float">
            <text:p>-1.49458176494177</text:p>
          </table:table-cell>
          <table:table-cell table:number-columns-repeated="4"/>
          <table:table-cell table:formula="of:=[.P92]/[.C92]" office:value-type="float" office:value="-1.69263502615529" calcext:value-type="float">
            <text:p>-1.69263502615529</text:p>
          </table:table-cell>
          <table:table-cell table:number-columns-repeated="4"/>
          <table:table-cell table:formula="of:=[.U92]/[.C92]" office:value-type="float" office:value="-1.89847445602799" calcext:value-type="float">
            <text:p>-1.89847445602799</text:p>
          </table:table-cell>
          <table:table-cell table:number-columns-repeated="4"/>
          <table:table-cell table:formula="of:=[.Z92]/[.C92]" office:value-type="float" office:value="-1.94942105404659" calcext:value-type="float">
            <text:p>-1.94942105404659</text:p>
          </table:table-cell>
          <table:table-cell table:number-columns-repeated="998"/>
        </table:table-row>
        <table:table-row table:style-name="ro1">
          <table:table-cell table:style-name="ce5" office:value-type="float" office:value="8000000000" calcext:value-type="float">
            <text:p>8.00E+009</text:p>
          </table:table-cell>
          <table:table-cell table:formula="of:=[.A133]*0.000000001" office:value-type="float" office:value="8" calcext:value-type="float">
            <text:p>8</text:p>
          </table:table-cell>
          <table:table-cell/>
          <table:table-cell table:formula="of:=0.009/(300000000/[.A133])" office:value-type="float" office:value="0.24" calcext:value-type="float">
            <text:p>0.24</text:p>
          </table:table-cell>
          <table:table-cell/>
          <table:table-cell table:formula="of:=[.G93]/[.C93]" office:value-type="float" office:value="0.797355313559684" calcext:value-type="float">
            <text:p>0.797355313559684</text:p>
          </table:table-cell>
          <table:table-cell table:number-columns-repeated="4"/>
          <table:table-cell table:formula="of:=[.K93]/[.C93]" office:value-type="float" office:value="-1.41325734268382" calcext:value-type="float">
            <text:p>-1.41325734268382</text:p>
          </table:table-cell>
          <table:table-cell table:number-columns-repeated="4"/>
          <table:table-cell table:formula="of:=[.P93]/[.C93]" office:value-type="float" office:value="-1.6059320878865" calcext:value-type="float">
            <text:p>-1.6059320878865</text:p>
          </table:table-cell>
          <table:table-cell table:number-columns-repeated="4"/>
          <table:table-cell table:formula="of:=[.U93]/[.C93]" office:value-type="float" office:value="-1.80788046723335" calcext:value-type="float">
            <text:p>-1.80788046723335</text:p>
          </table:table-cell>
          <table:table-cell table:number-columns-repeated="4"/>
          <table:table-cell table:formula="of:=[.Z93]/[.C93]" office:value-type="float" office:value="-1.85922254588865" calcext:value-type="float">
            <text:p>-1.85922254588865</text:p>
          </table:table-cell>
          <table:table-cell table:number-columns-repeated="998"/>
        </table:table-row>
        <table:table-row table:style-name="ro1">
          <table:table-cell table:style-name="ce5" office:value-type="float" office:value="8250000000" calcext:value-type="float">
            <text:p>8.25E+009</text:p>
          </table:table-cell>
          <table:table-cell table:formula="of:=[.A134]*0.000000001" office:value-type="float" office:value="8.25" calcext:value-type="float">
            <text:p>8.25</text:p>
          </table:table-cell>
          <table:table-cell/>
          <table:table-cell table:formula="of:=0.009/(300000000/[.A134])" office:value-type="float" office:value="0.2475" calcext:value-type="float">
            <text:p>0.2475</text:p>
          </table:table-cell>
          <table:table-cell/>
          <table:table-cell table:formula="of:=[.G94]/[.C94]" office:value-type="float" office:value="0.833520679444627" calcext:value-type="float">
            <text:p>0.833520679444627</text:p>
          </table:table-cell>
          <table:table-cell table:number-columns-repeated="4"/>
          <table:table-cell table:formula="of:=[.K94]/[.C94]" office:value-type="float" office:value="-1.33459838911969" calcext:value-type="float">
            <text:p>-1.33459838911969</text:p>
          </table:table-cell>
          <table:table-cell table:number-columns-repeated="4"/>
          <table:table-cell table:formula="of:=[.P94]/[.C94]" office:value-type="float" office:value="-1.52263012813238" calcext:value-type="float">
            <text:p>-1.52263012813238</text:p>
          </table:table-cell>
          <table:table-cell table:number-columns-repeated="4"/>
          <table:table-cell table:formula="of:=[.U94]/[.C94]" office:value-type="float" office:value="-1.72148326390659" calcext:value-type="float">
            <text:p>-1.72148326390659</text:p>
          </table:table-cell>
          <table:table-cell table:number-columns-repeated="4"/>
          <table:table-cell table:formula="of:=[.Z94]/[.C94]" office:value-type="float" office:value="-1.77304983052667" calcext:value-type="float">
            <text:p>-1.77304983052667</text:p>
          </table:table-cell>
          <table:table-cell table:number-columns-repeated="998"/>
        </table:table-row>
        <table:table-row table:style-name="ro1">
          <table:table-cell table:style-name="ce5" office:value-type="float" office:value="8500000000" calcext:value-type="float">
            <text:p>8.50E+009</text:p>
          </table:table-cell>
          <table:table-cell table:formula="of:=[.A135]*0.000000001" office:value-type="float" office:value="8.5" calcext:value-type="float">
            <text:p>8.5</text:p>
          </table:table-cell>
          <table:table-cell/>
          <table:table-cell table:formula="of:=0.009/(300000000/[.A135])" office:value-type="float" office:value="0.255" calcext:value-type="float">
            <text:p>0.255</text:p>
          </table:table-cell>
          <table:table-cell/>
          <table:table-cell table:formula="of:=[.G95]/[.C95]" office:value-type="float" office:value="0.865711457792883" calcext:value-type="float">
            <text:p>0.865711457792883</text:p>
          </table:table-cell>
          <table:table-cell table:number-columns-repeated="4"/>
          <table:table-cell table:formula="of:=[.K95]/[.C95]" office:value-type="float" office:value="-1.25815472230229" calcext:value-type="float">
            <text:p>-1.25815472230229</text:p>
          </table:table-cell>
          <table:table-cell table:number-columns-repeated="4"/>
          <table:table-cell table:formula="of:=[.P95]/[.C95]" office:value-type="float" office:value="-1.44229653243576" calcext:value-type="float">
            <text:p>-1.44229653243576</text:p>
          </table:table-cell>
          <table:table-cell table:number-columns-repeated="4"/>
          <table:table-cell table:formula="of:=[.U95]/[.C95]" office:value-type="float" office:value="-1.63886596435438" calcext:value-type="float">
            <text:p>-1.63886596435438</text:p>
          </table:table-cell>
          <table:table-cell table:number-columns-repeated="4"/>
          <table:table-cell table:formula="of:=[.Z95]/[.C95]" office:value-type="float" office:value="-1.69047010185866" calcext:value-type="float">
            <text:p>-1.69047010185866</text:p>
          </table:table-cell>
          <table:table-cell table:number-columns-repeated="998"/>
        </table:table-row>
        <table:table-row table:style-name="ro1">
          <table:table-cell table:style-name="ce5" office:value-type="float" office:value="8750000000" calcext:value-type="float">
            <text:p>8.75E+009</text:p>
          </table:table-cell>
          <table:table-cell table:formula="of:=[.A136]*0.000000001" office:value-type="float" office:value="8.75" calcext:value-type="float">
            <text:p>8.75</text:p>
          </table:table-cell>
          <table:table-cell/>
          <table:table-cell table:formula="of:=0.009/(300000000/[.A136])" office:value-type="float" office:value="0.2625" calcext:value-type="float">
            <text:p>0.2625</text:p>
          </table:table-cell>
          <table:table-cell/>
          <table:table-cell table:formula="of:=[.G96]/[.C96]" office:value-type="float" office:value="0.894644909975357" calcext:value-type="float">
            <text:p>0.894644909975357</text:p>
          </table:table-cell>
          <table:table-cell table:number-columns-repeated="4"/>
          <table:table-cell table:formula="of:=[.K96]/[.C96]" office:value-type="float" office:value="-1.18348788580378" calcext:value-type="float">
            <text:p>-1.18348788580378</text:p>
          </table:table-cell>
          <table:table-cell table:number-columns-repeated="4"/>
          <table:table-cell table:formula="of:=[.P96]/[.C96]" office:value-type="float" office:value="-1.36452751521495" calcext:value-type="float">
            <text:p>-1.36452751521495</text:p>
          </table:table-cell>
          <table:table-cell table:number-columns-repeated="4"/>
          <table:table-cell table:formula="of:=[.U96]/[.C96]" office:value-type="float" office:value="-1.55965352148932" calcext:value-type="float">
            <text:p>-1.55965352148932</text:p>
          </table:table-cell>
          <table:table-cell table:number-columns-repeated="4"/>
          <table:table-cell table:formula="of:=[.Z96]/[.C96]" office:value-type="float" office:value="-1.61109063578322" calcext:value-type="float">
            <text:p>-1.61109063578322</text:p>
          </table:table-cell>
          <table:table-cell table:number-columns-repeated="998"/>
        </table:table-row>
        <table:table-row table:style-name="ro1">
          <table:table-cell table:style-name="ce5" office:value-type="float" office:value="9000000000" calcext:value-type="float">
            <text:p>9.00E+009</text:p>
          </table:table-cell>
          <table:table-cell table:formula="of:=[.A137]*0.000000001" office:value-type="float" office:value="9" calcext:value-type="float">
            <text:p>9</text:p>
          </table:table-cell>
          <table:table-cell/>
          <table:table-cell table:formula="of:=0.009/(300000000/[.A137])" office:value-type="float" office:value="0.27" calcext:value-type="float">
            <text:p>0.27</text:p>
          </table:table-cell>
          <table:table-cell/>
          <table:table-cell table:formula="of:=[.G97]/[.C97]" office:value-type="float" office:value="0.920869389224941" calcext:value-type="float">
            <text:p>0.920869389224941</text:p>
          </table:table-cell>
          <table:table-cell table:number-columns-repeated="4"/>
          <table:table-cell table:formula="of:=[.K97]/[.C97]" office:value-type="float" office:value="-1.1101582637736" calcext:value-type="float">
            <text:p>-1.1101582637736</text:p>
          </table:table-cell>
          <table:table-cell table:number-columns-repeated="4"/>
          <table:table-cell table:formula="of:=[.P97]/[.C97]" office:value-type="float" office:value="-1.28893936128356" calcext:value-type="float">
            <text:p>-1.28893936128356</text:p>
          </table:table-cell>
          <table:table-cell table:number-columns-repeated="4"/>
          <table:table-cell table:formula="of:=[.U97]/[.C97]" office:value-type="float" office:value="-1.48350582953203" calcext:value-type="float">
            <text:p>-1.48350582953203</text:p>
          </table:table-cell>
          <table:table-cell table:number-columns-repeated="4"/>
          <table:table-cell table:formula="of:=[.Z97]/[.C97]" office:value-type="float" office:value="-1.5345515994186" calcext:value-type="float">
            <text:p>-1.5345515994186</text:p>
          </table:table-cell>
          <table:table-cell table:number-columns-repeated="998"/>
        </table:table-row>
        <table:table-row table:style-name="ro1">
          <table:table-cell table:style-name="ce5" office:value-type="float" office:value="9250000000" calcext:value-type="float">
            <text:p>9.25E+009</text:p>
          </table:table-cell>
          <table:table-cell table:formula="of:=[.A138]*0.000000001" office:value-type="float" office:value="9.25" calcext:value-type="float">
            <text:p>9.25</text:p>
          </table:table-cell>
          <table:table-cell/>
          <table:table-cell table:formula="of:=0.009/(300000000/[.A138])" office:value-type="float" office:value="0.2775" calcext:value-type="float">
            <text:p>0.2775</text:p>
          </table:table-cell>
          <table:table-cell/>
          <table:table-cell table:formula="of:=[.G98]/[.C98]" office:value-type="float" office:value="0.944813893057536" calcext:value-type="float">
            <text:p>0.944813893057536</text:p>
          </table:table-cell>
          <table:table-cell table:number-columns-repeated="4"/>
          <table:table-cell table:formula="of:=[.K98]/[.C98]" office:value-type="float" office:value="-1.03770966225823" calcext:value-type="float">
            <text:p>-1.03770966225823</text:p>
          </table:table-cell>
          <table:table-cell table:number-columns-repeated="4"/>
          <table:table-cell table:formula="of:=[.P98]/[.C98]" office:value-type="float" office:value="-1.21515954745372" calcext:value-type="float">
            <text:p>-1.21515954745372</text:p>
          </table:table-cell>
          <table:table-cell table:number-columns-repeated="4"/>
          <table:table-cell table:formula="of:=[.U98]/[.C98]" office:value-type="float" office:value="-1.41011168895336" calcext:value-type="float">
            <text:p>-1.41011168895336</text:p>
          </table:table-cell>
          <table:table-cell table:number-columns-repeated="4"/>
          <table:table-cell table:formula="of:=[.Z98]/[.C98]" office:value-type="float" office:value="-1.46051963503432" calcext:value-type="float">
            <text:p>-1.46051963503432</text:p>
          </table:table-cell>
          <table:table-cell table:number-columns-repeated="998"/>
        </table:table-row>
        <table:table-row table:style-name="ro1">
          <table:table-cell table:style-name="ce5" office:value-type="float" office:value="9500000000" calcext:value-type="float">
            <text:p>9.50E+009</text:p>
          </table:table-cell>
          <table:table-cell table:formula="of:=[.A139]*0.000000001" office:value-type="float" office:value="9.5" calcext:value-type="float">
            <text:p>9.5</text:p>
          </table:table-cell>
          <table:table-cell/>
          <table:table-cell table:formula="of:=0.009/(300000000/[.A139])" office:value-type="float" office:value="0.285" calcext:value-type="float">
            <text:p>0.285</text:p>
          </table:table-cell>
          <table:table-cell/>
          <table:table-cell table:formula="of:=[.G99]/[.C99]" office:value-type="float" office:value="0.96682027954388" calcext:value-type="float">
            <text:p>0.96682027954388</text:p>
          </table:table-cell>
          <table:table-cell table:number-columns-repeated="4"/>
          <table:table-cell table:formula="of:=[.K99]/[.C99]" office:value-type="float" office:value="-0.965649236260119" calcext:value-type="float">
            <text:p>-0.965649236260119</text:p>
          </table:table-cell>
          <table:table-cell table:number-columns-repeated="4"/>
          <table:table-cell table:formula="of:=[.P99]/[.C99]" office:value-type="float" office:value="-1.14281710467029" calcext:value-type="float">
            <text:p>-1.14281710467029</text:p>
          </table:table-cell>
          <table:table-cell table:number-columns-repeated="4"/>
          <table:table-cell table:formula="of:=[.U99]/[.C99]" office:value-type="float" office:value="-1.33918339662654" calcext:value-type="float">
            <text:p>-1.33918339662654</text:p>
          </table:table-cell>
          <table:table-cell table:number-columns-repeated="4"/>
          <table:table-cell table:formula="of:=[.Z99]/[.C99]" office:value-type="float" office:value="-1.38868195358141" calcext:value-type="float">
            <text:p>-1.38868195358141</text:p>
          </table:table-cell>
          <table:table-cell table:number-columns-repeated="998"/>
        </table:table-row>
        <table:table-row table:style-name="ro1">
          <table:table-cell table:style-name="ce5" office:value-type="float" office:value="9750000000" calcext:value-type="float">
            <text:p>9.75E+009</text:p>
          </table:table-cell>
          <table:table-cell table:formula="of:=[.A140]*0.000000001" office:value-type="float" office:value="9.75" calcext:value-type="float">
            <text:p>9.75</text:p>
          </table:table-cell>
          <table:table-cell/>
          <table:table-cell table:formula="of:=0.009/(300000000/[.A140])" office:value-type="float" office:value="0.2925" calcext:value-type="float">
            <text:p>0.2925</text:p>
          </table:table-cell>
          <table:table-cell/>
          <table:table-cell table:formula="of:=[.G100]/[.C100]" office:value-type="float" office:value="0.987165065791679" calcext:value-type="float">
            <text:p>0.987165065791679</text:p>
          </table:table-cell>
          <table:table-cell table:number-columns-repeated="4"/>
          <table:table-cell table:formula="of:=[.K100]/[.C100]" office:value-type="float" office:value="-0.893419158690364" calcext:value-type="float">
            <text:p>-0.893419158690364</text:p>
          </table:table-cell>
          <table:table-cell table:number-columns-repeated="4"/>
          <table:table-cell table:formula="of:=[.P100]/[.C100]" office:value-type="float" office:value="-1.0715313456066" calcext:value-type="float">
            <text:p>-1.0715313456066</text:p>
          </table:table-cell>
          <table:table-cell table:number-columns-repeated="4"/>
          <table:table-cell table:formula="of:=[.U100]/[.C100]" office:value-type="float" office:value="-1.27045174898195" calcext:value-type="float">
            <text:p>-1.27045174898195</text:p>
          </table:table-cell>
          <table:table-cell table:number-columns-repeated="4"/>
          <table:table-cell table:formula="of:=[.Z100]/[.C100]" office:value-type="float" office:value="-1.31874067884061" calcext:value-type="float">
            <text:p>-1.31874067884061</text:p>
          </table:table-cell>
          <table:table-cell table:number-columns-repeated="998"/>
        </table:table-row>
        <table:table-row table:style-name="ro1">
          <table:table-cell table:style-name="ce5" office:value-type="float" office:value="10000000000" calcext:value-type="float">
            <text:p>1.00E+010</text:p>
          </table:table-cell>
          <table:table-cell table:formula="of:=[.A141]*0.000000001" office:value-type="float" office:value="10" calcext:value-type="float">
            <text:p>10</text:p>
          </table:table-cell>
          <table:table-cell/>
          <table:table-cell table:formula="of:=0.009/(300000000/[.A141])" office:value-type="float" office:value="0.3" calcext:value-type="float">
            <text:p>0.3</text:p>
          </table:table-cell>
          <table:table-cell/>
          <table:table-cell table:formula="of:=[.G101]/[.C101]" office:value-type="float" office:value="1.00607466939121" calcext:value-type="float">
            <text:p>1.00607466939121</text:p>
          </table:table-cell>
          <table:table-cell table:number-columns-repeated="4"/>
          <table:table-cell table:formula="of:=[.K101]/[.C101]" office:value-type="float" office:value="-0.820353411490908" calcext:value-type="float">
            <text:p>-0.820353411490908</text:p>
          </table:table-cell>
          <table:table-cell table:number-columns-repeated="4"/>
          <table:table-cell table:formula="of:=[.P101]/[.C101]" office:value-type="float" office:value="-1.00089764227605" calcext:value-type="float">
            <text:p>-1.00089764227605</text:p>
          </table:table-cell>
          <table:table-cell table:number-columns-repeated="4"/>
          <table:table-cell table:formula="of:=[.U101]/[.C101]" office:value-type="float" office:value="-1.20366124990853" calcext:value-type="float">
            <text:p>-1.20366124990853</text:p>
          </table:table-cell>
          <table:table-cell table:number-columns-repeated="4"/>
          <table:table-cell table:formula="of:=[.Z101]/[.C101]" office:value-type="float" office:value="-1.25040716449705" calcext:value-type="float">
            <text:p>-1.25040716449705</text:p>
          </table:table-cell>
          <table:table-cell table:number-columns-repeated="998"/>
        </table:table-row>
        <table:table-row table:style-name="ro1">
          <table:table-cell table:style-name="ce5" office:value-type="float" office:value="10250000000" calcext:value-type="float">
            <text:p>1.03E+010</text:p>
          </table:table-cell>
          <table:table-cell table:formula="of:=[.A142]*0.000000001" office:value-type="float" office:value="10.25" calcext:value-type="float">
            <text:p>10.25</text:p>
          </table:table-cell>
          <table:table-cell/>
          <table:table-cell table:formula="of:=0.009/(300000000/[.A142])" office:value-type="float" office:value="0.3075" calcext:value-type="float">
            <text:p>0.3075</text:p>
          </table:table-cell>
          <table:table-cell/>
          <table:table-cell table:formula="of:=[.G102]/[.C102]" office:value-type="float" office:value="1.0237363621858" calcext:value-type="float">
            <text:p>1.0237363621858</text:p>
          </table:table-cell>
          <table:table-cell table:number-columns-repeated="4"/>
          <table:table-cell table:formula="of:=[.K102]/[.C102]" office:value-type="float" office:value="-0.745606519264305" calcext:value-type="float">
            <text:p>-0.745606519264305</text:p>
          </table:table-cell>
          <table:table-cell table:number-columns-repeated="4"/>
          <table:table-cell table:formula="of:=[.P102]/[.C102]" office:value-type="float" office:value="-0.930468114907854" calcext:value-type="float">
            <text:p>-0.930468114907854</text:p>
          </table:table-cell>
          <table:table-cell table:number-columns-repeated="4"/>
          <table:table-cell table:formula="of:=[.U102]/[.C102]" office:value-type="float" office:value="-1.13856529961747" calcext:value-type="float">
            <text:p>-1.13856529961747</text:p>
          </table:table-cell>
          <table:table-cell table:number-columns-repeated="4"/>
          <table:table-cell table:formula="of:=[.Z102]/[.C102]" office:value-type="float" office:value="-1.18339595506764" calcext:value-type="float">
            <text:p>-1.18339595506764</text:p>
          </table:table-cell>
          <table:table-cell table:number-columns-repeated="998"/>
        </table:table-row>
        <table:table-row table:style-name="ro1">
          <table:table-cell table:style-name="ce5" office:value-type="float" office:value="10500000000" calcext:value-type="float">
            <text:p>1.05E+010</text:p>
          </table:table-cell>
          <table:table-cell table:formula="of:=[.A143]*0.000000001" office:value-type="float" office:value="10.5" calcext:value-type="float">
            <text:p>10.5</text:p>
          </table:table-cell>
          <table:table-cell/>
          <table:table-cell table:formula="of:=0.009/(300000000/[.A143])" office:value-type="float" office:value="0.315" calcext:value-type="float">
            <text:p>0.315</text:p>
          </table:table-cell>
          <table:table-cell/>
          <table:table-cell table:formula="of:=[.G103]/[.C103]" office:value-type="float" office:value="1.04030632942302" calcext:value-type="float">
            <text:p>1.04030632942302</text:p>
          </table:table-cell>
          <table:table-cell table:number-columns-repeated="4"/>
          <table:table-cell table:formula="of:=[.K103]/[.C103]" office:value-type="float" office:value="-0.668025405878614" calcext:value-type="float">
            <text:p>-0.668025405878614</text:p>
          </table:table-cell>
          <table:table-cell table:number-columns-repeated="4"/>
          <table:table-cell table:formula="of:=[.P103]/[.C103]" office:value-type="float" office:value="-0.859723502558781" calcext:value-type="float">
            <text:p>-0.859723502558781</text:p>
          </table:table-cell>
          <table:table-cell table:number-columns-repeated="4"/>
          <table:table-cell table:formula="of:=[.U103]/[.C103]" office:value-type="float" office:value="-1.07492109932464" calcext:value-type="float">
            <text:p>-1.07492109932464</text:p>
          </table:table-cell>
          <table:table-cell table:number-columns-repeated="4"/>
          <table:table-cell table:formula="of:=[.Z103]/[.C103]" office:value-type="float" office:value="-1.11741796186457" calcext:value-type="float">
            <text:p>-1.11741796186457</text:p>
          </table:table-cell>
          <table:table-cell table:number-columns-repeated="998"/>
        </table:table-row>
        <table:table-row table:style-name="ro1">
          <table:table-cell table:style-name="ce5" office:value-type="float" office:value="10750000000" calcext:value-type="float">
            <text:p>1.08E+010</text:p>
          </table:table-cell>
          <table:table-cell table:formula="of:=[.A144]*0.000000001" office:value-type="float" office:value="10.75" calcext:value-type="float">
            <text:p>10.75</text:p>
          </table:table-cell>
          <table:table-cell/>
          <table:table-cell table:formula="of:=0.009/(300000000/[.A144])" office:value-type="float" office:value="0.3225" calcext:value-type="float">
            <text:p>0.3225</text:p>
          </table:table-cell>
          <table:table-cell/>
          <table:table-cell table:formula="of:=[.G104]/[.C104]" office:value-type="float" office:value="1.05591572140201" calcext:value-type="float">
            <text:p>1.05591572140201</text:p>
          </table:table-cell>
          <table:table-cell table:number-columns-repeated="4"/>
          <table:table-cell table:formula="of:=[.K104]/[.C104]" office:value-type="float" office:value="-0.585893379045232" calcext:value-type="float">
            <text:p>-0.585893379045232</text:p>
          </table:table-cell>
          <table:table-cell table:number-columns-repeated="4"/>
          <table:table-cell table:formula="of:=[.P104]/[.C104]" office:value-type="float" office:value="-0.788029240405311" calcext:value-type="float">
            <text:p>-0.788029240405311</text:p>
          </table:table-cell>
          <table:table-cell table:number-columns-repeated="4"/>
          <table:table-cell table:formula="of:=[.U104]/[.C104]" office:value-type="float" office:value="-1.01248392690403" calcext:value-type="float">
            <text:p>-1.01248392690403</text:p>
          </table:table-cell>
          <table:table-cell table:number-columns-repeated="4"/>
          <table:table-cell table:formula="of:=[.Z104]/[.C104]" office:value-type="float" office:value="-1.05217224722861" calcext:value-type="float">
            <text:p>-1.05217224722861</text:p>
          </table:table-cell>
          <table:table-cell table:number-columns-repeated="998"/>
        </table:table-row>
        <table:table-row table:style-name="ro1">
          <table:table-cell table:style-name="ce5" office:value-type="float" office:value="11000000000" calcext:value-type="float">
            <text:p>1.10E+010</text:p>
          </table:table-cell>
          <table:table-cell table:formula="of:=[.A145]*0.000000001" office:value-type="float" office:value="11" calcext:value-type="float">
            <text:p>11</text:p>
          </table:table-cell>
          <table:table-cell/>
          <table:table-cell table:formula="of:=0.009/(300000000/[.A145])" office:value-type="float" office:value="0.33" calcext:value-type="float">
            <text:p>0.33</text:p>
          </table:table-cell>
          <table:table-cell/>
          <table:table-cell table:formula="of:=[.G105]/[.C105]" office:value-type="float" office:value="1.07067528056886" calcext:value-type="float">
            <text:p>1.07067528056886</text:p>
          </table:table-cell>
          <table:table-cell table:number-columns-repeated="4"/>
          <table:table-cell table:formula="of:=[.K105]/[.C105]" office:value-type="float" office:value="-0.496340189977171" calcext:value-type="float">
            <text:p>-0.496340189977171</text:p>
          </table:table-cell>
          <table:table-cell table:number-columns-repeated="4"/>
          <table:table-cell table:formula="of:=[.P105]/[.C105]" office:value-type="float" office:value="-0.714561639534054" calcext:value-type="float">
            <text:p>-0.714561639534054</text:p>
          </table:table-cell>
          <table:table-cell table:number-columns-repeated="4"/>
          <table:table-cell table:formula="of:=[.U105]/[.C105]" office:value-type="float" office:value="-0.951000297018167" calcext:value-type="float">
            <text:p>-0.951000297018167</text:p>
          </table:table-cell>
          <table:table-cell table:number-columns-repeated="4"/>
          <table:table-cell table:formula="of:=[.Z105]/[.C105]" office:value-type="float" office:value="-0.987335496962839" calcext:value-type="float">
            <text:p>-0.987335496962839</text:p>
          </table:table-cell>
          <table:table-cell table:number-columns-repeated="998"/>
        </table:table-row>
        <table:table-row table:style-name="ro1">
          <table:table-cell table:style-name="ce5" office:value-type="float" office:value="11250000000" calcext:value-type="float">
            <text:p>1.13E+010</text:p>
          </table:table-cell>
          <table:table-cell table:formula="of:=[.A146]*0.000000001" office:value-type="float" office:value="11.25" calcext:value-type="float">
            <text:p>11.25</text:p>
          </table:table-cell>
          <table:table-cell/>
          <table:table-cell table:formula="of:=0.009/(300000000/[.A146])" office:value-type="float" office:value="0.3375" calcext:value-type="float">
            <text:p>0.3375</text:p>
          </table:table-cell>
          <table:table-cell/>
          <table:table-cell table:formula="of:=[.G106]/[.C106]" office:value-type="float" office:value="1.08467893763023" calcext:value-type="float">
            <text:p>1.08467893763023</text:p>
          </table:table-cell>
          <table:table-cell table:number-columns-repeated="4"/>
          <table:table-cell table:formula="of:=[.K106]/[.C106]" office:value-type="float" office:value="-0.39365055055037" calcext:value-type="float">
            <text:p>-0.39365055055037</text:p>
          </table:table-cell>
          <table:table-cell table:number-columns-repeated="4"/>
          <table:table-cell table:formula="of:=[.P106]/[.C106]" office:value-type="float" office:value="-0.638172813173355" calcext:value-type="float">
            <text:p>-0.638172813173355</text:p>
          </table:table-cell>
          <table:table-cell table:number-columns-repeated="4"/>
          <table:table-cell table:formula="of:=[.U106]/[.C106]" office:value-type="float" office:value="-0.890199270772729" calcext:value-type="float">
            <text:p>-0.890199270772729</text:p>
          </table:table-cell>
          <table:table-cell table:number-columns-repeated="4"/>
          <table:table-cell table:formula="of:=[.Z106]/[.C106]" office:value-type="float" office:value="-0.922547699238007" calcext:value-type="float">
            <text:p>-0.922547699238007</text:p>
          </table:table-cell>
          <table:table-cell table:number-columns-repeated="2"/>
          <table:table-cell>
            <draw:frame table:end-cell-address="Sheet1.AJ167" table:end-x="0.3547in" table:end-y="0.1268in" draw:z-index="1" draw:style-name="gr1" draw:text-style-name="P1" svg:width="6in" svg:height="3.75in" svg:x="0.6016in" svg:y="0.1102in">
              <draw:object draw:notify-on-update-of-ranges="Sheet1.B166:Sheet1.B202 Sheet1.G165:Sheet1.G165 Sheet1.G166:Sheet1.G202 Sheet1.B166:Sheet1.B202 Sheet1.L165:Sheet1.L165 Sheet1.L166:Sheet1.L202 Sheet1.B166:Sheet1.B202 Sheet1.Q165:Sheet1.Q165 Sheet1.Q166:Sheet1.Q202 Sheet1.B166:Sheet1.B202 Sheet1.V165:Sheet1.V165 Sheet1.V166:Sheet1.V202 Sheet1.B166:Sheet1.B202 Sheet1.AA165:Sheet1.AA165 Sheet1.AA166:Sheet1.AA20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style-name="ce5" office:value-type="float" office:value="11500000000" calcext:value-type="float">
            <text:p>1.15E+010</text:p>
          </table:table-cell>
          <table:table-cell table:formula="of:=[.A147]*0.000000001" office:value-type="float" office:value="11.5" calcext:value-type="float">
            <text:p>11.5</text:p>
          </table:table-cell>
          <table:table-cell/>
          <table:table-cell table:formula="of:=0.009/(300000000/[.A147])" office:value-type="float" office:value="0.345" calcext:value-type="float">
            <text:p>0.345</text:p>
          </table:table-cell>
          <table:table-cell/>
          <table:table-cell table:formula="of:=[.G107]/[.C107]" office:value-type="float" office:value="1.098006648651" calcext:value-type="float">
            <text:p>1.098006648651</text:p>
          </table:table-cell>
          <table:table-cell table:number-columns-repeated="4"/>
          <table:table-cell table:formula="of:=[.K107]/[.C107]" office:value-type="float" office:value="-0.261933137687292" calcext:value-type="float">
            <text:p>-0.261933137687292</text:p>
          </table:table-cell>
          <table:table-cell table:number-columns-repeated="4"/>
          <table:table-cell table:formula="of:=[.P107]/[.C107]" office:value-type="float" office:value="-0.557115488658204" calcext:value-type="float">
            <text:p>-0.557115488658204</text:p>
          </table:table-cell>
          <table:table-cell table:number-columns-repeated="4"/>
          <table:table-cell table:formula="of:=[.U107]/[.C107]" office:value-type="float" office:value="-0.829780736533324" calcext:value-type="float">
            <text:p>-0.829780736533324</text:p>
          </table:table-cell>
          <table:table-cell table:number-columns-repeated="4"/>
          <table:table-cell table:formula="of:=[.Z107]/[.C107]" office:value-type="float" office:value="-0.857391503769641" calcext:value-type="float">
            <text:p>-0.857391503769641</text:p>
          </table:table-cell>
          <table:table-cell table:number-columns-repeated="998"/>
        </table:table-row>
        <table:table-row table:style-name="ro1">
          <table:table-cell table:style-name="ce5" office:value-type="float" office:value="11750000000" calcext:value-type="float">
            <text:p>1.18E+010</text:p>
          </table:table-cell>
          <table:table-cell table:formula="of:=[.A148]*0.000000001" office:value-type="float" office:value="11.75" calcext:value-type="float">
            <text:p>11.75</text:p>
          </table:table-cell>
          <table:table-cell/>
          <table:table-cell table:formula="of:=0.009/(300000000/[.A148])" office:value-type="float" office:value="0.3525" calcext:value-type="float">
            <text:p>0.3525</text:p>
          </table:table-cell>
          <table:table-cell/>
          <table:table-cell table:formula="of:=[.G108]/[.C108]" office:value-type="float" office:value="1.11072666485128" calcext:value-type="float">
            <text:p>1.11072666485128</text:p>
          </table:table-cell>
          <table:table-cell table:number-columns-repeated="4"/>
          <table:table-cell table:formula="of:=[.L108]/[.C108]" office:value-type="float" office:value="0.114593935652443" calcext:value-type="float">
            <text:p>0.114593935652443</text:p>
          </table:table-cell>
          <table:table-cell table:number-columns-repeated="4"/>
          <table:table-cell table:formula="of:=[.P108]/[.C108]" office:value-type="float" office:value="-0.468392027448845" calcext:value-type="float">
            <text:p>-0.468392027448845</text:p>
          </table:table-cell>
          <table:table-cell table:number-columns-repeated="4"/>
          <table:table-cell table:formula="of:=[.U108]/[.C108]" office:value-type="float" office:value="-0.769398663692786" calcext:value-type="float">
            <text:p>-0.769398663692786</text:p>
          </table:table-cell>
          <table:table-cell table:number-columns-repeated="4"/>
          <table:table-cell table:formula="of:=[.Z108]/[.C108]" office:value-type="float" office:value="-0.791360690636966" calcext:value-type="float">
            <text:p>-0.791360690636966</text:p>
          </table:table-cell>
          <table:table-cell table:number-columns-repeated="998"/>
        </table:table-row>
        <table:table-row table:style-name="ro1">
          <table:table-cell table:style-name="ce5" office:value-type="float" office:value="12000000000" calcext:value-type="float">
            <text:p>1.20E+010</text:p>
          </table:table-cell>
          <table:table-cell table:formula="of:=[.A149]*0.000000001" office:value-type="float" office:value="12" calcext:value-type="float">
            <text:p>12</text:p>
          </table:table-cell>
          <table:table-cell/>
          <table:table-cell table:formula="of:=0.009/(300000000/[.A149])" office:value-type="float" office:value="0.36" calcext:value-type="float">
            <text:p>0.36</text:p>
          </table:table-cell>
          <table:table-cell/>
          <table:table-cell table:formula="of:=[.G109]/[.C109]" office:value-type="float" office:value="1.12289737254276" calcext:value-type="float">
            <text:p>1.12289737254276</text:p>
          </table:table-cell>
          <table:table-cell table:number-columns-repeated="4"/>
          <table:table-cell table:formula="of:=[.L109]/[.C109]" office:value-type="float" office:value="0.301072035035649" calcext:value-type="float">
            <text:p>0.301072035035649</text:p>
          </table:table-cell>
          <table:table-cell table:number-columns-repeated="4"/>
          <table:table-cell table:formula="of:=[.P109]/[.C109]" office:value-type="float" office:value="-0.36580680074139" calcext:value-type="float">
            <text:p>-0.36580680074139</text:p>
          </table:table-cell>
          <table:table-cell table:number-columns-repeated="4"/>
          <table:table-cell table:formula="of:=[.U109]/[.C109]" office:value-type="float" office:value="-0.708635738090852" calcext:value-type="float">
            <text:p>-0.708635738090852</text:p>
          </table:table-cell>
          <table:table-cell table:number-columns-repeated="4"/>
          <table:table-cell table:formula="of:=[.Z109]/[.C109]" office:value-type="float" office:value="-0.723808903276936" calcext:value-type="float">
            <text:p>-0.723808903276936</text:p>
          </table:table-cell>
          <table:table-cell table:number-columns-repeated="998"/>
        </table:table-row>
        <table:table-row table:style-name="ro1">
          <table:table-cell table:style-name="ce5" office:value-type="float" office:value="12250000000" calcext:value-type="float">
            <text:p>1.23E+010</text:p>
          </table:table-cell>
          <table:table-cell table:formula="of:=[.A150]*0.000000001" office:value-type="float" office:value="12.25" calcext:value-type="float">
            <text:p>12.25</text:p>
          </table:table-cell>
          <table:table-cell/>
          <table:table-cell table:formula="of:=0.009/(300000000/[.A150])" office:value-type="float" office:value="0.3675" calcext:value-type="float">
            <text:p>0.3675</text:p>
          </table:table-cell>
          <table:table-cell/>
          <table:table-cell table:formula="of:=[.G110]/[.C110]" office:value-type="float" office:value="1.13456880312226" calcext:value-type="float">
            <text:p>1.13456880312226</text:p>
          </table:table-cell>
          <table:table-cell table:number-columns-repeated="4"/>
          <table:table-cell table:formula="of:=[.L110]/[.C110]" office:value-type="float" office:value="0.405302729190323" calcext:value-type="float">
            <text:p>0.405302729190323</text:p>
          </table:table-cell>
          <table:table-cell table:number-columns-repeated="4"/>
          <table:table-cell table:formula="of:=[.P110]/[.C110]" office:value-type="float" office:value="-0.230667825675177" calcext:value-type="float">
            <text:p>-0.230667825675177</text:p>
          </table:table-cell>
          <table:table-cell table:number-columns-repeated="4"/>
          <table:table-cell table:formula="of:=[.U110]/[.C110]" office:value-type="float" office:value="-0.646962487517691" calcext:value-type="float">
            <text:p>-0.646962487517691</text:p>
          </table:table-cell>
          <table:table-cell table:number-columns-repeated="4"/>
          <table:table-cell table:formula="of:=[.Z110]/[.C110]" office:value-type="float" office:value="-0.653860077828655" calcext:value-type="float">
            <text:p>-0.653860077828655</text:p>
          </table:table-cell>
          <table:table-cell table:number-columns-repeated="998"/>
        </table:table-row>
        <table:table-row table:style-name="ro1">
          <table:table-cell table:style-name="ce5" office:value-type="float" office:value="12500000000" calcext:value-type="float">
            <text:p>1.25E+010</text:p>
          </table:table-cell>
          <table:table-cell table:formula="of:=[.A151]*0.000000001" office:value-type="float" office:value="12.5" calcext:value-type="float">
            <text:p>12.5</text:p>
          </table:table-cell>
          <table:table-cell/>
          <table:table-cell table:formula="of:=0.009/(300000000/[.A151])" office:value-type="float" office:value="0.375" calcext:value-type="float">
            <text:p>0.375</text:p>
          </table:table-cell>
          <table:table-cell/>
          <table:table-cell table:formula="of:=[.G111]/[.C111]" office:value-type="float" office:value="1.14578388659116" calcext:value-type="float">
            <text:p>1.14578388659116</text:p>
          </table:table-cell>
          <table:table-cell table:number-columns-repeated="4"/>
          <table:table-cell table:formula="of:=[.L111]/[.C111]" office:value-type="float" office:value="0.484060430406464" calcext:value-type="float">
            <text:p>0.484060430406464</text:p>
          </table:table-cell>
          <table:table-cell table:number-columns-repeated="4"/>
          <table:table-cell table:formula="of:=[.Q111]/[.C111]" office:value-type="float" office:value="0.151085068787304" calcext:value-type="float">
            <text:p>0.151085068787304</text:p>
          </table:table-cell>
          <table:table-cell table:number-columns-repeated="4"/>
          <table:table-cell table:formula="of:=[.U111]/[.C111]" office:value-type="float" office:value="-0.583666589364718" calcext:value-type="float">
            <text:p>-0.583666589364718</text:p>
          </table:table-cell>
          <table:table-cell table:number-columns-repeated="4"/>
          <table:table-cell table:formula="of:=[.Z111]/[.C111]" office:value-type="float" office:value="-0.580237342373868" calcext:value-type="float">
            <text:p>-0.580237342373868</text:p>
          </table:table-cell>
          <table:table-cell table:number-columns-repeated="998"/>
        </table:table-row>
        <table:table-row table:style-name="ro1">
          <table:table-cell table:style-name="ce5" office:value-type="float" office:value="12750000000" calcext:value-type="float">
            <text:p>1.28E+010</text:p>
          </table:table-cell>
          <table:table-cell table:formula="of:=[.A152]*0.000000001" office:value-type="float" office:value="12.75" calcext:value-type="float">
            <text:p>12.75</text:p>
          </table:table-cell>
          <table:table-cell/>
          <table:table-cell table:formula="of:=0.009/(300000000/[.A152])" office:value-type="float" office:value="0.3825" calcext:value-type="float">
            <text:p>0.3825</text:p>
          </table:table-cell>
          <table:table-cell/>
          <table:table-cell table:formula="of:=[.G112]/[.C112]" office:value-type="float" office:value="1.15657950311169" calcext:value-type="float">
            <text:p>1.15657950311169</text:p>
          </table:table-cell>
          <table:table-cell table:number-columns-repeated="4"/>
          <table:table-cell table:formula="of:=[.L112]/[.C112]" office:value-type="float" office:value="0.54867990967626" calcext:value-type="float">
            <text:p>0.54867990967626</text:p>
          </table:table-cell>
          <table:table-cell table:number-columns-repeated="4"/>
          <table:table-cell table:formula="of:=[.Q112]/[.C112]" office:value-type="float" office:value="0.307646988727656" calcext:value-type="float">
            <text:p>0.307646988727656</text:p>
          </table:table-cell>
          <table:table-cell table:number-columns-repeated="4"/>
          <table:table-cell table:formula="of:=[.U112]/[.C112]" office:value-type="float" office:value="-0.517719540047566" calcext:value-type="float">
            <text:p>-0.517719540047566</text:p>
          </table:table-cell>
          <table:table-cell table:number-columns-repeated="4"/>
          <table:table-cell table:formula="of:=[.Z112]/[.C112]" office:value-type="float" office:value="-0.500894697754646" calcext:value-type="float">
            <text:p>-0.500894697754646</text:p>
          </table:table-cell>
          <table:table-cell table:number-columns-repeated="998"/>
        </table:table-row>
        <table:table-row table:style-name="ro1">
          <table:table-cell table:style-name="ce5" office:value-type="float" office:value="13000000000" calcext:value-type="float">
            <text:p>1.30E+010</text:p>
          </table:table-cell>
          <table:table-cell table:formula="of:=[.A153]*0.000000001" office:value-type="float" office:value="13" calcext:value-type="float">
            <text:p>13</text:p>
          </table:table-cell>
          <table:table-cell/>
          <table:table-cell table:formula="of:=0.009/(300000000/[.A153])" office:value-type="float" office:value="0.39" calcext:value-type="float">
            <text:p>0.39</text:p>
          </table:table-cell>
          <table:table-cell/>
          <table:table-cell table:formula="of:=[.G113]/[.C113]" office:value-type="float" office:value="1.16698737333816" calcext:value-type="float">
            <text:p>1.16698737333816</text:p>
          </table:table-cell>
          <table:table-cell table:number-columns-repeated="4"/>
          <table:table-cell table:formula="of:=[.L113]/[.C113]" office:value-type="float" office:value="0.603920448526781" calcext:value-type="float">
            <text:p>0.603920448526781</text:p>
          </table:table-cell>
          <table:table-cell table:number-columns-repeated="4"/>
          <table:table-cell table:formula="of:=[.Q113]/[.C113]" office:value-type="float" office:value="0.403207521301042" calcext:value-type="float">
            <text:p>0.403207521301042</text:p>
          </table:table-cell>
          <table:table-cell table:number-columns-repeated="4"/>
          <table:table-cell table:formula="of:=[.U113]/[.C113]" office:value-type="float" office:value="-0.447494663249138" calcext:value-type="float">
            <text:p>-0.447494663249138</text:p>
          </table:table-cell>
          <table:table-cell table:number-columns-repeated="4"/>
          <table:table-cell table:formula="of:=[.Z113]/[.C113]" office:value-type="float" office:value="-0.412072285600763" calcext:value-type="float">
            <text:p>-0.412072285600763</text:p>
          </table:table-cell>
          <table:table-cell table:number-columns-repeated="998"/>
        </table:table-row>
        <table:table-row table:style-name="ro1">
          <table:table-cell table:style-name="ce5" office:value-type="float" office:value="13250000000" calcext:value-type="float">
            <text:p>1.33E+010</text:p>
          </table:table-cell>
          <table:table-cell table:formula="of:=[.A154]*0.000000001" office:value-type="float" office:value="13.25" calcext:value-type="float">
            <text:p>13.25</text:p>
          </table:table-cell>
          <table:table-cell/>
          <table:table-cell table:formula="of:=0.009/(300000000/[.A154])" office:value-type="float" office:value="0.3975" calcext:value-type="float">
            <text:p>0.3975</text:p>
          </table:table-cell>
          <table:table-cell/>
          <table:table-cell table:formula="of:=[.G114]/[.C114]" office:value-type="float" office:value="1.17703481815637" calcext:value-type="float">
            <text:p>1.17703481815637</text:p>
          </table:table-cell>
          <table:table-cell table:number-columns-repeated="4"/>
          <table:table-cell table:formula="of:=[.L114]/[.C114]" office:value-type="float" office:value="0.652337544317386" calcext:value-type="float">
            <text:p>0.652337544317386</text:p>
          </table:table-cell>
          <table:table-cell table:number-columns-repeated="4"/>
          <table:table-cell table:formula="of:=[.Q114]/[.C114]" office:value-type="float" office:value="0.47634992957937" calcext:value-type="float">
            <text:p>0.47634992957937</text:p>
          </table:table-cell>
          <table:table-cell table:number-columns-repeated="4"/>
          <table:table-cell table:formula="of:=[.U114]/[.C114]" office:value-type="float" office:value="-0.370063398074675" calcext:value-type="float">
            <text:p>-0.370063398074675</text:p>
          </table:table-cell>
          <table:table-cell table:number-columns-repeated="4"/>
          <table:table-cell table:formula="of:=[.Z114]/[.C114]" office:value-type="float" office:value="-0.305034929800697" calcext:value-type="float">
            <text:p>-0.305034929800697</text:p>
          </table:table-cell>
          <table:table-cell table:number-columns-repeated="998"/>
        </table:table-row>
        <table:table-row table:style-name="ro1">
          <table:table-cell table:style-name="ce5" office:value-type="float" office:value="13500000000" calcext:value-type="float">
            <text:p>1.35E+010</text:p>
          </table:table-cell>
          <table:table-cell table:formula="of:=[.A155]*0.000000001" office:value-type="float" office:value="13.5" calcext:value-type="float">
            <text:p>13.5</text:p>
          </table:table-cell>
          <table:table-cell/>
          <table:table-cell table:formula="of:=0.009/(300000000/[.A155])" office:value-type="float" office:value="0.405" calcext:value-type="float">
            <text:p>0.405</text:p>
          </table:table-cell>
          <table:table-cell/>
          <table:table-cell table:formula="of:=[.G115]/[.C115]" office:value-type="float" office:value="1.18674541100613" calcext:value-type="float">
            <text:p>1.18674541100613</text:p>
          </table:table-cell>
          <table:table-cell table:number-columns-repeated="4"/>
          <table:table-cell table:formula="of:=[.L115]/[.C115]" office:value-type="float" office:value="0.695499406849475" calcext:value-type="float">
            <text:p>0.695499406849475</text:p>
          </table:table-cell>
          <table:table-cell table:number-columns-repeated="4"/>
          <table:table-cell table:formula="of:=[.Q115]/[.C115]" office:value-type="float" office:value="0.53657443647206" calcext:value-type="float">
            <text:p>0.53657443647206</text:p>
          </table:table-cell>
          <table:table-cell table:number-columns-repeated="4"/>
          <table:table-cell table:formula="of:=[.U115]/[.C115]" office:value-type="float" office:value="-0.278887596540314" calcext:value-type="float">
            <text:p>-0.278887596540314</text:p>
          </table:table-cell>
          <table:table-cell table:number-columns-repeated="4"/>
          <table:table-cell table:formula="of:=[.Z115]/[.C115]" office:value-type="float" office:value="-0.142488441625061" calcext:value-type="float">
            <text:p>-0.142488441625061</text:p>
          </table:table-cell>
          <table:table-cell table:number-columns-repeated="998"/>
        </table:table-row>
        <table:table-row table:style-name="ro1">
          <table:table-cell table:style-name="ce5" office:value-type="float" office:value="13750000000" calcext:value-type="float">
            <text:p>1.38E+010</text:p>
          </table:table-cell>
          <table:table-cell table:formula="of:=[.A156]*0.000000001" office:value-type="float" office:value="13.75" calcext:value-type="float">
            <text:p>13.75</text:p>
          </table:table-cell>
          <table:table-cell/>
          <table:table-cell table:formula="of:=0.009/(300000000/[.A156])" office:value-type="float" office:value="0.4125" calcext:value-type="float">
            <text:p>0.4125</text:p>
          </table:table-cell>
          <table:table-cell/>
          <table:table-cell table:formula="of:=[.G116]/[.C116]" office:value-type="float" office:value="1.19613954044947" calcext:value-type="float">
            <text:p>1.19613954044947</text:p>
          </table:table-cell>
          <table:table-cell table:number-columns-repeated="4"/>
          <table:table-cell table:formula="of:=[.L116]/[.C116]" office:value-type="float" office:value="0.734453776787676" calcext:value-type="float">
            <text:p>0.734453776787676</text:p>
          </table:table-cell>
          <table:table-cell table:number-columns-repeated="4"/>
          <table:table-cell table:formula="of:=[.Q116]/[.C116]" office:value-type="float" office:value="0.588070911047531" calcext:value-type="float">
            <text:p>0.588070911047531</text:p>
          </table:table-cell>
          <table:table-cell table:number-columns-repeated="4"/>
          <table:table-cell table:formula="of:=[.U116]/[.C116]" office:value-type="float" office:value="-0.149775788173941" calcext:value-type="float">
            <text:p>-0.149775788173941</text:p>
          </table:table-cell>
          <table:table-cell table:number-columns-repeated="4"/>
          <table:table-cell table:formula="of:=[.AA116]/[.C116]" office:value-type="float" office:value="0.220722102255181" calcext:value-type="float">
            <text:p>0.220722102255181</text:p>
          </table:table-cell>
          <table:table-cell table:number-columns-repeated="998"/>
        </table:table-row>
        <table:table-row table:style-name="ro1">
          <table:table-cell table:style-name="ce5" office:value-type="float" office:value="14000000000" calcext:value-type="float">
            <text:p>1.40E+010</text:p>
          </table:table-cell>
          <table:table-cell table:formula="of:=[.A157]*0.000000001" office:value-type="float" office:value="14" calcext:value-type="float">
            <text:p>14</text:p>
          </table:table-cell>
          <table:table-cell/>
          <table:table-cell table:formula="of:=0.009/(300000000/[.A157])" office:value-type="float" office:value="0.42" calcext:value-type="float">
            <text:p>0.42</text:p>
          </table:table-cell>
          <table:table-cell/>
          <table:table-cell table:formula="of:=[.G117]/[.C117]" office:value-type="float" office:value="1.20523489658358" calcext:value-type="float">
            <text:p>1.20523489658358</text:p>
          </table:table-cell>
          <table:table-cell table:number-columns-repeated="4"/>
          <table:table-cell table:formula="of:=[.L117]/[.C117]" office:value-type="float" office:value="0.769943247813327" calcext:value-type="float">
            <text:p>0.769943247813327</text:p>
          </table:table-cell>
          <table:table-cell table:number-columns-repeated="4"/>
          <table:table-cell table:formula="of:=[.Q117]/[.C117]" office:value-type="float" office:value="0.633147675218097" calcext:value-type="float">
            <text:p>0.633147675218097</text:p>
          </table:table-cell>
          <table:table-cell table:number-columns-repeated="4"/>
          <table:table-cell table:formula="of:=[.V117]/[.C117]" office:value-type="float" office:value="0.171395758930908" calcext:value-type="float">
            <text:p>0.171395758930908</text:p>
          </table:table-cell>
          <table:table-cell table:number-columns-repeated="4"/>
          <table:table-cell table:formula="of:=[.AA117]/[.C117]" office:value-type="float" office:value="0.338057877102301" calcext:value-type="float">
            <text:p>0.338057877102301</text:p>
          </table:table-cell>
          <table:table-cell table:number-columns-repeated="998"/>
        </table:table-row>
        <table:table-row table:style-name="ro1">
          <table:table-cell table:style-name="ce5" office:value-type="float" office:value="14250000000" calcext:value-type="float">
            <text:p>1.43E+010</text:p>
          </table:table-cell>
          <table:table-cell table:formula="of:=[.A158]*0.000000001" office:value-type="float" office:value="14.25" calcext:value-type="float">
            <text:p>14.25</text:p>
          </table:table-cell>
          <table:table-cell/>
          <table:table-cell table:formula="of:=0.009/(300000000/[.A158])" office:value-type="float" office:value="0.4275" calcext:value-type="float">
            <text:p>0.4275</text:p>
          </table:table-cell>
          <table:table-cell/>
          <table:table-cell table:formula="of:=[.G118]/[.C118]" office:value-type="float" office:value="1.21404689192084" calcext:value-type="float">
            <text:p>1.21404689192084</text:p>
          </table:table-cell>
          <table:table-cell table:number-columns-repeated="4"/>
          <table:table-cell table:formula="of:=[.L118]/[.C118]" office:value-type="float" office:value="0.802517504159088" calcext:value-type="float">
            <text:p>0.802517504159088</text:p>
          </table:table-cell>
          <table:table-cell table:number-columns-repeated="4"/>
          <table:table-cell table:formula="of:=[.Q118]/[.C118]" office:value-type="float" office:value="0.673245469644724" calcext:value-type="float">
            <text:p>0.673245469644724</text:p>
          </table:table-cell>
          <table:table-cell table:number-columns-repeated="4"/>
          <table:table-cell table:formula="of:=[.V118]/[.C118]" office:value-type="float" office:value="0.279129181491154" calcext:value-type="float">
            <text:p>0.279129181491154</text:p>
          </table:table-cell>
          <table:table-cell table:number-columns-repeated="4"/>
          <table:table-cell table:formula="of:=[.AA118]/[.C118]" office:value-type="float" office:value="0.420278826451568" calcext:value-type="float">
            <text:p>0.420278826451568</text:p>
          </table:table-cell>
          <table:table-cell table:number-columns-repeated="998"/>
        </table:table-row>
        <table:table-row table:style-name="ro1">
          <table:table-cell table:style-name="ce5" office:value-type="float" office:value="14500000000" calcext:value-type="float">
            <text:p>1.45E+010</text:p>
          </table:table-cell>
          <table:table-cell table:formula="of:=[.A159]*0.000000001" office:value-type="float" office:value="14.5" calcext:value-type="float">
            <text:p>14.5</text:p>
          </table:table-cell>
          <table:table-cell/>
          <table:table-cell table:formula="of:=0.009/(300000000/[.A159])" office:value-type="float" office:value="0.435" calcext:value-type="float">
            <text:p>0.435</text:p>
          </table:table-cell>
          <table:table-cell/>
          <table:table-cell table:formula="of:=[.G119]/[.C119]" office:value-type="float" office:value="1.22258902519775" calcext:value-type="float">
            <text:p>1.22258902519775</text:p>
          </table:table-cell>
          <table:table-cell table:number-columns-repeated="4"/>
          <table:table-cell table:formula="of:=[.L119]/[.C119]" office:value-type="float" office:value="0.83259721180016" calcext:value-type="float">
            <text:p>0.83259721180016</text:p>
          </table:table-cell>
          <table:table-cell table:number-columns-repeated="4"/>
          <table:table-cell table:formula="of:=[.Q119]/[.C119]" office:value-type="float" office:value="0.70933919513587" calcext:value-type="float">
            <text:p>0.70933919513587</text:p>
          </table:table-cell>
          <table:table-cell table:number-columns-repeated="4"/>
          <table:table-cell table:formula="of:=[.V119]/[.C119]" office:value-type="float" office:value="0.351310825966989" calcext:value-type="float">
            <text:p>0.351310825966989</text:p>
          </table:table-cell>
          <table:table-cell table:number-columns-repeated="4"/>
          <table:table-cell table:formula="of:=[.AA119]/[.C119]" office:value-type="float" office:value="0.485791613016468" calcext:value-type="float">
            <text:p>0.485791613016468</text:p>
          </table:table-cell>
          <table:table-cell table:number-columns-repeated="998"/>
        </table:table-row>
        <table:table-row table:style-name="ro1">
          <table:table-cell table:style-name="ce5" office:value-type="float" office:value="14750000000" calcext:value-type="float">
            <text:p>1.48E+010</text:p>
          </table:table-cell>
          <table:table-cell table:formula="of:=[.A160]*0.000000001" office:value-type="float" office:value="14.75" calcext:value-type="float">
            <text:p>14.75</text:p>
          </table:table-cell>
          <table:table-cell/>
          <table:table-cell table:formula="of:=0.009/(300000000/[.A160])" office:value-type="float" office:value="0.4425" calcext:value-type="float">
            <text:p>0.4425</text:p>
          </table:table-cell>
          <table:table-cell/>
          <table:table-cell table:formula="of:=[.G120]/[.C120]" office:value-type="float" office:value="1.23087319502229" calcext:value-type="float">
            <text:p>1.23087319502229</text:p>
          </table:table-cell>
          <table:table-cell table:number-columns-repeated="4"/>
          <table:table-cell table:formula="of:=[.L120]/[.C120]" office:value-type="float" office:value="0.860512900297832" calcext:value-type="float">
            <text:p>0.860512900297832</text:p>
          </table:table-cell>
          <table:table-cell table:number-columns-repeated="4"/>
          <table:table-cell table:formula="of:=[.Q120]/[.C120]" office:value-type="float" office:value="0.742127024374427" calcext:value-type="float">
            <text:p>0.742127024374427</text:p>
          </table:table-cell>
          <table:table-cell table:number-columns-repeated="4"/>
          <table:table-cell table:formula="of:=[.V120]/[.C120]" office:value-type="float" office:value="0.407575895088076" calcext:value-type="float">
            <text:p>0.407575895088076</text:p>
          </table:table-cell>
          <table:table-cell table:number-columns-repeated="4"/>
          <table:table-cell table:formula="of:=[.AA120]/[.C120]" office:value-type="float" office:value="0.540891606601272" calcext:value-type="float">
            <text:p>0.540891606601272</text:p>
          </table:table-cell>
          <table:table-cell table:number-columns-repeated="998"/>
        </table:table-row>
        <table:table-row table:style-name="ro1">
          <table:table-cell table:style-name="ce5" office:value-type="float" office:value="15000000000" calcext:value-type="float">
            <text:p>1.50E+010</text:p>
          </table:table-cell>
          <table:table-cell table:formula="of:=[.A161]*0.000000001" office:value-type="float" office:value="15" calcext:value-type="float">
            <text:p>15</text:p>
          </table:table-cell>
          <table:table-cell/>
          <table:table-cell table:formula="of:=0.009/(300000000/[.A161])" office:value-type="float" office:value="0.45" calcext:value-type="float">
            <text:p>0.45</text:p>
          </table:table-cell>
          <table:table-cell/>
          <table:table-cell table:formula="of:=[.G121]/[.C121]" office:value-type="float" office:value="1.23890996916209" calcext:value-type="float">
            <text:p>1.23890996916209</text:p>
          </table:table-cell>
          <table:table-cell table:number-columns-repeated="4"/>
          <table:table-cell table:formula="of:=[.L121]/[.C121]" office:value-type="float" office:value="0.88652989951842" calcext:value-type="float">
            <text:p>0.88652989951842</text:p>
          </table:table-cell>
          <table:table-cell table:number-columns-repeated="4"/>
          <table:table-cell table:formula="of:=[.Q121]/[.C121]" office:value-type="float" office:value="0.772130387203486" calcext:value-type="float">
            <text:p>0.772130387203486</text:p>
          </table:table-cell>
          <table:table-cell table:number-columns-repeated="4"/>
          <table:table-cell table:formula="of:=[.V121]/[.C121]" office:value-type="float" office:value="0.45410898467262" calcext:value-type="float">
            <text:p>0.45410898467262</text:p>
          </table:table-cell>
          <table:table-cell table:number-columns-repeated="4"/>
          <table:table-cell table:formula="of:=[.AA121]/[.C121]" office:value-type="float" office:value="0.588668937966536" calcext:value-type="float">
            <text:p>0.588668937966536</text:p>
          </table:table-cell>
          <table:table-cell table:number-columns-repeated="998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Frequency, GHz</text:p>
          </table:table-cell>
          <table:table-cell table:number-columns-repeated="4"/>
          <table:table-cell office:value-type="string" calcext:value-type="string">
            <text:p>Mode 1</text:p>
          </table:table-cell>
          <table:table-cell table:number-columns-repeated="4"/>
          <table:table-cell office:value-type="string" calcext:value-type="string">
            <text:p>Mode 2</text:p>
          </table:table-cell>
          <table:table-cell table:number-columns-repeated="4"/>
          <table:table-cell office:value-type="string" calcext:value-type="string">
            <text:p>Mode 3</text:p>
          </table:table-cell>
          <table:table-cell table:number-columns-repeated="4"/>
          <table:table-cell office:value-type="string" calcext:value-type="string">
            <text:p>Mode 4</text:p>
          </table:table-cell>
          <table:table-cell table:number-columns-repeated="4"/>
          <table:table-cell office:value-type="string" calcext:value-type="string">
            <text:p>Mode 5</text:p>
          </table:table-cell>
          <table:table-cell table:number-columns-repeated="997"/>
        </table:table-row>
        <table:table-row table:style-name="ro1">
          <table:table-cell/>
          <table:table-cell table:formula="of:=[.B125]" office:value-type="float" office:value="6" calcext:value-type="float">
            <text:p>6</text:p>
          </table:table-cell>
          <table:table-cell table:number-columns-repeated="3"/>
          <table:table-cell table:formula="of:=([.L43]-[.F125])/[.F125]" office:value-type="float" office:value="0.0000000000175168382187392" calcext:value-type="float">
            <text:p>1.75168382187392E-11</text:p>
          </table:table-cell>
          <table:table-cell table:formula="of:=LOG10(ABS([.F166]))" office:value-type="float" office:value="-10.7565442810488" calcext:value-type="float">
            <text:p>-10.7565442810488</text:p>
          </table:table-cell>
          <table:table-cell table:number-columns-repeated="3"/>
          <table:table-cell table:formula="of:=([.N43]-[.K125])/[.K125]" office:value-type="float" office:value="0.000000000000343995587374593" calcext:value-type="float">
            <text:p>3.43995587374593E-13</text:p>
          </table:table-cell>
          <table:table-cell table:formula="of:=LOG10(ABS([.K166]))" office:value-type="float" office:value="-12.463447128333" calcext:value-type="float">
            <text:p>-12.463447128333</text:p>
          </table:table-cell>
          <table:table-cell table:number-columns-repeated="3"/>
          <table:table-cell table:formula="of:=([.P43]-[.P125])/[.P125]" office:value-type="float" office:value="0.0000000000000629218883549229" calcext:value-type="float">
            <text:p>6.29218883549229E-14</text:p>
          </table:table-cell>
          <table:table-cell table:formula="of:=LOG10(ABS([.P166]))" office:value-type="float" office:value="-13.2011982521992" calcext:value-type="float">
            <text:p>-13.2011982521992</text:p>
          </table:table-cell>
          <table:table-cell table:number-columns-repeated="3"/>
          <table:table-cell table:formula="of:=([.R43]-[.U125])/[.U125]" office:value-type="float" office:value="-0.000000000000358927461843162" calcext:value-type="float">
            <text:p>-3.58927461843162E-13</text:p>
          </table:table-cell>
          <table:table-cell table:formula="of:=LOG10(ABS([.U166]))" office:value-type="float" office:value="-12.444993312158" calcext:value-type="float">
            <text:p>-12.444993312158</text:p>
          </table:table-cell>
          <table:table-cell table:number-columns-repeated="3"/>
          <table:table-cell table:formula="of:=([.T43]-[.Z125])/[.Z125]" office:value-type="float" office:value="-0.0000000000000244473738028328" calcext:value-type="float">
            <text:p>-2.44473738028328E-14</text:p>
          </table:table-cell>
          <table:table-cell table:formula="of:=LOG10(ABS([.Z166]))" office:value-type="float" office:value="-13.6117677870187" calcext:value-type="float">
            <text:p>-13.6117677870187</text:p>
          </table:table-cell>
          <table:table-cell table:number-columns-repeated="997"/>
        </table:table-row>
        <table:table-row table:style-name="ro1">
          <table:table-cell/>
          <table:table-cell table:formula="of:=[.B126]" office:value-type="float" office:value="6.25" calcext:value-type="float">
            <text:p>6.25</text:p>
          </table:table-cell>
          <table:table-cell table:number-columns-repeated="3"/>
          <table:table-cell table:formula="of:=([.L44]-[.F126])/[.F126]" office:value-type="float" office:value="-0.0000000000245223225006423" calcext:value-type="float">
            <text:p>-2.45223225006423E-11</text:p>
          </table:table-cell>
          <table:table-cell table:formula="of:=LOG10(ABS([.F167]))" office:value-type="float" office:value="-10.6104384003262" calcext:value-type="float">
            <text:p>-10.6104384003262</text:p>
          </table:table-cell>
          <table:table-cell table:number-columns-repeated="3"/>
          <table:table-cell table:formula="of:=([.N44]-[.K126])/[.K126]" office:value-type="float" office:value="0.000000000000161257516457552" calcext:value-type="float">
            <text:p>1.61257516457552E-13</text:p>
          </table:table-cell>
          <table:table-cell table:formula="of:=LOG10(ABS([.K167]))" office:value-type="float" office:value="-12.7924800330961" calcext:value-type="float">
            <text:p>-12.7924800330961</text:p>
          </table:table-cell>
          <table:table-cell table:number-columns-repeated="3"/>
          <table:table-cell table:formula="of:=([.P44]-[.P126])/[.P126]" office:value-type="float" office:value="-0.0000000000000590919474534536" calcext:value-type="float">
            <text:p>-5.90919474534536E-14</text:p>
          </table:table-cell>
          <table:table-cell table:formula="of:=LOG10(ABS([.P167]))" office:value-type="float" office:value="-13.2284716970342" calcext:value-type="float">
            <text:p>-13.2284716970342</text:p>
          </table:table-cell>
          <table:table-cell table:number-columns-repeated="3"/>
          <table:table-cell table:formula="of:=([.R44]-[.U126])/[.U126]" office:value-type="float" office:value="0.0000000000000457757937226808" calcext:value-type="float">
            <text:p>4.57757937226808E-14</text:p>
          </table:table-cell>
          <table:table-cell table:formula="of:=LOG10(ABS([.U167]))" office:value-type="float" office:value="-13.3393641165753" calcext:value-type="float">
            <text:p>-13.3393641165753</text:p>
          </table:table-cell>
          <table:table-cell table:number-columns-repeated="3"/>
          <table:table-cell table:formula="of:=([.T44]-[.Z126])/[.Z126]" office:value-type="float" office:value="-0.0000000000001717159663399" calcext:value-type="float">
            <text:p>-1.717159663399E-13</text:p>
          </table:table-cell>
          <table:table-cell table:formula="of:=LOG10(ABS([.Z167]))" office:value-type="float" office:value="-12.7651893217818" calcext:value-type="float">
            <text:p>-12.7651893217818</text:p>
          </table:table-cell>
          <table:table-cell table:number-columns-repeated="997"/>
        </table:table-row>
        <table:table-row table:style-name="ro1">
          <table:table-cell/>
          <table:table-cell table:formula="of:=[.B127]" office:value-type="float" office:value="6.5" calcext:value-type="float">
            <text:p>6.5</text:p>
          </table:table-cell>
          <table:table-cell table:number-columns-repeated="3"/>
          <table:table-cell table:formula="of:=([.L45]-[.F127])/[.F127]" office:value-type="float" office:value="-0.00000000000735542132559242" calcext:value-type="float">
            <text:p>-7.35542132559242E-12</text:p>
          </table:table-cell>
          <table:table-cell table:formula="of:=LOG10(ABS([.F168]))" office:value-type="float" office:value="-11.1333924454192" calcext:value-type="float">
            <text:p>-11.1333924454192</text:p>
          </table:table-cell>
          <table:table-cell table:number-columns-repeated="3"/>
          <table:table-cell table:formula="of:=([.N45]-[.K127])/[.K127]" office:value-type="float" office:value="0.000000000000282988814888831" calcext:value-type="float">
            <text:p>2.82988814888831E-13</text:p>
          </table:table-cell>
          <table:table-cell table:formula="of:=LOG10(ABS([.K168]))" office:value-type="float" office:value="-12.5482307295925" calcext:value-type="float">
            <text:p>-12.5482307295925</text:p>
          </table:table-cell>
          <table:table-cell table:number-columns-repeated="3"/>
          <table:table-cell table:formula="of:=([.P45]-[.P127])/[.P127]" office:value-type="float" office:value="8.4951695510916E-015" calcext:value-type="float">
            <text:p>8.4951695510916E-15</text:p>
          </table:table-cell>
          <table:table-cell table:formula="of:=LOG10(ABS([.P168]))" office:value-type="float" office:value="-14.0708279488292" calcext:value-type="float">
            <text:p>-14.0708279488292</text:p>
          </table:table-cell>
          <table:table-cell table:number-columns-repeated="3"/>
          <table:table-cell table:formula="of:=([.R45]-[.U127])/[.U127]" office:value-type="float" office:value="-0.000000000000257356857959737" calcext:value-type="float">
            <text:p>-2.57356857959737E-13</text:p>
          </table:table-cell>
          <table:table-cell table:formula="of:=LOG10(ABS([.U168]))" office:value-type="float" office:value="-12.5894642543251" calcext:value-type="float">
            <text:p>-12.5894642543251</text:p>
          </table:table-cell>
          <table:table-cell table:number-columns-repeated="3"/>
          <table:table-cell table:formula="of:=([.T45]-[.Z127])/[.Z127]" office:value-type="float" office:value="-0.0000000000000864924093694095" calcext:value-type="float">
            <text:p>-8.64924093694095E-14</text:p>
          </table:table-cell>
          <table:table-cell table:formula="of:=LOG10(ABS([.Z168]))" office:value-type="float" office:value="-13.0630220048315" calcext:value-type="float">
            <text:p>-13.0630220048315</text:p>
          </table:table-cell>
          <table:table-cell table:number-columns-repeated="997"/>
        </table:table-row>
        <table:table-row table:style-name="ro1">
          <table:table-cell/>
          <table:table-cell table:formula="of:=[.B128]" office:value-type="float" office:value="6.75" calcext:value-type="float">
            <text:p>6.75</text:p>
          </table:table-cell>
          <table:table-cell table:number-columns-repeated="3"/>
          <table:table-cell table:formula="of:=([.L46]-[.F128])/[.F128]" office:value-type="float" office:value="-0.0000000000041741883996488" calcext:value-type="float">
            <text:p>-4.1741883996488E-12</text:p>
          </table:table-cell>
          <table:table-cell table:formula="of:=LOG10(ABS([.F169]))" office:value-type="float" office:value="-11.3794279531907" calcext:value-type="float">
            <text:p>-11.3794279531907</text:p>
          </table:table-cell>
          <table:table-cell table:number-columns-repeated="3"/>
          <table:table-cell table:formula="of:=([.N46]-[.K128])/[.K128]" office:value-type="float" office:value="0.00000000000030293962460515" calcext:value-type="float">
            <text:p>3.0293962460515E-13</text:p>
          </table:table-cell>
          <table:table-cell table:formula="of:=LOG10(ABS([.K169]))" office:value-type="float" office:value="-12.5186439170869" calcext:value-type="float">
            <text:p>-12.5186439170869</text:p>
          </table:table-cell>
          <table:table-cell table:number-columns-repeated="3"/>
          <table:table-cell table:formula="of:=([.P46]-[.P128])/[.P128]" office:value-type="float" office:value="0.0000000000000449703114834729" calcext:value-type="float">
            <text:p>4.49703114834729E-14</text:p>
          </table:table-cell>
          <table:table-cell table:formula="of:=LOG10(ABS([.P169]))" office:value-type="float" office:value="-13.3470741043136" calcext:value-type="float">
            <text:p>-13.3470741043136</text:p>
          </table:table-cell>
          <table:table-cell table:number-columns-repeated="3"/>
          <table:table-cell table:formula="of:=([.R46]-[.U128])/[.U128]" office:value-type="float" office:value="-0.000000000000260143256126902" calcext:value-type="float">
            <text:p>-2.60143256126902E-13</text:p>
          </table:table-cell>
          <table:table-cell table:formula="of:=LOG10(ABS([.U169]))" office:value-type="float" office:value="-12.5847874281375" calcext:value-type="float">
            <text:p>-12.5847874281375</text:p>
          </table:table-cell>
          <table:table-cell table:number-columns-repeated="3"/>
          <table:table-cell table:formula="of:=([.T46]-[.Z128])/[.Z128]" office:value-type="float" office:value="-0.000000000000080690914470927" calcext:value-type="float">
            <text:p>-8.0690914470927E-14</text:p>
          </table:table-cell>
          <table:table-cell table:formula="of:=LOG10(ABS([.Z169]))" office:value-type="float" office:value="-13.0931753626419" calcext:value-type="float">
            <text:p>-13.0931753626419</text:p>
          </table:table-cell>
          <table:table-cell table:number-columns-repeated="997"/>
        </table:table-row>
        <table:table-row table:style-name="ro1">
          <table:table-cell/>
          <table:table-cell table:formula="of:=[.B129]" office:value-type="float" office:value="7" calcext:value-type="float">
            <text:p>7</text:p>
          </table:table-cell>
          <table:table-cell table:number-columns-repeated="3"/>
          <table:table-cell table:formula="of:=([.L47]-[.F129])/[.F129]" office:value-type="float" office:value="-0.00000000000205207532574124" calcext:value-type="float">
            <text:p>-2.05207532574124E-12</text:p>
          </table:table-cell>
          <table:table-cell table:formula="of:=LOG10(ABS([.F170]))" office:value-type="float" office:value="-11.6878067015752" calcext:value-type="float">
            <text:p>-11.6878067015752</text:p>
          </table:table-cell>
          <table:table-cell table:number-columns-repeated="3"/>
          <table:table-cell table:formula="of:=([.N47]-[.K129])/[.K129]" office:value-type="float" office:value="0.000000000000290259207795854" calcext:value-type="float">
            <text:p>2.90259207795854E-13</text:p>
          </table:table-cell>
          <table:table-cell table:formula="of:=LOG10(ABS([.K170]))" office:value-type="float" office:value="-12.5372139943921" calcext:value-type="float">
            <text:p>-12.5372139943921</text:p>
          </table:table-cell>
          <table:table-cell table:number-columns-repeated="3"/>
          <table:table-cell table:formula="of:=([.P47]-[.P129])/[.P129]" office:value-type="float" office:value="0.0000000000000259299899487042" calcext:value-type="float">
            <text:p>2.59299899487042E-14</text:p>
          </table:table-cell>
          <table:table-cell table:formula="of:=LOG10(ABS([.P170]))" office:value-type="float" office:value="-13.5861976515771" calcext:value-type="float">
            <text:p>-13.5861976515771</text:p>
          </table:table-cell>
          <table:table-cell table:number-columns-repeated="3"/>
          <table:table-cell table:formula="of:=([.R47]-[.U129])/[.U129]" office:value-type="float" office:value="-0.000000000000137641844658503" calcext:value-type="float">
            <text:p>-1.37641844658503E-13</text:p>
          </table:table-cell>
          <table:table-cell table:formula="of:=LOG10(ABS([.U170]))" office:value-type="float" office:value="-12.8612495156527" calcext:value-type="float">
            <text:p>-12.8612495156527</text:p>
          </table:table-cell>
          <table:table-cell table:number-columns-repeated="3"/>
          <table:table-cell table:formula="of:=([.T47]-[.Z129])/[.Z129]" office:value-type="float" office:value="-0.0000000000000483717660376097" calcext:value-type="float">
            <text:p>-4.83717660376097E-14</text:p>
          </table:table-cell>
          <table:table-cell table:formula="of:=LOG10(ABS([.Z170]))" office:value-type="float" office:value="-13.3154080563703" calcext:value-type="float">
            <text:p>-13.3154080563703</text:p>
          </table:table-cell>
          <table:table-cell table:number-columns-repeated="997"/>
        </table:table-row>
        <table:table-row table:style-name="ro1">
          <table:table-cell/>
          <table:table-cell table:formula="of:=[.B130]" office:value-type="float" office:value="7.25" calcext:value-type="float">
            <text:p>7.25</text:p>
          </table:table-cell>
          <table:table-cell table:number-columns-repeated="3"/>
          <table:table-cell table:formula="of:=([.L48]-[.F130])/[.F130]" office:value-type="float" office:value="-0.00000000000187112053135183" calcext:value-type="float">
            <text:p>-1.87112053135183E-12</text:p>
          </table:table-cell>
          <table:table-cell table:formula="of:=LOG10(ABS([.F171]))" office:value-type="float" office:value="-11.727898235795" calcext:value-type="float">
            <text:p>-11.727898235795</text:p>
          </table:table-cell>
          <table:table-cell table:number-columns-repeated="3"/>
          <table:table-cell table:formula="of:=([.N48]-[.K130])/[.K130]" office:value-type="float" office:value="0.000000000000397565061569073" calcext:value-type="float">
            <text:p>3.97565061569073E-13</text:p>
          </table:table-cell>
          <table:table-cell table:formula="of:=LOG10(ABS([.K171]))" office:value-type="float" office:value="-12.4005917888484" calcext:value-type="float">
            <text:p>-12.4005917888484</text:p>
          </table:table-cell>
          <table:table-cell table:number-columns-repeated="3"/>
          <table:table-cell table:formula="of:=([.P48]-[.P130])/[.P130]" office:value-type="float" office:value="0.0000000000000215167028475359" calcext:value-type="float">
            <text:p>2.15167028475359E-14</text:p>
          </table:table-cell>
          <table:table-cell table:formula="of:=LOG10(ABS([.P171]))" office:value-type="float" office:value="-13.6672242778397" calcext:value-type="float">
            <text:p>-13.6672242778397</text:p>
          </table:table-cell>
          <table:table-cell table:number-columns-repeated="3"/>
          <table:table-cell table:formula="of:=([.R48]-[.U130])/[.U130]" office:value-type="float" office:value="-0.00000000000022393414686518" calcext:value-type="float">
            <text:p>-2.2393414686518E-13</text:p>
          </table:table-cell>
          <table:table-cell table:formula="of:=LOG10(ABS([.U171]))" office:value-type="float" office:value="-12.6498796774598" calcext:value-type="float">
            <text:p>-12.6498796774598</text:p>
          </table:table-cell>
          <table:table-cell table:number-columns-repeated="3"/>
          <table:table-cell table:formula="of:=([.T48]-[.Z130])/[.Z130]" office:value-type="float" office:value="-0.0000000000000820286058107454" calcext:value-type="float">
            <text:p>-8.20286058107454E-14</text:p>
          </table:table-cell>
          <table:table-cell table:formula="of:=LOG10(ABS([.Z171]))" office:value-type="float" office:value="-13.0860346698198" calcext:value-type="float">
            <text:p>-13.0860346698198</text:p>
          </table:table-cell>
          <table:table-cell table:number-columns-repeated="997"/>
        </table:table-row>
        <table:table-row table:style-name="ro1">
          <table:table-cell/>
          <table:table-cell table:formula="of:=[.B131]" office:value-type="float" office:value="7.5" calcext:value-type="float">
            <text:p>7.5</text:p>
          </table:table-cell>
          <table:table-cell table:number-columns-repeated="3"/>
          <table:table-cell table:formula="of:=([.L49]-[.F131])/[.F131]" office:value-type="float" office:value="-0.00000000000162355806885553" calcext:value-type="float">
            <text:p>-1.62355806885553E-12</text:p>
          </table:table-cell>
          <table:table-cell table:formula="of:=LOG10(ABS([.F172]))" office:value-type="float" office:value="-11.7895321736025" calcext:value-type="float">
            <text:p>-11.7895321736025</text:p>
          </table:table-cell>
          <table:table-cell table:number-columns-repeated="3"/>
          <table:table-cell table:formula="of:=([.N49]-[.K131])/[.K131]" office:value-type="float" office:value="0.00000000000032848722313423" calcext:value-type="float">
            <text:p>3.2848722313423E-13</text:p>
          </table:table-cell>
          <table:table-cell table:formula="of:=LOG10(ABS([.K172]))" office:value-type="float" office:value="-12.4834815181292" calcext:value-type="float">
            <text:p>-12.4834815181292</text:p>
          </table:table-cell>
          <table:table-cell table:number-columns-repeated="3"/>
          <table:table-cell table:formula="of:=([.P49]-[.P131])/[.P131]" office:value-type="float" office:value="0.0000000000000511775706691509" calcext:value-type="float">
            <text:p>5.11775706691509E-14</text:p>
          </table:table-cell>
          <table:table-cell table:formula="of:=LOG10(ABS([.P172]))" office:value-type="float" office:value="-13.2909203333379" calcext:value-type="float">
            <text:p>-13.2909203333379</text:p>
          </table:table-cell>
          <table:table-cell table:number-columns-repeated="3"/>
          <table:table-cell table:formula="of:=([.R49]-[.U131])/[.U131]" office:value-type="float" office:value="-0.0000000000000380889989582688" calcext:value-type="float">
            <text:p>-3.80889989582688E-14</text:p>
          </table:table-cell>
          <table:table-cell table:formula="of:=LOG10(ABS([.U172]))" office:value-type="float" office:value="-13.4192004411645" calcext:value-type="float">
            <text:p>-13.4192004411645</text:p>
          </table:table-cell>
          <table:table-cell table:number-columns-repeated="3"/>
          <table:table-cell table:formula="of:=([.T49]-[.Z131])/[.Z131]" office:value-type="float" office:value="-0.000000000000098197603078343" calcext:value-type="float">
            <text:p>-9.8197603078343E-14</text:p>
          </table:table-cell>
          <table:table-cell table:formula="of:=LOG10(ABS([.Z172]))" office:value-type="float" office:value="-13.0078991128501" calcext:value-type="float">
            <text:p>-13.0078991128501</text:p>
          </table:table-cell>
          <table:table-cell table:number-columns-repeated="997"/>
        </table:table-row>
        <table:table-row table:style-name="ro1">
          <table:table-cell/>
          <table:table-cell table:formula="of:=[.B132]" office:value-type="float" office:value="7.75" calcext:value-type="float">
            <text:p>7.75</text:p>
          </table:table-cell>
          <table:table-cell table:number-columns-repeated="3"/>
          <table:table-cell table:formula="of:=([.L50]-[.F132])/[.F132]" office:value-type="float" office:value="-0.0000000000016019528167082" calcext:value-type="float">
            <text:p>-1.6019528167082E-12</text:p>
          </table:table-cell>
          <table:table-cell table:formula="of:=LOG10(ABS([.F173]))" office:value-type="float" office:value="-11.7953502796032" calcext:value-type="float">
            <text:p>-11.7953502796032</text:p>
          </table:table-cell>
          <table:table-cell table:number-columns-repeated="3"/>
          <table:table-cell table:formula="of:=([.N50]-[.K132])/[.K132]" office:value-type="float" office:value="0.000000000000398900734779765" calcext:value-type="float">
            <text:p>3.98900734779765E-13</text:p>
          </table:table-cell>
          <table:table-cell table:formula="of:=LOG10(ABS([.K173]))" office:value-type="float" office:value="-12.399135163714" calcext:value-type="float">
            <text:p>-12.399135163714</text:p>
          </table:table-cell>
          <table:table-cell table:number-columns-repeated="3"/>
          <table:table-cell table:formula="of:=([.P50]-[.P132])/[.P132]" office:value-type="float" office:value="9.05161331478999E-015" calcext:value-type="float">
            <text:p>9.05161331478999E-15</text:p>
          </table:table-cell>
          <table:table-cell table:formula="of:=LOG10(ABS([.P173]))" office:value-type="float" office:value="-14.0432740073952" calcext:value-type="float">
            <text:p>-14.0432740073952</text:p>
          </table:table-cell>
          <table:table-cell table:number-columns-repeated="3"/>
          <table:table-cell table:formula="of:=([.R50]-[.U132])/[.U132]" office:value-type="float" office:value="-0.000000000000448305726724562" calcext:value-type="float">
            <text:p>-4.48305726724562E-13</text:p>
          </table:table-cell>
          <table:table-cell table:formula="of:=LOG10(ABS([.U173]))" office:value-type="float" office:value="-12.348425713356" calcext:value-type="float">
            <text:p>-12.348425713356</text:p>
          </table:table-cell>
          <table:table-cell table:number-columns-repeated="3"/>
          <table:table-cell table:formula="of:=([.T50]-[.Z132])/[.Z132]" office:value-type="float" office:value="-0.0000000000000497755434367642" calcext:value-type="float">
            <text:p>-4.97755434367642E-14</text:p>
          </table:table-cell>
          <table:table-cell table:formula="of:=LOG10(ABS([.Z173]))" office:value-type="float" office:value="-13.3029839897576" calcext:value-type="float">
            <text:p>-13.3029839897576</text:p>
          </table:table-cell>
          <table:table-cell table:number-columns-repeated="997"/>
        </table:table-row>
        <table:table-row table:style-name="ro1">
          <table:table-cell/>
          <table:table-cell table:formula="of:=[.B133]" office:value-type="float" office:value="8" calcext:value-type="float">
            <text:p>8</text:p>
          </table:table-cell>
          <table:table-cell table:number-columns-repeated="3"/>
          <table:table-cell table:formula="of:=([.L51]-[.F133])/[.F133]" office:value-type="float" office:value="-0.00000000000109260199638483" calcext:value-type="float">
            <text:p>-1.09260199638483E-12</text:p>
          </table:table-cell>
          <table:table-cell table:formula="of:=LOG10(ABS([.F174]))" office:value-type="float" office:value="-11.9615380102848" calcext:value-type="float">
            <text:p>-11.9615380102848</text:p>
          </table:table-cell>
          <table:table-cell table:number-columns-repeated="3"/>
          <table:table-cell table:formula="of:=([.N51]-[.K133])/[.K133]" office:value-type="float" office:value="0.000000000000502612418631594" calcext:value-type="float">
            <text:p>5.02612418631594E-13</text:p>
          </table:table-cell>
          <table:table-cell table:formula="of:=LOG10(ABS([.K174]))" office:value-type="float" office:value="-12.2987667849903" calcext:value-type="float">
            <text:p>-12.2987667849903</text:p>
          </table:table-cell>
          <table:table-cell table:number-columns-repeated="3"/>
          <table:table-cell table:formula="of:=([.P51]-[.P133])/[.P133]" office:value-type="float" office:value="0.0000000000000452127374240603" calcext:value-type="float">
            <text:p>4.52127374240603E-14</text:p>
          </table:table-cell>
          <table:table-cell table:formula="of:=LOG10(ABS([.P174]))" office:value-type="float" office:value="-13.344739197629" calcext:value-type="float">
            <text:p>-13.344739197629</text:p>
          </table:table-cell>
          <table:table-cell table:number-columns-repeated="3"/>
          <table:table-cell table:formula="of:=([.R51]-[.U133])/[.U133]" office:value-type="float" office:value="-0.000000000000240973627824854" calcext:value-type="float">
            <text:p>-2.40973627824854E-13</text:p>
          </table:table-cell>
          <table:table-cell table:formula="of:=LOG10(ABS([.U174]))" office:value-type="float" office:value="-12.618030484051" calcext:value-type="float">
            <text:p>-12.618030484051</text:p>
          </table:table-cell>
          <table:table-cell table:number-columns-repeated="3"/>
          <table:table-cell table:formula="of:=([.T51]-[.Z133])/[.Z133]" office:value-type="float" office:value="-0.000000000000106649864286837" calcext:value-type="float">
            <text:p>-1.06649864286837E-13</text:p>
          </table:table-cell>
          <table:table-cell table:formula="of:=LOG10(ABS([.Z174]))" office:value-type="float" office:value="-12.9720396928589" calcext:value-type="float">
            <text:p>-12.9720396928589</text:p>
          </table:table-cell>
          <table:table-cell table:number-columns-repeated="997"/>
        </table:table-row>
        <table:table-row table:style-name="ro1">
          <table:table-cell/>
          <table:table-cell table:formula="of:=[.B134]" office:value-type="float" office:value="8.25" calcext:value-type="float">
            <text:p>8.25</text:p>
          </table:table-cell>
          <table:table-cell table:number-columns-repeated="3"/>
          <table:table-cell table:formula="of:=([.L52]-[.F134])/[.F134]" office:value-type="float" office:value="-0.000000000000758289486399108" calcext:value-type="float">
            <text:p>-7.58289486399108E-13</text:p>
          </table:table-cell>
          <table:table-cell table:formula="of:=LOG10(ABS([.F175]))" office:value-type="float" office:value="-12.1201649654172" calcext:value-type="float">
            <text:p>-12.1201649654172</text:p>
          </table:table-cell>
          <table:table-cell table:number-columns-repeated="3"/>
          <table:table-cell table:formula="of:=([.N52]-[.K134])/[.K134]" office:value-type="float" office:value="0.000000000000419765633461746" calcext:value-type="float">
            <text:p>4.19765633461746E-13</text:p>
          </table:table-cell>
          <table:table-cell table:formula="of:=LOG10(ABS([.K175]))" office:value-type="float" office:value="-12.3769931203246" calcext:value-type="float">
            <text:p>-12.3769931203246</text:p>
          </table:table-cell>
          <table:table-cell table:number-columns-repeated="3"/>
          <table:table-cell table:formula="of:=([.P52]-[.P134])/[.P134]" office:value-type="float" office:value="0.0000000000000379157066538019" calcext:value-type="float">
            <text:p>3.79157066538019E-14</text:p>
          </table:table-cell>
          <table:table-cell table:formula="of:=LOG10(ABS([.P175]))" office:value-type="float" office:value="-13.4211808454407" calcext:value-type="float">
            <text:p>-13.4211808454407</text:p>
          </table:table-cell>
          <table:table-cell table:number-columns-repeated="3"/>
          <table:table-cell table:formula="of:=([.R52]-[.U134])/[.U134]" office:value-type="float" office:value="0.0000000000000998339791128518" calcext:value-type="float">
            <text:p>9.98339791128518E-14</text:p>
          </table:table-cell>
          <table:table-cell table:formula="of:=LOG10(ABS([.U175]))" office:value-type="float" office:value="-13.0007216187365" calcext:value-type="float">
            <text:p>-13.0007216187365</text:p>
          </table:table-cell>
          <table:table-cell table:number-columns-repeated="3"/>
          <table:table-cell table:formula="of:=([.T52]-[.Z134])/[.Z134]" office:value-type="float" office:value="-0.0000000000000876632008708701" calcext:value-type="float">
            <text:p>-8.76632008708701E-14</text:p>
          </table:table-cell>
          <table:table-cell table:formula="of:=LOG10(ABS([.Z175]))" office:value-type="float" office:value="-13.0571826758772" calcext:value-type="float">
            <text:p>-13.0571826758772</text:p>
          </table:table-cell>
          <table:table-cell table:number-columns-repeated="997"/>
        </table:table-row>
        <table:table-row table:style-name="ro1">
          <table:table-cell/>
          <table:table-cell table:formula="of:=[.B135]" office:value-type="float" office:value="8.5" calcext:value-type="float">
            <text:p>8.5</text:p>
          </table:table-cell>
          <table:table-cell table:number-columns-repeated="3"/>
          <table:table-cell table:formula="of:=([.L53]-[.F135])/[.F135]" office:value-type="float" office:value="-0.00000000000110353964255664" calcext:value-type="float">
            <text:p>-1.10353964255664E-12</text:p>
          </table:table-cell>
          <table:table-cell table:formula="of:=LOG10(ABS([.F176]))" office:value-type="float" office:value="-11.9572120610213" calcext:value-type="float">
            <text:p>-11.9572120610213</text:p>
          </table:table-cell>
          <table:table-cell table:number-columns-repeated="3"/>
          <table:table-cell table:formula="of:=([.N53]-[.K135])/[.K135]" office:value-type="float" office:value="0.00000000000033320243263192" calcext:value-type="float">
            <text:p>3.3320243263192E-13</text:p>
          </table:table-cell>
          <table:table-cell table:formula="of:=LOG10(ABS([.K176]))" office:value-type="float" office:value="-12.4772918365727" calcext:value-type="float">
            <text:p>-12.4772918365727</text:p>
          </table:table-cell>
          <table:table-cell table:number-columns-repeated="3"/>
          <table:table-cell table:formula="of:=([.P53]-[.P135])/[.P135]" office:value-type="float" office:value="-0.0000000000000758983938227806" calcext:value-type="float">
            <text:p>-7.58983938227806E-14</text:p>
          </table:table-cell>
          <table:table-cell table:formula="of:=LOG10(ABS([.P176]))" office:value-type="float" office:value="-13.1197674146353" calcext:value-type="float">
            <text:p>-13.1197674146353</text:p>
          </table:table-cell>
          <table:table-cell table:number-columns-repeated="3"/>
          <table:table-cell table:formula="of:=([.R53]-[.U135])/[.U135]" office:value-type="float" office:value="0.000000000000134944791896056" calcext:value-type="float">
            <text:p>1.34944791896056E-13</text:p>
          </table:table-cell>
          <table:table-cell table:formula="of:=LOG10(ABS([.U176]))" office:value-type="float" office:value="-12.8698438720889" calcext:value-type="float">
            <text:p>-12.8698438720889</text:p>
          </table:table-cell>
          <table:table-cell table:number-columns-repeated="3"/>
          <table:table-cell table:formula="of:=([.T53]-[.Z135])/[.Z135]" office:value-type="float" office:value="-0.0000000000000648872965646431" calcext:value-type="float">
            <text:p>-6.48872965646431E-14</text:p>
          </table:table-cell>
          <table:table-cell table:formula="of:=LOG10(ABS([.Z176]))" office:value-type="float" office:value="-13.1878403197157" calcext:value-type="float">
            <text:p>-13.1878403197157</text:p>
          </table:table-cell>
          <table:table-cell table:number-columns-repeated="997"/>
        </table:table-row>
        <table:table-row table:style-name="ro1">
          <table:table-cell/>
          <table:table-cell table:formula="of:=[.B136]" office:value-type="float" office:value="8.75" calcext:value-type="float">
            <text:p>8.75</text:p>
          </table:table-cell>
          <table:table-cell table:number-columns-repeated="3"/>
          <table:table-cell table:formula="of:=([.L54]-[.F136])/[.F136]" office:value-type="float" office:value="-0.000000000000622095756695158" calcext:value-type="float">
            <text:p>-6.22095756695158E-13</text:p>
          </table:table-cell>
          <table:table-cell table:formula="of:=LOG10(ABS([.F177]))" office:value-type="float" office:value="-12.2061427609627" calcext:value-type="float">
            <text:p>-12.2061427609627</text:p>
          </table:table-cell>
          <table:table-cell table:number-columns-repeated="3"/>
          <table:table-cell table:formula="of:=([.N54]-[.K136])/[.K136]" office:value-type="float" office:value="0.000000000000436776621430645" calcext:value-type="float">
            <text:p>4.36776621430645E-13</text:p>
          </table:table-cell>
          <table:table-cell table:formula="of:=LOG10(ABS([.K177]))" office:value-type="float" office:value="-12.3597406153935" calcext:value-type="float">
            <text:p>-12.3597406153935</text:p>
          </table:table-cell>
          <table:table-cell table:number-columns-repeated="3"/>
          <table:table-cell table:formula="of:=([.P54]-[.P136])/[.P136]" office:value-type="float" office:value="0.0000000000000325452733564047" calcext:value-type="float">
            <text:p>3.25452733564047E-14</text:p>
          </table:table-cell>
          <table:table-cell table:formula="of:=LOG10(ABS([.P177]))" office:value-type="float" office:value="-13.4875120763519" calcext:value-type="float">
            <text:p>-13.4875120763519</text:p>
          </table:table-cell>
          <table:table-cell table:number-columns-repeated="3"/>
          <table:table-cell table:formula="of:=([.R54]-[.U136])/[.U136]" office:value-type="float" office:value="0.0000000000000750278861190599" calcext:value-type="float">
            <text:p>7.50278861190599E-14</text:p>
          </table:table-cell>
          <table:table-cell table:formula="of:=LOG10(ABS([.U177]))" office:value-type="float" office:value="-13.1247772894523" calcext:value-type="float">
            <text:p>-13.1247772894523</text:p>
          </table:table-cell>
          <table:table-cell table:number-columns-repeated="3"/>
          <table:table-cell table:formula="of:=([.T54]-[.Z136])/[.Z136]" office:value-type="float" office:value="-0.000000000000200669619443028" calcext:value-type="float">
            <text:p>-2.00669619443028E-13</text:p>
          </table:table-cell>
          <table:table-cell table:formula="of:=LOG10(ABS([.Z177]))" office:value-type="float" office:value="-12.6975183729384" calcext:value-type="float">
            <text:p>-12.6975183729384</text:p>
          </table:table-cell>
          <table:table-cell table:number-columns-repeated="997"/>
        </table:table-row>
        <table:table-row table:style-name="ro1">
          <table:table-cell/>
          <table:table-cell table:formula="of:=[.B137]" office:value-type="float" office:value="9" calcext:value-type="float">
            <text:p>9</text:p>
          </table:table-cell>
          <table:table-cell table:number-columns-repeated="3"/>
          <table:table-cell table:formula="of:=([.L55]-[.F137])/[.F137]" office:value-type="float" office:value="-0.000000000000875886457762528" calcext:value-type="float">
            <text:p>-8.75886457762528E-13</text:p>
          </table:table-cell>
          <table:table-cell table:formula="of:=LOG10(ABS([.F178]))" office:value-type="float" office:value="-12.0575521883104" calcext:value-type="float">
            <text:p>-12.0575521883104</text:p>
          </table:table-cell>
          <table:table-cell table:number-columns-repeated="3"/>
          <table:table-cell table:formula="of:=([.N55]-[.K137])/[.K137]" office:value-type="float" office:value="0.000000000000367221420535674" calcext:value-type="float">
            <text:p>3.67221420535674E-13</text:p>
          </table:table-cell>
          <table:table-cell table:formula="of:=LOG10(ABS([.K178]))" office:value-type="float" office:value="-12.4350719937314" calcext:value-type="float">
            <text:p>-12.4350719937314</text:p>
          </table:table-cell>
          <table:table-cell table:number-columns-repeated="3"/>
          <table:table-cell table:formula="of:=([.P55]-[.P137])/[.P137]" office:value-type="float" office:value="0.000000000000152113739434224" calcext:value-type="float">
            <text:p>1.52113739434224E-13</text:p>
          </table:table-cell>
          <table:table-cell table:formula="of:=LOG10(ABS([.P178]))" office:value-type="float" office:value="-12.8178315572095" calcext:value-type="float">
            <text:p>-12.8178315572095</text:p>
          </table:table-cell>
          <table:table-cell table:number-columns-repeated="3"/>
          <table:table-cell table:formula="of:=([.R55]-[.U137])/[.U137]" office:value-type="float" office:value="-0.000000000000222866948111466" calcext:value-type="float">
            <text:p>-2.22866948111466E-13</text:p>
          </table:table-cell>
          <table:table-cell table:formula="of:=LOG10(ABS([.U178]))" office:value-type="float" office:value="-12.6519543340193" calcext:value-type="float">
            <text:p>-12.6519543340193</text:p>
          </table:table-cell>
          <table:table-cell table:number-columns-repeated="3"/>
          <table:table-cell table:formula="of:=([.T55]-[.Z137])/[.Z137]" office:value-type="float" office:value="0.0000000000000694544324246872" calcext:value-type="float">
            <text:p>6.94544324246872E-14</text:p>
          </table:table-cell>
          <table:table-cell table:formula="of:=LOG10(ABS([.Z178]))" office:value-type="float" office:value="-13.158300033351" calcext:value-type="float">
            <text:p>-13.158300033351</text:p>
          </table:table-cell>
          <table:table-cell table:number-columns-repeated="997"/>
        </table:table-row>
        <table:table-row table:style-name="ro1">
          <table:table-cell/>
          <table:table-cell table:formula="of:=[.B138]" office:value-type="float" office:value="9.25" calcext:value-type="float">
            <text:p>9.25</text:p>
          </table:table-cell>
          <table:table-cell table:number-columns-repeated="3"/>
          <table:table-cell table:formula="of:=([.L56]-[.F138])/[.F138]" office:value-type="float" office:value="-0.000000000000642646109068723" calcext:value-type="float">
            <text:p>-6.42646109068723E-13</text:p>
          </table:table-cell>
          <table:table-cell table:formula="of:=LOG10(ABS([.F179]))" office:value-type="float" office:value="-12.1920281175711" calcext:value-type="float">
            <text:p>-12.1920281175711</text:p>
          </table:table-cell>
          <table:table-cell table:number-columns-repeated="3"/>
          <table:table-cell table:formula="of:=([.N56]-[.K138])/[.K138]" office:value-type="float" office:value="0.000000000000472886198068576" calcext:value-type="float">
            <text:p>4.72886198068576E-13</text:p>
          </table:table-cell>
          <table:table-cell table:formula="of:=LOG10(ABS([.K179]))" office:value-type="float" office:value="-12.3252433613708" calcext:value-type="float">
            <text:p>-12.3252433613708</text:p>
          </table:table-cell>
          <table:table-cell table:number-columns-repeated="3"/>
          <table:table-cell table:formula="of:=([.P56]-[.P138])/[.P138]" office:value-type="float" office:value="-7.12642188445305E-015" calcext:value-type="float">
            <text:p>-7.12642188445305E-15</text:p>
          </table:table-cell>
          <table:table-cell table:formula="of:=LOG10(ABS([.P179]))" office:value-type="float" office:value="-14.1471284709737" calcext:value-type="float">
            <text:p>-14.1471284709737</text:p>
          </table:table-cell>
          <table:table-cell table:number-columns-repeated="3"/>
          <table:table-cell table:formula="of:=([.R56]-[.U138])/[.U138]" office:value-type="float" office:value="-0.000000000000521212360736739" calcext:value-type="float">
            <text:p>-5.21212360736739E-13</text:p>
          </table:table-cell>
          <table:table-cell table:formula="of:=LOG10(ABS([.U179]))" office:value-type="float" office:value="-12.282985293389" calcext:value-type="float">
            <text:p>-12.282985293389</text:p>
          </table:table-cell>
          <table:table-cell table:number-columns-repeated="3"/>
          <table:table-cell table:formula="of:=([.T56]-[.Z138])/[.Z138]" office:value-type="float" office:value="-0.000000000000160240922461466" calcext:value-type="float">
            <text:p>-1.60240922461466E-13</text:p>
          </table:table-cell>
          <table:table-cell table:formula="of:=LOG10(ABS([.Z179]))" office:value-type="float" office:value="-12.7952265635973" calcext:value-type="float">
            <text:p>-12.7952265635973</text:p>
          </table:table-cell>
          <table:table-cell table:number-columns-repeated="997"/>
        </table:table-row>
        <table:table-row table:style-name="ro1">
          <table:table-cell/>
          <table:table-cell table:formula="of:=[.B139]" office:value-type="float" office:value="9.5" calcext:value-type="float">
            <text:p>9.5</text:p>
          </table:table-cell>
          <table:table-cell table:number-columns-repeated="3"/>
          <table:table-cell table:formula="of:=([.L57]-[.F139])/[.F139]" office:value-type="float" office:value="-0.000000000000436822486560432" calcext:value-type="float">
            <text:p>-4.36822486560432E-13</text:p>
          </table:table-cell>
          <table:table-cell table:formula="of:=LOG10(ABS([.F180]))" office:value-type="float" office:value="-12.359695013303" calcext:value-type="float">
            <text:p>-12.359695013303</text:p>
          </table:table-cell>
          <table:table-cell table:number-columns-repeated="3"/>
          <table:table-cell table:formula="of:=([.N57]-[.K139])/[.K139]" office:value-type="float" office:value="0.000000000000461036384804599" calcext:value-type="float">
            <text:p>4.61036384804599E-13</text:p>
          </table:table-cell>
          <table:table-cell table:formula="of:=LOG10(ABS([.K180]))" office:value-type="float" office:value="-12.3362647989134" calcext:value-type="float">
            <text:p>-12.3362647989134</text:p>
          </table:table-cell>
          <table:table-cell table:number-columns-repeated="3"/>
          <table:table-cell table:formula="of:=([.P57]-[.P139])/[.P139]" office:value-type="float" office:value="-0.0000000000000112691584970347" calcext:value-type="float">
            <text:p>-1.12691584970347E-14</text:p>
          </table:table-cell>
          <table:table-cell table:formula="of:=LOG10(ABS([.P180]))" office:value-type="float" office:value="-13.9481085128571" calcext:value-type="float">
            <text:p>-13.9481085128571</text:p>
          </table:table-cell>
          <table:table-cell table:number-columns-repeated="3"/>
          <table:table-cell table:formula="of:=([.R57]-[.U139])/[.U139]" office:value-type="float" office:value="0.000000000000217040017505475" calcext:value-type="float">
            <text:p>2.17040017505475E-13</text:p>
          </table:table-cell>
          <table:table-cell table:formula="of:=LOG10(ABS([.U180]))" office:value-type="float" office:value="-12.6634601842182" calcext:value-type="float">
            <text:p>-12.6634601842182</text:p>
          </table:table-cell>
          <table:table-cell table:number-columns-repeated="3"/>
          <table:table-cell table:formula="of:=([.T57]-[.Z139])/[.Z139]" office:value-type="float" office:value="-0.000000000000181961578569526" calcext:value-type="float">
            <text:p>-1.81961578569526E-13</text:p>
          </table:table-cell>
          <table:table-cell table:formula="of:=LOG10(ABS([.Z180]))" office:value-type="float" office:value="-12.740020304195" calcext:value-type="float">
            <text:p>-12.740020304195</text:p>
          </table:table-cell>
          <table:table-cell table:number-columns-repeated="997"/>
        </table:table-row>
        <table:table-row table:style-name="ro1">
          <table:table-cell/>
          <table:table-cell table:formula="of:=[.B140]" office:value-type="float" office:value="9.75" calcext:value-type="float">
            <text:p>9.75</text:p>
          </table:table-cell>
          <table:table-cell table:number-columns-repeated="3"/>
          <table:table-cell table:formula="of:=([.L58]-[.F140])/[.F140]" office:value-type="float" office:value="-0.000000000000515543197509757" calcext:value-type="float">
            <text:p>-5.15543197509757E-13</text:p>
          </table:table-cell>
          <table:table-cell table:formula="of:=LOG10(ABS([.F181]))" office:value-type="float" office:value="-12.2877349391988" calcext:value-type="float">
            <text:p>-12.2877349391988</text:p>
          </table:table-cell>
          <table:table-cell table:number-columns-repeated="3"/>
          <table:table-cell table:formula="of:=([.N58]-[.K140])/[.K140]" office:value-type="float" office:value="0.000000000000648548210451667" calcext:value-type="float">
            <text:p>6.48548210451667E-13</text:p>
          </table:table-cell>
          <table:table-cell table:formula="of:=LOG10(ABS([.K181]))" office:value-type="float" office:value="-12.1880577346841" calcext:value-type="float">
            <text:p>-12.1880577346841</text:p>
          </table:table-cell>
          <table:table-cell table:number-columns-repeated="3"/>
          <table:table-cell table:formula="of:=([.P58]-[.P140])/[.P140]" office:value-type="float" office:value="-0.0000000000000986375549139739" calcext:value-type="float">
            <text:p>-9.86375549139739E-14</text:p>
          </table:table-cell>
          <table:table-cell table:formula="of:=LOG10(ABS([.P181]))" office:value-type="float" office:value="-13.0059577018273" calcext:value-type="float">
            <text:p>-13.0059577018273</text:p>
          </table:table-cell>
          <table:table-cell table:number-columns-repeated="3"/>
          <table:table-cell table:formula="of:=([.R58]-[.U140])/[.U140]" office:value-type="float" office:value="-0.000000000000128285659133119" calcext:value-type="float">
            <text:p>-1.28285659133119E-13</text:p>
          </table:table-cell>
          <table:table-cell table:formula="of:=LOG10(ABS([.U181]))" office:value-type="float" office:value="-12.8918218900589" calcext:value-type="float">
            <text:p>-12.8918218900589</text:p>
          </table:table-cell>
          <table:table-cell table:number-columns-repeated="3"/>
          <table:table-cell table:formula="of:=([.T58]-[.Z140])/[.Z140]" office:value-type="float" office:value="-0.000000000000265697716157318" calcext:value-type="float">
            <text:p>-2.65697716157318E-13</text:p>
          </table:table-cell>
          <table:table-cell table:formula="of:=LOG10(ABS([.Z181]))" office:value-type="float" office:value="-12.575612178614" calcext:value-type="float">
            <text:p>-12.575612178614</text:p>
          </table:table-cell>
          <table:table-cell table:number-columns-repeated="997"/>
        </table:table-row>
        <table:table-row table:style-name="ro1">
          <table:table-cell/>
          <table:table-cell table:formula="of:=[.B141]" office:value-type="float" office:value="10" calcext:value-type="float">
            <text:p>10</text:p>
          </table:table-cell>
          <table:table-cell table:number-columns-repeated="3"/>
          <table:table-cell table:formula="of:=([.L59]-[.F141])/[.F141]" office:value-type="float" office:value="-0.000000000000410729961043081" calcext:value-type="float">
            <text:p>-4.10729961043081E-13</text:p>
          </table:table-cell>
          <table:table-cell table:formula="of:=LOG10(ABS([.F182]))" office:value-type="float" office:value="-12.3864436160139" calcext:value-type="float">
            <text:p>-12.3864436160139</text:p>
          </table:table-cell>
          <table:table-cell table:number-columns-repeated="3"/>
          <table:table-cell table:formula="of:=([.N59]-[.K141])/[.K141]" office:value-type="float" office:value="0.000000000000498573122928301" calcext:value-type="float">
            <text:p>4.98573122928301E-13</text:p>
          </table:table-cell>
          <table:table-cell table:formula="of:=LOG10(ABS([.K182]))" office:value-type="float" office:value="-12.302271137141" calcext:value-type="float">
            <text:p>-12.302271137141</text:p>
          </table:table-cell>
          <table:table-cell table:number-columns-repeated="3"/>
          <table:table-cell table:formula="of:=([.P59]-[.P141])/[.P141]" office:value-type="float" office:value="0.000000000000223842076258548" calcext:value-type="float">
            <text:p>2.23842076258548E-13</text:p>
          </table:table-cell>
          <table:table-cell table:formula="of:=LOG10(ABS([.P182]))" office:value-type="float" office:value="-12.650058274513" calcext:value-type="float">
            <text:p>-12.650058274513</text:p>
          </table:table-cell>
          <table:table-cell table:number-columns-repeated="3"/>
          <table:table-cell table:formula="of:=([.R59]-[.U141])/[.U141]" office:value-type="float" office:value="-0.000000000000422077271414263" calcext:value-type="float">
            <text:p>-4.22077271414263E-13</text:p>
          </table:table-cell>
          <table:table-cell table:formula="of:=LOG10(ABS([.U182]))" office:value-type="float" office:value="-12.3746080336905" calcext:value-type="float">
            <text:p>-12.3746080336905</text:p>
          </table:table-cell>
          <table:table-cell table:number-columns-repeated="3"/>
          <table:table-cell table:formula="of:=([.T59]-[.Z141])/[.Z141]" office:value-type="float" office:value="-0.0000000000000498993733845331" calcext:value-type="float">
            <text:p>-4.98993733845331E-14</text:p>
          </table:table-cell>
          <table:table-cell table:formula="of:=LOG10(ABS([.Z182]))" office:value-type="float" office:value="-13.3019049080309" calcext:value-type="float">
            <text:p>-13.3019049080309</text:p>
          </table:table-cell>
          <table:table-cell table:number-columns-repeated="997"/>
        </table:table-row>
        <table:table-row table:style-name="ro1">
          <table:table-cell/>
          <table:table-cell table:formula="of:=[.B142]" office:value-type="float" office:value="10.25" calcext:value-type="float">
            <text:p>10.25</text:p>
          </table:table-cell>
          <table:table-cell table:number-columns-repeated="3"/>
          <table:table-cell table:formula="of:=([.L60]-[.F142])/[.F142]" office:value-type="float" office:value="-0.000000000000722264600254727" calcext:value-type="float">
            <text:p>-7.22264600254727E-13</text:p>
          </table:table-cell>
          <table:table-cell table:formula="of:=LOG10(ABS([.F183]))" office:value-type="float" office:value="-12.141303670327" calcext:value-type="float">
            <text:p>-12.141303670327</text:p>
          </table:table-cell>
          <table:table-cell table:number-columns-repeated="3"/>
          <table:table-cell table:formula="of:=([.N60]-[.K142])/[.K142]" office:value-type="float" office:value="0.000000000000758953497630092" calcext:value-type="float">
            <text:p>7.58953497630092E-13</text:p>
          </table:table-cell>
          <table:table-cell table:formula="of:=LOG10(ABS([.K183]))" office:value-type="float" office:value="-12.1197848332499" calcext:value-type="float">
            <text:p>-12.1197848332499</text:p>
          </table:table-cell>
          <table:table-cell table:number-columns-repeated="3"/>
          <table:table-cell table:formula="of:=([.P60]-[.P142])/[.P142]" office:value-type="float" office:value="0.000000000000123852873741411" calcext:value-type="float">
            <text:p>1.23852873741411E-13</text:p>
          </table:table-cell>
          <table:table-cell table:formula="of:=LOG10(ABS([.P183]))" office:value-type="float" office:value="-12.9070939120853" calcext:value-type="float">
            <text:p>-12.9070939120853</text:p>
          </table:table-cell>
          <table:table-cell table:number-columns-repeated="3"/>
          <table:table-cell table:formula="of:=([.R60]-[.U142])/[.U142]" office:value-type="float" office:value="-0.00000000000200735532627002" calcext:value-type="float">
            <text:p>-2.00735532627002E-12</text:p>
          </table:table-cell>
          <table:table-cell table:formula="of:=LOG10(ABS([.U183]))" office:value-type="float" office:value="-11.6973757453104" calcext:value-type="float">
            <text:p>-11.6973757453104</text:p>
          </table:table-cell>
          <table:table-cell table:number-columns-repeated="3"/>
          <table:table-cell table:formula="of:=([.T60]-[.Z142])/[.Z142]" office:value-type="float" office:value="0.000000000000429117582571525" calcext:value-type="float">
            <text:p>4.29117582571525E-13</text:p>
          </table:table-cell>
          <table:table-cell table:formula="of:=LOG10(ABS([.Z183]))" office:value-type="float" office:value="-12.3674236904141" calcext:value-type="float">
            <text:p>-12.3674236904141</text:p>
          </table:table-cell>
          <table:table-cell table:number-columns-repeated="997"/>
        </table:table-row>
        <table:table-row table:style-name="ro1">
          <table:table-cell/>
          <table:table-cell table:formula="of:=[.B143]" office:value-type="float" office:value="10.5" calcext:value-type="float">
            <text:p>10.5</text:p>
          </table:table-cell>
          <table:table-cell table:number-columns-repeated="3"/>
          <table:table-cell table:formula="of:=([.L61]-[.F143])/[.F143]" office:value-type="float" office:value="-0.000000000000240335195580569" calcext:value-type="float">
            <text:p>-2.40335195580569E-13</text:p>
          </table:table-cell>
          <table:table-cell table:formula="of:=LOG10(ABS([.F184]))" office:value-type="float" office:value="-12.6191826248384" calcext:value-type="float">
            <text:p>-12.6191826248384</text:p>
          </table:table-cell>
          <table:table-cell table:number-columns-repeated="3"/>
          <table:table-cell table:formula="of:=([.N61]-[.K143])/[.K143]" office:value-type="float" office:value="0.000000000000827483564392026" calcext:value-type="float">
            <text:p>8.27483564392026E-13</text:p>
          </table:table-cell>
          <table:table-cell table:formula="of:=LOG10(ABS([.K184]))" office:value-type="float" office:value="-12.0822406234915" calcext:value-type="float">
            <text:p>-12.0822406234915</text:p>
          </table:table-cell>
          <table:table-cell table:number-columns-repeated="3"/>
          <table:table-cell table:formula="of:=([.P61]-[.P143])/[.P143]" office:value-type="float" office:value="0.000000000000192543593933322" calcext:value-type="float">
            <text:p>1.92543593933322E-13</text:p>
          </table:table-cell>
          <table:table-cell table:formula="of:=LOG10(ABS([.P184]))" office:value-type="float" office:value="-12.715470926097" calcext:value-type="float">
            <text:p>-12.715470926097</text:p>
          </table:table-cell>
          <table:table-cell table:number-columns-repeated="3"/>
          <table:table-cell table:formula="of:=([.R61]-[.U143])/[.U143]" office:value-type="float" office:value="-0.000000000000102871004506415" calcext:value-type="float">
            <text:p>-1.02871004506415E-13</text:p>
          </table:table-cell>
          <table:table-cell table:formula="of:=LOG10(ABS([.U184]))" office:value-type="float" office:value="-12.9877070193813" calcext:value-type="float">
            <text:p>-12.9877070193813</text:p>
          </table:table-cell>
          <table:table-cell table:number-columns-repeated="3"/>
          <table:table-cell table:formula="of:=([.T61]-[.Z143])/[.Z143]" office:value-type="float" office:value="-0.0000000000000540497240968179" calcext:value-type="float">
            <text:p>-5.40497240968179E-14</text:p>
          </table:table-cell>
          <table:table-cell table:formula="of:=LOG10(ABS([.Z184]))" office:value-type="float" office:value="-13.2672065186123" calcext:value-type="float">
            <text:p>-13.2672065186123</text:p>
          </table:table-cell>
          <table:table-cell table:number-columns-repeated="997"/>
        </table:table-row>
        <table:table-row table:style-name="ro1">
          <table:table-cell/>
          <table:table-cell table:formula="of:=[.B144]" office:value-type="float" office:value="10.75" calcext:value-type="float">
            <text:p>10.75</text:p>
          </table:table-cell>
          <table:table-cell table:number-columns-repeated="3"/>
          <table:table-cell table:formula="of:=([.L62]-[.F144])/[.F144]" office:value-type="float" office:value="-0.000000000000231945783425897" calcext:value-type="float">
            <text:p>-2.31945783425897E-13</text:p>
          </table:table-cell>
          <table:table-cell table:formula="of:=LOG10(ABS([.F185]))" office:value-type="float" office:value="-12.6346135181722" calcext:value-type="float">
            <text:p>-12.6346135181722</text:p>
          </table:table-cell>
          <table:table-cell table:number-columns-repeated="3"/>
          <table:table-cell table:formula="of:=([.N62]-[.K144])/[.K144]" office:value-type="float" office:value="0.00000000000108730699870348" calcext:value-type="float">
            <text:p>1.08730699870348E-12</text:p>
          </table:table-cell>
          <table:table-cell table:formula="of:=LOG10(ABS([.K185]))" office:value-type="float" office:value="-11.9636478165221" calcext:value-type="float">
            <text:p>-11.9636478165221</text:p>
          </table:table-cell>
          <table:table-cell table:number-columns-repeated="3"/>
          <table:table-cell table:formula="of:=([.P62]-[.P144])/[.P144]" office:value-type="float" office:value="0.000000000000164554870082641" calcext:value-type="float">
            <text:p>1.64554870082641E-13</text:p>
          </table:table-cell>
          <table:table-cell table:formula="of:=LOG10(ABS([.P185]))" office:value-type="float" office:value="-12.7836892600198" calcext:value-type="float">
            <text:p>-12.7836892600198</text:p>
          </table:table-cell>
          <table:table-cell table:number-columns-repeated="3"/>
          <table:table-cell table:formula="of:=([.R62]-[.U144])/[.U144]" office:value-type="float" office:value="0.000000000000849155909959659" calcext:value-type="float">
            <text:p>8.49155909959659E-13</text:p>
          </table:table-cell>
          <table:table-cell table:formula="of:=LOG10(ABS([.U185]))" office:value-type="float" office:value="-12.0710125634442" calcext:value-type="float">
            <text:p>-12.0710125634442</text:p>
          </table:table-cell>
          <table:table-cell table:number-columns-repeated="3"/>
          <table:table-cell table:formula="of:=([.T62]-[.Z144])/[.Z144]" office:value-type="float" office:value="-0.000000000000492343401619436" calcext:value-type="float">
            <text:p>-4.92343401619436E-13</text:p>
          </table:table-cell>
          <table:table-cell table:formula="of:=LOG10(ABS([.Z185]))" office:value-type="float" office:value="-12.3077318781151" calcext:value-type="float">
            <text:p>-12.3077318781151</text:p>
          </table:table-cell>
          <table:table-cell table:number-columns-repeated="997"/>
        </table:table-row>
        <table:table-row table:style-name="ro1">
          <table:table-cell/>
          <table:table-cell table:formula="of:=[.B145]" office:value-type="float" office:value="11" calcext:value-type="float">
            <text:p>11</text:p>
          </table:table-cell>
          <table:table-cell table:number-columns-repeated="3"/>
          <table:table-cell table:formula="of:=([.L63]-[.F145])/[.F145]" office:value-type="float" office:value="-0.000000000000373712165898064" calcext:value-type="float">
            <text:p>-3.73712165898064E-13</text:p>
          </table:table-cell>
          <table:table-cell table:formula="of:=LOG10(ABS([.F186]))" office:value-type="float" office:value="-12.4274627638137" calcext:value-type="float">
            <text:p>-12.4274627638137</text:p>
          </table:table-cell>
          <table:table-cell table:number-columns-repeated="3"/>
          <table:table-cell table:formula="of:=([.N63]-[.K145])/[.K145]" office:value-type="float" office:value="0.0000000000020286827311528" calcext:value-type="float">
            <text:p>2.0286827311528E-12</text:p>
          </table:table-cell>
          <table:table-cell table:formula="of:=LOG10(ABS([.K186]))" office:value-type="float" office:value="-11.6927858676456" calcext:value-type="float">
            <text:p>-11.6927858676456</text:p>
          </table:table-cell>
          <table:table-cell table:number-columns-repeated="3"/>
          <table:table-cell table:formula="of:=([.P63]-[.P145])/[.P145]" office:value-type="float" office:value="0.000000000000163916620509226" calcext:value-type="float">
            <text:p>1.63916620509226E-13</text:p>
          </table:table-cell>
          <table:table-cell table:formula="of:=LOG10(ABS([.P186]))" office:value-type="float" office:value="-12.7853770084217" calcext:value-type="float">
            <text:p>-12.7853770084217</text:p>
          </table:table-cell>
          <table:table-cell table:number-columns-repeated="3"/>
          <table:table-cell table:formula="of:=([.R63]-[.U145])/[.U145]" office:value-type="float" office:value="-0.000000000000286136254834869" calcext:value-type="float">
            <text:p>-2.86136254834869E-13</text:p>
          </table:table-cell>
          <table:table-cell table:formula="of:=LOG10(ABS([.U186]))" office:value-type="float" office:value="-12.543427111516" calcext:value-type="float">
            <text:p>-12.543427111516</text:p>
          </table:table-cell>
          <table:table-cell table:number-columns-repeated="3"/>
          <table:table-cell table:formula="of:=([.T63]-[.Z145])/[.Z145]" office:value-type="float" office:value="-0.000000000000236249844344981" calcext:value-type="float">
            <text:p>-2.36249844344981E-13</text:p>
          </table:table-cell>
          <table:table-cell table:formula="of:=LOG10(ABS([.Z186]))" office:value-type="float" office:value="-12.6266284689569" calcext:value-type="float">
            <text:p>-12.6266284689569</text:p>
          </table:table-cell>
          <table:table-cell table:number-columns-repeated="997"/>
        </table:table-row>
        <table:table-row table:style-name="ro1">
          <table:table-cell/>
          <table:table-cell table:formula="of:=[.B146]" office:value-type="float" office:value="11.25" calcext:value-type="float">
            <text:p>11.25</text:p>
          </table:table-cell>
          <table:table-cell table:number-columns-repeated="3"/>
          <table:table-cell table:formula="of:=([.L64]-[.F146])/[.F146]" office:value-type="float" office:value="-0.000000000000133880327701612" calcext:value-type="float">
            <text:p>-1.33880327701612E-13</text:p>
          </table:table-cell>
          <table:table-cell table:formula="of:=LOG10(ABS([.F187]))" office:value-type="float" office:value="-12.8732832332815" calcext:value-type="float">
            <text:p>-12.8732832332815</text:p>
          </table:table-cell>
          <table:table-cell table:number-columns-repeated="3"/>
          <table:table-cell table:formula="of:=([.N64]-[.K146])/[.K146]" office:value-type="float" office:value="0.00000000000180867529512323" calcext:value-type="float">
            <text:p>1.80867529512323E-12</text:p>
          </table:table-cell>
          <table:table-cell table:formula="of:=LOG10(ABS([.K187]))" office:value-type="float" office:value="-11.7426393934462" calcext:value-type="float">
            <text:p>-11.7426393934462</text:p>
          </table:table-cell>
          <table:table-cell table:number-columns-repeated="3"/>
          <table:table-cell table:formula="of:=([.P64]-[.P146])/[.P146]" office:value-type="float" office:value="-0.000000000000177796344147724" calcext:value-type="float">
            <text:p>-1.77796344147724E-13</text:p>
          </table:table-cell>
          <table:table-cell table:formula="of:=LOG10(ABS([.P187]))" office:value-type="float" office:value="-12.7500771732465" calcext:value-type="float">
            <text:p>-12.7500771732465</text:p>
          </table:table-cell>
          <table:table-cell table:number-columns-repeated="3"/>
          <table:table-cell table:formula="of:=([.R64]-[.U146])/[.U146]" office:value-type="float" office:value="0.00000000000561385193722663" calcext:value-type="float">
            <text:p>5.61385193722663E-12</text:p>
          </table:table-cell>
          <table:table-cell table:formula="of:=LOG10(ABS([.U187]))" office:value-type="float" office:value="-11.2507390458686" calcext:value-type="float">
            <text:p>-11.2507390458686</text:p>
          </table:table-cell>
          <table:table-cell table:number-columns-repeated="3"/>
          <table:table-cell table:formula="of:=([.T64]-[.Z146])/[.Z146]" office:value-type="float" office:value="-0.00000000000256234649545424" calcext:value-type="float">
            <text:p>-2.56234649545424E-12</text:p>
          </table:table-cell>
          <table:table-cell table:formula="of:=LOG10(ABS([.Z187]))" office:value-type="float" office:value="-11.5913621427846" calcext:value-type="float">
            <text:p>-11.5913621427846</text:p>
          </table:table-cell>
          <table:table-cell table:number-columns-repeated="997"/>
        </table:table-row>
        <table:table-row table:style-name="ro1">
          <table:table-cell/>
          <table:table-cell table:formula="of:=[.B147]" office:value-type="float" office:value="11.5" calcext:value-type="float">
            <text:p>11.5</text:p>
          </table:table-cell>
          <table:table-cell table:number-columns-repeated="3"/>
          <table:table-cell table:formula="of:=([.L65]-[.F147])/[.F147]" office:value-type="float" office:value="-0.000000000000160971252530643" calcext:value-type="float">
            <text:p>-1.60971252530643E-13</text:p>
          </table:table-cell>
          <table:table-cell table:formula="of:=LOG10(ABS([.F188]))" office:value-type="float" office:value="-12.7932516766518" calcext:value-type="float">
            <text:p>-12.7932516766518</text:p>
          </table:table-cell>
          <table:table-cell table:number-columns-repeated="3"/>
          <table:table-cell table:formula="of:=([.N65]-[.K147])/[.K147]" office:value-type="float" office:value="0.0000000000041737239587209" calcext:value-type="float">
            <text:p>4.1737239587209E-12</text:p>
          </table:table-cell>
          <table:table-cell table:formula="of:=LOG10(ABS([.K188]))" office:value-type="float" office:value="-11.3794762776397" calcext:value-type="float">
            <text:p>-11.3794762776397</text:p>
          </table:table-cell>
          <table:table-cell table:number-columns-repeated="3"/>
          <table:table-cell table:formula="of:=([.P65]-[.P147])/[.P147]" office:value-type="float" office:value="0.000000000000581301476760494" calcext:value-type="float">
            <text:p>5.81301476760494E-13</text:p>
          </table:table-cell>
          <table:table-cell table:formula="of:=LOG10(ABS([.P188]))" office:value-type="float" office:value="-12.2355985737439" calcext:value-type="float">
            <text:p>-12.2355985737439</text:p>
          </table:table-cell>
          <table:table-cell table:number-columns-repeated="3"/>
          <table:table-cell table:formula="of:=([.R65]-[.U147])/[.U147]" office:value-type="float" office:value="0.00000000000296962787235851" calcext:value-type="float">
            <text:p>2.96962787235851E-12</text:p>
          </table:table-cell>
          <table:table-cell table:formula="of:=LOG10(ABS([.U188]))" office:value-type="float" office:value="-11.5272979692373" calcext:value-type="float">
            <text:p>-11.5272979692373</text:p>
          </table:table-cell>
          <table:table-cell table:number-columns-repeated="3"/>
          <table:table-cell table:formula="of:=([.T65]-[.Z147])/[.Z147]" office:value-type="float" office:value="-0.00000000000178292655792061" calcext:value-type="float">
            <text:p>-1.78292655792061E-12</text:p>
          </table:table-cell>
          <table:table-cell table:formula="of:=LOG10(ABS([.Z188]))" office:value-type="float" office:value="-11.7488665458581" calcext:value-type="float">
            <text:p>-11.7488665458581</text:p>
          </table:table-cell>
          <table:table-cell table:number-columns-repeated="997"/>
        </table:table-row>
        <table:table-row table:style-name="ro1">
          <table:table-cell/>
          <table:table-cell table:formula="of:=[.B148]" office:value-type="float" office:value="11.75" calcext:value-type="float">
            <text:p>11.75</text:p>
          </table:table-cell>
          <table:table-cell table:number-columns-repeated="3"/>
          <table:table-cell table:formula="of:=([.L66]-[.F148])/[.F148]" office:value-type="float" office:value="-0.000000000000237492264297316" calcext:value-type="float">
            <text:p>-2.37492264297316E-13</text:p>
          </table:table-cell>
          <table:table-cell table:formula="of:=LOG10(ABS([.F189]))" office:value-type="float" office:value="-12.62435053184" calcext:value-type="float">
            <text:p>-12.62435053184</text:p>
          </table:table-cell>
          <table:table-cell table:number-columns-repeated="3"/>
          <table:table-cell table:formula="of:=([.N66]-[.K148])/[.K148]" office:value-type="float" office:value="-0.00000000000999071944132903" calcext:value-type="float">
            <text:p>-9.99071944132903E-12</text:p>
          </table:table-cell>
          <table:table-cell table:formula="of:=LOG10(ABS([.K189]))" office:value-type="float" office:value="-11.000403236684" calcext:value-type="float">
            <text:p>-11.000403236684</text:p>
          </table:table-cell>
          <table:table-cell table:number-columns-repeated="3"/>
          <table:table-cell table:formula="of:=([.P66]-[.P148])/[.P148]" office:value-type="float" office:value="0.000000000000268553393991677" calcext:value-type="float">
            <text:p>2.68553393991677E-13</text:p>
          </table:table-cell>
          <table:table-cell table:formula="of:=LOG10(ABS([.P189]))" office:value-type="float" office:value="-12.5709693546177" calcext:value-type="float">
            <text:p>-12.5709693546177</text:p>
          </table:table-cell>
          <table:table-cell table:number-columns-repeated="3"/>
          <table:table-cell table:formula="of:=([.R66]-[.U148])/[.U148]" office:value-type="float" office:value="-0.00000000000066376849275565" calcext:value-type="float">
            <text:p>-6.6376849275565E-13</text:p>
          </table:table-cell>
          <table:table-cell table:formula="of:=LOG10(ABS([.U189]))" office:value-type="float" office:value="-12.1779833661894" calcext:value-type="float">
            <text:p>-12.1779833661894</text:p>
          </table:table-cell>
          <table:table-cell table:number-columns-repeated="3"/>
          <table:table-cell table:formula="of:=([.T66]-[.Z148])/[.Z148]" office:value-type="float" office:value="0.0000000000000784237425624376" calcext:value-type="float">
            <text:p>7.84237425624376E-14</text:p>
          </table:table-cell>
          <table:table-cell table:formula="of:=LOG10(ABS([.Z189]))" office:value-type="float" office:value="-13.1055524360038" calcext:value-type="float">
            <text:p>-13.1055524360038</text:p>
          </table:table-cell>
          <table:table-cell table:number-columns-repeated="997"/>
        </table:table-row>
        <table:table-row table:style-name="ro1">
          <table:table-cell/>
          <table:table-cell table:formula="of:=[.B149]" office:value-type="float" office:value="12" calcext:value-type="float">
            <text:p>12</text:p>
          </table:table-cell>
          <table:table-cell table:number-columns-repeated="3"/>
          <table:table-cell table:formula="of:=([.L67]-[.F149])/[.F149]" office:value-type="float" office:value="-0.000000000000276641846250548" calcext:value-type="float">
            <text:p>-2.76641846250548E-13</text:p>
          </table:table-cell>
          <table:table-cell table:formula="of:=LOG10(ABS([.F190]))" office:value-type="float" office:value="-12.5580821256688" calcext:value-type="float">
            <text:p>-12.5580821256688</text:p>
          </table:table-cell>
          <table:table-cell table:number-columns-repeated="3"/>
          <table:table-cell table:formula="of:=([.N67]-[.K149])/[.K149]" office:value-type="float" office:value="-0.00000000000342980521283416" calcext:value-type="float">
            <text:p>-3.42980521283416E-12</text:p>
          </table:table-cell>
          <table:table-cell table:formula="of:=LOG10(ABS([.K190]))" office:value-type="float" office:value="-11.4647305439203" calcext:value-type="float">
            <text:p>-11.4647305439203</text:p>
          </table:table-cell>
          <table:table-cell table:number-columns-repeated="3"/>
          <table:table-cell table:formula="of:=([.P67]-[.P149])/[.P149]" office:value-type="float" office:value="-0.0000000000000828554540561809" calcext:value-type="float">
            <text:p>-8.28554540561809E-14</text:p>
          </table:table-cell>
          <table:table-cell table:formula="of:=LOG10(ABS([.P190]))" office:value-type="float" office:value="-13.0816788983667" calcext:value-type="float">
            <text:p>-13.0816788983667</text:p>
          </table:table-cell>
          <table:table-cell table:number-columns-repeated="3"/>
          <table:table-cell table:formula="of:=([.R67]-[.U149])/[.U149]" office:value-type="float" office:value="-0.0000000000202327393524372" calcext:value-type="float">
            <text:p>-2.02327393524372E-11</text:p>
          </table:table-cell>
          <table:table-cell table:formula="of:=LOG10(ABS([.U190]))" office:value-type="float" office:value="-10.69394531322" calcext:value-type="float">
            <text:p>-10.69394531322</text:p>
          </table:table-cell>
          <table:table-cell table:number-columns-repeated="3"/>
          <table:table-cell table:formula="of:=([.T67]-[.Z149])/[.Z149]" office:value-type="float" office:value="0.0000000000126893341551021" calcext:value-type="float">
            <text:p>1.26893341551021E-11</text:p>
          </table:table-cell>
          <table:table-cell table:formula="of:=LOG10(ABS([.Z190]))" office:value-type="float" office:value="-10.8965611659551" calcext:value-type="float">
            <text:p>-10.8965611659551</text:p>
          </table:table-cell>
          <table:table-cell table:number-columns-repeated="997"/>
        </table:table-row>
        <table:table-row table:style-name="ro1">
          <table:table-cell/>
          <table:table-cell table:formula="of:=[.B150]" office:value-type="float" office:value="12.25" calcext:value-type="float">
            <text:p>12.25</text:p>
          </table:table-cell>
          <table:table-cell table:number-columns-repeated="3"/>
          <table:table-cell table:formula="of:=([.L68]-[.F150])/[.F150]" office:value-type="float" office:value="-0.000000000000251289540078266" calcext:value-type="float">
            <text:p>-2.51289540078266E-13</text:p>
          </table:table-cell>
          <table:table-cell table:formula="of:=LOG10(ABS([.F191]))" office:value-type="float" office:value="-12.5998255885297" calcext:value-type="float">
            <text:p>-12.5998255885297</text:p>
          </table:table-cell>
          <table:table-cell table:number-columns-repeated="3"/>
          <table:table-cell table:formula="of:=([.N68]-[.K150])/[.K150]" office:value-type="float" office:value="-0.00000000000173544796665056" calcext:value-type="float">
            <text:p>-1.73544796665056E-12</text:p>
          </table:table-cell>
          <table:table-cell table:formula="of:=LOG10(ABS([.K191]))" office:value-type="float" office:value="-11.7605884031019" calcext:value-type="float">
            <text:p>-11.7605884031019</text:p>
          </table:table-cell>
          <table:table-cell table:number-columns-repeated="3"/>
          <table:table-cell table:formula="of:=([.P68]-[.P150])/[.P150]" office:value-type="float" office:value="0.0000000000000825443462545736" calcext:value-type="float">
            <text:p>8.25443462545736E-14</text:p>
          </table:table-cell>
          <table:table-cell table:formula="of:=LOG10(ABS([.P191]))" office:value-type="float" office:value="-13.0833126677013" calcext:value-type="float">
            <text:p>-13.0833126677013</text:p>
          </table:table-cell>
          <table:table-cell table:number-columns-repeated="3"/>
          <table:table-cell table:formula="of:=([.R68]-[.U150])/[.U150]" office:value-type="float" office:value="0.0000000000391435511716779" calcext:value-type="float">
            <text:p>3.91435511716779E-11</text:p>
          </table:table-cell>
          <table:table-cell table:formula="of:=LOG10(ABS([.U191]))" office:value-type="float" office:value="-10.4073397769329" calcext:value-type="float">
            <text:p>-10.4073397769329</text:p>
          </table:table-cell>
          <table:table-cell table:number-columns-repeated="3"/>
          <table:table-cell table:formula="of:=([.T68]-[.Z150])/[.Z150]" office:value-type="float" office:value="-0.0000000000322925000467252" calcext:value-type="float">
            <text:p>-3.22925000467252E-11</text:p>
          </table:table-cell>
          <table:table-cell table:formula="of:=LOG10(ABS([.Z191]))" office:value-type="float" office:value="-10.490898331122" calcext:value-type="float">
            <text:p>-10.490898331122</text:p>
          </table:table-cell>
          <table:table-cell table:number-columns-repeated="997"/>
        </table:table-row>
        <table:table-row table:style-name="ro1">
          <table:table-cell/>
          <table:table-cell table:formula="of:=[.B151]" office:value-type="float" office:value="12.5" calcext:value-type="float">
            <text:p>12.5</text:p>
          </table:table-cell>
          <table:table-cell table:number-columns-repeated="3"/>
          <table:table-cell table:formula="of:=([.L69]-[.F151])/[.F151]" office:value-type="float" office:value="-0.000000000000195536880027096" calcext:value-type="float">
            <text:p>-1.95536880027096E-13</text:p>
          </table:table-cell>
          <table:table-cell table:formula="of:=LOG10(ABS([.F192]))" office:value-type="float" office:value="-12.7087713186686" calcext:value-type="float">
            <text:p>-12.7087713186686</text:p>
          </table:table-cell>
          <table:table-cell table:number-columns-repeated="3"/>
          <table:table-cell table:formula="of:=([.N69]-[.K151])/[.K151]" office:value-type="float" office:value="-0.000000000000966851423153395" calcext:value-type="float">
            <text:p>-9.66851423153395E-13</text:p>
          </table:table-cell>
          <table:table-cell table:formula="of:=LOG10(ABS([.K192]))" office:value-type="float" office:value="-12.0146402591768" calcext:value-type="float">
            <text:p>-12.0146402591768</text:p>
          </table:table-cell>
          <table:table-cell table:number-columns-repeated="3"/>
          <table:table-cell table:formula="of:=([.P69]-[.P151])/[.P151]" office:value-type="float" office:value="0.0000000000018383685920454" calcext:value-type="float">
            <text:p>1.8383685920454E-12</text:p>
          </table:table-cell>
          <table:table-cell table:formula="of:=LOG10(ABS([.P192]))" office:value-type="float" office:value="-11.7355674083783" calcext:value-type="float">
            <text:p>-11.7355674083783</text:p>
          </table:table-cell>
          <table:table-cell table:number-columns-repeated="3"/>
          <table:table-cell table:formula="of:=([.R69]-[.U151])/[.U151]" office:value-type="float" office:value="-0.0000000000295638291278809" calcext:value-type="float">
            <text:p>-2.95638291278809E-11</text:p>
          </table:table-cell>
          <table:table-cell table:formula="of:=LOG10(ABS([.U192]))" office:value-type="float" office:value="-10.5292393165083" calcext:value-type="float">
            <text:p>-10.5292393165083</text:p>
          </table:table-cell>
          <table:table-cell table:number-columns-repeated="3"/>
          <table:table-cell table:formula="of:=([.T69]-[.Z151])/[.Z151]" office:value-type="float" office:value="0.0000000000321852113495769" calcext:value-type="float">
            <text:p>3.21852113495769E-11</text:p>
          </table:table-cell>
          <table:table-cell table:formula="of:=LOG10(ABS([.Z192]))" office:value-type="float" office:value="-10.4923436346582" calcext:value-type="float">
            <text:p>-10.4923436346582</text:p>
          </table:table-cell>
          <table:table-cell table:number-columns-repeated="997"/>
        </table:table-row>
        <table:table-row table:style-name="ro1">
          <table:table-cell/>
          <table:table-cell table:formula="of:=[.B152]" office:value-type="float" office:value="12.75" calcext:value-type="float">
            <text:p>12.75</text:p>
          </table:table-cell>
          <table:table-cell table:number-columns-repeated="3"/>
          <table:table-cell table:formula="of:=([.L70]-[.F152])/[.F152]" office:value-type="float" office:value="-0.000000000000166641996124251" calcext:value-type="float">
            <text:p>-1.66641996124251E-13</text:p>
          </table:table-cell>
          <table:table-cell table:formula="of:=LOG10(ABS([.F193]))" office:value-type="float" office:value="-12.7782155408246" calcext:value-type="float">
            <text:p>-12.7782155408246</text:p>
          </table:table-cell>
          <table:table-cell table:number-columns-repeated="3"/>
          <table:table-cell table:formula="of:=([.N70]-[.K152])/[.K152]" office:value-type="float" office:value="-0.00000000000155177913856442" calcext:value-type="float">
            <text:p>-1.55177913856442E-12</text:p>
          </table:table-cell>
          <table:table-cell table:formula="of:=LOG10(ABS([.K193]))" office:value-type="float" office:value="-11.8091700908925" calcext:value-type="float">
            <text:p>-11.8091700908925</text:p>
          </table:table-cell>
          <table:table-cell table:number-columns-repeated="3"/>
          <table:table-cell table:formula="of:=([.P70]-[.P152])/[.P152]" office:value-type="float" office:value="0.00000000000145775712823357" calcext:value-type="float">
            <text:p>1.45775712823357E-12</text:p>
          </table:table-cell>
          <table:table-cell table:formula="of:=LOG10(ABS([.P193]))" office:value-type="float" office:value="-11.8363148262609" calcext:value-type="float">
            <text:p>-11.8363148262609</text:p>
          </table:table-cell>
          <table:table-cell table:number-columns-repeated="3"/>
          <table:table-cell table:formula="of:=([.R70]-[.U152])/[.U152]" office:value-type="float" office:value="-0.000000000055966895909545" calcext:value-type="float">
            <text:p>-5.5966895909545E-11</text:p>
          </table:table-cell>
          <table:table-cell table:formula="of:=LOG10(ABS([.U193]))" office:value-type="float" office:value="-10.2520687796886" calcext:value-type="float">
            <text:p>-10.2520687796886</text:p>
          </table:table-cell>
          <table:table-cell table:number-columns-repeated="3"/>
          <table:table-cell table:formula="of:=([.T70]-[.Z152])/[.Z152]" office:value-type="float" office:value="0.0000000000860663574281165" calcext:value-type="float">
            <text:p>8.60663574281165E-11</text:p>
          </table:table-cell>
          <table:table-cell table:formula="of:=LOG10(ABS([.Z193]))" office:value-type="float" office:value="-10.0651665772173" calcext:value-type="float">
            <text:p>-10.0651665772173</text:p>
          </table:table-cell>
          <table:table-cell table:number-columns-repeated="997"/>
        </table:table-row>
        <table:table-row table:style-name="ro1">
          <table:table-cell/>
          <table:table-cell table:formula="of:=[.B153]" office:value-type="float" office:value="13" calcext:value-type="float">
            <text:p>13</text:p>
          </table:table-cell>
          <table:table-cell table:number-columns-repeated="3"/>
          <table:table-cell table:formula="of:=([.L71]-[.F153])/[.F153]" office:value-type="float" office:value="-0.00000000000023822009707862" calcext:value-type="float">
            <text:p>-2.3822009707862E-13</text:p>
          </table:table-cell>
          <table:table-cell table:formula="of:=LOG10(ABS([.F194]))" office:value-type="float" office:value="-12.6230216027098" calcext:value-type="float">
            <text:p>-12.6230216027098</text:p>
          </table:table-cell>
          <table:table-cell table:number-columns-repeated="3"/>
          <table:table-cell table:formula="of:=([.N71]-[.K153])/[.K153]" office:value-type="float" office:value="-0.00000000000161904340244246" calcext:value-type="float">
            <text:p>-1.61904340244246E-12</text:p>
          </table:table-cell>
          <table:table-cell table:formula="of:=LOG10(ABS([.K194]))" office:value-type="float" office:value="-11.7907415087583" calcext:value-type="float">
            <text:p>-11.7907415087583</text:p>
          </table:table-cell>
          <table:table-cell table:number-columns-repeated="3"/>
          <table:table-cell table:formula="of:=([.P71]-[.P153])/[.P153]" office:value-type="float" office:value="-0.000000000000577404328948697" calcext:value-type="float">
            <text:p>-5.77404328948697E-13</text:p>
          </table:table-cell>
          <table:table-cell table:formula="of:=LOG10(ABS([.P194]))" office:value-type="float" office:value="-12.2385199644257" calcext:value-type="float">
            <text:p>-12.2385199644257</text:p>
          </table:table-cell>
          <table:table-cell table:number-columns-repeated="3"/>
          <table:table-cell table:formula="of:=([.R71]-[.U153])/[.U153]" office:value-type="float" office:value="-0.00000000000818882978318085" calcext:value-type="float">
            <text:p>-8.18882978318085E-12</text:p>
          </table:table-cell>
          <table:table-cell table:formula="of:=LOG10(ABS([.U194]))" office:value-type="float" office:value="-11.0867781562394" calcext:value-type="float">
            <text:p>-11.0867781562394</text:p>
          </table:table-cell>
          <table:table-cell table:number-columns-repeated="3"/>
          <table:table-cell table:formula="of:=([.T71]-[.Z153])/[.Z153]" office:value-type="float" office:value="0.0000000000196077602826011" calcext:value-type="float">
            <text:p>1.96077602826011E-11</text:p>
          </table:table-cell>
          <table:table-cell table:formula="of:=LOG10(ABS([.Z194]))" office:value-type="float" office:value="-10.7075720112511" calcext:value-type="float">
            <text:p>-10.7075720112511</text:p>
          </table:table-cell>
          <table:table-cell table:number-columns-repeated="997"/>
        </table:table-row>
        <table:table-row table:style-name="ro1">
          <table:table-cell/>
          <table:table-cell table:formula="of:=[.B154]" office:value-type="float" office:value="13.25" calcext:value-type="float">
            <text:p>13.25</text:p>
          </table:table-cell>
          <table:table-cell table:number-columns-repeated="3"/>
          <table:table-cell table:formula="of:=([.L72]-[.F154])/[.F154]" office:value-type="float" office:value="-0.000000000000383142950103305" calcext:value-type="float">
            <text:p>-3.83142950103305E-13</text:p>
          </table:table-cell>
          <table:table-cell table:formula="of:=LOG10(ABS([.F195]))" office:value-type="float" office:value="-12.4166391611275" calcext:value-type="float">
            <text:p>-12.4166391611275</text:p>
          </table:table-cell>
          <table:table-cell table:number-columns-repeated="3"/>
          <table:table-cell table:formula="of:=([.N72]-[.K154])/[.K154]" office:value-type="float" office:value="-0.000000000000901504353485165" calcext:value-type="float">
            <text:p>-9.01504353485165E-13</text:p>
          </table:table-cell>
          <table:table-cell table:formula="of:=LOG10(ABS([.K195]))" office:value-type="float" office:value="-12.0450321716703" calcext:value-type="float">
            <text:p>-12.0450321716703</text:p>
          </table:table-cell>
          <table:table-cell table:number-columns-repeated="3"/>
          <table:table-cell table:formula="of:=([.P72]-[.P154])/[.P154]" office:value-type="float" office:value="0.0000000000000856527809104593" calcext:value-type="float">
            <text:p>8.56527809104593E-14</text:p>
          </table:table-cell>
          <table:table-cell table:formula="of:=LOG10(ABS([.P195]))" office:value-type="float" office:value="-13.067258532121" calcext:value-type="float">
            <text:p>-13.067258532121</text:p>
          </table:table-cell>
          <table:table-cell table:number-columns-repeated="3"/>
          <table:table-cell table:formula="of:=([.R72]-[.U154])/[.U154]" office:value-type="float" office:value="0.0000000000340054055737279" calcext:value-type="float">
            <text:p>3.40054055737279E-11</text:p>
          </table:table-cell>
          <table:table-cell table:formula="of:=LOG10(ABS([.U195]))" office:value-type="float" office:value="-10.4684520410683" calcext:value-type="float">
            <text:p>-10.4684520410683</text:p>
          </table:table-cell>
          <table:table-cell table:number-columns-repeated="3"/>
          <table:table-cell table:formula="of:=([.T72]-[.Z154])/[.Z154]" office:value-type="float" office:value="-0.00000000021879116514689" calcext:value-type="float">
            <text:p>-2.1879116514689E-10</text:p>
          </table:table-cell>
          <table:table-cell table:formula="of:=LOG10(ABS([.Z195]))" office:value-type="float" office:value="-9.65997021892646" calcext:value-type="float">
            <text:p>-9.65997021892646</text:p>
          </table:table-cell>
          <table:table-cell table:number-columns-repeated="997"/>
        </table:table-row>
        <table:table-row table:style-name="ro1">
          <table:table-cell/>
          <table:table-cell table:formula="of:=[.B155]" office:value-type="float" office:value="13.5" calcext:value-type="float">
            <text:p>13.5</text:p>
          </table:table-cell>
          <table:table-cell table:number-columns-repeated="3"/>
          <table:table-cell table:formula="of:=([.L73]-[.F155])/[.F155]" office:value-type="float" office:value="-0.00000000000011132677548623" calcext:value-type="float">
            <text:p>-1.1132677548623E-13</text:p>
          </table:table-cell>
          <table:table-cell table:formula="of:=LOG10(ABS([.F196]))" office:value-type="float" office:value="-12.9534003698305" calcext:value-type="float">
            <text:p>-12.9534003698305</text:p>
          </table:table-cell>
          <table:table-cell table:number-columns-repeated="3"/>
          <table:table-cell table:formula="of:=([.N73]-[.K155])/[.K155]" office:value-type="float" office:value="-0.000000000000869502512234643" calcext:value-type="float">
            <text:p>-8.69502512234643E-13</text:p>
          </table:table-cell>
          <table:table-cell table:formula="of:=LOG10(ABS([.K196]))" office:value-type="float" office:value="-12.0607291588619" calcext:value-type="float">
            <text:p>-12.0607291588619</text:p>
          </table:table-cell>
          <table:table-cell table:number-columns-repeated="3"/>
          <table:table-cell table:formula="of:=([.P73]-[.P155])/[.P155]" office:value-type="float" office:value="0.000000000000768668474704204" calcext:value-type="float">
            <text:p>7.68668474704204E-13</text:p>
          </table:table-cell>
          <table:table-cell table:formula="of:=LOG10(ABS([.P196]))" office:value-type="float" office:value="-12.1142609302261" calcext:value-type="float">
            <text:p>-12.1142609302261</text:p>
          </table:table-cell>
          <table:table-cell table:number-columns-repeated="3"/>
          <table:table-cell table:formula="of:=([.R73]-[.U155])/[.U155]" office:value-type="float" office:value="-0.00000000000974503881436795" calcext:value-type="float">
            <text:p>-9.74503881436795E-12</text:p>
          </table:table-cell>
          <table:table-cell table:formula="of:=LOG10(ABS([.U196]))" office:value-type="float" office:value="-11.0112164267534" calcext:value-type="float">
            <text:p>-11.0112164267534</text:p>
          </table:table-cell>
          <table:table-cell table:number-columns-repeated="3"/>
          <table:table-cell table:formula="of:=([.T73]-[.Z155])/[.Z155]" office:value-type="float" office:value="0.00000000029156237202057" calcext:value-type="float">
            <text:p>2.9156237202057E-10</text:p>
          </table:table-cell>
          <table:table-cell table:formula="of:=LOG10(ABS([.Z196]))" office:value-type="float" office:value="-9.53526852520414" calcext:value-type="float">
            <text:p>-9.53526852520414</text:p>
          </table:table-cell>
          <table:table-cell table:number-columns-repeated="997"/>
        </table:table-row>
        <table:table-row table:style-name="ro1">
          <table:table-cell/>
          <table:table-cell table:formula="of:=[.B156]" office:value-type="float" office:value="13.75" calcext:value-type="float">
            <text:p>13.75</text:p>
          </table:table-cell>
          <table:table-cell table:number-columns-repeated="3"/>
          <table:table-cell table:formula="of:=([.L74]-[.F156])/[.F156]" office:value-type="float" office:value="0" calcext:value-type="float">
            <text:p>0</text:p>
          </table:table-cell>
          <table:table-cell table:formula="of:=LOG10(ABS([.F197]))" office:value-type="string" office:string-value="" calcext:value-type="error">
            <text:p>Err:502</text:p>
          </table:table-cell>
          <table:table-cell table:number-columns-repeated="3"/>
          <table:table-cell table:formula="of:=([.N74]-[.K156])/[.K156]" office:value-type="float" office:value="-0.000000000000203314356235181" calcext:value-type="float">
            <text:p>-2.03314356235181E-13</text:p>
          </table:table-cell>
          <table:table-cell table:formula="of:=LOG10(ABS([.K197]))" office:value-type="float" office:value="-12.6918319543005" calcext:value-type="float">
            <text:p>-12.6918319543005</text:p>
          </table:table-cell>
          <table:table-cell table:number-columns-repeated="3"/>
          <table:table-cell table:formula="of:=([.P74]-[.P156])/[.P156]" office:value-type="float" office:value="0.000000000000236932293322013" calcext:value-type="float">
            <text:p>2.36932293322013E-13</text:p>
          </table:table-cell>
          <table:table-cell table:formula="of:=LOG10(ABS([.P197]))" office:value-type="float" office:value="-12.6253757419124" calcext:value-type="float">
            <text:p>-12.6253757419124</text:p>
          </table:table-cell>
          <table:table-cell table:number-columns-repeated="3"/>
          <table:table-cell table:formula="of:=([.R74]-[.U156])/[.U156]" office:value-type="float" office:value="-0.00000000000153328942844228" calcext:value-type="float">
            <text:p>-1.53328942844228E-12</text:p>
          </table:table-cell>
          <table:table-cell table:formula="of:=LOG10(ABS([.U197]))" office:value-type="float" office:value="-11.8143758586413" calcext:value-type="float">
            <text:p>-11.8143758586413</text:p>
          </table:table-cell>
          <table:table-cell table:number-columns-repeated="3"/>
          <table:table-cell table:formula="of:=([.T74]-[.Z156])/[.Z156]" office:value-type="float" office:value="0.00000000016653149030842" calcext:value-type="float">
            <text:p>1.6653149030842E-10</text:p>
          </table:table-cell>
          <table:table-cell table:formula="of:=LOG10(ABS([.Z197]))" office:value-type="float" office:value="-9.77850363138253" calcext:value-type="float">
            <text:p>-9.77850363138253</text:p>
          </table:table-cell>
          <table:table-cell table:number-columns-repeated="997"/>
        </table:table-row>
        <table:table-row table:style-name="ro1">
          <table:table-cell/>
          <table:table-cell table:formula="of:=[.B157]" office:value-type="float" office:value="14" calcext:value-type="float">
            <text:p>14</text:p>
          </table:table-cell>
          <table:table-cell table:number-columns-repeated="3"/>
          <table:table-cell table:formula="of:=([.L75]-[.F157])/[.F157]" office:value-type="float" office:value="-0.000000000000306380257522455" calcext:value-type="float">
            <text:p>-3.06380257522455E-13</text:p>
          </table:table-cell>
          <table:table-cell table:formula="of:=LOG10(ABS([.F198]))" office:value-type="float" office:value="-12.5137392231298" calcext:value-type="float">
            <text:p>-12.5137392231298</text:p>
          </table:table-cell>
          <table:table-cell table:number-columns-repeated="3"/>
          <table:table-cell table:formula="of:=([.N75]-[.K157])/[.K157]" office:value-type="float" office:value="-0.000000000000495311323323927" calcext:value-type="float">
            <text:p>-4.95311323323927E-13</text:p>
          </table:table-cell>
          <table:table-cell table:formula="of:=LOG10(ABS([.K198]))" office:value-type="float" office:value="-12.3051217434876" calcext:value-type="float">
            <text:p>-12.3051217434876</text:p>
          </table:table-cell>
          <table:table-cell table:number-columns-repeated="3"/>
          <table:table-cell table:formula="of:=([.P75]-[.P157])/[.P157]" office:value-type="float" office:value="0.0000000000000780306499250767" calcext:value-type="float">
            <text:p>7.80306499250767E-14</text:p>
          </table:table-cell>
          <table:table-cell table:formula="of:=LOG10(ABS([.P198]))" office:value-type="float" office:value="-13.1077347757873" calcext:value-type="float">
            <text:p>-13.1077347757873</text:p>
          </table:table-cell>
          <table:table-cell table:number-columns-repeated="3"/>
          <table:table-cell table:formula="of:=([.R75]-[.U157])/[.U157]" office:value-type="float" office:value="-0.0000000000108276952940003" calcext:value-type="float">
            <text:p>-1.08276952940003E-11</text:p>
          </table:table-cell>
          <table:table-cell table:formula="of:=LOG10(ABS([.U198]))" office:value-type="float" office:value="-10.9654639743641" calcext:value-type="float">
            <text:p>-10.9654639743641</text:p>
          </table:table-cell>
          <table:table-cell table:number-columns-repeated="3"/>
          <table:table-cell table:formula="of:=([.T75]-[.Z157])/[.Z157]" office:value-type="float" office:value="-0.0000000000202034207058972" calcext:value-type="float">
            <text:p>-2.02034207058972E-11</text:p>
          </table:table-cell>
          <table:table-cell table:formula="of:=LOG10(ABS([.Z198]))" office:value-type="float" office:value="-10.6945750925374" calcext:value-type="float">
            <text:p>-10.6945750925374</text:p>
          </table:table-cell>
          <table:table-cell table:number-columns-repeated="997"/>
        </table:table-row>
        <table:table-row table:style-name="ro1">
          <table:table-cell/>
          <table:table-cell table:formula="of:=[.B158]" office:value-type="float" office:value="14.25" calcext:value-type="float">
            <text:p>14.25</text:p>
          </table:table-cell>
          <table:table-cell table:number-columns-repeated="3"/>
          <table:table-cell table:formula="of:=([.L76]-[.F158])/[.F158]" office:value-type="float" office:value="-0.0000000000000727927012937198" calcext:value-type="float">
            <text:p>-7.27927012937198E-14</text:p>
          </table:table-cell>
          <table:table-cell table:formula="of:=LOG10(ABS([.F199]))" office:value-type="float" office:value="-13.1379121639118" calcext:value-type="float">
            <text:p>-13.1379121639118</text:p>
          </table:table-cell>
          <table:table-cell table:number-columns-repeated="3"/>
          <table:table-cell table:formula="of:=([.N76]-[.K158])/[.K158]" office:value-type="float" office:value="-0.000000000000101820102600794" calcext:value-type="float">
            <text:p>-1.01820102600794E-13</text:p>
          </table:table-cell>
          <table:table-cell table:formula="of:=LOG10(ABS([.K199]))" office:value-type="float" office:value="-12.9921664696741" calcext:value-type="float">
            <text:p>-12.9921664696741</text:p>
          </table:table-cell>
          <table:table-cell table:number-columns-repeated="3"/>
          <table:table-cell table:formula="of:=([.P76]-[.P158])/[.P158]" office:value-type="float" office:value="0.000000000000271270577798636" calcext:value-type="float">
            <text:p>2.71270577798636E-13</text:p>
          </table:table-cell>
          <table:table-cell table:formula="of:=LOG10(ABS([.P199]))" office:value-type="float" office:value="-12.566597307575" calcext:value-type="float">
            <text:p>-12.566597307575</text:p>
          </table:table-cell>
          <table:table-cell table:number-columns-repeated="3"/>
          <table:table-cell table:formula="of:=([.R76]-[.U158])/[.U158]" office:value-type="float" office:value="0.0000000000285982802898389" calcext:value-type="float">
            <text:p>2.85982802898389E-11</text:p>
          </table:table-cell>
          <table:table-cell table:formula="of:=LOG10(ABS([.U199]))" office:value-type="float" office:value="-10.5436600816643" calcext:value-type="float">
            <text:p>-10.5436600816643</text:p>
          </table:table-cell>
          <table:table-cell table:number-columns-repeated="3"/>
          <table:table-cell table:formula="of:=([.T76]-[.Z158])/[.Z158]" office:value-type="float" office:value="0.0000000000225200657287249" calcext:value-type="float">
            <text:p>2.25200657287249E-11</text:p>
          </table:table-cell>
          <table:table-cell table:formula="of:=LOG10(ABS([.Z199]))" office:value-type="float" office:value="-10.6474303462549" calcext:value-type="float">
            <text:p>-10.6474303462549</text:p>
          </table:table-cell>
          <table:table-cell table:number-columns-repeated="997"/>
        </table:table-row>
        <table:table-row table:style-name="ro1">
          <table:table-cell/>
          <table:table-cell table:formula="of:=[.B159]" office:value-type="float" office:value="14.5" calcext:value-type="float">
            <text:p>14.5</text:p>
          </table:table-cell>
          <table:table-cell table:number-columns-repeated="3"/>
          <table:table-cell table:formula="of:=([.L77]-[.F159])/[.F159]" office:value-type="float" office:value="-0.000000000000195058110922361" calcext:value-type="float">
            <text:p>-1.95058110922361E-13</text:p>
          </table:table-cell>
          <table:table-cell table:formula="of:=LOG10(ABS([.F200]))" office:value-type="float" office:value="-12.709835986108" calcext:value-type="float">
            <text:p>-12.709835986108</text:p>
          </table:table-cell>
          <table:table-cell table:number-columns-repeated="3"/>
          <table:table-cell table:formula="of:=([.N77]-[.K159])/[.K159]" office:value-type="float" office:value="-0.000000000000223752158777125" calcext:value-type="float">
            <text:p>-2.23752158777125E-13</text:p>
          </table:table-cell>
          <table:table-cell table:formula="of:=LOG10(ABS([.K200]))" office:value-type="float" office:value="-12.650232765887" calcext:value-type="float">
            <text:p>-12.650232765887</text:p>
          </table:table-cell>
          <table:table-cell table:number-columns-repeated="3"/>
          <table:table-cell table:formula="of:=([.P77]-[.P159])/[.P159]" office:value-type="float" office:value="-0.000000000000219590699940208" calcext:value-type="float">
            <text:p>-2.19590699940208E-13</text:p>
          </table:table-cell>
          <table:table-cell table:formula="of:=LOG10(ABS([.P200]))" office:value-type="float" office:value="-12.6583860569823" calcext:value-type="float">
            <text:p>-12.6583860569823</text:p>
          </table:table-cell>
          <table:table-cell table:number-columns-repeated="3"/>
          <table:table-cell table:formula="of:=([.R77]-[.U159])/[.U159]" office:value-type="float" office:value="-0.00000000000313147194389176" calcext:value-type="float">
            <text:p>-3.13147194389176E-12</text:p>
          </table:table-cell>
          <table:table-cell table:formula="of:=LOG10(ABS([.U200]))" office:value-type="float" office:value="-11.504251474963" calcext:value-type="float">
            <text:p>-11.504251474963</text:p>
          </table:table-cell>
          <table:table-cell table:number-columns-repeated="3"/>
          <table:table-cell table:formula="of:=([.T77]-[.Z159])/[.Z159]" office:value-type="float" office:value="-0.00000000000819380677544477" calcext:value-type="float">
            <text:p>-8.19380677544477E-12</text:p>
          </table:table-cell>
          <table:table-cell table:formula="of:=LOG10(ABS([.Z200]))" office:value-type="float" office:value="-11.0865142816994" calcext:value-type="float">
            <text:p>-11.0865142816994</text:p>
          </table:table-cell>
          <table:table-cell table:number-columns-repeated="997"/>
        </table:table-row>
        <table:table-row table:style-name="ro1">
          <table:table-cell/>
          <table:table-cell table:formula="of:=[.B160]" office:value-type="float" office:value="14.75" calcext:value-type="float">
            <text:p>14.75</text:p>
          </table:table-cell>
          <table:table-cell table:number-columns-repeated="3"/>
          <table:table-cell table:formula="of:=([.L78]-[.F160])/[.F160]" office:value-type="float" office:value="-0.000000000000108237601967281" calcext:value-type="float">
            <text:p>-1.08237601967281E-13</text:p>
          </table:table-cell>
          <table:table-cell table:formula="of:=LOG10(ABS([.F201]))" office:value-type="float" office:value="-12.965621838213" calcext:value-type="float">
            <text:p>-12.965621838213</text:p>
          </table:table-cell>
          <table:table-cell table:number-columns-repeated="3"/>
          <table:table-cell table:formula="of:=([.N78]-[.K160])/[.K160]" office:value-type="float" office:value="-0.000000000000406925151087891" calcext:value-type="float">
            <text:p>-4.06925151087891E-13</text:p>
          </table:table-cell>
          <table:table-cell table:formula="of:=LOG10(ABS([.K201]))" office:value-type="float" office:value="-12.3904854665952" calcext:value-type="float">
            <text:p>-12.3904854665952</text:p>
          </table:table-cell>
          <table:table-cell table:number-columns-repeated="3"/>
          <table:table-cell table:formula="of:=([.P78]-[.P160])/[.P160]" office:value-type="float" office:value="-0.000000000000246541021211908" calcext:value-type="float">
            <text:p>-2.46541021211908E-13</text:p>
          </table:table-cell>
          <table:table-cell table:formula="of:=LOG10(ABS([.P201]))" office:value-type="float" office:value="-12.6081108094343" calcext:value-type="float">
            <text:p>-12.6081108094343</text:p>
          </table:table-cell>
          <table:table-cell table:number-columns-repeated="3"/>
          <table:table-cell table:formula="of:=([.R78]-[.U160])/[.U160]" office:value-type="float" office:value="0.00000000000193633148222431" calcext:value-type="float">
            <text:p>1.93633148222431E-12</text:p>
          </table:table-cell>
          <table:table-cell table:formula="of:=LOG10(ABS([.U201]))" office:value-type="float" office:value="-11.7130202934234" calcext:value-type="float">
            <text:p>-11.7130202934234</text:p>
          </table:table-cell>
          <table:table-cell table:number-columns-repeated="3"/>
          <table:table-cell table:formula="of:=([.T78]-[.Z160])/[.Z160]" office:value-type="float" office:value="0.0000000000019569292974034" calcext:value-type="float">
            <text:p>1.9569292974034E-12</text:p>
          </table:table-cell>
          <table:table-cell table:formula="of:=LOG10(ABS([.Z201]))" office:value-type="float" office:value="-11.7084248648388" calcext:value-type="float">
            <text:p>-11.7084248648388</text:p>
          </table:table-cell>
          <table:table-cell table:number-columns-repeated="997"/>
        </table:table-row>
        <table:table-row table:style-name="ro1">
          <table:table-cell/>
          <table:table-cell table:formula="of:=[.B161]" office:value-type="float" office:value="15" calcext:value-type="float">
            <text:p>15</text:p>
          </table:table-cell>
          <table:table-cell table:number-columns-repeated="3"/>
          <table:table-cell table:formula="of:=([.L79]-[.F161])/[.F161]" office:value-type="float" office:value="-0.0000000000000317229629674475" calcext:value-type="float">
            <text:p>-3.17229629674475E-14</text:p>
          </table:table-cell>
          <table:table-cell table:formula="of:=LOG10(ABS([.F202]))" office:value-type="float" office:value="-13.4986262557707" calcext:value-type="float">
            <text:p>-13.4986262557707</text:p>
          </table:table-cell>
          <table:table-cell table:number-columns-repeated="3"/>
          <table:table-cell table:formula="of:=([.N79]-[.K161])/[.K161]" office:value-type="float" office:value="-0.000000000000148149976537173" calcext:value-type="float">
            <text:p>-1.48149976537173E-13</text:p>
          </table:table-cell>
          <table:table-cell table:formula="of:=LOG10(ABS([.K202]))" office:value-type="float" office:value="-12.8292984129641" calcext:value-type="float">
            <text:p>-12.8292984129641</text:p>
          </table:table-cell>
          <table:table-cell table:number-columns-repeated="3"/>
          <table:table-cell table:formula="of:=([.P79]-[.P161])/[.P161]" office:value-type="float" office:value="-0.0000000000000462994100289292" calcext:value-type="float">
            <text:p>-4.62994100289292E-14</text:p>
          </table:table-cell>
          <table:table-cell table:formula="of:=LOG10(ABS([.P202]))" office:value-type="float" office:value="-13.3344245429521" calcext:value-type="float">
            <text:p>-13.3344245429521</text:p>
          </table:table-cell>
          <table:table-cell table:number-columns-repeated="3"/>
          <table:table-cell table:formula="of:=([.R79]-[.U161])/[.U161]" office:value-type="float" office:value="0.00000000000271144788370176" calcext:value-type="float">
            <text:p>2.71144788370176E-12</text:p>
          </table:table-cell>
          <table:table-cell table:formula="of:=LOG10(ABS([.U202]))" office:value-type="float" office:value="-11.5667987386518" calcext:value-type="float">
            <text:p>-11.5667987386518</text:p>
          </table:table-cell>
          <table:table-cell table:number-columns-repeated="3"/>
          <table:table-cell table:formula="of:=([.T79]-[.Z161])/[.Z161]" office:value-type="float" office:value="0.00000000000352547886610213" calcext:value-type="float">
            <text:p>3.52547886610213E-12</text:p>
          </table:table-cell>
          <table:table-cell table:formula="of:=LOG10(ABS([.Z202]))" office:value-type="float" office:value="-11.4527818844085" calcext:value-type="float">
            <text:p>-11.4527818844085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0:40:48.341977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05T10:54:05.391680446</dc:date>
    <meta:generator>LibreOffice/6.4.7.2$Linux_X86_64 LibreOffice_project/40$Build-2</meta:generator>
    <meta:editing-duration>PT13H49M44S</meta:editing-duration>
    <meta:editing-cycles>38</meta:editing-cycles>
    <meta:document-statistic meta:table-count="1" meta:cell-count="28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loext:try-staggering-first="true" chart:link-data-style-to-source="true" chart:axis-position="-1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maximum="1.5" chart:origin="-10" chart:interval-major="0.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9.526cm" xlink:href=".." xlink:type="simple" chart:class="chart:scatter" chart:style-name="ch1">
        <chart:legend chart:legend-position="end" svg:x="12.995cm" svg:y="3.335cm" style:legend-expansion="high" chart:style-name="ch2"/>
        <chart:plot-area chart:style-name="ch3" table:cell-range-address="Sheet1.B125:Sheet1.B161 Sheet1.F124:Sheet1.F161 Sheet1.K124:Sheet1.K161 Sheet1.P124:Sheet1.P161 Sheet1.U124:Sheet1.U161 Sheet1.Z124:Sheet1.Z161" chart:data-source-has-labels="row" svg:x="1.534cm" svg:y="0.19cm" svg:width="11.157cm" svg:height="7.946cm">
          <chartooo:coordinate-region svg:x="2.349cm" svg:y="0.416cm" svg:width="10.103cm" svg:height="7.17cm"/>
          <chart:axis chart:dimension="x" chart:name="primary-x" chart:style-name="ch4">
            <chart:title svg:x="5.402cm" svg:y="8.327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138cm" chart:style-name="ch8">
              <text:p>alpha/ko or beta/ko</text:p>
            </chart:title>
            <chart:grid chart:style-name="ch6" chart:class="major"/>
          </chart:axis>
          <chart:series chart:style-name="ch9" chart:values-cell-range-address="Sheet1.F125:Sheet1.F161" chart:label-cell-address="Sheet1.F124:Sheet1.F124" chart:class="chart:scatter">
            <chart:domain table:cell-range-address="Sheet1.B125:Sheet1.B161"/>
            <chart:data-point chart:repeated="37"/>
          </chart:series>
          <chart:series chart:style-name="ch10" chart:values-cell-range-address="Sheet1.K125:Sheet1.K161" chart:label-cell-address="Sheet1.K124:Sheet1.K124" chart:class="chart:scatter">
            <chart:data-point chart:repeated="37"/>
          </chart:series>
          <chart:series chart:style-name="ch11" chart:values-cell-range-address="Sheet1.P125:Sheet1.P161" chart:label-cell-address="Sheet1.P124:Sheet1.P124" chart:class="chart:scatter">
            <chart:data-point chart:repeated="37"/>
          </chart:series>
          <chart:series chart:style-name="ch12" chart:values-cell-range-address="Sheet1.U125:Sheet1.U161" chart:label-cell-address="Sheet1.U124:Sheet1.U124" chart:class="chart:scatter">
            <chart:data-point chart:repeated="37"/>
          </chart:series>
          <chart:series chart:style-name="ch13" chart:values-cell-range-address="Sheet1.Z125:Sheet1.Z161" chart:label-cell-address="Sheet1.Z124:Sheet1.Z124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F124:Sheet1.F124</svg:desc>
                </draw:g>
              </table:table-cell>
              <table:table-cell office:value-type="string">
                <text:p>Mode 2</text:p>
                <draw:g>
                  <svg:desc>Sheet1.K124:Sheet1.K124</svg:desc>
                </draw:g>
              </table:table-cell>
              <table:table-cell office:value-type="string">
                <text:p>Mode 3</text:p>
                <draw:g>
                  <svg:desc>Sheet1.P124:Sheet1.P124</svg:desc>
                </draw:g>
              </table:table-cell>
              <table:table-cell office:value-type="string">
                <text:p>Mode 4</text:p>
                <draw:g>
                  <svg:desc>Sheet1.U124:Sheet1.U124</svg:desc>
                </draw:g>
              </table:table-cell>
              <table:table-cell office:value-type="string">
                <text:p>Mode 5</text:p>
                <draw:g>
                  <svg:desc>Sheet1.Z124:Sheet1.Z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25:Sheet1.B161</svg:desc>
                </draw:g>
              </table:table-cell>
              <table:table-cell office:value-type="float" office:value="-0.300448126551909">
                <text:p>-0.300448126551909</text:p>
                <draw:g>
                  <svg:desc>Sheet1.F125:Sheet1.F161</svg:desc>
                </draw:g>
              </table:table-cell>
              <table:table-cell office:value-type="float" office:value="-2.18432727233816">
                <text:p>-2.18432727233816</text:p>
                <draw:g>
                  <svg:desc>Sheet1.K125:Sheet1.K161</svg:desc>
                </draw:g>
              </table:table-cell>
              <table:table-cell office:value-type="float" office:value="-2.44199388520259">
                <text:p>-2.44199388520259</text:p>
                <draw:g>
                  <svg:desc>Sheet1.P125:Sheet1.P161</svg:desc>
                </draw:g>
              </table:table-cell>
              <table:table-cell office:value-type="float" office:value="-2.69847997060256">
                <text:p>-2.69847997060256</text:p>
                <draw:g>
                  <svg:desc>Sheet1.U125:Sheet1.U161</svg:desc>
                </draw:g>
              </table:table-cell>
              <table:table-cell office:value-type="float" office:value="-2.74293145873973">
                <text:p>-2.74293145873973</text:p>
                <draw:g>
                  <svg:desc>Sheet1.Z125:Sheet1.Z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0.19136290719556">
                <text:p>0.19136290719556</text:p>
              </table:table-cell>
              <table:table-cell office:value-type="float" office:value="-2.06818884430226">
                <text:p>-2.06818884430226</text:p>
              </table:table-cell>
              <table:table-cell office:value-type="float" office:value="-2.314688930189">
                <text:p>-2.314688930189</text:p>
              </table:table-cell>
              <table:table-cell office:value-type="float" office:value="-2.56116916531645">
                <text:p>-2.56116916531645</text:p>
              </table:table-cell>
              <table:table-cell office:value-type="float" office:value="-2.60687420669309">
                <text:p>-2.60687420669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0.387174704806814">
                <text:p>0.387174704806814</text:p>
              </table:table-cell>
              <table:table-cell office:value-type="float" office:value="-1.95924838483673">
                <text:p>-1.95924838483673</text:p>
              </table:table-cell>
              <table:table-cell office:value-type="float" office:value="-2.19557087136724">
                <text:p>-2.19557087136724</text:p>
              </table:table-cell>
              <table:table-cell office:value-type="float" office:value="-2.43306430942886">
                <text:p>-2.43306430942886</text:p>
              </table:table-cell>
              <table:table-cell office:value-type="float" office:value="-2.4799296252862">
                <text:p>-2.4799296252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0.501599209637194">
                <text:p>0.501599209637194</text:p>
              </table:table-cell>
              <table:table-cell office:value-type="float" office:value="-1.85660421613113">
                <text:p>-1.85660421613113</text:p>
              </table:table-cell>
              <table:table-cell office:value-type="float" office:value="-2.08365964538182">
                <text:p>-2.08365964538182</text:p>
              </table:table-cell>
              <table:table-cell office:value-type="float" office:value="-2.31311350640317">
                <text:p>-2.31311350640317</text:p>
              </table:table-cell>
              <table:table-cell office:value-type="float" office:value="-2.36103745105428">
                <text:p>-2.36103745105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585983634658807">
                <text:p>0.585983634658807</text:p>
              </table:table-cell>
              <table:table-cell office:value-type="float" office:value="-1.75947076823403">
                <text:p>-1.75947076823403</text:p>
              </table:table-cell>
              <table:table-cell office:value-type="float" office:value="-1.97810735133916">
                <text:p>-1.97810735133916</text:p>
              </table:table-cell>
              <table:table-cell office:value-type="float" office:value="-2.20041254074425">
                <text:p>-2.20041254074425</text:p>
              </table:table-cell>
              <table:table-cell office:value-type="float" office:value="-2.24928435171605">
                <text:p>-2.24928435171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0.653155948550475">
                <text:p>0.653155948550475</text:p>
              </table:table-cell>
              <table:table-cell office:value-type="float" office:value="-1.66715642236098">
                <text:p>-1.66715642236098</text:p>
              </table:table-cell>
              <table:table-cell office:value-type="float" office:value="-1.87817429011824">
                <text:p>-1.87817429011824</text:p>
              </table:table-cell>
              <table:table-cell office:value-type="float" office:value="-2.09417907972741">
                <text:p>-2.09417907972741</text:p>
              </table:table-cell>
              <table:table-cell office:value-type="float" office:value="-2.14387804549993">
                <text:p>-2.1438780454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708848799068637">
                <text:p>0.708848799068637</text:p>
              </table:table-cell>
              <table:table-cell office:value-type="float" office:value="-1.57904527352931">
                <text:p>-1.57904527352931</text:p>
              </table:table-cell>
              <table:table-cell office:value-type="float" office:value="-1.78320954728706">
                <text:p>-1.78320954728706</text:p>
              </table:table-cell>
              <table:table-cell office:value-type="float" office:value="-1.99373196884385">
                <text:p>-1.99373196884385</text:p>
              </table:table-cell>
              <table:table-cell office:value-type="float" office:value="-2.04412650166303">
                <text:p>-2.04412650166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0.756249092879271">
                <text:p>0.756249092879271</text:p>
              </table:table-cell>
              <table:table-cell office:value-type="float" office:value="-1.49458176494177">
                <text:p>-1.49458176494177</text:p>
              </table:table-cell>
              <table:table-cell office:value-type="float" office:value="-1.69263502615529">
                <text:p>-1.69263502615529</text:p>
              </table:table-cell>
              <table:table-cell office:value-type="float" office:value="-1.89847445602799">
                <text:p>-1.89847445602799</text:p>
              </table:table-cell>
              <table:table-cell office:value-type="float" office:value="-1.94942105404659">
                <text:p>-1.94942105404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97355313559684">
                <text:p>0.797355313559684</text:p>
              </table:table-cell>
              <table:table-cell office:value-type="float" office:value="-1.41325734268382">
                <text:p>-1.41325734268382</text:p>
              </table:table-cell>
              <table:table-cell office:value-type="float" office:value="-1.6059320878865">
                <text:p>-1.6059320878865</text:p>
              </table:table-cell>
              <table:table-cell office:value-type="float" office:value="-1.80788046723335">
                <text:p>-1.80788046723335</text:p>
              </table:table-cell>
              <table:table-cell office:value-type="float" office:value="-1.85922254588865">
                <text:p>-1.85922254588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0.833520679444627">
                <text:p>0.833520679444627</text:p>
              </table:table-cell>
              <table:table-cell office:value-type="float" office:value="-1.33459838911969">
                <text:p>-1.33459838911969</text:p>
              </table:table-cell>
              <table:table-cell office:value-type="float" office:value="-1.52263012813238">
                <text:p>-1.52263012813238</text:p>
              </table:table-cell>
              <table:table-cell office:value-type="float" office:value="-1.72148326390659">
                <text:p>-1.72148326390659</text:p>
              </table:table-cell>
              <table:table-cell office:value-type="float" office:value="-1.77304983052667">
                <text:p>-1.77304983052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0.865711457792883">
                <text:p>0.865711457792883</text:p>
              </table:table-cell>
              <table:table-cell office:value-type="float" office:value="-1.25815472230229">
                <text:p>-1.25815472230229</text:p>
              </table:table-cell>
              <table:table-cell office:value-type="float" office:value="-1.44229653243576">
                <text:p>-1.44229653243576</text:p>
              </table:table-cell>
              <table:table-cell office:value-type="float" office:value="-1.63886596435438">
                <text:p>-1.63886596435438</text:p>
              </table:table-cell>
              <table:table-cell office:value-type="float" office:value="-1.69047010185866">
                <text:p>-1.69047010185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0.894644909975357">
                <text:p>0.894644909975357</text:p>
              </table:table-cell>
              <table:table-cell office:value-type="float" office:value="-1.18348788580378">
                <text:p>-1.18348788580378</text:p>
              </table:table-cell>
              <table:table-cell office:value-type="float" office:value="-1.36452751521495">
                <text:p>-1.36452751521495</text:p>
              </table:table-cell>
              <table:table-cell office:value-type="float" office:value="-1.55965352148932">
                <text:p>-1.55965352148932</text:p>
              </table:table-cell>
              <table:table-cell office:value-type="float" office:value="-1.61109063578322">
                <text:p>-1.61109063578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920869389224941">
                <text:p>0.920869389224941</text:p>
              </table:table-cell>
              <table:table-cell office:value-type="float" office:value="-1.1101582637736">
                <text:p>-1.1101582637736</text:p>
              </table:table-cell>
              <table:table-cell office:value-type="float" office:value="-1.28893936128356">
                <text:p>-1.28893936128356</text:p>
              </table:table-cell>
              <table:table-cell office:value-type="float" office:value="-1.48350582953203">
                <text:p>-1.48350582953203</text:p>
              </table:table-cell>
              <table:table-cell office:value-type="float" office:value="-1.5345515994186">
                <text:p>-1.5345515994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0.944813893057536">
                <text:p>0.944813893057536</text:p>
              </table:table-cell>
              <table:table-cell office:value-type="float" office:value="-1.03770966225823">
                <text:p>-1.03770966225823</text:p>
              </table:table-cell>
              <table:table-cell office:value-type="float" office:value="-1.21515954745372">
                <text:p>-1.21515954745372</text:p>
              </table:table-cell>
              <table:table-cell office:value-type="float" office:value="-1.41011168895336">
                <text:p>-1.41011168895336</text:p>
              </table:table-cell>
              <table:table-cell office:value-type="float" office:value="-1.46051963503432">
                <text:p>-1.46051963503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0.96682027954388">
                <text:p>0.96682027954388</text:p>
              </table:table-cell>
              <table:table-cell office:value-type="float" office:value="-0.965649236260119">
                <text:p>-0.965649236260119</text:p>
              </table:table-cell>
              <table:table-cell office:value-type="float" office:value="-1.14281710467029">
                <text:p>-1.14281710467029</text:p>
              </table:table-cell>
              <table:table-cell office:value-type="float" office:value="-1.33918339662654">
                <text:p>-1.33918339662654</text:p>
              </table:table-cell>
              <table:table-cell office:value-type="float" office:value="-1.38868195358141">
                <text:p>-1.38868195358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0.987165065791679">
                <text:p>0.987165065791679</text:p>
              </table:table-cell>
              <table:table-cell office:value-type="float" office:value="-0.893419158690364">
                <text:p>-0.893419158690364</text:p>
              </table:table-cell>
              <table:table-cell office:value-type="float" office:value="-1.0715313456066">
                <text:p>-1.0715313456066</text:p>
              </table:table-cell>
              <table:table-cell office:value-type="float" office:value="-1.27045174898195">
                <text:p>-1.27045174898195</text:p>
              </table:table-cell>
              <table:table-cell office:value-type="float" office:value="-1.31874067884061">
                <text:p>-1.31874067884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.00607466939121">
                <text:p>1.00607466939121</text:p>
              </table:table-cell>
              <table:table-cell office:value-type="float" office:value="-0.820353411490908">
                <text:p>-0.820353411490908</text:p>
              </table:table-cell>
              <table:table-cell office:value-type="float" office:value="-1.00089764227605">
                <text:p>-1.00089764227605</text:p>
              </table:table-cell>
              <table:table-cell office:value-type="float" office:value="-1.20366124990853">
                <text:p>-1.20366124990853</text:p>
              </table:table-cell>
              <table:table-cell office:value-type="float" office:value="-1.25040716449705">
                <text:p>-1.25040716449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1.0237363621858">
                <text:p>1.0237363621858</text:p>
              </table:table-cell>
              <table:table-cell office:value-type="float" office:value="-0.745606519264305">
                <text:p>-0.745606519264305</text:p>
              </table:table-cell>
              <table:table-cell office:value-type="float" office:value="-0.930468114907854">
                <text:p>-0.930468114907854</text:p>
              </table:table-cell>
              <table:table-cell office:value-type="float" office:value="-1.13856529961747">
                <text:p>-1.13856529961747</text:p>
              </table:table-cell>
              <table:table-cell office:value-type="float" office:value="-1.18339595506764">
                <text:p>-1.18339595506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1.04030632942302">
                <text:p>1.04030632942302</text:p>
              </table:table-cell>
              <table:table-cell office:value-type="float" office:value="-0.668025405878614">
                <text:p>-0.668025405878614</text:p>
              </table:table-cell>
              <table:table-cell office:value-type="float" office:value="-0.859723502558781">
                <text:p>-0.859723502558781</text:p>
              </table:table-cell>
              <table:table-cell office:value-type="float" office:value="-1.07492109932464">
                <text:p>-1.07492109932464</text:p>
              </table:table-cell>
              <table:table-cell office:value-type="float" office:value="-1.11741796186457">
                <text:p>-1.11741796186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1.05591572140201">
                <text:p>1.05591572140201</text:p>
              </table:table-cell>
              <table:table-cell office:value-type="float" office:value="-0.585893379045232">
                <text:p>-0.585893379045232</text:p>
              </table:table-cell>
              <table:table-cell office:value-type="float" office:value="-0.788029240405311">
                <text:p>-0.788029240405311</text:p>
              </table:table-cell>
              <table:table-cell office:value-type="float" office:value="-1.01248392690403">
                <text:p>-1.01248392690403</text:p>
              </table:table-cell>
              <table:table-cell office:value-type="float" office:value="-1.05217224722861">
                <text:p>-1.05217224722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.07067528056886">
                <text:p>1.07067528056886</text:p>
              </table:table-cell>
              <table:table-cell office:value-type="float" office:value="-0.496340189977171">
                <text:p>-0.496340189977171</text:p>
              </table:table-cell>
              <table:table-cell office:value-type="float" office:value="-0.714561639534054">
                <text:p>-0.714561639534054</text:p>
              </table:table-cell>
              <table:table-cell office:value-type="float" office:value="-0.951000297018167">
                <text:p>-0.951000297018167</text:p>
              </table:table-cell>
              <table:table-cell office:value-type="float" office:value="-0.987335496962839">
                <text:p>-0.987335496962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1.08467893763023">
                <text:p>1.08467893763023</text:p>
              </table:table-cell>
              <table:table-cell office:value-type="float" office:value="-0.39365055055037">
                <text:p>-0.39365055055037</text:p>
              </table:table-cell>
              <table:table-cell office:value-type="float" office:value="-0.638172813173355">
                <text:p>-0.638172813173355</text:p>
              </table:table-cell>
              <table:table-cell office:value-type="float" office:value="-0.890199270772729">
                <text:p>-0.890199270772729</text:p>
              </table:table-cell>
              <table:table-cell office:value-type="float" office:value="-0.922547699238007">
                <text:p>-0.922547699238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098006648651">
                <text:p>1.098006648651</text:p>
              </table:table-cell>
              <table:table-cell office:value-type="float" office:value="-0.261933137687292">
                <text:p>-0.261933137687292</text:p>
              </table:table-cell>
              <table:table-cell office:value-type="float" office:value="-0.557115488658204">
                <text:p>-0.557115488658204</text:p>
              </table:table-cell>
              <table:table-cell office:value-type="float" office:value="-0.829780736533324">
                <text:p>-0.829780736533324</text:p>
              </table:table-cell>
              <table:table-cell office:value-type="float" office:value="-0.857391503769641">
                <text:p>-0.857391503769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1.11072666485128">
                <text:p>1.11072666485128</text:p>
              </table:table-cell>
              <table:table-cell office:value-type="float" office:value="0.114593935652443">
                <text:p>0.114593935652443</text:p>
              </table:table-cell>
              <table:table-cell office:value-type="float" office:value="-0.468392027448845">
                <text:p>-0.468392027448845</text:p>
              </table:table-cell>
              <table:table-cell office:value-type="float" office:value="-0.769398663692786">
                <text:p>-0.769398663692786</text:p>
              </table:table-cell>
              <table:table-cell office:value-type="float" office:value="-0.791360690636966">
                <text:p>-0.791360690636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.12289737254276">
                <text:p>1.12289737254276</text:p>
              </table:table-cell>
              <table:table-cell office:value-type="float" office:value="0.301072035035649">
                <text:p>0.301072035035649</text:p>
              </table:table-cell>
              <table:table-cell office:value-type="float" office:value="-0.36580680074139">
                <text:p>-0.36580680074139</text:p>
              </table:table-cell>
              <table:table-cell office:value-type="float" office:value="-0.708635738090852">
                <text:p>-0.708635738090852</text:p>
              </table:table-cell>
              <table:table-cell office:value-type="float" office:value="-0.723808903276936">
                <text:p>-0.723808903276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1.13456880312226">
                <text:p>1.13456880312226</text:p>
              </table:table-cell>
              <table:table-cell office:value-type="float" office:value="0.405302729190323">
                <text:p>0.405302729190323</text:p>
              </table:table-cell>
              <table:table-cell office:value-type="float" office:value="-0.230667825675177">
                <text:p>-0.230667825675177</text:p>
              </table:table-cell>
              <table:table-cell office:value-type="float" office:value="-0.646962487517691">
                <text:p>-0.646962487517691</text:p>
              </table:table-cell>
              <table:table-cell office:value-type="float" office:value="-0.653860077828655">
                <text:p>-0.653860077828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1.14578388659116">
                <text:p>1.14578388659116</text:p>
              </table:table-cell>
              <table:table-cell office:value-type="float" office:value="0.484060430406464">
                <text:p>0.484060430406464</text:p>
              </table:table-cell>
              <table:table-cell office:value-type="float" office:value="0.151085068787304">
                <text:p>0.151085068787304</text:p>
              </table:table-cell>
              <table:table-cell office:value-type="float" office:value="-0.583666589364718">
                <text:p>-0.583666589364718</text:p>
              </table:table-cell>
              <table:table-cell office:value-type="float" office:value="-0.580237342373868">
                <text:p>-0.580237342373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1.15657950311169">
                <text:p>1.15657950311169</text:p>
              </table:table-cell>
              <table:table-cell office:value-type="float" office:value="0.54867990967626">
                <text:p>0.54867990967626</text:p>
              </table:table-cell>
              <table:table-cell office:value-type="float" office:value="0.307646988727656">
                <text:p>0.307646988727656</text:p>
              </table:table-cell>
              <table:table-cell office:value-type="float" office:value="-0.517719540047566">
                <text:p>-0.517719540047566</text:p>
              </table:table-cell>
              <table:table-cell office:value-type="float" office:value="-0.500894697754646">
                <text:p>-0.500894697754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.16698737333816">
                <text:p>1.16698737333816</text:p>
              </table:table-cell>
              <table:table-cell office:value-type="float" office:value="0.603920448526781">
                <text:p>0.603920448526781</text:p>
              </table:table-cell>
              <table:table-cell office:value-type="float" office:value="0.403207521301042">
                <text:p>0.403207521301042</text:p>
              </table:table-cell>
              <table:table-cell office:value-type="float" office:value="-0.447494663249138">
                <text:p>-0.447494663249138</text:p>
              </table:table-cell>
              <table:table-cell office:value-type="float" office:value="-0.412072285600763">
                <text:p>-0.412072285600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1.17703481815637">
                <text:p>1.17703481815637</text:p>
              </table:table-cell>
              <table:table-cell office:value-type="float" office:value="0.652337544317386">
                <text:p>0.652337544317386</text:p>
              </table:table-cell>
              <table:table-cell office:value-type="float" office:value="0.47634992957937">
                <text:p>0.47634992957937</text:p>
              </table:table-cell>
              <table:table-cell office:value-type="float" office:value="-0.370063398074675">
                <text:p>-0.370063398074675</text:p>
              </table:table-cell>
              <table:table-cell office:value-type="float" office:value="-0.305034929800697">
                <text:p>-0.305034929800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1.18674541100613">
                <text:p>1.18674541100613</text:p>
              </table:table-cell>
              <table:table-cell office:value-type="float" office:value="0.695499406849475">
                <text:p>0.695499406849475</text:p>
              </table:table-cell>
              <table:table-cell office:value-type="float" office:value="0.53657443647206">
                <text:p>0.53657443647206</text:p>
              </table:table-cell>
              <table:table-cell office:value-type="float" office:value="-0.278887596540314">
                <text:p>-0.278887596540314</text:p>
              </table:table-cell>
              <table:table-cell office:value-type="float" office:value="-0.142488441625061">
                <text:p>-0.142488441625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1.19613954044947">
                <text:p>1.19613954044947</text:p>
              </table:table-cell>
              <table:table-cell office:value-type="float" office:value="0.734453776787676">
                <text:p>0.734453776787676</text:p>
              </table:table-cell>
              <table:table-cell office:value-type="float" office:value="0.588070911047531">
                <text:p>0.588070911047531</text:p>
              </table:table-cell>
              <table:table-cell office:value-type="float" office:value="-0.149775788173941">
                <text:p>-0.149775788173941</text:p>
              </table:table-cell>
              <table:table-cell office:value-type="float" office:value="0.220722102255181">
                <text:p>0.2207221022551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1.20523489658358">
                <text:p>1.20523489658358</text:p>
              </table:table-cell>
              <table:table-cell office:value-type="float" office:value="0.769943247813327">
                <text:p>0.769943247813327</text:p>
              </table:table-cell>
              <table:table-cell office:value-type="float" office:value="0.633147675218097">
                <text:p>0.633147675218097</text:p>
              </table:table-cell>
              <table:table-cell office:value-type="float" office:value="0.171395758930908">
                <text:p>0.171395758930908</text:p>
              </table:table-cell>
              <table:table-cell office:value-type="float" office:value="0.338057877102301">
                <text:p>0.338057877102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1.21404689192084">
                <text:p>1.21404689192084</text:p>
              </table:table-cell>
              <table:table-cell office:value-type="float" office:value="0.802517504159088">
                <text:p>0.802517504159088</text:p>
              </table:table-cell>
              <table:table-cell office:value-type="float" office:value="0.673245469644724">
                <text:p>0.673245469644724</text:p>
              </table:table-cell>
              <table:table-cell office:value-type="float" office:value="0.279129181491154">
                <text:p>0.279129181491154</text:p>
              </table:table-cell>
              <table:table-cell office:value-type="float" office:value="0.420278826451568">
                <text:p>0.420278826451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1.22258902519775">
                <text:p>1.22258902519775</text:p>
              </table:table-cell>
              <table:table-cell office:value-type="float" office:value="0.83259721180016">
                <text:p>0.83259721180016</text:p>
              </table:table-cell>
              <table:table-cell office:value-type="float" office:value="0.70933919513587">
                <text:p>0.70933919513587</text:p>
              </table:table-cell>
              <table:table-cell office:value-type="float" office:value="0.351310825966989">
                <text:p>0.351310825966989</text:p>
              </table:table-cell>
              <table:table-cell office:value-type="float" office:value="0.485791613016468">
                <text:p>0.485791613016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1.23087319502229">
                <text:p>1.23087319502229</text:p>
              </table:table-cell>
              <table:table-cell office:value-type="float" office:value="0.860512900297832">
                <text:p>0.860512900297832</text:p>
              </table:table-cell>
              <table:table-cell office:value-type="float" office:value="0.742127024374427">
                <text:p>0.742127024374427</text:p>
              </table:table-cell>
              <table:table-cell office:value-type="float" office:value="0.407575895088076">
                <text:p>0.407575895088076</text:p>
              </table:table-cell>
              <table:table-cell office:value-type="float" office:value="0.540891606601272">
                <text:p>0.540891606601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.23890996916209">
                <text:p>1.23890996916209</text:p>
              </table:table-cell>
              <table:table-cell office:value-type="float" office:value="0.88652989951842">
                <text:p>0.88652989951842</text:p>
              </table:table-cell>
              <table:table-cell office:value-type="float" office:value="0.772130387203486">
                <text:p>0.772130387203486</text:p>
              </table:table-cell>
              <table:table-cell office:value-type="float" office:value="0.45410898467262">
                <text:p>0.45410898467262</text:p>
              </table:table-cell>
              <table:table-cell office:value-type="float" office:value="0.588668937966536">
                <text:p>0.588668937966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loext:try-staggering-first="true" chart:link-data-style-to-source="true" chart:axis-position="-16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" chart:maximum="-0" chart:origin="-16" chart:interval-major="2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9.526cm" xlink:href=".." xlink:type="simple" chart:class="chart:scatter" chart:style-name="ch1">
        <chart:legend chart:legend-position="end" svg:x="12.995cm" svg:y="3.335cm" style:legend-expansion="high" chart:style-name="ch2"/>
        <chart:plot-area chart:style-name="ch3" table:cell-range-address="Sheet1.B166:Sheet1.B202 Sheet1.G165:Sheet1.G202 Sheet1.L165:Sheet1.L202 Sheet1.Q165:Sheet1.Q202 Sheet1.V165:Sheet1.V202 Sheet1.AA165:Sheet1.AA202" chart:data-source-has-labels="row" svg:x="1.534cm" svg:y="0.19cm" svg:width="11.157cm" svg:height="7.946cm">
          <chartooo:coordinate-region svg:x="2.244cm" svg:y="0.416cm" svg:width="10.208cm" svg:height="7.17cm"/>
          <chart:axis chart:dimension="x" chart:name="primary-x" chart:style-name="ch4">
            <chart:title svg:x="5.402cm" svg:y="8.327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926cm" chart:style-name="ch8">
              <text:p>log10(abs(error))</text:p>
            </chart:title>
            <chart:grid chart:style-name="ch6" chart:class="major"/>
          </chart:axis>
          <chart:series chart:style-name="ch9" chart:values-cell-range-address="Sheet1.G166:Sheet1.G202" chart:label-cell-address="Sheet1.G165:Sheet1.G165" chart:class="chart:scatter">
            <chart:domain table:cell-range-address="Sheet1.B166:Sheet1.B202"/>
            <chart:data-point chart:repeated="37"/>
          </chart:series>
          <chart:series chart:style-name="ch10" chart:values-cell-range-address="Sheet1.L166:Sheet1.L202" chart:label-cell-address="Sheet1.L165:Sheet1.L165" chart:class="chart:scatter">
            <chart:data-point chart:repeated="37"/>
          </chart:series>
          <chart:series chart:style-name="ch11" chart:values-cell-range-address="Sheet1.Q166:Sheet1.Q202" chart:label-cell-address="Sheet1.Q165:Sheet1.Q165" chart:class="chart:scatter">
            <chart:data-point chart:repeated="37"/>
          </chart:series>
          <chart:series chart:style-name="ch12" chart:values-cell-range-address="Sheet1.V166:Sheet1.V202" chart:label-cell-address="Sheet1.V165:Sheet1.V165" chart:class="chart:scatter">
            <chart:data-point chart:repeated="37"/>
          </chart:series>
          <chart:series chart:style-name="ch13" chart:values-cell-range-address="Sheet1.AA166:Sheet1.AA202" chart:label-cell-address="Sheet1.AA165:Sheet1.AA165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G165:Sheet1.G165</svg:desc>
                </draw:g>
              </table:table-cell>
              <table:table-cell office:value-type="string">
                <text:p>Mode 2</text:p>
                <draw:g>
                  <svg:desc>Sheet1.L165:Sheet1.L165</svg:desc>
                </draw:g>
              </table:table-cell>
              <table:table-cell office:value-type="string">
                <text:p>Mode 3</text:p>
                <draw:g>
                  <svg:desc>Sheet1.Q165:Sheet1.Q165</svg:desc>
                </draw:g>
              </table:table-cell>
              <table:table-cell office:value-type="string">
                <text:p>Mode 4</text:p>
                <draw:g>
                  <svg:desc>Sheet1.V165:Sheet1.V165</svg:desc>
                </draw:g>
              </table:table-cell>
              <table:table-cell office:value-type="string">
                <text:p>Mode 5</text:p>
                <draw:g>
                  <svg:desc>Sheet1.AA165:Sheet1.AA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66:Sheet1.B202</svg:desc>
                </draw:g>
              </table:table-cell>
              <table:table-cell office:value-type="float" office:value="-10.7565442810488">
                <text:p>-10.7565442810488</text:p>
                <draw:g>
                  <svg:desc>Sheet1.G166:Sheet1.G202</svg:desc>
                </draw:g>
              </table:table-cell>
              <table:table-cell office:value-type="float" office:value="-12.463447128333">
                <text:p>-12.463447128333</text:p>
                <draw:g>
                  <svg:desc>Sheet1.L166:Sheet1.L202</svg:desc>
                </draw:g>
              </table:table-cell>
              <table:table-cell office:value-type="float" office:value="-13.2011982521992">
                <text:p>-13.2011982521992</text:p>
                <draw:g>
                  <svg:desc>Sheet1.Q166:Sheet1.Q202</svg:desc>
                </draw:g>
              </table:table-cell>
              <table:table-cell office:value-type="float" office:value="-12.444993312158">
                <text:p>-12.444993312158</text:p>
                <draw:g>
                  <svg:desc>Sheet1.V166:Sheet1.V202</svg:desc>
                </draw:g>
              </table:table-cell>
              <table:table-cell office:value-type="float" office:value="-13.6117677870187">
                <text:p>-13.6117677870187</text:p>
                <draw:g>
                  <svg:desc>Sheet1.AA166:Sheet1.AA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-10.6104384003262">
                <text:p>-10.6104384003262</text:p>
              </table:table-cell>
              <table:table-cell office:value-type="float" office:value="-12.7924800330961">
                <text:p>-12.7924800330961</text:p>
              </table:table-cell>
              <table:table-cell office:value-type="float" office:value="-13.2284716970342">
                <text:p>-13.2284716970342</text:p>
              </table:table-cell>
              <table:table-cell office:value-type="float" office:value="-13.3393641165753">
                <text:p>-13.3393641165753</text:p>
              </table:table-cell>
              <table:table-cell office:value-type="float" office:value="-12.7651893217818">
                <text:p>-12.7651893217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-11.1333924454192">
                <text:p>-11.1333924454192</text:p>
              </table:table-cell>
              <table:table-cell office:value-type="float" office:value="-12.5482307295925">
                <text:p>-12.5482307295925</text:p>
              </table:table-cell>
              <table:table-cell office:value-type="float" office:value="-14.0708279488292">
                <text:p>-14.0708279488292</text:p>
              </table:table-cell>
              <table:table-cell office:value-type="float" office:value="-12.5894642543251">
                <text:p>-12.5894642543251</text:p>
              </table:table-cell>
              <table:table-cell office:value-type="float" office:value="-13.0630220048315">
                <text:p>-13.0630220048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-11.3794279531907">
                <text:p>-11.3794279531907</text:p>
              </table:table-cell>
              <table:table-cell office:value-type="float" office:value="-12.5186439170869">
                <text:p>-12.5186439170869</text:p>
              </table:table-cell>
              <table:table-cell office:value-type="float" office:value="-13.3470741043136">
                <text:p>-13.3470741043136</text:p>
              </table:table-cell>
              <table:table-cell office:value-type="float" office:value="-12.5847874281375">
                <text:p>-12.5847874281375</text:p>
              </table:table-cell>
              <table:table-cell office:value-type="float" office:value="-13.0931753626419">
                <text:p>-13.093175362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-11.6878067015752">
                <text:p>-11.6878067015752</text:p>
              </table:table-cell>
              <table:table-cell office:value-type="float" office:value="-12.5372139943921">
                <text:p>-12.5372139943921</text:p>
              </table:table-cell>
              <table:table-cell office:value-type="float" office:value="-13.5861976515771">
                <text:p>-13.5861976515771</text:p>
              </table:table-cell>
              <table:table-cell office:value-type="float" office:value="-12.8612495156527">
                <text:p>-12.8612495156527</text:p>
              </table:table-cell>
              <table:table-cell office:value-type="float" office:value="-13.3154080563703">
                <text:p>-13.3154080563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-11.727898235795">
                <text:p>-11.727898235795</text:p>
              </table:table-cell>
              <table:table-cell office:value-type="float" office:value="-12.4005917888484">
                <text:p>-12.4005917888484</text:p>
              </table:table-cell>
              <table:table-cell office:value-type="float" office:value="-13.6672242778397">
                <text:p>-13.6672242778397</text:p>
              </table:table-cell>
              <table:table-cell office:value-type="float" office:value="-12.6498796774598">
                <text:p>-12.6498796774598</text:p>
              </table:table-cell>
              <table:table-cell office:value-type="float" office:value="-13.0860346698198">
                <text:p>-13.086034669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-11.7895321736025">
                <text:p>-11.7895321736025</text:p>
              </table:table-cell>
              <table:table-cell office:value-type="float" office:value="-12.4834815181292">
                <text:p>-12.4834815181292</text:p>
              </table:table-cell>
              <table:table-cell office:value-type="float" office:value="-13.2909203333379">
                <text:p>-13.2909203333379</text:p>
              </table:table-cell>
              <table:table-cell office:value-type="float" office:value="-13.4192004411645">
                <text:p>-13.4192004411645</text:p>
              </table:table-cell>
              <table:table-cell office:value-type="float" office:value="-13.0078991128501">
                <text:p>-13.0078991128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-11.7953502796032">
                <text:p>-11.7953502796032</text:p>
              </table:table-cell>
              <table:table-cell office:value-type="float" office:value="-12.399135163714">
                <text:p>-12.399135163714</text:p>
              </table:table-cell>
              <table:table-cell office:value-type="float" office:value="-14.0432740073952">
                <text:p>-14.0432740073952</text:p>
              </table:table-cell>
              <table:table-cell office:value-type="float" office:value="-12.348425713356">
                <text:p>-12.348425713356</text:p>
              </table:table-cell>
              <table:table-cell office:value-type="float" office:value="-13.3029839897576">
                <text:p>-13.3029839897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1.9615380102848">
                <text:p>-11.9615380102848</text:p>
              </table:table-cell>
              <table:table-cell office:value-type="float" office:value="-12.2987667849903">
                <text:p>-12.2987667849903</text:p>
              </table:table-cell>
              <table:table-cell office:value-type="float" office:value="-13.344739197629">
                <text:p>-13.344739197629</text:p>
              </table:table-cell>
              <table:table-cell office:value-type="float" office:value="-12.618030484051">
                <text:p>-12.618030484051</text:p>
              </table:table-cell>
              <table:table-cell office:value-type="float" office:value="-12.9720396928589">
                <text:p>-12.9720396928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-12.1201649654172">
                <text:p>-12.1201649654172</text:p>
              </table:table-cell>
              <table:table-cell office:value-type="float" office:value="-12.3769931203246">
                <text:p>-12.3769931203246</text:p>
              </table:table-cell>
              <table:table-cell office:value-type="float" office:value="-13.4211808454407">
                <text:p>-13.4211808454407</text:p>
              </table:table-cell>
              <table:table-cell office:value-type="float" office:value="-13.0007216187365">
                <text:p>-13.0007216187365</text:p>
              </table:table-cell>
              <table:table-cell office:value-type="float" office:value="-13.0571826758772">
                <text:p>-13.0571826758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-11.9572120610213">
                <text:p>-11.9572120610213</text:p>
              </table:table-cell>
              <table:table-cell office:value-type="float" office:value="-12.4772918365727">
                <text:p>-12.4772918365727</text:p>
              </table:table-cell>
              <table:table-cell office:value-type="float" office:value="-13.1197674146353">
                <text:p>-13.1197674146353</text:p>
              </table:table-cell>
              <table:table-cell office:value-type="float" office:value="-12.8698438720889">
                <text:p>-12.8698438720889</text:p>
              </table:table-cell>
              <table:table-cell office:value-type="float" office:value="-13.1878403197157">
                <text:p>-13.1878403197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-12.2061427609627">
                <text:p>-12.2061427609627</text:p>
              </table:table-cell>
              <table:table-cell office:value-type="float" office:value="-12.3597406153935">
                <text:p>-12.3597406153935</text:p>
              </table:table-cell>
              <table:table-cell office:value-type="float" office:value="-13.4875120763519">
                <text:p>-13.4875120763519</text:p>
              </table:table-cell>
              <table:table-cell office:value-type="float" office:value="-13.1247772894523">
                <text:p>-13.1247772894523</text:p>
              </table:table-cell>
              <table:table-cell office:value-type="float" office:value="-12.6975183729384">
                <text:p>-12.6975183729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-12.0575521883104">
                <text:p>-12.0575521883104</text:p>
              </table:table-cell>
              <table:table-cell office:value-type="float" office:value="-12.4350719937314">
                <text:p>-12.4350719937314</text:p>
              </table:table-cell>
              <table:table-cell office:value-type="float" office:value="-12.8178315572095">
                <text:p>-12.8178315572095</text:p>
              </table:table-cell>
              <table:table-cell office:value-type="float" office:value="-12.6519543340193">
                <text:p>-12.6519543340193</text:p>
              </table:table-cell>
              <table:table-cell office:value-type="float" office:value="-13.158300033351">
                <text:p>-13.158300033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-12.1920281175711">
                <text:p>-12.1920281175711</text:p>
              </table:table-cell>
              <table:table-cell office:value-type="float" office:value="-12.3252433613708">
                <text:p>-12.3252433613708</text:p>
              </table:table-cell>
              <table:table-cell office:value-type="float" office:value="-14.1471284709737">
                <text:p>-14.1471284709737</text:p>
              </table:table-cell>
              <table:table-cell office:value-type="float" office:value="-12.282985293389">
                <text:p>-12.282985293389</text:p>
              </table:table-cell>
              <table:table-cell office:value-type="float" office:value="-12.7952265635973">
                <text:p>-12.7952265635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-12.359695013303">
                <text:p>-12.359695013303</text:p>
              </table:table-cell>
              <table:table-cell office:value-type="float" office:value="-12.3362647989134">
                <text:p>-12.3362647989134</text:p>
              </table:table-cell>
              <table:table-cell office:value-type="float" office:value="-13.9481085128571">
                <text:p>-13.9481085128571</text:p>
              </table:table-cell>
              <table:table-cell office:value-type="float" office:value="-12.6634601842182">
                <text:p>-12.6634601842182</text:p>
              </table:table-cell>
              <table:table-cell office:value-type="float" office:value="-12.740020304195">
                <text:p>-12.740020304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-12.2877349391988">
                <text:p>-12.2877349391988</text:p>
              </table:table-cell>
              <table:table-cell office:value-type="float" office:value="-12.1880577346841">
                <text:p>-12.1880577346841</text:p>
              </table:table-cell>
              <table:table-cell office:value-type="float" office:value="-13.0059577018273">
                <text:p>-13.0059577018273</text:p>
              </table:table-cell>
              <table:table-cell office:value-type="float" office:value="-12.8918218900589">
                <text:p>-12.8918218900589</text:p>
              </table:table-cell>
              <table:table-cell office:value-type="float" office:value="-12.575612178614">
                <text:p>-12.5756121786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-12.3864436160139">
                <text:p>-12.3864436160139</text:p>
              </table:table-cell>
              <table:table-cell office:value-type="float" office:value="-12.302271137141">
                <text:p>-12.302271137141</text:p>
              </table:table-cell>
              <table:table-cell office:value-type="float" office:value="-12.650058274513">
                <text:p>-12.650058274513</text:p>
              </table:table-cell>
              <table:table-cell office:value-type="float" office:value="-12.3746080336905">
                <text:p>-12.3746080336905</text:p>
              </table:table-cell>
              <table:table-cell office:value-type="float" office:value="-13.3019049080309">
                <text:p>-13.3019049080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-12.141303670327">
                <text:p>-12.141303670327</text:p>
              </table:table-cell>
              <table:table-cell office:value-type="float" office:value="-12.1197848332499">
                <text:p>-12.1197848332499</text:p>
              </table:table-cell>
              <table:table-cell office:value-type="float" office:value="-12.9070939120853">
                <text:p>-12.9070939120853</text:p>
              </table:table-cell>
              <table:table-cell office:value-type="float" office:value="-11.6973757453104">
                <text:p>-11.6973757453104</text:p>
              </table:table-cell>
              <table:table-cell office:value-type="float" office:value="-12.3674236904141">
                <text:p>-12.3674236904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-12.6191826248384">
                <text:p>-12.6191826248384</text:p>
              </table:table-cell>
              <table:table-cell office:value-type="float" office:value="-12.0822406234915">
                <text:p>-12.0822406234915</text:p>
              </table:table-cell>
              <table:table-cell office:value-type="float" office:value="-12.715470926097">
                <text:p>-12.715470926097</text:p>
              </table:table-cell>
              <table:table-cell office:value-type="float" office:value="-12.9877070193813">
                <text:p>-12.9877070193813</text:p>
              </table:table-cell>
              <table:table-cell office:value-type="float" office:value="-13.2672065186123">
                <text:p>-13.2672065186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-12.6346135181722">
                <text:p>-12.6346135181722</text:p>
              </table:table-cell>
              <table:table-cell office:value-type="float" office:value="-11.9636478165221">
                <text:p>-11.9636478165221</text:p>
              </table:table-cell>
              <table:table-cell office:value-type="float" office:value="-12.7836892600198">
                <text:p>-12.7836892600198</text:p>
              </table:table-cell>
              <table:table-cell office:value-type="float" office:value="-12.0710125634442">
                <text:p>-12.0710125634442</text:p>
              </table:table-cell>
              <table:table-cell office:value-type="float" office:value="-12.3077318781151">
                <text:p>-12.3077318781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-12.4274627638137">
                <text:p>-12.4274627638137</text:p>
              </table:table-cell>
              <table:table-cell office:value-type="float" office:value="-11.6927858676456">
                <text:p>-11.6927858676456</text:p>
              </table:table-cell>
              <table:table-cell office:value-type="float" office:value="-12.7853770084217">
                <text:p>-12.7853770084217</text:p>
              </table:table-cell>
              <table:table-cell office:value-type="float" office:value="-12.543427111516">
                <text:p>-12.543427111516</text:p>
              </table:table-cell>
              <table:table-cell office:value-type="float" office:value="-12.6266284689569">
                <text:p>-12.62662846895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-12.8732832332815">
                <text:p>-12.8732832332815</text:p>
              </table:table-cell>
              <table:table-cell office:value-type="float" office:value="-11.7426393934462">
                <text:p>-11.7426393934462</text:p>
              </table:table-cell>
              <table:table-cell office:value-type="float" office:value="-12.7500771732465">
                <text:p>-12.7500771732465</text:p>
              </table:table-cell>
              <table:table-cell office:value-type="float" office:value="-11.2507390458686">
                <text:p>-11.2507390458686</text:p>
              </table:table-cell>
              <table:table-cell office:value-type="float" office:value="-11.5913621427846">
                <text:p>-11.5913621427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-12.7932516766518">
                <text:p>-12.7932516766518</text:p>
              </table:table-cell>
              <table:table-cell office:value-type="float" office:value="-11.3794762776397">
                <text:p>-11.3794762776397</text:p>
              </table:table-cell>
              <table:table-cell office:value-type="float" office:value="-12.2355985737439">
                <text:p>-12.2355985737439</text:p>
              </table:table-cell>
              <table:table-cell office:value-type="float" office:value="-11.5272979692373">
                <text:p>-11.5272979692373</text:p>
              </table:table-cell>
              <table:table-cell office:value-type="float" office:value="-11.7488665458581">
                <text:p>-11.74886654585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-12.62435053184">
                <text:p>-12.62435053184</text:p>
              </table:table-cell>
              <table:table-cell office:value-type="float" office:value="-11.000403236684">
                <text:p>-11.000403236684</text:p>
              </table:table-cell>
              <table:table-cell office:value-type="float" office:value="-12.5709693546177">
                <text:p>-12.5709693546177</text:p>
              </table:table-cell>
              <table:table-cell office:value-type="float" office:value="-12.1779833661894">
                <text:p>-12.1779833661894</text:p>
              </table:table-cell>
              <table:table-cell office:value-type="float" office:value="-13.1055524360038">
                <text:p>-13.1055524360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-12.5580821256688">
                <text:p>-12.5580821256688</text:p>
              </table:table-cell>
              <table:table-cell office:value-type="float" office:value="-11.4647305439203">
                <text:p>-11.4647305439203</text:p>
              </table:table-cell>
              <table:table-cell office:value-type="float" office:value="-13.0816788983667">
                <text:p>-13.0816788983667</text:p>
              </table:table-cell>
              <table:table-cell office:value-type="float" office:value="-10.69394531322">
                <text:p>-10.69394531322</text:p>
              </table:table-cell>
              <table:table-cell office:value-type="float" office:value="-10.8965611659551">
                <text:p>-10.8965611659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-12.5998255885297">
                <text:p>-12.5998255885297</text:p>
              </table:table-cell>
              <table:table-cell office:value-type="float" office:value="-11.7605884031019">
                <text:p>-11.7605884031019</text:p>
              </table:table-cell>
              <table:table-cell office:value-type="float" office:value="-13.0833126677013">
                <text:p>-13.0833126677013</text:p>
              </table:table-cell>
              <table:table-cell office:value-type="float" office:value="-10.4073397769329">
                <text:p>-10.4073397769329</text:p>
              </table:table-cell>
              <table:table-cell office:value-type="float" office:value="-10.490898331122">
                <text:p>-10.490898331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-12.7087713186686">
                <text:p>-12.7087713186686</text:p>
              </table:table-cell>
              <table:table-cell office:value-type="float" office:value="-12.0146402591768">
                <text:p>-12.0146402591768</text:p>
              </table:table-cell>
              <table:table-cell office:value-type="float" office:value="-11.7355674083783">
                <text:p>-11.7355674083783</text:p>
              </table:table-cell>
              <table:table-cell office:value-type="float" office:value="-10.5292393165083">
                <text:p>-10.5292393165083</text:p>
              </table:table-cell>
              <table:table-cell office:value-type="float" office:value="-10.4923436346582">
                <text:p>-10.4923436346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-12.7782155408246">
                <text:p>-12.7782155408246</text:p>
              </table:table-cell>
              <table:table-cell office:value-type="float" office:value="-11.8091700908925">
                <text:p>-11.8091700908925</text:p>
              </table:table-cell>
              <table:table-cell office:value-type="float" office:value="-11.8363148262609">
                <text:p>-11.8363148262609</text:p>
              </table:table-cell>
              <table:table-cell office:value-type="float" office:value="-10.2520687796886">
                <text:p>-10.2520687796886</text:p>
              </table:table-cell>
              <table:table-cell office:value-type="float" office:value="-10.0651665772173">
                <text:p>-10.0651665772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-12.6230216027098">
                <text:p>-12.6230216027098</text:p>
              </table:table-cell>
              <table:table-cell office:value-type="float" office:value="-11.7907415087583">
                <text:p>-11.7907415087583</text:p>
              </table:table-cell>
              <table:table-cell office:value-type="float" office:value="-12.2385199644257">
                <text:p>-12.2385199644257</text:p>
              </table:table-cell>
              <table:table-cell office:value-type="float" office:value="-11.0867781562394">
                <text:p>-11.0867781562394</text:p>
              </table:table-cell>
              <table:table-cell office:value-type="float" office:value="-10.7075720112511">
                <text:p>-10.7075720112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-12.4166391611275">
                <text:p>-12.4166391611275</text:p>
              </table:table-cell>
              <table:table-cell office:value-type="float" office:value="-12.0450321716703">
                <text:p>-12.0450321716703</text:p>
              </table:table-cell>
              <table:table-cell office:value-type="float" office:value="-13.067258532121">
                <text:p>-13.067258532121</text:p>
              </table:table-cell>
              <table:table-cell office:value-type="float" office:value="-10.4684520410683">
                <text:p>-10.4684520410683</text:p>
              </table:table-cell>
              <table:table-cell office:value-type="float" office:value="-9.65997021892646">
                <text:p>-9.65997021892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-12.9534003698305">
                <text:p>-12.9534003698305</text:p>
              </table:table-cell>
              <table:table-cell office:value-type="float" office:value="-12.0607291588619">
                <text:p>-12.0607291588619</text:p>
              </table:table-cell>
              <table:table-cell office:value-type="float" office:value="-12.1142609302261">
                <text:p>-12.1142609302261</text:p>
              </table:table-cell>
              <table:table-cell office:value-type="float" office:value="-11.0112164267534">
                <text:p>-11.0112164267534</text:p>
              </table:table-cell>
              <table:table-cell office:value-type="float" office:value="-9.53526852520414">
                <text:p>-9.53526852520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  <table:table-cell office:value-type="float" office:value="-12.6918319543005">
                <text:p>-12.6918319543005</text:p>
              </table:table-cell>
              <table:table-cell office:value-type="float" office:value="-12.6253757419124">
                <text:p>-12.6253757419124</text:p>
              </table:table-cell>
              <table:table-cell office:value-type="float" office:value="-11.8143758586413">
                <text:p>-11.8143758586413</text:p>
              </table:table-cell>
              <table:table-cell office:value-type="float" office:value="-9.77850363138253">
                <text:p>-9.77850363138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-12.5137392231298">
                <text:p>-12.5137392231298</text:p>
              </table:table-cell>
              <table:table-cell office:value-type="float" office:value="-12.3051217434876">
                <text:p>-12.3051217434876</text:p>
              </table:table-cell>
              <table:table-cell office:value-type="float" office:value="-13.1077347757873">
                <text:p>-13.1077347757873</text:p>
              </table:table-cell>
              <table:table-cell office:value-type="float" office:value="-10.9654639743641">
                <text:p>-10.9654639743641</text:p>
              </table:table-cell>
              <table:table-cell office:value-type="float" office:value="-10.6945750925374">
                <text:p>-10.6945750925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-13.1379121639118">
                <text:p>-13.1379121639118</text:p>
              </table:table-cell>
              <table:table-cell office:value-type="float" office:value="-12.9921664696741">
                <text:p>-12.9921664696741</text:p>
              </table:table-cell>
              <table:table-cell office:value-type="float" office:value="-12.566597307575">
                <text:p>-12.566597307575</text:p>
              </table:table-cell>
              <table:table-cell office:value-type="float" office:value="-10.5436600816643">
                <text:p>-10.5436600816643</text:p>
              </table:table-cell>
              <table:table-cell office:value-type="float" office:value="-10.6474303462549">
                <text:p>-10.6474303462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-12.709835986108">
                <text:p>-12.709835986108</text:p>
              </table:table-cell>
              <table:table-cell office:value-type="float" office:value="-12.650232765887">
                <text:p>-12.650232765887</text:p>
              </table:table-cell>
              <table:table-cell office:value-type="float" office:value="-12.6583860569823">
                <text:p>-12.6583860569823</text:p>
              </table:table-cell>
              <table:table-cell office:value-type="float" office:value="-11.504251474963">
                <text:p>-11.504251474963</text:p>
              </table:table-cell>
              <table:table-cell office:value-type="float" office:value="-11.0865142816994">
                <text:p>-11.0865142816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-12.965621838213">
                <text:p>-12.965621838213</text:p>
              </table:table-cell>
              <table:table-cell office:value-type="float" office:value="-12.3904854665952">
                <text:p>-12.3904854665952</text:p>
              </table:table-cell>
              <table:table-cell office:value-type="float" office:value="-12.6081108094343">
                <text:p>-12.6081108094343</text:p>
              </table:table-cell>
              <table:table-cell office:value-type="float" office:value="-11.7130202934234">
                <text:p>-11.7130202934234</text:p>
              </table:table-cell>
              <table:table-cell office:value-type="float" office:value="-11.7084248648388">
                <text:p>-11.7084248648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-13.4986262557707">
                <text:p>-13.4986262557707</text:p>
              </table:table-cell>
              <table:table-cell office:value-type="float" office:value="-12.8292984129641">
                <text:p>-12.8292984129641</text:p>
              </table:table-cell>
              <table:table-cell office:value-type="float" office:value="-13.3344245429521">
                <text:p>-13.3344245429521</text:p>
              </table:table-cell>
              <table:table-cell office:value-type="float" office:value="-11.5667987386518">
                <text:p>-11.5667987386518</text:p>
              </table:table-cell>
              <table:table-cell office:value-type="float" office:value="-11.4527818844085">
                <text:p>-11.4527818844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